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4000000040CED8ED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c43c" officeooo:paragraph-rsid="001bc43c"/>
    </style:style>
    <style:style style:name="P2" style:family="paragraph" style:parent-style-name="Standard">
      <style:text-properties fo:color="#000000" loext:opacity="100%" officeooo:rsid="001bc43c" officeooo:paragraph-rsid="001bc43c"/>
    </style:style>
    <style:style style:name="P3" style:family="paragraph" style:parent-style-name="Text_20_body">
      <style:text-properties fo:font-variant="normal" fo:text-transform="none" fo:color="#000000" loext:opacity="100%" style:font-name="Google Sans" fo:font-size="12pt" fo:letter-spacing="normal" fo:font-style="normal" fo:font-weight="normal" officeooo:rsid="001bc43c" officeooo:paragraph-rsid="001bc43c"/>
    </style:style>
    <style:style style:name="P4" style:family="paragraph" style:parent-style-name="Text_20_body" style:list-style-name="L1">
      <style:paragraph-properties fo:margin-top="0in" fo:margin-bottom="0in" style:contextual-spacing="false"/>
      <style:text-properties fo:color="#000000" loext:opacity="100%" style:font-name="Google Sans" officeooo:rsid="001bc43c"/>
    </style:style>
    <style:style style:name="P5" style:family="paragraph" style:parent-style-name="Text_20_body" style:list-style-name="L1">
      <style:text-properties fo:color="#000000" loext:opacity="100%" style:font-name="Google Sans" officeooo:rsid="001bc43c"/>
    </style:style>
    <style:style style:name="P6" style:family="paragraph" style:parent-style-name="Standard">
      <style:text-properties fo:font-variant="normal" fo:text-transform="none" fo:color="#000000" loext:opacity="100%" style:font-name="Google Sans" fo:font-size="12pt" fo:letter-spacing="normal" fo:font-style="normal" fo:font-weight="normal" officeooo:rsid="001bc43c" officeooo:paragraph-rsid="001bc43c"/>
    </style:style>
    <style:style style:name="P7" style:family="paragraph" style:parent-style-name="Standard">
      <style:paragraph-properties fo:break-before="page"/>
      <style:text-properties fo:font-variant="normal" fo:text-transform="none" fo:color="#000000" loext:opacity="100%" style:font-name="Google Sans" fo:font-size="12pt" fo:letter-spacing="normal" fo:font-style="normal" fo:font-weight="normal" officeooo:rsid="001bc43c" officeooo:paragraph-rsid="001bc43c"/>
    </style:style>
    <style:style style:name="P8" style:family="paragraph" style:parent-style-name="Standard">
      <style:paragraph-properties fo:margin-top="0in" fo:margin-bottom="0.1965in" style:contextual-spacing="false"/>
    </style:style>
    <style:style style:name="P9" style:family="paragraph" style:parent-style-name="Heading_20_1">
      <style:paragraph-properties fo:margin-left="0in" fo:margin-right="0in" fo:text-indent="0in" style:auto-text-indent="false"/>
      <style:text-properties fo:color="#000000" loext:opacity="100%" style:font-name="Google Sans" fo:font-size="12pt" fo:font-weight="normal" officeooo:rsid="001bc43c"/>
    </style:style>
    <style:style style:name="P10" style:family="paragraph" style:parent-style-name="Text_20_body">
      <style:paragraph-properties fo:margin-top="0in" fo:margin-bottom="0in" style:contextual-spacing="false"/>
      <style:text-properties fo:color="#000000" loext:opacity="100%" style:font-name="Google Sans" officeooo:rsid="001bc43c"/>
    </style:style>
    <style:style style:name="P11" style:family="paragraph" style:parent-style-name="Text_20_body">
      <style:text-properties fo:color="#000000" loext:opacity="100%" style:font-name="Google Sans" officeooo:rsid="001bc43c"/>
    </style:style>
    <style:style style:name="P12" style:family="paragraph" style:parent-style-name="Heading_20_1">
      <style:text-properties fo:color="#000000" loext:opacity="100%" style:font-name="Google Sans" fo:font-size="12pt" fo:font-weight="normal" officeooo:rsid="001bc43c"/>
    </style:style>
    <style:style style:name="P13" style:family="paragraph" style:parent-style-name="Text_20_body">
      <style:paragraph-properties fo:margin-left="0in" fo:margin-right="0in" fo:text-indent="0in" style:auto-text-indent="false"/>
      <style:text-properties fo:color="#000000" loext:opacity="100%" style:font-name="Google Sans" officeooo:rsid="001bc43c"/>
    </style:style>
    <style:style style:name="P14" style:family="paragraph" style:parent-style-name="Text_20_body">
      <style:paragraph-properties fo:margin-left="0in" fo:margin-right="0in" fo:text-indent="0in" style:auto-text-indent="false" style:writing-mode="lr-tb"/>
      <style:text-properties fo:color="#000000" loext:opacity="100%" style:font-name="Google Sans" officeooo:rsid="001bc43c"/>
    </style:style>
    <style:style style:name="P15" style:family="paragraph" style:parent-style-name="Text_20_body">
      <style:paragraph-properties fo:margin-left="0in" fo:margin-right="0in" fo:margin-top="0in" fo:margin-bottom="0in" style:contextual-spacing="false" fo:text-indent="0in" style:auto-text-indent="false"/>
      <style:text-properties fo:color="#000000" loext:opacity="100%" style:font-name="Google Sans" officeooo:rsid="001bc43c"/>
    </style:style>
    <style:style style:name="P16" style:family="paragraph" style:parent-style-name="Text_20_body" style:list-style-name="L2">
      <style:paragraph-properties fo:margin-top="0in" fo:margin-bottom="0in" style:contextual-spacing="false"/>
      <style:text-properties fo:color="#000000" loext:opacity="100%" style:font-name="Google Sans" officeooo:rsid="001bc43c"/>
    </style:style>
    <style:style style:name="P17" style:family="paragraph" style:parent-style-name="Text_20_body" style:list-style-name="L2">
      <style:text-properties fo:color="#000000" loext:opacity="100%" style:font-name="Google Sans" officeooo:rsid="001bc43c"/>
    </style:style>
    <style:style style:name="P18" style:family="paragraph" style:parent-style-name="Text_20_body" style:list-style-name="L3">
      <style:paragraph-properties fo:margin-top="0in" fo:margin-bottom="0in" style:contextual-spacing="false"/>
      <style:text-properties fo:color="#000000" loext:opacity="100%" style:font-name="Google Sans" officeooo:rsid="001bc43c"/>
    </style:style>
    <style:style style:name="P19" style:family="paragraph" style:parent-style-name="Text_20_body" style:list-style-name="L3">
      <style:text-properties fo:color="#000000" loext:opacity="100%" style:font-name="Google Sans" officeooo:rsid="001bc43c"/>
    </style:style>
    <style:style style:name="P20" style:family="paragraph" style:parent-style-name="Text_20_body" style:list-style-name="L4">
      <style:text-properties fo:color="#000000" loext:opacity="100%" style:font-name="Google Sans" officeooo:rsid="001bc43c"/>
    </style:style>
    <style:style style:name="P21" style:family="paragraph" style:parent-style-name="Text_20_body" style:list-style-name="L4">
      <style:paragraph-properties fo:margin-top="0in" fo:margin-bottom="0in" style:contextual-spacing="false"/>
      <style:text-properties fo:color="#000000" loext:opacity="100%" style:font-name="Google Sans" officeooo:rsid="001bc43c"/>
    </style:style>
    <style:style style:name="P22" style:family="paragraph" style:parent-style-name="Text_20_body" style:list-style-name="L5">
      <style:paragraph-properties fo:margin-top="0in" fo:margin-bottom="0in" style:contextual-spacing="false"/>
      <style:text-properties fo:color="#000000" loext:opacity="100%" style:font-name="Google Sans" officeooo:rsid="001bc43c"/>
    </style:style>
    <style:style style:name="P23" style:family="paragraph" style:parent-style-name="Text_20_body" style:list-style-name="L5">
      <style:text-properties fo:color="#000000" loext:opacity="100%" style:font-name="Google Sans" officeooo:rsid="001bc43c"/>
    </style:style>
    <style:style style:name="P24" style:family="paragraph" style:parent-style-name="Preformatted_20_Text">
      <style:text-properties fo:color="#000000" loext:opacity="100%" style:font-name="Google Sans" fo:font-size="12pt" officeooo:rsid="001bc43c"/>
    </style:style>
    <style:style style:name="P25" style:family="paragraph" style:parent-style-name="Preformatted_20_Text">
      <style:paragraph-properties fo:margin-top="0in" fo:margin-bottom="0.1965in" style:contextual-spacing="false"/>
      <style:text-properties fo:color="#000000" loext:opacity="100%" style:font-name="Google Sans" fo:font-size="12pt" officeooo:rsid="001bc43c"/>
    </style:style>
    <style:style style:name="P26" style:family="paragraph" style:parent-style-name="Text_20_body" style:list-style-name="L6">
      <style:paragraph-properties fo:margin-top="0in" fo:margin-bottom="0in" style:contextual-spacing="false"/>
      <style:text-properties fo:color="#000000" loext:opacity="100%" style:font-name="Google Sans" officeooo:rsid="001bc43c"/>
    </style:style>
    <style:style style:name="P27" style:family="paragraph" style:parent-style-name="Text_20_body" style:list-style-name="L6">
      <style:text-properties fo:color="#000000" loext:opacity="100%" style:font-name="Google Sans" officeooo:rsid="001bc43c"/>
    </style:style>
    <style:style style:name="P28" style:family="paragraph" style:parent-style-name="Text_20_body" style:list-style-name="L7">
      <style:paragraph-properties fo:margin-top="0in" fo:margin-bottom="0in" style:contextual-spacing="false"/>
      <style:text-properties fo:color="#000000" loext:opacity="100%" style:font-name="Google Sans" officeooo:rsid="001bc43c"/>
    </style:style>
    <style:style style:name="P29" style:family="paragraph" style:parent-style-name="Text_20_body" style:list-style-name="L7">
      <style:text-properties fo:color="#000000" loext:opacity="100%" style:font-name="Google Sans" officeooo:rsid="001bc43c"/>
    </style:style>
    <style:style style:name="P30" style:family="paragraph" style:parent-style-name="Text_20_body" style:list-style-name="L8">
      <style:text-properties fo:color="#000000" loext:opacity="100%" style:font-name="Google Sans" officeooo:rsid="001bc43c"/>
    </style:style>
    <style:style style:name="P31" style:family="paragraph" style:parent-style-name="Text_20_body" style:list-style-name="L8">
      <style:paragraph-properties fo:margin-left="0in" fo:margin-right="0in" fo:text-indent="0in" style:auto-text-indent="false"/>
      <style:text-properties fo:color="#000000" loext:opacity="100%" style:font-name="Google Sans" officeooo:rsid="001bc43c"/>
    </style:style>
    <style:style style:name="P32" style:family="paragraph" style:parent-style-name="Preformatted_20_Text" style:list-style-name="L8">
      <style:text-properties fo:color="#000000" loext:opacity="100%" style:font-name="Google Sans" fo:font-size="12pt" officeooo:rsid="001bc43c"/>
    </style:style>
    <style:style style:name="P33" style:family="paragraph" style:parent-style-name="Preformatted_20_Text" style:list-style-name="L8">
      <style:paragraph-properties fo:margin-top="0in" fo:margin-bottom="0.1965in" style:contextual-spacing="false"/>
      <style:text-properties fo:color="#000000" loext:opacity="100%" style:font-name="Google Sans" fo:font-size="12pt" officeooo:rsid="001bc43c"/>
    </style:style>
    <style:style style:name="P34" style:family="paragraph" style:parent-style-name="Text_20_body" style:list-style-name="L8">
      <style:paragraph-properties fo:margin-top="0in" fo:margin-bottom="0in" style:contextual-spacing="false"/>
      <style:text-properties fo:color="#000000" loext:opacity="100%" style:font-name="Google Sans" officeooo:rsid="001bc43c"/>
    </style:style>
    <style:style style:name="P35" style:family="paragraph" style:parent-style-name="Preformatted_20_Text">
      <style:paragraph-properties fo:margin-left="0in" fo:margin-right="0in" fo:text-indent="0in" style:auto-text-indent="false"/>
      <style:text-properties fo:color="#000000" loext:opacity="100%" style:font-name="Google Sans" fo:font-size="12pt" officeooo:rsid="001bc43c"/>
    </style:style>
    <style:style style:name="P36" style:family="paragraph" style:parent-style-name="Text_20_body" style:list-style-name="L9">
      <style:paragraph-properties fo:margin-top="0in" fo:margin-bottom="0in" style:contextual-spacing="false"/>
      <style:text-properties fo:color="#000000" loext:opacity="100%" style:font-name="Google Sans" officeooo:rsid="001bc43c"/>
    </style:style>
    <style:style style:name="P37" style:family="paragraph" style:parent-style-name="Text_20_body" style:list-style-name="L9">
      <style:text-properties fo:color="#000000" loext:opacity="100%" style:font-name="Google Sans" officeooo:rsid="001bc43c"/>
    </style:style>
    <style:style style:name="P38" style:family="paragraph" style:parent-style-name="Text_20_body" style:list-style-name="L10">
      <style:text-properties fo:color="#000000" loext:opacity="100%" style:font-name="Google Sans" officeooo:rsid="001bc43c"/>
    </style:style>
    <style:style style:name="P39" style:family="paragraph" style:parent-style-name="Preformatted_20_Text" style:list-style-name="L10">
      <style:paragraph-properties fo:margin-left="0in" fo:margin-right="0in" fo:text-indent="0in" style:auto-text-indent="false"/>
      <style:text-properties fo:color="#000000" loext:opacity="100%" style:font-name="Google Sans" fo:font-size="12pt" officeooo:rsid="001bc43c"/>
    </style:style>
    <style:style style:name="P40" style:family="paragraph" style:parent-style-name="Preformatted_20_Text" style:list-style-name="L10">
      <style:paragraph-properties fo:margin-top="0in" fo:margin-bottom="0.1965in" style:contextual-spacing="false"/>
      <style:text-properties fo:color="#000000" loext:opacity="100%" style:font-name="Google Sans" fo:font-size="12pt" officeooo:rsid="001bc43c"/>
    </style:style>
    <style:style style:name="P41" style:family="paragraph" style:parent-style-name="Preformatted_20_Text" style:list-style-name="L10">
      <style:text-properties fo:color="#000000" loext:opacity="100%" style:font-name="Google Sans" fo:font-size="12pt" officeooo:rsid="001bc43c"/>
    </style:style>
    <style:style style:name="P42" style:family="paragraph" style:parent-style-name="Text_20_body" style:list-style-name="L10">
      <style:paragraph-properties fo:margin-left="0in" fo:margin-right="0in" fo:text-indent="0in" style:auto-text-indent="false"/>
      <style:text-properties fo:color="#000000" loext:opacity="100%" style:font-name="Google Sans" officeooo:rsid="001bc43c"/>
    </style:style>
    <style:style style:name="P43" style:family="paragraph" style:parent-style-name="Text_20_body" style:list-style-name="L11">
      <style:paragraph-properties fo:margin-top="0in" fo:margin-bottom="0in" style:contextual-spacing="false"/>
      <style:text-properties fo:color="#000000" loext:opacity="100%" style:font-name="Google Sans" officeooo:rsid="001bc43c"/>
    </style:style>
    <style:style style:name="P44" style:family="paragraph" style:parent-style-name="Text_20_body" style:list-style-name="L11">
      <style:text-properties fo:color="#000000" loext:opacity="100%" style:font-name="Google Sans" officeooo:rsid="001bc43c"/>
    </style:style>
    <style:style style:name="P45" style:family="paragraph" style:parent-style-name="Text_20_body" style:list-style-name="L12">
      <style:text-properties fo:color="#000000" loext:opacity="100%" style:font-name="Google Sans" officeooo:rsid="001bc43c"/>
    </style:style>
    <style:style style:name="P46" style:family="paragraph" style:parent-style-name="Text_20_body" style:list-style-name="L12">
      <style:paragraph-properties fo:margin-top="0in" fo:margin-bottom="0in" style:contextual-spacing="false"/>
      <style:text-properties fo:color="#000000" loext:opacity="100%" style:font-name="Google Sans" officeooo:rsid="001bc43c"/>
    </style:style>
    <style:style style:name="P47" style:family="paragraph" style:parent-style-name="Text_20_body" style:list-style-name="L12">
      <style:paragraph-properties fo:margin-left="0in" fo:margin-right="0in" fo:text-indent="0in" style:auto-text-indent="false"/>
      <style:text-properties fo:color="#000000" loext:opacity="100%" style:font-name="Google Sans" officeooo:rsid="001bc43c"/>
    </style:style>
    <style:style style:name="P48" style:family="paragraph" style:parent-style-name="Preformatted_20_Text" style:list-style-name="L12">
      <style:text-properties fo:color="#000000" loext:opacity="100%" style:font-name="Google Sans" fo:font-size="12pt" officeooo:rsid="001bc43c"/>
    </style:style>
    <style:style style:name="P49" style:family="paragraph" style:parent-style-name="Preformatted_20_Text" style:list-style-name="L12">
      <style:paragraph-properties fo:margin-top="0in" fo:margin-bottom="0.1965in" style:contextual-spacing="false"/>
      <style:text-properties fo:color="#000000" loext:opacity="100%" style:font-name="Google Sans" fo:font-size="12pt" officeooo:rsid="001bc43c"/>
    </style:style>
    <style:style style:name="P50" style:family="paragraph" style:parent-style-name="Text_20_body" style:list-style-name="L13">
      <style:text-properties fo:color="#000000" loext:opacity="100%" style:font-name="Google Sans" officeooo:rsid="001bc43c"/>
    </style:style>
    <style:style style:name="P51" style:family="paragraph" style:parent-style-name="Text_20_body" style:list-style-name="L13">
      <style:paragraph-properties fo:margin-left="0in" fo:margin-right="0in" fo:text-indent="0in" style:auto-text-indent="false"/>
      <style:text-properties fo:color="#000000" loext:opacity="100%" style:font-name="Google Sans" officeooo:rsid="001bc43c"/>
    </style:style>
    <style:style style:name="P52" style:family="paragraph" style:parent-style-name="Preformatted_20_Text" style:list-style-name="L13">
      <style:text-properties fo:color="#000000" loext:opacity="100%" style:font-name="Google Sans" fo:font-size="12pt" officeooo:rsid="001bc43c"/>
    </style:style>
    <style:style style:name="P53" style:family="paragraph" style:parent-style-name="Preformatted_20_Text" style:list-style-name="L13">
      <style:paragraph-properties fo:margin-top="0in" fo:margin-bottom="0.1965in" style:contextual-spacing="false"/>
      <style:text-properties fo:color="#000000" loext:opacity="100%" style:font-name="Google Sans" fo:font-size="12pt" officeooo:rsid="001bc43c"/>
    </style:style>
    <style:style style:name="P54" style:family="paragraph" style:parent-style-name="Text_20_body" style:list-style-name="L14">
      <style:paragraph-properties fo:margin-top="0in" fo:margin-bottom="0in" style:contextual-spacing="false"/>
      <style:text-properties fo:color="#000000" loext:opacity="100%" style:font-name="Google Sans" officeooo:rsid="001bc43c"/>
    </style:style>
    <style:style style:name="P55" style:family="paragraph" style:parent-style-name="Text_20_body" style:list-style-name="L14">
      <style:text-properties fo:color="#000000" loext:opacity="100%" style:font-name="Google Sans" officeooo:rsid="001bc43c"/>
    </style:style>
    <style:style style:name="P56" style:family="paragraph" style:parent-style-name="Text_20_body">
      <style:paragraph-properties style:writing-mode="lr-tb"/>
      <style:text-properties fo:color="#000000" loext:opacity="100%" style:font-name="Google Sans" officeooo:rsid="001bc43c"/>
    </style:style>
    <style:style style:name="P57" style:family="paragraph" style:parent-style-name="Horizontal_20_Line">
      <style:text-properties fo:color="#000000" loext:opacity="100%" style:font-name="Google Sans" fo:font-size="12pt" officeooo:rsid="001bc43c"/>
    </style:style>
    <style:style style:name="P58" style:family="paragraph" style:parent-style-name="Text_20_body" style:list-style-name="L15">
      <style:paragraph-properties fo:margin-top="0in" fo:margin-bottom="0in" style:contextual-spacing="false"/>
      <style:text-properties fo:color="#000000" loext:opacity="100%" style:font-name="Google Sans" officeooo:rsid="001bc43c"/>
    </style:style>
    <style:style style:name="P59" style:family="paragraph" style:parent-style-name="Text_20_body" style:list-style-name="L15">
      <style:text-properties fo:color="#000000" loext:opacity="100%" style:font-name="Google Sans" officeooo:rsid="001bc43c"/>
    </style:style>
    <style:style style:name="P60" style:family="paragraph" style:parent-style-name="Text_20_body" style:list-style-name="L16">
      <style:paragraph-properties fo:margin-top="0in" fo:margin-bottom="0in" style:contextual-spacing="false"/>
      <style:text-properties fo:color="#000000" loext:opacity="100%" style:font-name="Google Sans" officeooo:rsid="001bc43c"/>
    </style:style>
    <style:style style:name="P61" style:family="paragraph" style:parent-style-name="Text_20_body" style:list-style-name="L16">
      <style:text-properties fo:color="#000000" loext:opacity="100%" style:font-name="Google Sans" officeooo:rsid="001bc43c"/>
    </style:style>
    <style:style style:name="P62" style:family="paragraph" style:parent-style-name="Text_20_body" style:list-style-name="L17">
      <style:paragraph-properties fo:margin-top="0in" fo:margin-bottom="0in" style:contextual-spacing="false"/>
      <style:text-properties fo:color="#000000" loext:opacity="100%" style:font-name="Google Sans" officeooo:rsid="001bc43c"/>
    </style:style>
    <style:style style:name="P63" style:family="paragraph" style:parent-style-name="Text_20_body" style:list-style-name="L17">
      <style:text-properties fo:color="#000000" loext:opacity="100%" style:font-name="Google Sans" officeooo:rsid="001bc43c"/>
    </style:style>
    <style:style style:name="P64" style:family="paragraph" style:parent-style-name="Text_20_body" style:list-style-name="L18">
      <style:paragraph-properties fo:margin-top="0in" fo:margin-bottom="0in" style:contextual-spacing="false"/>
      <style:text-properties fo:color="#000000" loext:opacity="100%" style:font-name="Google Sans" officeooo:rsid="001bc43c"/>
    </style:style>
    <style:style style:name="P65" style:family="paragraph" style:parent-style-name="Text_20_body" style:list-style-name="L18">
      <style:text-properties fo:color="#000000" loext:opacity="100%" style:font-name="Google Sans" officeooo:rsid="001bc43c"/>
    </style:style>
    <style:style style:name="P66" style:family="paragraph" style:parent-style-name="Text_20_body" style:list-style-name="L19">
      <style:paragraph-properties fo:margin-top="0in" fo:margin-bottom="0in" style:contextual-spacing="false"/>
      <style:text-properties fo:color="#000000" loext:opacity="100%" style:font-name="Google Sans" officeooo:rsid="001bc43c"/>
    </style:style>
    <style:style style:name="P67" style:family="paragraph" style:parent-style-name="Text_20_body" style:list-style-name="L19">
      <style:text-properties fo:color="#000000" loext:opacity="100%" style:font-name="Google Sans" officeooo:rsid="001bc43c"/>
    </style:style>
    <style:style style:name="P68" style:family="paragraph" style:parent-style-name="Text_20_body" style:list-style-name="L20">
      <style:paragraph-properties fo:margin-top="0in" fo:margin-bottom="0in" style:contextual-spacing="false"/>
      <style:text-properties fo:color="#000000" loext:opacity="100%" style:font-name="Google Sans" officeooo:rsid="001bc43c"/>
    </style:style>
    <style:style style:name="P69" style:family="paragraph" style:parent-style-name="Text_20_body" style:list-style-name="L20">
      <style:text-properties fo:color="#000000" loext:opacity="100%" style:font-name="Google Sans" officeooo:rsid="001bc43c"/>
    </style:style>
    <style:style style:name="P70" style:family="paragraph" style:parent-style-name="Text_20_body" style:list-style-name="L21">
      <style:paragraph-properties fo:margin-top="0in" fo:margin-bottom="0in" style:contextual-spacing="false"/>
      <style:text-properties fo:color="#000000" loext:opacity="100%" style:font-name="Google Sans" officeooo:rsid="001bc43c"/>
    </style:style>
    <style:style style:name="P71" style:family="paragraph" style:parent-style-name="Text_20_body" style:list-style-name="L21">
      <style:text-properties fo:color="#000000" loext:opacity="100%" style:font-name="Google Sans" officeooo:rsid="001bc43c"/>
    </style:style>
    <style:style style:name="P72" style:family="paragraph" style:parent-style-name="Text_20_body" style:list-style-name="L22">
      <style:text-properties fo:color="#000000" loext:opacity="100%" style:font-name="Google Sans" officeooo:rsid="001bc43c"/>
    </style:style>
    <style:style style:name="P73" style:family="paragraph" style:parent-style-name="Text_20_body" style:list-style-name="L22">
      <style:paragraph-properties fo:margin-top="0in" fo:margin-bottom="0in" style:contextual-spacing="false"/>
      <style:text-properties fo:color="#000000" loext:opacity="100%" style:font-name="Google Sans" officeooo:rsid="001bc43c"/>
    </style:style>
    <style:style style:name="P74" style:family="paragraph" style:parent-style-name="Text_20_body" style:list-style-name="L23">
      <style:paragraph-properties fo:margin-top="0in" fo:margin-bottom="0in" style:contextual-spacing="false"/>
      <style:text-properties fo:color="#000000" loext:opacity="100%" style:font-name="Google Sans" officeooo:rsid="001bc43c"/>
    </style:style>
    <style:style style:name="P75" style:family="paragraph" style:parent-style-name="Text_20_body" style:list-style-name="L23">
      <style:text-properties fo:color="#000000" loext:opacity="100%" style:font-name="Google Sans" officeooo:rsid="001bc43c"/>
    </style:style>
    <style:style style:name="P76" style:family="paragraph" style:parent-style-name="Text_20_body" style:list-style-name="L24">
      <style:paragraph-properties fo:margin-top="0in" fo:margin-bottom="0in" style:contextual-spacing="false"/>
      <style:text-properties fo:color="#000000" loext:opacity="100%" style:font-name="Google Sans" officeooo:rsid="001bc43c"/>
    </style:style>
    <style:style style:name="P77" style:family="paragraph" style:parent-style-name="Text_20_body" style:list-style-name="L24">
      <style:text-properties fo:color="#000000" loext:opacity="100%" style:font-name="Google Sans" officeooo:rsid="001bc43c"/>
    </style:style>
    <style:style style:name="P78" style:family="paragraph" style:parent-style-name="Text_20_body" style:list-style-name="L25">
      <style:paragraph-properties fo:margin-top="0in" fo:margin-bottom="0in" style:contextual-spacing="false"/>
      <style:text-properties fo:color="#000000" loext:opacity="100%" style:font-name="Google Sans" officeooo:rsid="001bc43c"/>
    </style:style>
    <style:style style:name="P79" style:family="paragraph" style:parent-style-name="Text_20_body" style:list-style-name="L25">
      <style:text-properties fo:color="#000000" loext:opacity="100%" style:font-name="Google Sans" officeooo:rsid="001bc43c"/>
    </style:style>
    <style:style style:name="P80" style:family="paragraph" style:parent-style-name="Text_20_body" style:list-style-name="L26">
      <style:paragraph-properties fo:margin-top="0in" fo:margin-bottom="0in" style:contextual-spacing="false"/>
      <style:text-properties fo:color="#000000" loext:opacity="100%" style:font-name="Google Sans" officeooo:rsid="001bc43c"/>
    </style:style>
    <style:style style:name="P81" style:family="paragraph" style:parent-style-name="Text_20_body" style:list-style-name="L26">
      <style:text-properties fo:color="#000000" loext:opacity="100%" style:font-name="Google Sans" officeooo:rsid="001bc43c"/>
    </style:style>
    <style:style style:name="P82" style:family="paragraph" style:parent-style-name="Text_20_body" style:list-style-name="L27">
      <style:text-properties fo:color="#000000" loext:opacity="100%" style:font-name="Google Sans" officeooo:rsid="001bc43c"/>
    </style:style>
    <style:style style:name="P83" style:family="paragraph" style:parent-style-name="Text_20_body" style:list-style-name="L27">
      <style:paragraph-properties fo:margin-top="0in" fo:margin-bottom="0in" style:contextual-spacing="false"/>
      <style:text-properties fo:color="#000000" loext:opacity="100%" style:font-name="Google Sans" officeooo:rsid="001bc43c"/>
    </style:style>
    <style:style style:name="P84" style:family="paragraph" style:parent-style-name="Text_20_body" style:list-style-name="L28">
      <style:text-properties fo:color="#000000" loext:opacity="100%" style:font-name="Google Sans" officeooo:rsid="001bc43c"/>
    </style:style>
    <style:style style:name="P85" style:family="paragraph" style:parent-style-name="Text_20_body" style:list-style-name="L28">
      <style:paragraph-properties fo:margin-top="0in" fo:margin-bottom="0in" style:contextual-spacing="false"/>
      <style:text-properties fo:color="#000000" loext:opacity="100%" style:font-name="Google Sans" officeooo:rsid="001bc43c"/>
    </style:style>
    <style:style style:name="P86" style:family="paragraph" style:parent-style-name="Text_20_body" style:list-style-name="L29">
      <style:text-properties fo:color="#000000" loext:opacity="100%" style:font-name="Google Sans" officeooo:rsid="001bc43c"/>
    </style:style>
    <style:style style:name="P87" style:family="paragraph" style:parent-style-name="Text_20_body" style:list-style-name="L29">
      <style:paragraph-properties fo:margin-top="0in" fo:margin-bottom="0in" style:contextual-spacing="false"/>
      <style:text-properties fo:color="#000000" loext:opacity="100%" style:font-name="Google Sans" officeooo:rsid="001bc43c"/>
    </style:style>
    <style:style style:name="P88" style:family="paragraph" style:parent-style-name="Text_20_body" style:list-style-name="L30">
      <style:text-properties fo:color="#000000" loext:opacity="100%" style:font-name="Google Sans" officeooo:rsid="001bc43c"/>
    </style:style>
    <style:style style:name="P89" style:family="paragraph" style:parent-style-name="Text_20_body" style:list-style-name="L30">
      <style:paragraph-properties fo:margin-top="0in" fo:margin-bottom="0in" style:contextual-spacing="false"/>
      <style:text-properties fo:color="#000000" loext:opacity="100%" style:font-name="Google Sans" officeooo:rsid="001bc43c"/>
    </style:style>
    <style:style style:name="P90" style:family="paragraph" style:parent-style-name="Text_20_body" style:list-style-name="L31">
      <style:paragraph-properties fo:margin-top="0in" fo:margin-bottom="0in" style:contextual-spacing="false"/>
      <style:text-properties fo:color="#000000" loext:opacity="100%" style:font-name="Google Sans" officeooo:rsid="001bc43c"/>
    </style:style>
    <style:style style:name="P91" style:family="paragraph" style:parent-style-name="Text_20_body" style:list-style-name="L31">
      <style:text-properties fo:color="#000000" loext:opacity="100%" style:font-name="Google Sans" officeooo:rsid="001bc43c"/>
    </style:style>
    <style:style style:name="P92" style:family="paragraph" style:parent-style-name="Text_20_body" style:list-style-name="L32">
      <style:paragraph-properties fo:margin-top="0in" fo:margin-bottom="0in" style:contextual-spacing="false"/>
      <style:text-properties fo:color="#000000" loext:opacity="100%" style:font-name="Google Sans" officeooo:rsid="001bc43c"/>
    </style:style>
    <style:style style:name="P93" style:family="paragraph" style:parent-style-name="Text_20_body" style:list-style-name="L32">
      <style:text-properties fo:color="#000000" loext:opacity="100%" style:font-name="Google Sans" officeooo:rsid="001bc43c"/>
    </style:style>
    <style:style style:name="P94" style:family="paragraph" style:parent-style-name="Text_20_body" style:list-style-name="L33">
      <style:paragraph-properties fo:margin-top="0in" fo:margin-bottom="0in" style:contextual-spacing="false"/>
      <style:text-properties fo:color="#000000" loext:opacity="100%" style:font-name="Google Sans" officeooo:rsid="001bc43c"/>
    </style:style>
    <style:style style:name="P95" style:family="paragraph" style:parent-style-name="Text_20_body" style:list-style-name="L33">
      <style:text-properties fo:color="#000000" loext:opacity="100%" style:font-name="Google Sans" officeooo:rsid="001bc43c"/>
    </style:style>
    <style:style style:name="P96" style:family="paragraph" style:parent-style-name="Text_20_body" style:list-style-name="L34">
      <style:paragraph-properties fo:margin-top="0in" fo:margin-bottom="0in" style:contextual-spacing="false"/>
      <style:text-properties fo:color="#000000" loext:opacity="100%" style:font-name="Google Sans" officeooo:rsid="001bc43c"/>
    </style:style>
    <style:style style:name="P97" style:family="paragraph" style:parent-style-name="Text_20_body" style:list-style-name="L34">
      <style:text-properties fo:color="#000000" loext:opacity="100%" style:font-name="Google Sans" officeooo:rsid="001bc43c"/>
    </style:style>
    <style:style style:name="P98" style:family="paragraph" style:parent-style-name="Text_20_body" style:list-style-name="L35">
      <style:paragraph-properties fo:margin-top="0in" fo:margin-bottom="0in" style:contextual-spacing="false"/>
      <style:text-properties fo:color="#000000" loext:opacity="100%" style:font-name="Google Sans" officeooo:rsid="001bc43c"/>
    </style:style>
    <style:style style:name="P99" style:family="paragraph" style:parent-style-name="Text_20_body" style:list-style-name="L35">
      <style:text-properties fo:color="#000000" loext:opacity="100%" style:font-name="Google Sans" officeooo:rsid="001bc43c"/>
    </style:style>
    <style:style style:name="P100" style:family="paragraph" style:parent-style-name="Text_20_body" style:list-style-name="L36">
      <style:paragraph-properties fo:margin-top="0in" fo:margin-bottom="0in" style:contextual-spacing="false"/>
      <style:text-properties fo:color="#000000" loext:opacity="100%" style:font-name="Google Sans" officeooo:rsid="001bc43c"/>
    </style:style>
    <style:style style:name="P101" style:family="paragraph" style:parent-style-name="Text_20_body" style:list-style-name="L36">
      <style:text-properties fo:color="#000000" loext:opacity="100%" style:font-name="Google Sans" officeooo:rsid="001bc43c"/>
    </style:style>
    <style:style style:name="P102" style:family="paragraph" style:parent-style-name="Text_20_body" style:list-style-name="L37">
      <style:paragraph-properties fo:margin-top="0in" fo:margin-bottom="0in" style:contextual-spacing="false"/>
      <style:text-properties fo:color="#000000" loext:opacity="100%" style:font-name="Google Sans" officeooo:rsid="001bc43c"/>
    </style:style>
    <style:style style:name="P103" style:family="paragraph" style:parent-style-name="Text_20_body" style:list-style-name="L37">
      <style:text-properties fo:color="#000000" loext:opacity="100%" style:font-name="Google Sans" officeooo:rsid="001bc43c"/>
    </style:style>
    <style:style style:name="P104" style:family="paragraph" style:parent-style-name="Text_20_body" style:list-style-name="L38">
      <style:paragraph-properties fo:margin-top="0in" fo:margin-bottom="0in" style:contextual-spacing="false"/>
      <style:text-properties fo:color="#000000" loext:opacity="100%" style:font-name="Google Sans" officeooo:rsid="001bc43c"/>
    </style:style>
    <style:style style:name="P105" style:family="paragraph" style:parent-style-name="Text_20_body" style:list-style-name="L38">
      <style:text-properties fo:color="#000000" loext:opacity="100%" style:font-name="Google Sans" officeooo:rsid="001bc43c"/>
    </style:style>
    <style:style style:name="P106" style:family="paragraph" style:parent-style-name="Text_20_body" style:list-style-name="L39">
      <style:text-properties fo:color="#000000" loext:opacity="100%" style:font-name="Google Sans" officeooo:rsid="001bc43c"/>
    </style:style>
    <style:style style:name="P107" style:family="paragraph" style:parent-style-name="Text_20_body" style:list-style-name="L39">
      <style:paragraph-properties fo:margin-top="0in" fo:margin-bottom="0in" style:contextual-spacing="false"/>
      <style:text-properties fo:color="#000000" loext:opacity="100%" style:font-name="Google Sans" officeooo:rsid="001bc43c"/>
    </style:style>
    <style:style style:name="P108" style:family="paragraph" style:parent-style-name="Text_20_body" style:list-style-name="L40">
      <style:paragraph-properties fo:margin-top="0in" fo:margin-bottom="0in" style:contextual-spacing="false"/>
      <style:text-properties fo:color="#000000" loext:opacity="100%" style:font-name="Google Sans" officeooo:rsid="001bc43c"/>
    </style:style>
    <style:style style:name="P109" style:family="paragraph" style:parent-style-name="Text_20_body" style:list-style-name="L40">
      <style:text-properties fo:color="#000000" loext:opacity="100%" style:font-name="Google Sans" officeooo:rsid="001bc43c"/>
    </style:style>
    <style:style style:name="P110" style:family="paragraph" style:parent-style-name="Text_20_body" style:list-style-name="L41">
      <style:paragraph-properties fo:margin-top="0in" fo:margin-bottom="0in" style:contextual-spacing="false"/>
      <style:text-properties fo:color="#000000" loext:opacity="100%" style:font-name="Google Sans" officeooo:rsid="001bc43c"/>
    </style:style>
    <style:style style:name="P111" style:family="paragraph" style:parent-style-name="Text_20_body" style:list-style-name="L41">
      <style:text-properties fo:color="#000000" loext:opacity="100%" style:font-name="Google Sans" officeooo:rsid="001bc43c"/>
    </style:style>
    <style:style style:name="P112" style:family="paragraph" style:parent-style-name="Text_20_body" style:list-style-name="L42">
      <style:paragraph-properties fo:margin-top="0in" fo:margin-bottom="0in" style:contextual-spacing="false"/>
      <style:text-properties fo:color="#000000" loext:opacity="100%" style:font-name="Google Sans" officeooo:rsid="001bc43c"/>
    </style:style>
    <style:style style:name="P113" style:family="paragraph" style:parent-style-name="Text_20_body" style:list-style-name="L42">
      <style:text-properties fo:color="#000000" loext:opacity="100%" style:font-name="Google Sans" officeooo:rsid="001bc43c"/>
    </style:style>
    <style:style style:name="P114" style:family="paragraph" style:parent-style-name="Text_20_body" style:list-style-name="L43">
      <style:paragraph-properties fo:margin-top="0in" fo:margin-bottom="0in" style:contextual-spacing="false"/>
      <style:text-properties fo:color="#000000" loext:opacity="100%" style:font-name="Google Sans" officeooo:rsid="001bc43c"/>
    </style:style>
    <style:style style:name="P115" style:family="paragraph" style:parent-style-name="Text_20_body" style:list-style-name="L43">
      <style:text-properties fo:color="#000000" loext:opacity="100%" style:font-name="Google Sans" officeooo:rsid="001bc43c"/>
    </style:style>
    <style:style style:name="P116" style:family="paragraph" style:parent-style-name="Text_20_body" style:list-style-name="L44">
      <style:paragraph-properties fo:margin-top="0in" fo:margin-bottom="0in" style:contextual-spacing="false"/>
      <style:text-properties fo:color="#000000" loext:opacity="100%" style:font-name="Google Sans" officeooo:rsid="001bc43c"/>
    </style:style>
    <style:style style:name="P117" style:family="paragraph" style:parent-style-name="Text_20_body" style:list-style-name="L44">
      <style:text-properties fo:color="#000000" loext:opacity="100%" style:font-name="Google Sans" officeooo:rsid="001bc43c"/>
    </style:style>
    <style:style style:name="P118" style:family="paragraph" style:parent-style-name="Text_20_body" style:list-style-name="L45">
      <style:paragraph-properties fo:margin-top="0in" fo:margin-bottom="0in" style:contextual-spacing="false"/>
      <style:text-properties fo:color="#000000" loext:opacity="100%" style:font-name="Google Sans" officeooo:rsid="001bc43c"/>
    </style:style>
    <style:style style:name="P119" style:family="paragraph" style:parent-style-name="Text_20_body" style:list-style-name="L45">
      <style:text-properties fo:color="#000000" loext:opacity="100%" style:font-name="Google Sans" officeooo:rsid="001bc43c"/>
    </style:style>
    <style:style style:name="P120" style:family="paragraph" style:parent-style-name="Text_20_body" style:list-style-name="L46">
      <style:paragraph-properties fo:margin-top="0in" fo:margin-bottom="0in" style:contextual-spacing="false"/>
      <style:text-properties fo:color="#000000" loext:opacity="100%" style:font-name="Google Sans" officeooo:rsid="001bc43c"/>
    </style:style>
    <style:style style:name="P121" style:family="paragraph" style:parent-style-name="Text_20_body" style:list-style-name="L46">
      <style:text-properties fo:color="#000000" loext:opacity="100%" style:font-name="Google Sans" officeooo:rsid="001bc43c"/>
    </style:style>
    <style:style style:name="P122" style:family="paragraph" style:parent-style-name="Text_20_body" style:list-style-name="L47">
      <style:paragraph-properties fo:margin-top="0in" fo:margin-bottom="0in" style:contextual-spacing="false"/>
      <style:text-properties fo:color="#000000" loext:opacity="100%" style:font-name="Google Sans" officeooo:rsid="001bc43c"/>
    </style:style>
    <style:style style:name="P123" style:family="paragraph" style:parent-style-name="Text_20_body" style:list-style-name="L47">
      <style:text-properties fo:color="#000000" loext:opacity="100%" style:font-name="Google Sans" officeooo:rsid="001bc43c"/>
    </style:style>
    <style:style style:name="P124" style:family="paragraph" style:parent-style-name="Text_20_body" style:list-style-name="L48">
      <style:paragraph-properties fo:margin-top="0in" fo:margin-bottom="0in" style:contextual-spacing="false"/>
      <style:text-properties fo:color="#000000" loext:opacity="100%" style:font-name="Google Sans" officeooo:rsid="001bc43c"/>
    </style:style>
    <style:style style:name="P125" style:family="paragraph" style:parent-style-name="Text_20_body" style:list-style-name="L48">
      <style:text-properties fo:color="#000000" loext:opacity="100%" style:font-name="Google Sans" officeooo:rsid="001bc43c"/>
    </style:style>
    <style:style style:name="P126" style:family="paragraph" style:parent-style-name="Text_20_body" style:list-style-name="L49">
      <style:paragraph-properties fo:margin-top="0in" fo:margin-bottom="0in" style:contextual-spacing="false"/>
      <style:text-properties fo:color="#000000" loext:opacity="100%" style:font-name="Google Sans" officeooo:rsid="001bc43c"/>
    </style:style>
    <style:style style:name="P127" style:family="paragraph" style:parent-style-name="Text_20_body" style:list-style-name="L49">
      <style:text-properties fo:color="#000000" loext:opacity="100%" style:font-name="Google Sans" officeooo:rsid="001bc43c"/>
    </style:style>
    <style:style style:name="P128" style:family="paragraph" style:parent-style-name="Text_20_body" style:list-style-name="L50">
      <style:paragraph-properties fo:margin-top="0in" fo:margin-bottom="0in" style:contextual-spacing="false"/>
      <style:text-properties fo:color="#000000" loext:opacity="100%" style:font-name="Google Sans" officeooo:rsid="001bc43c"/>
    </style:style>
    <style:style style:name="P129" style:family="paragraph" style:parent-style-name="Text_20_body" style:list-style-name="L50">
      <style:text-properties fo:color="#000000" loext:opacity="100%" style:font-name="Google Sans" officeooo:rsid="001bc43c"/>
    </style:style>
    <style:style style:name="P130" style:family="paragraph" style:parent-style-name="Text_20_body" style:list-style-name="L51">
      <style:paragraph-properties fo:margin-top="0in" fo:margin-bottom="0in" style:contextual-spacing="false"/>
      <style:text-properties fo:color="#000000" loext:opacity="100%" style:font-name="Google Sans" officeooo:rsid="001bc43c"/>
    </style:style>
    <style:style style:name="P131" style:family="paragraph" style:parent-style-name="Text_20_body" style:list-style-name="L51">
      <style:text-properties fo:color="#000000" loext:opacity="100%" style:font-name="Google Sans" officeooo:rsid="001bc43c"/>
    </style:style>
    <style:style style:name="P132" style:family="paragraph" style:parent-style-name="Text_20_body" style:list-style-name="L52">
      <style:paragraph-properties fo:margin-top="0in" fo:margin-bottom="0in" style:contextual-spacing="false"/>
      <style:text-properties fo:color="#000000" loext:opacity="100%" style:font-name="Google Sans" officeooo:rsid="001bc43c"/>
    </style:style>
    <style:style style:name="P133" style:family="paragraph" style:parent-style-name="Text_20_body" style:list-style-name="L52">
      <style:text-properties fo:color="#000000" loext:opacity="100%" style:font-name="Google Sans" officeooo:rsid="001bc43c"/>
    </style:style>
    <style:style style:name="P134" style:family="paragraph" style:parent-style-name="Text_20_body" style:list-style-name="L53">
      <style:paragraph-properties fo:margin-top="0in" fo:margin-bottom="0in" style:contextual-spacing="false"/>
      <style:text-properties fo:color="#000000" loext:opacity="100%" style:font-name="Google Sans" officeooo:rsid="001bc43c"/>
    </style:style>
    <style:style style:name="P135" style:family="paragraph" style:parent-style-name="Text_20_body" style:list-style-name="L53">
      <style:text-properties fo:color="#000000" loext:opacity="100%" style:font-name="Google Sans" officeooo:rsid="001bc43c"/>
    </style:style>
    <style:style style:name="P136" style:family="paragraph" style:parent-style-name="Text_20_body" style:list-style-name="L54">
      <style:paragraph-properties fo:margin-top="0in" fo:margin-bottom="0in" style:contextual-spacing="false"/>
      <style:text-properties fo:color="#000000" loext:opacity="100%" style:font-name="Google Sans" officeooo:rsid="001bc43c"/>
    </style:style>
    <style:style style:name="P137" style:family="paragraph" style:parent-style-name="Text_20_body" style:list-style-name="L54">
      <style:text-properties fo:color="#000000" loext:opacity="100%" style:font-name="Google Sans" officeooo:rsid="001bc43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usätzliche Validierung: </text:p>
      <text:p text:style-name="P1">- Zwei volle Fahrplanjahre mindestens als Zeitraum</text:p>
      <text:p text:style-name="P1"/>
      <text:p text:style-name="P1"/>
      <text:p text:style-name="P2"/>
      <text:p text:style-name="P3"><text:span text:style-name="Strong_20_Emphasis">Neuer Arbeitsablauf:</text:span></text:p>
      <text:list text:style-name="L1">
        <text:list-item>
          <text:p text:style-name="P4">Du erstellst Kapazitätstöpfe mit ihren definierenden Eigenschaften (<text:span text:style-name="Source_20_Text">Abschnitt</text:span>, <text:span text:style-name="Source_20_Text">KW</text:span>, <text:span text:style-name="Source_20_Text">Verkehrstag</text:span>, <text:span text:style-name="Source_20_Text">Verkehrsart</text:span> des Topfes, <text:span text:style-name="Source_20_Text">Zeitfenster</text:span>). <text:span text:style-name="Source_20_Text">ListeDerSlots</text:span> ist initial leer, <text:span text:style-name="Source_20_Text">maxKapazitaet</text:span> ist 0. </text:p>
        </text:list-item>
        <text:list-item>
          <text:p text:style-name="P5">Du erstellst oder aktualisierst einen Slot. Gib ihm seinen <text:span text:style-name="Source_20_Text">Abschnitt</text:span> und andere Parameter. Der <text:span text:style-name="Source_20_Text">pre-save</text:span>-Hook des Slots: a. Sucht den passenden Kapazitätstopf. b. Setzt <text:span text:style-name="Source_20_Text">Slot.VerweisAufTopf</text:span>. c. Aktualisiert die <text:span text:style-name="Source_20_Text">ListeDerSlots</text:span> und <text:span text:style-name="Source_20_Text">maxKapazitaet</text:span> des alten (falls vorhanden) und des neuen Kapazitätstopfes.</text:p>
        </text:list-item>
      </text:list>
      <text:p text:style-name="P6"/>
      <text:p text:style-name="P7">Gemini Advanced </text:p>
      <text:p text:style-name="P8">2.5 Pro (preview)</text:p>
      <text:h text:style-name="P9" text:outline-level="1">Gems</text:h>
      <text:p text:style-name="P10">K </text:p>
      <text:p text:style-name="P10">Kopie von „Coding-Assistent“</text:p>
      <text:p text:style-name="P10">Kreativer Partner</text:p>
      <text:p text:style-name="P11">Italien Anhand deiner IP-Adresse Standort aktualisieren</text:p>
      <text:h text:style-name="P12" text:outline-level="1">Unterhaltung mit Gemini</text:h>
      <text:section text:style-name="Sect1" text:name="chat-history">
        <text:p text:style-name="P13"/>
        <text:section text:style-name="Sect1" text:name="f14b42b80b3fd80d">
          <text:p text:style-name="P13"/>
          <text:section text:style-name="Sect1" text:name="user-query-content-0">
            <text:p text:style-name="P14">Ich möchte eine App zur Buchung und Verwaltung von Slots erstellen, mit der man Konflikte zwischen Buchungen erkennen und auflösen kann. Die App soll im MERN Stack erstellt werden. Ziel der App ist es, die Anfragen mit einem Buchungswunsch einer Liste von Slots auf Kapazitätstöpfe der Gruppen von Slots zuzuordnen, dann zu prüfen welche Kapazitäten überschritten sind und dann die Konflikte zu koordinieren und zu lösen. Die Koordinierung und Konfliktlösung muss nachvollziehbar dokumentiert und gesichert werden. Vor Zuordnung der Anfagen auf die Kapazitätstöpfe sollen die Anfragen nach 4 Kriterien validiert werden. Es gibt Datenobjekte für die Slots (ID, von, bis, Abfahrt, Ankunft, Verweis auf einen Topf, Verkehrstag, Kalenderwoche und Liste der Anfragen), für die Anfragen (Zugnummer, Liste der befahrenen Slots, Verkehrsart, Verkehrstag, Zeitraum, Email, EVU und Entgelt), Kapazitätstopf (Topf-ID, Abschnitt, Verkehrsart, Liste der Slots, max. Kapazität, Zeitfenster, Kalenderwoche, Verkehrstag, Liste der Anfragen, Topf-ID Vorgänger, Topf-ID Nachfolger) und Dokumentationsobjekt Kapazitätskonflikt (ID, List Anfragen, Liste zugewiesener Anfragen, Liste abgelehnte Anfragen Entgeltvergleich, Liste abgelehnte Anfragen Höchstpreis, Reihung Entgelt, Liste Gebote Höchstpreis, Liste Anfragen mit Verzicht, Liste Anfragen Verschub Koordination) </text:p>
          </text:section>
          <text:p text:style-name="P15">K </text:p>
          <text:p text:style-name="P15">Kopie von „Coding-Assistent“ </text:p>
          <text:p text:style-name="P10">Benutzerdefiniertes Gem</text:p>
          <text:p text:style-name="P10">Gedankengang anzeigen</text:p>
          <text:section text:style-name="Sect2" text:name="model-response-message-contentr_f14b42b80b3fd80d">
            <text:p text:style-name="P13">Hallo! Das klingt nach einem sehr interessanten und anspruchsvollen Projekt! Eine App zur Buchung und Verwaltung von Slots mit Konflikterkennung und -lösung im MERN-Stack zu entwickeln, ist eine tolle Aufgabe. Ich helfe dir gerne dabei, den richtigen Code zu schreiben und die notwendigen Schritte zu verstehen.</text:p>
            <text:p text:style-name="P11"><text:soft-page-break/>Du hast die Datenobjekte schon sehr detailliert beschrieben, das ist eine hervorragende Grundlage! Wir haben also:</text:p>
            <text:list text:style-name="L2">
              <text:list-item>
                <text:p text:style-name="P16"><text:span text:style-name="Strong_20_Emphasis">Slots:</text:span> Die einzelnen buchbaren Einheiten. </text:p>
              </text:list-item>
              <text:list-item>
                <text:p text:style-name="P16"><text:span text:style-name="Strong_20_Emphasis">Anfragen:</text:span> Die Buchungswünsche der Nutzer. </text:p>
              </text:list-item>
              <text:list-item>
                <text:p text:style-name="P16"><text:span text:style-name="Strong_20_Emphasis">Kapazitätstöpfe:</text:span> Gruppen von Slots, die eine gemeinsame Kapazitätsgrenze haben. </text:p>
              </text:list-item>
              <text:list-item>
                <text:p text:style-name="P17"><text:span text:style-name="Strong_20_Emphasis">Dokumentationsobjekt Kapazitätskonflikt:</text:span> Zur Nachverfolgung der Konfliktlösung. </text:p>
              </text:list-item>
            </text:list>
            <text:p text:style-name="P11">Das Ziel ist klar: Anfragen validieren, Slots bzw. Kapazitätstöpfen zuordnen, Überbuchungen (Konflikte) erkennen, diese Konflikte koordiniert lösen und alles revisionssicher dokumentieren.</text:p>
            <text:p text:style-name="P11">Bevor wir tiefer in die Struktur und den Code eintauchen, habe ich eine wichtige Frage, um die Anforderungen vollständig zu verstehen:</text:p>
            <text:p text:style-name="P11"><text:span text:style-name="Strong_20_Emphasis">Du hast erwähnt, dass die Anfragen vor der Zuordnung auf die Kapazitätstöpfe nach 4 Kriterien validiert werden sollen. Könntest du diese 4 Kriterien bitte genauer beschreiben?</text:span></text:p>
            <text:p text:style-name="P11">Sobald wir das geklärt haben, können wir mit den nächsten Schritten beginnen. Mein Vorschlag wäre, wie folgt vorzugehen:</text:p>
            <text:list text:style-name="L3">
              <text:list-item>
                <text:p text:style-name="P18"><text:span text:style-name="Strong_20_Emphasis">Datenmodellierung mit Mongoose:</text:span> Wir definieren die Schemas für deine Datenobjekte in Mongoose, um sie in MongoDB speichern zu können. Dabei berücksichtigen wir auch die Beziehungen zwischen den Objekten (z.B. wie eine Anfrage auf mehrere Slots verweist). </text:p>
              </text:list-item>
              <text:list-item>
                <text:p text:style-name="P18"><text:span text:style-name="Strong_20_Emphasis">Backend-Entwicklung mit Node.js und Express.js:</text:span> </text:p>
                <text:list>
                  <text:list-item>
                    <text:p text:style-name="P18"><text:span text:style-name="Strong_20_Emphasis">API-Endpunkte:</text:span> Wir entwerfen die RESTful API-Endpunkte, die das Frontend benötigt, um Daten zu erstellen, zu lesen, zu aktualisieren und zu löschen (CRUD-Operationen für Slots, Anfragen, Kapazitätstöpfe etc.). </text:p>
                  </text:list-item>
                  <text:list-item>
                    <text:p text:style-name="P18"><text:span text:style-name="Strong_20_Emphasis">Geschäftslogik:</text:span> Hier implementieren wir die Kernfunktionen: </text:p>
                    <text:list>
                      <text:list-item>
                        <text:p text:style-name="P18">Die Validierung der Anfragen (basierend auf deinen Kriterien). </text:p>
                      </text:list-item>
                      <text:list-item>
                        <text:p text:style-name="P18">Die Logik zur Zuordnung von Anfragen zu Kapazitätstöpfen. </text:p>
                      </text:list-item>
                      <text:list-item>
                        <text:p text:style-name="P18">Die Algorithmen zur Erkennung von Kapazitätsüberschreitungen. </text:p>
                      </text:list-item>
                      <text:list-item>
                        <text:p text:style-name="P18">Den Workflow und die Mechanismen für die Konfliktkoordination und -lösung. </text:p>
                      </text:list-item>
                      <text:list-item>
                        <text:p text:style-name="P18">Die Erstellung und Aktualisierung der Dokumentationsobjekte für Kapazitätskonflikte. </text:p>
                      </text:list-item>
                    </text:list>
                  </text:list-item>
                </text:list>
              </text:list-item>
              <text:list-item>
                <text:p text:style-name="P18"><text:span text:style-name="Strong_20_Emphasis">Frontend-Entwicklung mit React:</text:span> </text:p>
                <text:list>
                  <text:list-item>
                    <text:p text:style-name="P18"><text:span text:style-name="Strong_20_Emphasis">Komponenten:</text:span> Wir überlegen, welche React-Komponenten benötigt werden (z.B. eine Ansicht für die Slot-Übersicht, ein Formular zur Erstellung von Anfragen, ein Dashboard zur Anzeige und Bearbeitung von Konflikten). </text:p>
                  </text:list-item>
                  <text:list-item>
                    <text:p text:style-name="P18"><text:soft-page-break/><text:span text:style-name="Strong_20_Emphasis">State Management:</text:span> Je nach Komplexität der Anwendung könnten wir überlegen, ob der React Context API ausreicht oder ob ein Werkzeug wie Redux sinnvoll ist. </text:p>
                  </text:list-item>
                  <text:list-item>
                    <text:p text:style-name="P19"><text:span text:style-name="Strong_20_Emphasis">Interaktion:</text:span> Wie die Nutzer mit der App interagieren, um Buchungen vorzunehmen, Konflikte einzusehen und am Lösungsprozess teilzunehmen. </text:p>
                  </text:list-item>
                </text:list>
              </text:list-item>
            </text:list>
            <text:p text:style-name="P11">Während des gesamten Prozesses werde ich versuchen, dir vollständigen und kompakten Code zu liefern, die einzelnen Schritte zu erklären und hilfreiche Links zur Vertiefung bereitzustellen. Wir dokumentieren den Code direkt mit Kommentaren, um alles nachvollziehbar zu halten.</text:p>
            <text:p text:style-name="P11">Lass uns also mit den Validierungskriterien beginnen, damit wir ein vollständiges Bild haben! Ich freue mich darauf, dieses Projekt mit dir anzugehen!</text:p>
          </text:section>
          <text:section text:style-name="Sect1" text:name="feedback-form-0">
            <text:p text:style-name="P15"/>
          </text:section>
        </text:section>
        <text:section text:style-name="Sect1" text:name="588dd88eebf7ca3c">
          <text:p text:style-name="P13"/>
          <text:section text:style-name="Sect1" text:name="user-query-content-1">
            <text:p text:style-name="P14">Es sollen 4 Kriterien validiert werden. Erstes Kriterium: Die Folge der bestellten Slots darf keine räumlichen Lücken haben, das bedeutet der Ort der Vorgängers (bis) muss identisch sein mit dem Ort des Nachfolgers (von). Zweites Kriterium die Folge der bestellten Slots muss zeitlich zueinander passen, das bedeutet die Abfahrtszeit des Nachfolges darf nicht vor der Ankunftszeit des Vorgängers sein und gleichzeitig darf die Wartezeit zwischen zwei Slots maximal 2 Stunden betragen. Drittes Kriterium: Die Verkehrsart der Anfrage muss gleich der Verkehrsart aller bestellten Slots sein. Viertes Kriterium: Die Folge von Slots darf keinen Kreis enthalten, also jeder Abschnitt darf nur maximal einmal und in genau einer Richtung befahren werden. Die Abschnitte werden definiert durch Anfang und Ende der Slots (von und bis). Die Folge von Abschnitten A-B, B-C, C-D, D-A wäre beispielsweise unzulässig weil sich ein Kreis ergibt. Die Folge von Abschnitten A-B, B-C, C-B, B-D wäre beispielsweise unzulässig, weil der Abschnitt B-C / C-B in beiden Richtungen genutzt wird. </text:p>
          </text:section>
          <text:p text:style-name="P15">K </text:p>
          <text:p text:style-name="P15">Kopie von „Coding-Assistent“ </text:p>
          <text:p text:style-name="P10">Benutzerdefiniertes Gem</text:p>
          <text:p text:style-name="P10">Gedankengang anzeigen</text:p>
          <text:section text:style-name="Sect2" text:name="model-response-message-contentr_588dd88eebf7ca3c">
            <text:p text:style-name="P13">Vielen Dank für die detaillierte Ausführung der vier Validierungskriterien! Das hilft uns enorm, die Logik für die Anfragenverarbeitung präzise zu gestalten.</text:p>
            <text:p text:style-name="P11">Hier sind die Kriterien noch einmal zusammengefasst und meine ersten Gedanken zur Umsetzung:</text:p>
            <text:list text:style-name="L4">
              <text:list-item>
                <text:p text:style-name="P20"><text:span text:style-name="Strong_20_Emphasis">Räumliche Kontinuität:</text:span></text:p>
                <text:list>
                  <text:list-item>
                    <text:p text:style-name="P21"><text:span text:style-name="Strong_20_Emphasis">Bedingung:</text:span> Der <text:span text:style-name="Source_20_Text">bis</text:span>-Ort (Ankunftsort) eines Slots muss mit dem <text:span text:style-name="Source_20_Text">von</text:span>-Ort (Abfahrtsort) des unmittelbar folgenden Slots in der Sequenz übereinstimmen. </text:p>
                  </text:list-item>
                  <text:list-item>
                    <text:p text:style-name="P21"><text:soft-page-break/><text:span text:style-name="Strong_20_Emphasis">Umsetzungsidee:</text:span> Wenn eine Anfrage eine Liste von Slot-IDs enthält, müssen wir diese Slots (wahrscheinlich sortiert nach der gewünschten Reihenfolge) laden und dann iterativ prüfen, ob <text:span text:style-name="Source_20_Text">slot[i].bis === slot[i+1].von</text:span> gilt. </text:p>
                  </text:list-item>
                </text:list>
              </text:list-item>
              <text:list-item>
                <text:p text:style-name="P20"><text:span text:style-name="Strong_20_Emphasis">Zeitliche Konsistenz:</text:span></text:p>
                <text:list>
                  <text:list-item>
                    <text:p text:style-name="P21"><text:span text:style-name="Strong_20_Emphasis">Bedingung 1:</text:span> Die <text:span text:style-name="Source_20_Text">Abfahrtszeit</text:span> des nachfolgenden Slots darf nicht vor der <text:span text:style-name="Source_20_Text">Ankunftszeit</text:span> des vorherigen Slots liegen. </text:p>
                  </text:list-item>
                  <text:list-item>
                    <text:p text:style-name="P21"><text:span text:style-name="Strong_20_Emphasis">Bedingung 2:</text:span> Die Wartezeit zwischen zwei aufeinanderfolgenden Slots darf maximal 2 Stunden betragen. </text:p>
                  </text:list-item>
                  <text:list-item>
                    <text:p text:style-name="P21"><text:span text:style-name="Strong_20_Emphasis">Umsetzungsidee:</text:span> Ähnlich wie bei der räumlichen Kontinuität werden wir die sortierte Slot-Sequenz durchgehen. Für jeden Slot <text:span text:style-name="Source_20_Text">i</text:span> und seinen Nachfolger <text:span text:style-name="Source_20_Text">i+1</text:span> prüfen wir: </text:p>
                    <text:list>
                      <text:list-item>
                        <text:p text:style-name="P21"><text:span text:style-name="Source_20_Text">slot[i+1].Abfahrt &gt;= slot[i].Ankunft</text:span> </text:p>
                      </text:list-item>
                      <text:list-item>
                        <text:p text:style-name="P21"><text:span text:style-name="Source_20_Text">slot[i+1].Abfahrt - slot[i].Ankunft &lt;= 2 Stunden</text:span> (Achtung bei der Zeiteinheitenberechnung). </text:p>
                      </text:list-item>
                    </text:list>
                  </text:list-item>
                </text:list>
              </text:list-item>
              <text:list-item>
                <text:p text:style-name="P20"><text:span text:style-name="Strong_20_Emphasis">Verkehrsart-Konsistenz:</text:span></text:p>
                <text:list>
                  <text:list-item>
                    <text:p text:style-name="P21"><text:span text:style-name="Strong_20_Emphasis">Bedingung:</text:span> Die <text:span text:style-name="Source_20_Text">Verkehrsart</text:span> der Anfrage muss mit der <text:span text:style-name="Source_20_Text">Verkehrsart</text:span> <text:span text:style-name="Emphasis">aller</text:span> bestellten Slots übereinstimmen. </text:p>
                  </text:list-item>
                  <text:list-item>
                    <text:p text:style-name="P21"><text:span text:style-name="Strong_20_Emphasis">Frage/Anmerkung:</text:span> In deiner ursprünglichen Definition des <text:span text:style-name="Source_20_Text">Slot</text:span>-Datenobjekts war das Feld <text:span text:style-name="Source_20_Text">Verkehrsart</text:span> nicht explizit genannt. Es war nur im <text:span text:style-name="Source_20_Text">Kapazitätstopf</text:span> und in der <text:span text:style-name="Source_20_Text">Anfrage</text:span> enthalten. Damit dieses Kriterium geprüft werden kann, <text:span text:style-name="Strong_20_Emphasis">müsste jeder </text:span><text:span text:style-name="Strong_20_Emphasis"><text:span text:style-name="Source_20_Text">Slot</text:span></text:span><text:span text:style-name="Strong_20_Emphasis"> ebenfalls ein Attribut </text:span><text:span text:style-name="Strong_20_Emphasis"><text:span text:style-name="Source_20_Text">Verkehrsart</text:span></text:span><text:span text:style-name="Strong_20_Emphasis"> besitzen.</text:span> Können wir davon ausgehen oder sollen wir das dem <text:span text:style-name="Source_20_Text">Slot</text:span>-Modell hinzufügen? Ich nehme vorerst an, dass wir es hinzufügen. </text:p>
                  </text:list-item>
                  <text:list-item>
                    <text:p text:style-name="P21"><text:span text:style-name="Strong_20_Emphasis">Umsetzungsidee:</text:span> Wir laden alle Slots, die in der Anfrage spezifiziert sind, und vergleichen dann die <text:span text:style-name="Source_20_Text">Verkehrsart</text:span> der Anfrage mit der <text:span text:style-name="Source_20_Text">Verkehrsart</text:span> jedes einzelnen dieser Slots. </text:p>
                  </text:list-item>
                </text:list>
              </text:list-item>
              <text:list-item>
                <text:p text:style-name="P20"><text:span text:style-name="Strong_20_Emphasis">Kreis- und Richtungsbeschränkung:</text:span></text:p>
                <text:list>
                  <text:list-item>
                    <text:p text:style-name="P21"><text:span text:style-name="Strong_20_Emphasis">Bedingung 1 (Kein Kreis):</text:span> Die Folge von Abschnitten (definiert durch <text:span text:style-name="Source_20_Text">von</text:span> und <text:span text:style-name="Source_20_Text">bis</text:span> der Slots) darf keinen Kreis bilden (z.B. A-B, B-C, C-D, D-A ist unzulässig). </text:p>
                  </text:list-item>
                  <text:list-item>
                    <text:p text:style-name="P21"><text:span text:style-name="Strong_20_Emphasis">Bedingung 2 (Keine bidirektionale Nutzung desselben Abschnitts):</text:span> Jeder Abschnitt darf nur maximal einmal und in genau einer Richtung befahren werden (z.B. A-B, B-C, C-B, B-D ist unzulässig, weil B-C und C-B vorkommen). </text:p>
                  </text:list-item>
                  <text:list-item>
                    <text:p text:style-name="P21"><text:span text:style-name="Strong_20_Emphasis">Umsetzungsidee:</text:span> Dies ist das komplexeste der vier Kriterien. </text:p>
                    <text:list>
                      <text:list-item>
                        <text:p text:style-name="P21">Wir müssen die Sequenz der Abschnitte (z.B. "Ort1-Ort2", "Ort2-Ort3") aus der Slotliste extrahieren. </text:p>
                      </text:list-item>
                      <text:list-item>
                        <text:p text:style-name="P21"><text:span text:style-name="Strong_20_Emphasis">Für Bedingung 1 (Kein Kreis):</text:span> Wir könnten die besuchten Orte verfolgen. Wenn wir einen Ort erneut besuchen, müssen wir prüfen, ob <text:soft-page-break/>dies einen Kreis schließt (d.h. ob wir zu einem bereits besuchten Ort zurückkehren, der nicht der unmittelbare <text:span text:style-name="Source_20_Text">bis</text:span>-Ort des vorherigen Slots war, um einfache Hin-und-zurück-Wege auf <text:span text:style-name="Emphasis">unterschiedlichen</text:span> Abschnitten nicht fälschlicherweise als Kreis zu werten, obwohl deine Beispiele A-B, B-C, C-D, D-A klar auf geschlossene Pfade abzielen). Eine andere Methode wäre, eine Liste der durchlaufenen <text:span text:style-name="Source_20_Text">von</text:span>-Orte zu führen. Wenn ein <text:span text:style-name="Source_20_Text">von</text:span>-Ort eines neuen Slots bereits in der Liste ist, deutet das auf einen potenziellen Kreis hin, der genauer untersucht werden muss. </text:p>
                      </text:list-item>
                      <text:list-item>
                        <text:p text:style-name="P21"><text:span text:style-name="Strong_20_Emphasis">Für Bedingung 2 (Keine bidirektionale Nutzung / maximale Einfachnutzung):</text:span> Wir erstellen eine Liste der durchfahrenen Abschnitte (z.B. als Strings "VonOrt_BisOrt"). </text:p>
                        <text:list>
                          <text:list-item>
                            <text:p text:style-name="P21">Bevor wir einen neuen Abschnitt "X-Y" hinzufügen, prüfen wir, ob "X-Y" bereits in der Liste ist (Verstoß gegen "maximal einmal"). </text:p>
                          </text:list-item>
                          <text:list-item>
                            <text:p text:style-name="P20">Wir prüfen auch, ob der umgekehrte Abschnitt "Y-X" bereits in der Liste ist (Verstoß gegen "in genau einer Richtung"). </text:p>
                          </text:list-item>
                        </text:list>
                      </text:list-item>
                    </text:list>
                  </text:list-item>
                </text:list>
              </text:list-item>
            </text:list>
            <text:p text:style-name="P11">Diese Validierungsregeln werden ein zentraler Bestandteil der Logik beim Erstellen oder Aktualisieren einer <text:span text:style-name="Source_20_Text">Anfrage</text:span> sein.</text:p>
            <text:p text:style-name="P11"><text:span text:style-name="Strong_20_Emphasis">Nächste Schritte:</text:span></text:p>
            <text:p text:style-name="P11">Nachdem wir diese Kriterien nun klar haben (und meine Rückfrage zur <text:span text:style-name="Source_20_Text">Verkehrsart</text:span> im <text:span text:style-name="Source_20_Text">Slot</text:span> geklärt ist), schlage ich vor, dass wir mit der <text:span text:style-name="Strong_20_Emphasis">Datenmodellierung mit Mongoose</text:span> beginnen. Wir definieren die Schemas für:</text:p>
            <text:list text:style-name="L5">
              <text:list-item>
                <text:p text:style-name="P22"><text:span text:style-name="Source_20_Text">Slot</text:span> (ggf. mit Ergänzung des Feldes <text:span text:style-name="Source_20_Text">Verkehrsart</text:span>) </text:p>
              </text:list-item>
              <text:list-item>
                <text:p text:style-name="P22"><text:span text:style-name="Source_20_Text">Anfrage</text:span> </text:p>
              </text:list-item>
              <text:list-item>
                <text:p text:style-name="P22"><text:span text:style-name="Source_20_Text">Kapazitätstopf</text:span> </text:p>
              </text:list-item>
              <text:list-item>
                <text:p text:style-name="P23"><text:span text:style-name="Source_20_Text">DokumentationsobjektKapazitaetskonflikt</text:span> </text:p>
              </text:list-item>
            </text:list>
            <text:p text:style-name="P11">Dabei überlegen wir uns auch, wie die Referenzen zwischen den Objekten am besten abgebildet werden (z.B. speichert eine <text:span text:style-name="Source_20_Text">Anfrage</text:span> eine Liste von Slot-IDs, oder betten wir Teile der Slot-Informationen direkt ein?).</text:p>
            <text:p text:style-name="P11">Bist du damit einverstanden? Und wie sieht es mit der <text:span text:style-name="Source_20_Text">Verkehrsart</text:span> im <text:span text:style-name="Source_20_Text">Slot</text:span>-Objekt aus – soll diese hinzugefügt werden?</text:p>
          </text:section>
          <text:section text:style-name="Sect1" text:name="feedback-form-1">
            <text:p text:style-name="P15"/>
          </text:section>
        </text:section>
        <text:section text:style-name="Sect1" text:name="2eaf83227b3d3f1b">
          <text:p text:style-name="P13"/>
          <text:section text:style-name="Sect1" text:name="user-query-content-2">
            <text:p text:style-name="P14">Ja, die Verkehrsart muss auch im Slot-Objekt enthalten sein </text:p>
          </text:section>
          <text:p text:style-name="P15">K </text:p>
          <text:p text:style-name="P15"><text:soft-page-break/>Kopie von „Coding-Assistent“ </text:p>
          <text:p text:style-name="P10">Benutzerdefiniertes Gem</text:p>
          <text:p text:style-name="P10">Gedankengang anzeigen</text:p>
          <text:section text:style-name="Sect2" text:name="model-response-message-contentr_2eaf83227b3d3f1b">
            <text:p text:style-name="P13">Perfekt, danke für die Bestätigung! Die <text:span text:style-name="Source_20_Text">Verkehrsart</text:span> wird also auch im <text:span text:style-name="Source_20_Text">Slot</text:span>-Objekt enthalten sein.</text:p>
            <text:p text:style-name="P11">Dann lass uns jetzt mit der <text:span text:style-name="Strong_20_Emphasis">Datenmodellierung mit Mongoose</text:span> beginnen. Mongoose ist eine Bibliothek für Node.js, die uns hilft, mit MongoDB zu arbeiten. Wir definieren sogenannte "Schemas", die die Struktur unserer Dokumente in den MongoDB-Collections festlegen. Für jedes deiner Datenobjekte erstellen wir ein solches Schema.</text:p>
            <text:p text:style-name="P11">Hier sind meine Entwürfe für die Mongoose-Schemas. Ich habe versucht, alle deine Felder zu berücksichtigen und einige Überlegungen zu Datentypen und Referenzen hinzugefügt.</text:p>
            <text:p text:style-name="P13">JavaScript</text:p>
            <text:p text:style-name="P24"><text:span text:style-name="Source_20_Text">// Benötigt wird das Mongoose-Paket</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 -------------------- Slot Schema --------------------</text:span></text:p>
            <text:p text:style-name="P24"><text:span text:style-name="Source_20_Text">const slotSchema = new Schema({</text:span></text:p>
            <text:p text:style-name="P24"><text:span text:style-name="Source_20_Text"><text:s text:c="4"/>// ID: Eindeutiger Identifikator für den Slot.</text:span></text:p>
            <text:p text:style-name="P24"><text:span text:style-name="Source_20_Text"><text:s text:c="4"/>// Mongoose erstellt standardmäßig eine '_id'. Wenn du eine separate 'ID' benötigst,</text:span></text:p>
            <text:p text:style-name="P24"><text:span text:style-name="Source_20_Text"><text:s text:c="4"/>// könnten wir sie als String definieren und sicherstellen, dass sie eindeutig ist.</text:span></text:p>
            <text:p text:style-name="P24"><text:span text:style-name="Source_20_Text"><text:s text:c="4"/>// Fürs Erste gehe ich davon aus, dass wir die Mongoose '_id' nutzen und 'ID' ggf. später als virtuelles Feld oder zusätzlich hinzufügen.</text:span></text:p>
            <text:p text:style-name="P24"><text:span text:style-name="Source_20_Text"><text:s text:c="4"/>von: { type: String, required: true, index: true }, // Abfahrtsort/-punkt</text:span></text:p>
            <text:p text:style-name="P24"><text:span text:style-name="Source_20_Text"><text:s text:c="4"/>bis: { type: String, required: true, index: true }, // Ankunftsort/-punkt</text:span></text:p>
            <text:p text:style-name="P24"><text:span text:style-name="Source_20_Text"><text:s text:c="4"/>Abfahrt: { type: Date, required: true }, // Genaue Abfahrtszeit</text:span></text:p>
            <text:p text:style-name="P24"><text:span text:style-name="Source_20_Text"><text:s text:c="4"/>Ankunft: { type: Date, required: true }, // Genaue Ankunftszeit</text:span></text:p>
            <text:p text:style-name="P24"><text:span text:style-name="Source_20_Text"><text:s text:c="4"/>VerweisAufTopf: { type: Schema.Types.ObjectId, ref: 'Kapazitaetstopf' }, // Referenz zum Kapazitätstopf</text:span></text:p>
            <text:p text:style-name="P24"><text:span text:style-name="Source_20_Text"><text:s text:c="4"/>Verkehrstag: { type: Date, required: true, index: true }, // Betriebstag des Slots (ein spezifisches Datum)</text:span></text:p>
            <text:p text:style-name="P24"><text:span text:style-name="Source_20_Text"><text:s text:c="53"/>// Alternativ: String, falls es allgemeine Tage wie "Mo-Fr" sind, aber Date ist präziser für spezifische Buchungen.</text:span></text:p>
            <text:p text:style-name="P24"><text:span text:style-name="Source_20_Text"><text:s text:c="4"/>Kalenderwoche: { type: Number, required: true, index: true }, // Kalenderwoche</text:span></text:p>
            <text:p text:style-name="P24"><text:span text:style-name="Source_20_Text"><text:s text:c="4"/>ListeDerAnfragen: [{ type: Schema.Types.ObjectId, ref: 'Anfrage' }], // Anfragen, die diesen Slot nutzen wollen/nutzen</text:span></text:p>
            <text:p text:style-name="P24"><text:soft-page-break/><text:span text:style-name="Source_20_Text"><text:s text:c="4"/>Verkehrsart: { type: String, required: true, index: true } // Z.B. "Güterverkehr", "Personenverkehr"</text:span></text:p>
            <text:p text:style-name="P24"><text:span text:style-name="Source_20_Text">}, { timestamps: true }); // timestamps fügt createdAt und updatedAt automatisch hinzu</text:span></text:p>
            <text:p text:style-name="P24"/>
            <text:p text:style-name="P24"><text:span text:style-name="Source_20_Text">// -------------------- Anfrage Schema --------------------</text:span></text:p>
            <text:p text:style-name="P24"><text:span text:style-name="Source_20_Text">const anfrageSchema = new Schema({</text:span></text:p>
            <text:p text:style-name="P24"><text:span text:style-name="Source_20_Text"><text:s text:c="4"/>// Anfrage-ID wird durch Mongoose '_id' abgedeckt</text:span></text:p>
            <text:p text:style-name="P24"><text:span text:style-name="Source_20_Text"><text:s text:c="4"/>Zugnummer: { type: String, required: true, index: true },</text:span></text:p>
            <text:p text:style-name="P24"><text:span text:style-name="Source_20_Text"><text:s text:c="4"/>ListeDerBefahrenenSlots: [{ type: Schema.Types.ObjectId, ref: 'Slot', required: true }], // Geordnete Liste der Slot-IDs</text:span></text:p>
            <text:p text:style-name="P24"><text:span text:style-name="Source_20_Text"><text:s text:c="4"/>Verkehrsart: { type: String, required: true },</text:span></text:p>
            <text:p text:style-name="P24"><text:span text:style-name="Source_20_Text"><text:s text:c="4"/>Verkehrstag: { type: Date, required: true }, // Betriebstag der Anfrage (kann von einzelnen Slots abgeleitet werden oder übergreifend sein)</text:span></text:p>
            <text:p text:style-name="P24"><text:span text:style-name="Source_20_Text"><text:s text:c="4"/>Zeitraum: { // Der übergreifende Zeitraum der Anfrage</text:span></text:p>
            <text:p text:style-name="P24"><text:span text:style-name="Source_20_Text"><text:s text:c="8"/>start: { type: Date, required: true },</text:span></text:p>
            <text:p text:style-name="P24"><text:span text:style-name="Source_20_Text"><text:s text:c="8"/>ende: { type: Date, required: true }</text:span></text:p>
            <text:p text:style-name="P24"><text:span text:style-name="Source_20_Text"><text:s text:c="4"/>},</text:span></text:p>
            <text:p text:style-name="P24"><text:span text:style-name="Source_20_Text"><text:s text:c="4"/>Email: { type: String, required: true }, // E-Mail des Anfragenden</text:span></text:p>
            <text:p text:style-name="P24"><text:span text:style-name="Source_20_Text"><text:s text:c="4"/>EVU: { type: String, required: true }, // Eisenbahnverkehrsunternehmen</text:span></text:p>
            <text:p text:style-name="P24"><text:span text:style-name="Source_20_Text"><text:s text:c="4"/>Entgelt: { type: Number, required: true }, // Angebotenes oder berechnetes Entgelt</text:span></text:p>
            <text:p text:style-name="P24"><text:span text:style-name="Source_20_Text"><text:s text:c="4"/>Status: { // Status der Anfrage im Workflow</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eingegangen', 'validiert', 'ungueltig', 'in_konfliktpruefung', 'bestaetigt', 'abgelehnt_kapazitaet', 'abgelehnt_koordination'],</text:span></text:p>
            <text:p text:style-name="P24"><text:span text:style-name="Source_20_Text"><text:s text:c="8"/>default: 'eingegangen'</text:span></text:p>
            <text:p text:style-name="P24"><text:span text:style-name="Source_20_Text"><text:s text:c="4"/>},</text:span></text:p>
            <text:p text:style-name="P24"><text:span text:style-name="Source_20_Text"><text:s text:c="4"/>Validierungsfehler: [{ type: String }] // Feld, um Gründe für eine ungültige Anfrage zu speichern</text:span></text:p>
            <text:p text:style-name="P24"><text:span text:style-name="Source_20_Text">}, { timestamps: true });</text:span></text:p>
            <text:p text:style-name="P24"/>
            <text:p text:style-name="P24"><text:span text:style-name="Source_20_Text">// -------------------- Kapazitätstopf Schema --------------------</text:span></text:p>
            <text:p text:style-name="P24"><text:span text:style-name="Source_20_Text">const kapazitaetstopfSchema = new Schema({</text:span></text:p>
            <text:p text:style-name="P24"><text:span text:style-name="Source_20_Text"><text:s text:c="4"/>// Topf-ID: Wenn dies eine menschenlesbare ID sein soll, definieren wir sie als String.</text:span></text:p>
            <text:p text:style-name="P24"><text:span text:style-name="Source_20_Text"><text:s text:c="4"/>// Ansonsten dient auch hier die Mongoose '_id'. Ich nehme an, du meinst eine spezifische ID.</text:span></text:p>
            <text:p text:style-name="P24"><text:span text:style-name="Source_20_Text"><text:s text:c="4"/>TopfID: { type: String, required: true, unique: true, index: true },</text:span></text:p>
            <text:p text:style-name="P24"><text:span text:style-name="Source_20_Text"><text:s text:c="4"/>Abschnitt: { type: String, required: true }, // Beschreibung des Abschnitts, den der Topf abdeckt</text:span></text:p>
            <text:p text:style-name="P24"><text:span text:style-name="Source_20_Text"><text:s text:c="4"/>Verkehrsart: { type: String, required: true }, // Für welche Verkehrsart gilt dieser Topf?</text:span></text:p>
            <text:p text:style-name="P24"><text:soft-page-break/><text:span text:style-name="Source_20_Text"><text:s text:c="4"/>ListeDerSlots: [{ type: Schema.Types.ObjectId, ref: 'Slot' }], // Slots, die zu diesem Topf gehören</text:span></text:p>
            <text:p text:style-name="P24"><text:span text:style-name="Source_20_Text"><text:s text:c="4"/>maxKapazitaet: { type: Number, required: true }, // Maximale Anzahl an Zügen/Anfragen</text:span></text:p>
            <text:p text:style-name="P24"><text:span text:style-name="Source_20_Text"><text:s text:c="4"/>Zeitfenster: { // Das spezifische Zeitfenster, für das dieser Topf gilt</text:span></text:p>
            <text:p text:style-name="P24"><text:span text:style-name="Source_20_Text"><text:s text:c="8"/>// Beispiel: Ein Topf gilt nur für eine bestimmte Kalenderwoche an einem bestimmten Verkehrstag in einem Zeitfenster.</text:span></text:p>
            <text:p text:style-name="P24"><text:span text:style-name="Source_20_Text"><text:s text:c="8"/>// Die genaue Struktur hängt davon ab, wie granular dies sein soll.</text:span></text:p>
            <text:p text:style-name="P24"><text:span text:style-name="Source_20_Text"><text:s text:c="8"/>// Für ein tägliches Fenster von z.B. 08:00-10:00:</text:span></text:p>
            <text:p text:style-name="P24"><text:span text:style-name="Source_20_Text"><text:s text:c="8"/>startStunde: { type: Number, min: 0, max: 23 }, // Optional, wenn der Topf ganztägig gilt</text:span></text:p>
            <text:p text:style-name="P24"><text:span text:style-name="Source_20_Text"><text:s text:c="8"/>startMinute: { type: Number, min: 0, max: 59 },</text:span></text:p>
            <text:p text:style-name="P24"><text:span text:style-name="Source_20_Text"><text:s text:c="8"/>endStunde: { type: Number, min: 0, max: 23 },</text:span></text:p>
            <text:p text:style-name="P24"><text:span text:style-name="Source_20_Text"><text:s text:c="8"/>endMinute: { type: Number, min: 0, max: 59 }</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Verkehrstag: { type: Date, required: true, index: true }, // Der spezifische Tag, für den dieser Topf gilt</text:span></text:p>
            <text:p text:style-name="P24"><text:span text:style-name="Source_20_Text"><text:s text:c="4"/>ListeDerAnfragen: [{ type: Schema.Types.ObjectId, ref: 'Anfrage' }], // Anfragen, die diesem Topf zugeordnet sind</text:span></text:p>
            <text:p text:style-name="P24"><text:span text:style-name="Source_20_Text"><text:s text:c="4"/>TopfIDVorgänger: { type: Schema.Types.ObjectId, ref: 'Kapazitaetstopf', default: null },</text:span></text:p>
            <text:p text:style-name="P24"><text:span text:style-name="Source_20_Text"><text:s text:c="4"/>TopfIDNachfolger: { type: Schema.Types.ObjectId, ref: 'Kapazitaetstopf', default: null }</text:span></text:p>
            <text:p text:style-name="P24"><text:span text:style-name="Source_20_Text">}, { timestamps: true });</text:span></text:p>
            <text:p text:style-name="P24"/>
            <text:p text:style-name="P24"><text:span text:style-name="Source_20_Text">// -------------------- Dokumentationsobjekt Kapazitätskonflikt Schema --------------------</text:span></text:p>
            <text:p text:style-name="P24"><text:span text:style-name="Source_20_Text">const konfliktDokumentationSchema = new Schema({</text:span></text:p>
            <text:p text:style-name="P24"><text:span text:style-name="Source_20_Text"><text:s text:c="4"/>// ID wird durch Mongoose '_id' abgedeckt</text:span></text:p>
            <text:p text:style-name="P24"><text:span text:style-name="Source_20_Text"><text:s text:c="4"/>// Liste aller Anfragen, die initial am Konflikt beteiligt waren</text:span></text:p>
            <text:p text:style-name="P24"><text:span text:style-name="Source_20_Text"><text:s text:c="4"/>beteiligteAnfragen: [{ type: Schema.Types.ObjectId, ref: 'Anfrage', required: true }],</text:span></text:p>
            <text:p text:style-name="P24"><text:span text:style-name="Source_20_Text"><text:s text:c="4"/>// Anfragen, die nach der Konfliktlösung den Zuschlag erhalten haben</text:span></text:p>
            <text:p text:style-name="P24"><text:span text:style-name="Source_20_Text"><text:s text:c="4"/>zugewieseneAnfragen: [{ type: Schema.Types.ObjectId, ref: 'Anfrage' }],</text:span></text:p>
            <text:p text:style-name="P24"><text:span text:style-name="Source_20_Text"><text:s text:c="4"/>// Anfragen, die aufgrund eines Entgeltvergleichs abgelehnt wurden</text:span></text:p>
            <text:p text:style-name="P24"><text:span text:style-name="Source_20_Text"><text:s text:c="4"/>abgelehnteAnfragenEntgeltvergleich: [{ type: Schema.Types.ObjectId, ref: 'Anfrage' }],</text:span></text:p>
            <text:p text:style-name="P24"><text:span text:style-name="Source_20_Text"><text:s text:c="4"/>// Anfragen, die aufgrund des Höchstpreisverfahrens abgelehnt wurden</text:span></text:p>
            <text:p text:style-name="P24"><text:span text:style-name="Source_20_Text"><text:s text:c="4"/>abgelehnteAnfragenHoechstpreis: [{ type: Schema.Types.ObjectId, ref: 'Anfrage' }],</text:span></text:p>
            <text:p text:style-name="P24"><text:span text:style-name="Source_20_Text"><text:s text:c="4"/>// Ergebnis der Reihung nach Entgelt</text:span></text:p>
            <text:p text:style-name="P24"><text:span text:style-name="Source_20_Text"><text:s text:c="4"/>ReihungEntgelt: [{</text:span></text:p>
            <text:p text:style-name="P24"><text:soft-page-break/><text:span text:style-name="Source_20_Text"><text:s text:c="8"/>anfrage: { type: Schema.Types.ObjectId, ref: 'Anfrage' },</text:span></text:p>
            <text:p text:style-name="P24"><text:span text:style-name="Source_20_Text"><text:s text:c="8"/>entgelt: Number,</text:span></text:p>
            <text:p text:style-name="P24"><text:span text:style-name="Source_20_Text"><text:s text:c="8"/>rang: Number</text:span></text:p>
            <text:p text:style-name="P24"><text:span text:style-name="Source_20_Text"><text:s text:c="4"/>}],</text:span></text:p>
            <text:p text:style-name="P24"><text:span text:style-name="Source_20_Text"><text:s text:c="4"/>// Gebote im Höchstpreisverfahren</text:span></text:p>
            <text:p text:style-name="P24"><text:span text:style-name="Source_20_Text"><text:s text:c="4"/>ListeGeboteHoechstpreis: [{</text:span></text:p>
            <text:p text:style-name="P24"><text:span text:style-name="Source_20_Text"><text:s text:c="8"/>anfrage: { type: Schema.Types.ObjectId, ref: 'Anfrage' },</text:span></text:p>
            <text:p text:style-name="P24"><text:span text:style-name="Source_20_Text"><text:s text:c="8"/>gebot: Number</text:span></text:p>
            <text:p text:style-name="P24"><text:span text:style-name="Source_20_Text"><text:s text:c="4"/>}],</text:span></text:p>
            <text:p text:style-name="P24"><text:span text:style-name="Source_20_Text"><text:s text:c="4"/>// Anfragen, bei denen der Antragssteller auf die Zuweisung verzichtet hat</text:span></text:p>
            <text:p text:style-name="P24"><text:span text:style-name="Source_20_Text"><text:s text:c="4"/>ListeAnfragenMitVerzicht: [{ type: Schema.Types.ObjectId, ref: 'Anfrage' }],</text:span></text:p>
            <text:p text:style-name="P24"><text:span text:style-name="Source_20_Text"><text:s text:c="4"/>// Anfragen, die im Rahmen der Koordination verschoben oder angepasst wurden</text:span></text:p>
            <text:p text:style-name="P24"><text:span text:style-name="Source_20_Text"><text:s text:c="4"/>ListeAnfragenVerschubKoordination: [{</text:span></text:p>
            <text:p text:style-name="P24"><text:span text:style-name="Source_20_Text"><text:s text:c="8"/>anfrage: { type: Schema.Types.ObjectId, ref: 'Anfrage' },</text:span></text:p>
            <text:p text:style-name="P24"><text:span text:style-name="Source_20_Text"><text:s text:c="8"/>details: String // Z.B. neuer Zeitraum, alternative Slots</text:span></text:p>
            <text:p text:style-name="P24"><text:span text:style-name="Source_20_Text"><text:s text:c="4"/>}],</text:span></text:p>
            <text:p text:style-name="P24"><text:span text:style-name="Source_20_Text"><text:s text:c="4"/>// Wann wurde der Konfliktfall erstellt/abgeschlossen?</text:span></text:p>
            <text:p text:style-name="P24"><text:span text:style-name="Source_20_Text"><text:s text:c="4"/>erstellungsdatum: { type: Date, default: Date.now },</text:span></text:p>
            <text:p text:style-name="P24"><text:span text:style-name="Source_20_Text"><text:s text:c="4"/>abschlussdatum: { type: Date },</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offen', 'in_bearbeitung', 'geloest', 'eskaliert'],</text:span></text:p>
            <text:p text:style-name="P24"><text:span text:style-name="Source_20_Text"><text:s text:c="8"/>default: 'offen'</text:span></text:p>
            <text:p text:style-name="P24"><text:span text:style-name="Source_20_Text"><text:s text:c="4"/>},</text:span></text:p>
            <text:p text:style-name="P24"><text:span text:style-name="Source_20_Text"><text:s text:c="4"/>notizen: String, // Allgemeine Notizen zum Konflikt und seiner Lösung</text:span></text:p>
            <text:p text:style-name="P24"><text:span text:style-name="Source_20_Text"><text:s text:c="4"/>ausloesenderKapazitaetstopf: { type: Schema.Types.ObjectId, ref: 'Kapazitaetstopf', required: true } // Der Topf, der den Konflikt ausgelöst hat</text:span></text:p>
            <text:p text:style-name="P24"><text:span text:style-name="Source_20_Text">}, { timestamps: true });</text:span></text:p>
            <text:p text:style-name="P24"/>
            <text:p text:style-name="P24"/>
            <text:p text:style-name="P24"><text:span text:style-name="Source_20_Text">// Modelle erstellen, damit wir sie in anderen Teilen der Anwendung verwenden können</text:span></text:p>
            <text:p text:style-name="P24"><text:span text:style-name="Source_20_Text">const Slot = mongoose.model('Slot', slotSchema);</text:span></text:p>
            <text:p text:style-name="P24"><text:span text:style-name="Source_20_Text">const Anfrage = mongoose.model('Anfrage', anfrageSchema);</text:span></text:p>
            <text:p text:style-name="P24"><text:span text:style-name="Source_20_Text">const Kapazitaetstopf = mongoose.model('Kapazitaetstopf', kapazitaetstopfSchema);</text:span></text:p>
            <text:p text:style-name="P24"><text:span text:style-name="Source_20_Text">const KonfliktDokumentation = mongoose.model('KonfliktDokumentation', konfliktDokumentationSchema);</text:span></text:p>
            <text:p text:style-name="P24"/>
            <text:p text:style-name="P24"><text:span text:style-name="Source_20_Text">// Exportieren der Modelle</text:span></text:p>
            <text:p text:style-name="P24"><text:span text:style-name="Source_20_Text">module.exports = {</text:span></text:p>
            <text:p text:style-name="P24"><text:span text:style-name="Source_20_Text"><text:s text:c="4"/>Slot,</text:span></text:p>
            <text:p text:style-name="P24"><text:span text:style-name="Source_20_Text"><text:s text:c="4"/>Anfrage,</text:span></text:p>
            <text:p text:style-name="P24"><text:soft-page-break/><text:span text:style-name="Source_20_Text"><text:s text:c="4"/>Kapazitaetstopf,</text:span></text:p>
            <text:p text:style-name="P24"><text:span text:style-name="Source_20_Text"><text:s text:c="4"/>KonfliktDokumentation</text:span></text:p>
            <text:p text:style-name="P25"><text:span text:style-name="Source_20_Text">};</text:span></text:p>
            <text:p text:style-name="P11"><text:span text:style-name="Strong_20_Emphasis">Erläuterungen und Überlegungen:</text:span></text:p>
            <text:list text:style-name="L6">
              <text:list-item>
                <text:p text:style-name="P26"><text:span text:style-name="Strong_20_Emphasis"><text:span text:style-name="Source_20_Text">_id</text:span></text:span><text:span text:style-name="Strong_20_Emphasis"> vs. </text:span><text:span text:style-name="Strong_20_Emphasis"><text:span text:style-name="Source_20_Text">ID</text:span></text:span><text:span text:style-name="Strong_20_Emphasis">:</text:span> Mongoose erstellt für jedes Dokument automatisch ein Feld <text:span text:style-name="Source_20_Text">_id</text:span> vom Typ <text:span text:style-name="Source_20_Text">ObjectId</text:span>. Dieses ist garantiert eindeutig und wird oft als Primärschlüssel verwendet. Wenn du zusätzlich eine eigene, menschenlesbare <text:span text:style-name="Source_20_Text">ID</text:span> (z.B. für <text:span text:style-name="Source_20_Text">Slot</text:span> oder <text:span text:style-name="Source_20_Text">TopfID</text:span>) benötigst, können wir diese als <text:span text:style-name="Source_20_Text">String</text:span> definieren und ggf. für Eindeutigkeit sorgen. </text:p>
              </text:list-item>
              <text:list-item>
                <text:p text:style-name="P26"><text:span text:style-name="Strong_20_Emphasis">Referenzen (</text:span><text:span text:style-name="Strong_20_Emphasis"><text:span text:style-name="Source_20_Text">ref</text:span></text:span><text:span text:style-name="Strong_20_Emphasis">):</text:span> Mit <text:span text:style-name="Source_20_Text">type: Schema.Types.ObjectId, ref: 'ModellName'</text:span> erstellen wir Beziehungen zwischen den Dokumenten. Zum Beispiel verweist <text:span text:style-name="Source_20_Text">Anfrage.ListeDerBefahrenenSlots</text:span> auf Dokumente im <text:span text:style-name="Source_20_Text">Slot</text:span>-Modell. Dies ermöglicht es uns später, diese referenzierten Dokumente mit Mongoose-Populate-Funktionen einfach zu laden. </text:p>
              </text:list-item>
              <text:list-item>
                <text:p text:style-name="P26"><text:span text:style-name="Strong_20_Emphasis">Datums- und Zeitangaben (</text:span><text:span text:style-name="Strong_20_Emphasis"><text:span text:style-name="Source_20_Text">Date</text:span></text:span><text:span text:style-name="Strong_20_Emphasis">):</text:span> Ich habe für die meisten Zeitangaben (Abfahrt, Ankunft, Verkehrstag) den Typ <text:span text:style-name="Source_20_Text">Date</text:span> verwendet. Dies ist sehr flexibel für Abfragen und Berechnungen. Es ist wichtig, bei der Verarbeitung von <text:span text:style-name="Source_20_Text">Date</text:span>-Objekten auf Zeitzonen zu achten. </text:p>
                <text:list>
                  <text:list-item>
                    <text:p text:style-name="P26">Für <text:span text:style-name="Source_20_Text">Verkehrstag</text:span>: Wenn dies immer ein ganzer Tag ist, ist <text:span text:style-name="Source_20_Text">Date</text:span> gut (z.B. "2025-05-16T00:00:00.000Z"). </text:p>
                  </text:list-item>
                  <text:list-item>
                    <text:p text:style-name="P26">Für <text:span text:style-name="Source_20_Text">Zeitraum</text:span> in der <text:span text:style-name="Source_20_Text">Anfrage</text:span>: Habe ich als Objekt mit <text:span text:style-name="Source_20_Text">start</text:span> und <text:span text:style-name="Source_20_Text">ende</text:span> (jeweils <text:span text:style-name="Source_20_Text">Date</text:span>) definiert. </text:p>
                  </text:list-item>
                  <text:list-item>
                    <text:p text:style-name="P26">Für <text:span text:style-name="Source_20_Text">Zeitfenster</text:span> im <text:span text:style-name="Source_20_Text">Kapazitätstopf</text:span>: Hier habe ich eine Struktur mit <text:span text:style-name="Source_20_Text">startStunde</text:span>, <text:span text:style-name="Source_20_Text">startMinute</text:span>, etc. vorgeschlagen. Dies ist nützlich, wenn ein Topf täglich wiederkehrende Zeitfenster hat (z.B. jeden <text:span text:style-name="Source_20_Text">Verkehrstag</text:span> in der <text:span text:style-name="Source_20_Text">Kalenderwoche</text:span> von 08:00 bis 10:00). </text:p>
                  </text:list-item>
                </text:list>
              </text:list-item>
              <text:list-item>
                <text:p text:style-name="P26"><text:span text:style-name="Strong_20_Emphasis"><text:span text:style-name="Source_20_Text">Status</text:span></text:span><text:span text:style-name="Strong_20_Emphasis"> in </text:span><text:span text:style-name="Strong_20_Emphasis"><text:span text:style-name="Source_20_Text">Anfrage</text:span></text:span><text:span text:style-name="Strong_20_Emphasis">:</text:span> Ich habe ein <text:span text:style-name="Source_20_Text">Status</text:span>-Feld mit <text:span text:style-name="Source_20_Text">enum</text:span> (vordefinierte erlaubte Werte) hinzugefügt, um den Lebenszyklus einer Anfrage besser verfolgen zu können. Ebenso ein Feld <text:span text:style-name="Source_20_Text">Validierungsfehler</text:span>, um die Gründe für eine Ablehnung bei der Validierung festzuhalten. </text:p>
              </text:list-item>
              <text:list-item>
                <text:p text:style-name="P26"><text:span text:style-name="Strong_20_Emphasis"><text:span text:style-name="Source_20_Text">KonfliktDokumentationSchema</text:span></text:span><text:span text:style-name="Strong_20_Emphasis">:</text:span> Hier habe ich versucht, die von dir genannten Listen strukturiert abzubilden, oft mit Referenzen auf die <text:span text:style-name="Source_20_Text">Anfrage</text:span> und zusätzlichen Details (z.B. <text:span text:style-name="Source_20_Text">entgelt</text:span>, <text:span text:style-name="Source_20_Text">rang</text:span>, <text:span text:style-name="Source_20_Text">gebot</text:span>). Ein Feld für den auslösenden <text:span text:style-name="Source_20_Text">Kapazitaetstopf</text:span> und einen <text:span text:style-name="Source_20_Text">Status</text:span> des Konflikts habe ich ergänzt. </text:p>
              </text:list-item>
              <text:list-item>
                <text:p text:style-name="P26"><text:span text:style-name="Strong_20_Emphasis"><text:span text:style-name="Source_20_Text">timestamps: true</text:span></text:span><text:span text:style-name="Strong_20_Emphasis">:</text:span> Diese Option fügt jedem Schema automatisch die Felder <text:span text:style-name="Source_20_Text">createdAt</text:span> (Erstellungsdatum) und <text:span text:style-name="Source_20_Text">updatedAt</text:span> (letztes Aktualisierungsdatum) hinzu, was sehr nützlich für die Nachverfolgung ist. </text:p>
              </text:list-item>
              <text:list-item>
                <text:p text:style-name="P27"><text:soft-page-break/><text:span text:style-name="Strong_20_Emphasis">Indizes (</text:span><text:span text:style-name="Strong_20_Emphasis"><text:span text:style-name="Source_20_Text">index: true</text:span></text:span><text:span text:style-name="Strong_20_Emphasis">):</text:span> Ich habe bei einigen Feldern, nach denen vermutlich häufig gesucht oder sortiert wird (z.B. <text:span text:style-name="Source_20_Text">Slot.von</text:span>, <text:span text:style-name="Source_20_Text">Slot.bis</text:span>, <text:span text:style-name="Source_20_Text">Anfrage.Zugnummer</text:span>, <text:span text:style-name="Source_20_Text">Kapazitaetstopf.TopfID</text:span>), <text:span text:style-name="Source_20_Text">index: true</text:span> hinzugefügt. Dies kann die Performance von Datenbankabfragen verbessern. </text:p>
              </text:list-item>
            </text:list>
            <text:p text:style-name="P11"><text:span text:style-name="Strong_20_Emphasis">Organisatorischer Hinweis:</text:span> Üblicherweise würde man jedes Schema in eine eigene Datei legen (z.B. <text:span text:style-name="Source_20_Text">models/Slot.js</text:span>, <text:span text:style-name="Source_20_Text">models/Anfrage.js</text:span>, usw.) und diese dann bei Bedarf importieren. Der obige Codeblock zeigt alles zusammen zur besseren Übersicht.</text:p>
            <text:p text:style-name="P11"><text:span text:style-name="Strong_20_Emphasis">Deine Rückmeldung ist gefragt:</text:span></text:p>
            <text:list text:style-name="L7">
              <text:list-item>
                <text:p text:style-name="P28">Gibt es Felder, die du anders siehst oder die fehlen? </text:p>
              </text:list-item>
              <text:list-item>
                <text:p text:style-name="P28">Sind die Datentypen und Strukturen (insbesondere für <text:span text:style-name="Source_20_Text">Zeitraum</text:span> und <text:span text:style-name="Source_20_Text">Zeitfenster</text:span>) so für dich passend? </text:p>
              </text:list-item>
              <text:list-item>
                <text:p text:style-name="P29">Die Annahme bezüglich der <text:span text:style-name="Source_20_Text">ID</text:span>-Felder (Mongoose <text:span text:style-name="Source_20_Text">_id</text:span> primär nutzen, spezielle IDs wie <text:span text:style-name="Source_20_Text">TopfID</text:span> als String) – ist das in deinem Sinne? </text:p>
              </text:list-item>
            </text:list>
            <text:p text:style-name="P11">Wenn diese Schemas für dich passen, können wir als Nächstes überlegen, welche <text:span text:style-name="Strong_20_Emphasis">API-Endpunkte</text:span> wir benötigen und wie die <text:span text:style-name="Strong_20_Emphasis">Logik für die Validierung von Anfragen</text:span> sowie die <text:span text:style-name="Strong_20_Emphasis">Zuordnung zu Kapazitätstöpfen</text:span> auf dem Backend aussehen könnte.</text:p>
          </text:section>
          <text:section text:style-name="Sect1" text:name="feedback-form-2">
            <text:p text:style-name="P15"/>
          </text:section>
        </text:section>
        <text:section text:style-name="Sect1" text:name="5a730997f9a8c36d">
          <text:p text:style-name="P13"/>
          <text:section text:style-name="Sect1" text:name="user-query-content-3">
            <text:p text:style-name="P14">Hilf mir bitte das Projekt von Null auf zu beginnen, also welche Ordnerstruktur muss ich anlegen, welche Befehle verwenden für das Setup. Danach validieren wir das Mongoose Schema und überlegen die API-Endpunkte </text:p>
          </text:section>
          <text:p text:style-name="P15">K </text:p>
          <text:p text:style-name="P15">Kopie von „Coding-Assistent“ </text:p>
          <text:p text:style-name="P10">Benutzerdefiniertes Gem</text:p>
          <text:p text:style-name="P10">Gedankengang anzeigen</text:p>
          <text:section text:style-name="Sect2" text:name="model-response-message-contentr_5a730997f9a8c36d">
            <text:p text:style-name="P13">Absolut! Es ist eine sehr gute Idee, das Projekt von Grund auf sauber aufzusetzen. Ich führe dich Schritt für Schritt durch die Erstellung der Ordnerstruktur und die notwendigen Setup-Befehle für dein Backend mit Node.js und Express.</text:p>
            <text:p text:style-name="P11">Lass uns das in Phasen aufteilen:</text:p>
            <text:p text:style-name="P11"><text:span text:style-name="Strong_20_Emphasis">Phase 1: Backend-Projektinitialisierung und grundlegende Abhängigkeiten</text:span></text:p>
            <text:list text:style-name="L8">
              <text:list-item>
                <text:p text:style-name="P30"><text:span text:style-name="Strong_20_Emphasis">Projektordner erstellen:</text:span> Öffne dein Terminal oder deine Kommandozeile und erstelle einen neuen Ordner für dein Projekt. Wechsle dann in diesen Ordner.</text:p>
                <text:p text:style-name="P31">Bash</text:p>
                <text:p text:style-name="P32"><text:span text:style-name="Source_20_Text">mkdir slot-buchungs-app</text:span></text:p>
                <text:p text:style-name="P33"><text:soft-page-break/><text:span text:style-name="Source_20_Text">cd slot-buchungs-app</text:span></text:p>
              </text:list-item>
              <text:list-item>
                <text:p text:style-name="P30"><text:span text:style-name="Strong_20_Emphasis">Node.js-Projekt initialisieren:</text:span> Dieser Befehl erstellt eine <text:span text:style-name="Source_20_Text">package.json</text:span>-Datei, die Informationen über dein Projekt und seine Abhängigkeiten enthält. Der <text:span text:style-name="Source_20_Text">-y</text:span> Flag akzeptiert die Standardeinstellungen.</text:p>
                <text:p text:style-name="P31">Bash</text:p>
                <text:p text:style-name="P33"><text:span text:style-name="Source_20_Text">npm init -y</text:span></text:p>
              </text:list-item>
              <text:list-item>
                <text:p text:style-name="P30"><text:span text:style-name="Strong_20_Emphasis">Kernabhängigkeiten installieren:</text:span> Wir installieren Express.js (das Web-Framework), Mongoose (für die MongoDB-Interaktion), <text:span text:style-name="Source_20_Text">dotenv</text:span> (um Umgebungsvariablen aus einer Datei zu laden) und <text:span text:style-name="Source_20_Text">cors</text:span> (um Cross-Origin Resource Sharing zu ermöglichen, was wichtig ist, wenn dein Frontend auf einer anderen Domain/Port läuft).</text:p>
                <text:p text:style-name="P31">Bash</text:p>
                <text:p text:style-name="P33"><text:span text:style-name="Source_20_Text">npm install express mongoose dotenv cors</text:span></text:p>
              </text:list-item>
              <text:list-item>
                <text:p text:style-name="P30"><text:span text:style-name="Strong_20_Emphasis">Entwicklungsabhängigkeiten installieren (empfohlen):</text:span> <text:span text:style-name="Source_20_Text">nodemon</text:span> ist ein sehr nützliches Werkzeug während der Entwicklung. Es startet deinen Server automatisch neu, wenn du Änderungen im Code vornimmst.</text:p>
                <text:p text:style-name="P31">Bash</text:p>
                <text:p text:style-name="P33"><text:span text:style-name="Source_20_Text">npm install -D nodemon</text:span></text:p>
                <text:p text:style-name="P30">Die <text:span text:style-name="Source_20_Text">-D</text:span> Flag speichert <text:span text:style-name="Source_20_Text">nodemon</text:span> als eine "devDependency" (Entwicklungsabhängigkeit).</text:p>
              </text:list-item>
              <text:list-item>
                <text:p text:style-name="P30"><text:span text:style-name="Strong_20_Emphasis"><text:span text:style-name="Source_20_Text">package.json</text:span></text:span><text:span text:style-name="Strong_20_Emphasis">-Skripte anpassen:</text:span> Öffne die <text:span text:style-name="Source_20_Text">package.json</text:span>-Datei. Im <text:span text:style-name="Source_20_Text">"scripts"</text:span>-Bereich kannst du Befehle definieren, um deine Anwendung einfacher zu starten. Füge hinzu oder ersetze die existierenden Skripte mit:</text:p>
                <text:p text:style-name="P31">JSON</text:p>
                <text:p text:style-name="P32"><text:span text:style-name="Source_20_Text">"scripts": {</text:span></text:p>
                <text:p text:style-name="P32"><text:span text:style-name="Source_20_Text"><text:s text:c="2"/>"test": "echo \"Error: no test specified\" &amp;&amp; exit 1",</text:span></text:p>
                <text:p text:style-name="P32"><text:span text:style-name="Source_20_Text"><text:s text:c="2"/>"start": "node server.js",</text:span></text:p>
                <text:p text:style-name="P32"><text:span text:style-name="Source_20_Text"><text:s text:c="2"/>"dev": "nodemon server.js"</text:span></text:p>
                <text:p text:style-name="P33"><text:span text:style-name="Source_20_Text">},</text:span></text:p>
                <text:list>
                  <text:list-item>
                    <text:p text:style-name="P34">Mit <text:span text:style-name="Source_20_Text">npm start</text:span> kannst du dann den Server normal starten. </text:p>
                  </text:list-item>
                  <text:list-item>
                    <text:p text:style-name="P30">Mit <text:span text:style-name="Source_20_Text">npm run dev</text:span> (oder <text:span text:style-name="Source_20_Text">npm dev</text:span> bei neueren npm Versionen) startest du den Server mit <text:span text:style-name="Source_20_Text">nodemon</text:span>. </text:p>
                  </text:list-item>
                </text:list>
              </text:list-item>
            </text:list>
            <text:p text:style-name="P11"><text:span text:style-name="Strong_20_Emphasis">Phase 2: Backend-Ordnerstruktur anlegen</text:span></text:p>
            <text:p text:style-name="P11"><text:soft-page-break/>Eine gut organisierte Ordnerstruktur macht das Projekt wartbarer und verständlicher. Hier ist ein Vorschlag für den Anfang:</text:p>
            <text:p text:style-name="P35"><text:span text:style-name="Source_20_Text">slot-buchungs-app/</text:span></text:p>
            <text:p text:style-name="P24"><text:span text:style-name="Source_20_Text">├── node_modules/ <text:s text:c="8"/># Von npm verwaltete Abhängigkeiten</text:span></text:p>
            <text:p text:style-name="P24"><text:span text:style-name="Source_20_Text">├── config/ <text:s text:c="14"/># Konfigurationsdateien (z.B. DB-Verbindung)</text:span></text:p>
            <text:p text:style-name="P24"><text:span text:style-name="Source_20_Text">│ <text:s text:c="2"/>└── db.js</text:span></text:p>
            <text:p text:style-name="P24"><text:span text:style-name="Source_20_Text">├── controllers/ <text:s text:c="9"/># Logik zur Bearbeitung von Anfragen (Funktionen für Routen)</text:span></text:p>
            <text:p text:style-name="P24"><text:span text:style-name="Source_20_Text">│ <text:s text:c="2"/>├── anfrageController.js</text:span></text:p>
            <text:p text:style-name="P24"><text:span text:style-name="Source_20_Text">│ <text:s text:c="2"/>├── slotController.js</text:span></text:p>
            <text:p text:style-name="P24"><text:span text:style-name="Source_20_Text">│ <text:s text:c="2"/>├── kapazitaetstopfController.js</text:span></text:p>
            <text:p text:style-name="P24"><text:span text:style-name="Source_20_Text">│ <text:s text:c="2"/>└── konfliktController.js</text:span></text:p>
            <text:p text:style-name="P24"><text:span text:style-name="Source_20_Text">├── models/ <text:s text:c="14"/># Mongoose-Schemas und Modelle</text:span></text:p>
            <text:p text:style-name="P24"><text:span text:style-name="Source_20_Text">│ <text:s text:c="2"/>├── Anfrage.js</text:span></text:p>
            <text:p text:style-name="P24"><text:span text:style-name="Source_20_Text">│ <text:s text:c="2"/>├── Slot.js</text:span></text:p>
            <text:p text:style-name="P24"><text:span text:style-name="Source_20_Text">│ <text:s text:c="2"/>├── Kapazitaetstopf.js</text:span></text:p>
            <text:p text:style-name="P24"><text:span text:style-name="Source_20_Text">│ <text:s text:c="2"/>└── KonfliktDokumentation.js</text:span></text:p>
            <text:p text:style-name="P24"><text:span text:style-name="Source_20_Text">├── routes/ <text:s text:c="14"/># Definition der API-Routen</text:span></text:p>
            <text:p text:style-name="P24"><text:span text:style-name="Source_20_Text">│ <text:s text:c="2"/>├── anfrageRoutes.js</text:span></text:p>
            <text:p text:style-name="P24"><text:span text:style-name="Source_20_Text">│ <text:s text:c="2"/>├── slotRoutes.js</text:span></text:p>
            <text:p text:style-name="P24"><text:span text:style-name="Source_20_Text">│ <text:s text:c="2"/>├── kapazitaetstopfRoutes.js</text:span></text:p>
            <text:p text:style-name="P24"><text:span text:style-name="Source_20_Text">│ <text:s text:c="2"/>└── konfliktRoutes.js</text:span></text:p>
            <text:p text:style-name="P24"><text:span text:style-name="Source_20_Text">├── middleware/ <text:s text:c="10"/># Benutzerdefinierte Middleware (z.B. Authentifizierung, Fehlerbehandlung)</text:span></text:p>
            <text:p text:style-name="P24"><text:span text:style-name="Source_20_Text">│ <text:s text:c="2"/>├── errorHandler.js</text:span></text:p>
            <text:p text:style-name="P24"><text:span text:style-name="Source_20_Text">│ <text:s text:c="2"/>└── authMiddleware.js <text:s text:c="2"/>// Beispiel, falls benötigt</text:span></text:p>
            <text:p text:style-name="P24"><text:span text:style-name="Source_20_Text">├── utils/ <text:s text:c="15"/># Hilfsfunktionen (z.B. Datumsformatierung, spezielle Validierungen)</text:span></text:p>
            <text:p text:style-name="P24"><text:span text:style-name="Source_20_Text">├── .env <text:s text:c="17"/># Datei für Umgebungsvariablen (niemals in Git einchecken!)</text:span></text:p>
            <text:p text:style-name="P24"><text:span text:style-name="Source_20_Text">├── .gitignore <text:s text:c="11"/># Definiert Dateien/Ordner, die Git ignorieren soll</text:span></text:p>
            <text:p text:style-name="P24"><text:span text:style-name="Source_20_Text">├── package.json <text:s text:c="9"/># Projektinformationen und Abhängigkeiten</text:span></text:p>
            <text:p text:style-name="P24"><text:span text:style-name="Source_20_Text">├── package-lock.json <text:s text:c="4"/># Exakte Versionen der Abhängigkeiten</text:span></text:p>
            <text:p text:style-name="P25"><text:span text:style-name="Source_20_Text">└── server.js <text:s text:c="12"/># Hauptdatei der Anwendung, startet den Express-Server</text:span></text:p>
            <text:p text:style-name="P11"><text:span text:style-name="Strong_20_Emphasis">Erklärung der Ordner:</text:span></text:p>
            <text:list text:style-name="L9">
              <text:list-item>
                <text:p text:style-name="P36"><text:span text:style-name="Source_20_Text">config/</text:span>: Hier kommt z.B. die Logik für den Aufbau der Datenbankverbindung hinein. </text:p>
              </text:list-item>
              <text:list-item>
                <text:p text:style-name="P36"><text:span text:style-name="Source_20_Text">controllers/</text:span>: Enthalten die Funktionen, die aufgerufen werden, wenn eine bestimmte Route getroffen wird. Sie beinhalten die Hauptgeschäftslogik. </text:p>
              </text:list-item>
              <text:list-item>
                <text:p text:style-name="P36"><text:span text:style-name="Source_20_Text">models/</text:span>: Hier werden wir unsere Mongoose-Schemas (die wir zuvor besprochen haben) als einzelne Dateien ablegen. </text:p>
              </text:list-item>
              <text:list-item>
                <text:p text:style-name="P36"><text:span text:style-name="Source_20_Text">routes/</text:span>: Definiert die API-Endpunkte (z.B. <text:span text:style-name="Source_20_Text">/api/slots</text:span>, <text:span text:style-name="Source_20_Text">/api/anfragen</text:span>). Diese Routen leiten Anfragen an die entsprechenden Funktionen in den Controllern weiter. </text:p>
              </text:list-item>
              <text:list-item>
                <text:p text:style-name="P36"><text:soft-page-break/><text:span text:style-name="Source_20_Text">middleware/</text:span>: Für Funktionen, die Anfragen bearbeiten, bevor sie den eigentlichen Routenhandler erreichen (z.B. zur Authentifizierung, Logging oder Fehlerbehandlung). </text:p>
              </text:list-item>
              <text:list-item>
                <text:p text:style-name="P36"><text:span text:style-name="Source_20_Text">utils/</text:span>: Für wiederverwendbare Hilfsfunktionen. </text:p>
              </text:list-item>
              <text:list-item>
                <text:p text:style-name="P36"><text:span text:style-name="Source_20_Text">server.js</text:span>: Der Einstiegspunkt deiner Anwendung. Initialisiert Express, verbindet sich mit der Datenbank und startet den Server. </text:p>
              </text:list-item>
              <text:list-item>
                <text:p text:style-name="P36"><text:span text:style-name="Source_20_Text">.env</text:span>: Hier speicherst du sensible Daten wie Datenbank-Verbindungsstrings oder API-Schlüssel. </text:p>
              </text:list-item>
              <text:list-item>
                <text:p text:style-name="P37"><text:span text:style-name="Source_20_Text">.gitignore</text:span>: Wichtig, um z.B. den <text:span text:style-name="Source_20_Text">node_modules</text:span>-Ordner und die <text:span text:style-name="Source_20_Text">.env</text:span>-Datei von der Versionskontrolle (Git) auszuschließen. </text:p>
              </text:list-item>
            </text:list>
            <text:p text:style-name="P11">Du kannst diese Ordner jetzt manuell erstellen.</text:p>
            <text:p text:style-name="P11"><text:span text:style-name="Strong_20_Emphasis">Phase 3: Initiale Dateiinhalte</text:span></text:p>
            <text:list text:style-name="L10">
              <text:list-item>
                <text:p text:style-name="P38"><text:span text:style-name="Strong_20_Emphasis"><text:span text:style-name="Source_20_Text">.gitignore</text:span></text:span><text:span text:style-name="Strong_20_Emphasis"> erstellen:</text:span> Erstelle eine Datei namens <text:span text:style-name="Source_20_Text">.gitignore</text:span> im Hauptverzeichnis (<text:span text:style-name="Source_20_Text">slot-buchungs-app/</text:span>) mit folgendem Inhalt:</text:p>
                <text:p text:style-name="P39"><text:span text:style-name="Source_20_Text">node_modules/</text:span></text:p>
                <text:p text:style-name="P40"><text:span text:style-name="Source_20_Text">.env</text:span></text:p>
              </text:list-item>
              <text:list-item>
                <text:p text:style-name="P38"><text:span text:style-name="Strong_20_Emphasis"><text:span text:style-name="Source_20_Text">.env</text:span></text:span><text:span text:style-name="Strong_20_Emphasis">-Datei erstellen (Beispiel):</text:span> Erstelle eine Datei namens <text:span text:style-name="Source_20_Text">.env</text:span> im Hauptverzeichnis. Hier musst du deinen MongoDB-Verbindungsstring eintragen. Wenn du MongoDB lokal installiert hast, sieht dieser oft so aus. Ersetze <text:span text:style-name="Source_20_Text">slotBookingAppDB</text:span> durch deinen gewünschten Datenbanknamen.</text:p>
                <text:p text:style-name="P39"><text:span text:style-name="Source_20_Text">PORT=5001</text:span></text:p>
                <text:p text:style-name="P41"><text:span text:style-name="Source_20_Text">MONGODB_URI=mongodb://localhost:27017/slotBookingAppDB</text:span></text:p>
                <text:p text:style-name="P41"><text:span text:style-name="Source_20_Text"># Für MongoDB Atlas wäre es z.B.:</text:span></text:p>
                <text:p text:style-name="P40"><text:span text:style-name="Source_20_Text"># MONGODB_URI=mongodb+srv://&lt;username&gt;:&lt;password&gt;@clustername.mongodb.net/slotBookingAppDB?retryWrites=true&amp;w=majority</text:span></text:p>
                <text:p text:style-name="P38"><text:span text:style-name="Strong_20_Emphasis">Wichtig:</text:span> Stelle sicher, dass MongoDB läuft (entweder lokal oder du hast Zugangsdaten zu einer Cloud-Instanz wie MongoDB Atlas).</text:p>
              </text:list-item>
              <text:list-item>
                <text:p text:style-name="P38"><text:span text:style-name="Strong_20_Emphasis">Datenbankverbindung (</text:span><text:span text:style-name="Strong_20_Emphasis"><text:span text:style-name="Source_20_Text">config/db.js</text:span></text:span><text:span text:style-name="Strong_20_Emphasis">):</text:span> Erstelle die Datei <text:span text:style-name="Source_20_Text">db.js</text:span> im Ordner <text:span text:style-name="Source_20_Text">config/</text:span>.</text:p>
                <text:p text:style-name="P42">JavaScript</text:p>
                <text:p text:style-name="P41"><text:span text:style-name="Source_20_Text">const mongoose = require('mongoose');</text:span></text:p>
                <text:p text:style-name="P41"><text:span text:style-name="Source_20_Text">// require('dotenv').config(); // Ist in server.js global, könnte hier aber auch spezifisch sein</text:span></text:p>
                <text:p text:style-name="P41"/>
                <text:p text:style-name="P41"><text:span text:style-name="Source_20_Text">const connectDB = async () =&gt; {</text:span></text:p>
                <text:p text:style-name="P41"><text:span text:style-name="Source_20_Text"><text:s text:c="2"/>try {</text:span></text:p>
                <text:p text:style-name="P41"><text:soft-page-break/><text:span text:style-name="Source_20_Text"><text:s text:c="4"/>const conn = await mongoose.connect(process.env.MONGODB_URI);</text:span></text:p>
                <text:p text:style-name="P41"><text:span text:style-name="Source_20_Text"><text:s text:c="4"/>console.log(`MongoDB Connected: ${conn.connection.host}`);</text:span></text:p>
                <text:p text:style-name="P41"><text:span text:style-name="Source_20_Text"><text:s text:c="2"/>} catch (error) {</text:span></text:p>
                <text:p text:style-name="P41"><text:span text:style-name="Source_20_Text"><text:s text:c="4"/>console.error(`Error connecting to MongoDB: ${error.message}`);</text:span></text:p>
                <text:p text:style-name="P41"><text:span text:style-name="Source_20_Text"><text:s text:c="4"/>process.exit(1); // Anwendung bei Fehler beenden</text:span></text:p>
                <text:p text:style-name="P41"><text:span text:style-name="Source_20_Text"><text:s text:c="2"/>}</text:span></text:p>
                <text:p text:style-name="P41"><text:span text:style-name="Source_20_Text">};</text:span></text:p>
                <text:p text:style-name="P41"/>
                <text:p text:style-name="P40"><text:span text:style-name="Source_20_Text">module.exports = connectDB;</text:span></text:p>
              </text:list-item>
              <text:list-item>
                <text:p text:style-name="P38"><text:span text:style-name="Strong_20_Emphasis"><text:span text:style-name="Source_20_Text">server.js</text:span></text:span><text:span text:style-name="Strong_20_Emphasis"> (Grundgerüst):</text:span> Erstelle die Datei <text:span text:style-name="Source_20_Text">server.js</text:span> im Hauptverzeichnis.</text:p>
                <text:p text:style-name="P42">JavaScript</text:p>
                <text:p text:style-name="P41"><text:span text:style-name="Source_20_Text">const express = require('express');</text:span></text:p>
                <text:p text:style-name="P41"><text:span text:style-name="Source_20_Text">const dotenv = require('dotenv');</text:span></text:p>
                <text:p text:style-name="P41"><text:span text:style-name="Source_20_Text">const cors = require('cors');</text:span></text:p>
                <text:p text:style-name="P41"><text:span text:style-name="Source_20_Text">const connectDB = require('./config/db'); // Pfad zur db.js</text:span></text:p>
                <text:p text:style-name="P41"/>
                <text:p text:style-name="P41"><text:span text:style-name="Source_20_Text">// Umgebungsvariablen laden</text:span></text:p>
                <text:p text:style-name="P41"><text:span text:style-name="Source_20_Text">dotenv.config();</text:span></text:p>
                <text:p text:style-name="P41"/>
                <text:p text:style-name="P41"><text:span text:style-name="Source_20_Text">// Datenbankverbindung herstellen</text:span></text:p>
                <text:p text:style-name="P41"><text:span text:style-name="Source_20_Text">connectDB();</text:span></text:p>
                <text:p text:style-name="P41"/>
                <text:p text:style-name="P41"><text:span text:style-name="Source_20_Text">const app = express();</text:span></text:p>
                <text:p text:style-name="P41"/>
                <text:p text:style-name="P41"><text:span text:style-name="Source_20_Text">// Middleware</text:span></text:p>
                <text:p text:style-name="P41"><text:span text:style-name="Source_20_Text">app.use(cors()); // CORS für alle Routen aktivieren</text:span></text:p>
                <text:p text:style-name="P41"><text:span text:style-name="Source_20_Text">app.use(express.json()); // Ermöglicht das Parsen von JSON-Request-Bodies</text:span></text:p>
                <text:p text:style-name="P41"><text:span text:style-name="Source_20_Text">app.use(express.urlencoded({ extended: false })); // Ermöglicht das Parsen von URL-kodierten Request-Bodies</text:span></text:p>
                <text:p text:style-name="P41"/>
                <text:p text:style-name="P41"><text:span text:style-name="Source_20_Text">// Einfache Testroute</text:span></text:p>
                <text:p text:style-name="P41"><text:span text:style-name="Source_20_Text">app.get('/', (req, res) =&gt; {</text:span></text:p>
                <text:p text:style-name="P41"><text:span text:style-name="Source_20_Text"><text:s text:c="2"/>res.send('Slot Buchungs API läuft!');</text:span></text:p>
                <text:p text:style-name="P41"><text:span text:style-name="Source_20_Text">});</text:span></text:p>
                <text:p text:style-name="P41"/>
                <text:p text:style-name="P41"><text:span text:style-name="Source_20_Text">// Hier werden später unsere Routen eingebunden</text:span></text:p>
                <text:p text:style-name="P41"><text:span text:style-name="Source_20_Text">// z.B.:</text:span></text:p>
                <text:p text:style-name="P41"><text:span text:style-name="Source_20_Text">// app.use('/api/slots', require('./routes/slotRoutes'));</text:span></text:p>
                <text:p text:style-name="P41"><text:span text:style-name="Source_20_Text">// app.use('/api/anfragen', require('./routes/anfrageRoutes'));</text:span></text:p>
                <text:p text:style-name="P41"/>
                <text:p text:style-name="P41"><text:span text:style-name="Source_20_Text">// Globale Fehlerbehandlung (Beispiel, kann in middleware/errorHandler.js ausgelagert werden)</text:span></text:p>
                <text:p text:style-name="P41"><text:span text:style-name="Source_20_Text">app.use((err, req, res, next) =&gt; {</text:span></text:p>
                <text:p text:style-name="P41"><text:soft-page-break/><text:span text:style-name="Source_20_Text"><text:s text:c="4"/>console.error(err.stack);</text:span></text:p>
                <text:p text:style-name="P41"><text:span text:style-name="Source_20_Text"><text:s text:c="4"/>res.status(500).send('Something broke!');</text:span></text:p>
                <text:p text:style-name="P41"><text:span text:style-name="Source_20_Text">});</text:span></text:p>
                <text:p text:style-name="P41"/>
                <text:p text:style-name="P41"/>
                <text:p text:style-name="P41"><text:span text:style-name="Source_20_Text">const PORT = process.env.PORT || 5000; // Nutze den Port aus .env oder default 5000</text:span></text:p>
                <text:p text:style-name="P41"/>
                <text:p text:style-name="P41"><text:span text:style-name="Source_20_Text">app.listen(PORT, () =&gt; {</text:span></text:p>
                <text:p text:style-name="P41"><text:span text:style-name="Source_20_Text"><text:s text:c="2"/>console.log(`Server is running on port ${PORT}`);</text:span></text:p>
                <text:p text:style-name="P40"><text:span text:style-name="Source_20_Text">});</text:span></text:p>
              </text:list-item>
            </text:list>
            <text:p text:style-name="P11">Wenn du bis hierhin alles eingerichtet hast, kannst du im Terminal in deinem Projektverzeichnis (<text:span text:style-name="Source_20_Text">slot-buchungs-app/</text:span>) Folgendes ausführen:</text:p>
            <text:p text:style-name="P13">Bash</text:p>
            <text:p text:style-name="P25"><text:span text:style-name="Source_20_Text">npm run dev</text:span></text:p>
            <text:p text:style-name="P11">Wenn alles korrekt ist, solltest du sehen:</text:p>
            <text:p text:style-name="P35"><text:span text:style-name="Source_20_Text">Server is running on port 5001 (oder welchen Port du auch immer in .env definiert hast)</text:span></text:p>
            <text:p text:style-name="P25"><text:span text:style-name="Source_20_Text">MongoDB Connected: &lt;dein-host-name&gt;</text:span></text:p>
            <text:p text:style-name="P11">Und wenn du im Browser <text:span text:style-name="Source_20_Text">http://localhost:5001/</text:span> öffnest, solltest du "Slot Buchungs API läuft!" sehen.</text:p>
            <text:p text:style-name="P11"><text:span text:style-name="Strong_20_Emphasis">Nächste Schritte (wie von dir gewünscht):</text:span></text:p>
            <text:list text:style-name="L11">
              <text:list-item>
                <text:p text:style-name="P43"><text:span text:style-name="Strong_20_Emphasis">Mongoose Schemas validieren und einfügen:</text:span> Wir nehmen die Schemas, die wir zuvor besprochen haben, und legen sie als separate Dateien im <text:span text:style-name="Source_20_Text">models/</text:span>-Ordner ab. </text:p>
              </text:list-item>
              <text:list-item>
                <text:p text:style-name="P44"><text:span text:style-name="Strong_20_Emphasis">API-Endpunkte überlegen:</text:span> Danach definieren wir, welche API-Routen wir für die einzelnen Funktionalitäten (Slots, Anfragen, etc.) benötigen. </text:p>
              </text:list-item>
            </text:list>
            <text:p text:style-name="P11">Bist du bereit, die Mongoose-Schemas in die neue Struktur einzupflegen und sie ggf. noch einmal zu überprüfen?</text:p>
          </text:section>
          <text:p text:style-name="P10"> Quellen</text:p>
          <text:section text:style-name="Sect1" text:name="feedback-form-3">
            <text:p text:style-name="P15"/>
          </text:section>
        </text:section>
        <text:section text:style-name="Sect1" text:name="51edbc3e823648e6">
          <text:p text:style-name="P13"/>
          <text:section text:style-name="Sect1" text:name="user-query-content-4">
            <text:p text:style-name="P14">Error connecting to MongoDB: The `uri` parameter to `openUri()` must be a string, got "undefined". Make sure the first parameter to `mongoose.connect()` or `mongoose.createConnection()` is a string. </text:p>
          </text:section>
          <text:p text:style-name="P15">K </text:p>
          <text:p text:style-name="P15">Kopie von „Coding-Assistent“ </text:p>
          <text:p text:style-name="P10"><text:soft-page-break/>Benutzerdefiniertes Gem</text:p>
          <text:p text:style-name="P10">Gedankengang anzeigen</text:p>
          <text:section text:style-name="Sect2" text:name="model-response-message-contentr_51edbc3e823648e6">
            <text:p text:style-name="P13">Ah, dieser Fehler ist ein Klassiker und bedeutet, dass dein Programm versucht, sich mit MongoDB zu verbinden, aber der Verbindungsstring (die URI) nicht korrekt übergeben wird – er ist <text:span text:style-name="Source_20_Text">undefined</text:span>.</text:p>
            <text:p text:style-name="P11">Das passiert meistens, weil die Umgebungsvariable <text:span text:style-name="Source_20_Text">MONGODB_URI</text:span> nicht richtig geladen wurde, bevor <text:span text:style-name="Source_20_Text">mongoose.connect()</text:span> aufgerufen wird. Lass uns das Problem Schritt für Schritt eingrenzen:</text:p>
            <text:list text:style-name="L12">
              <text:list-item>
                <text:p text:style-name="P45"><text:span text:style-name="Strong_20_Emphasis">Überprüfe die </text:span><text:span text:style-name="Strong_20_Emphasis"><text:span text:style-name="Source_20_Text">.env</text:span></text:span><text:span text:style-name="Strong_20_Emphasis">-Datei:</text:span></text:p>
                <text:list>
                  <text:list-item>
                    <text:p text:style-name="P46"><text:span text:style-name="Strong_20_Emphasis">Existenz und Name:</text:span> Stelle sicher, dass du im Hauptverzeichnis deines Projekts (<text:span text:style-name="Source_20_Text">slot-buchungs-app/</text:span>) eine Datei namens genau <text:span text:style-name="Source_20_Text">.env</text:span> hast (nicht <text:span text:style-name="Source_20_Text">.env.txt</text:span> oder ähnlich). </text:p>
                  </text:list-item>
                  <text:list-item>
                    <text:p text:style-name="P46"><text:span text:style-name="Strong_20_Emphasis">Inhalt:</text:span> Öffne die <text:span text:style-name="Source_20_Text">.env</text:span>-Datei und überprüfe, ob die Zeile für <text:span text:style-name="Source_20_Text">MONGODB_URI</text:span> korrekt ist. </text:p>
                    <text:list>
                      <text:list-item>
                        <text:p text:style-name="P46">Es dürfen <text:span text:style-name="Strong_20_Emphasis">keine Leerzeichen</text:span> um das Gleichheitszeichen sein. </text:p>
                      </text:list-item>
                      <text:list-item>
                        <text:p text:style-name="P46">Der Variablenname muss exakt <text:span text:style-name="Source_20_Text">MONGODB_URI</text:span> lauten. </text:p>
                      </text:list-item>
                      <text:list-item>
                        <text:p text:style-name="P46"><text:span text:style-name="Strong_20_Emphasis">Beispiel für lokale MongoDB:</text:span> </text:p>
                        <text:p text:style-name="P47">Code-Snippet</text:p>
                        <text:p text:style-name="P48"><text:span text:style-name="Source_20_Text">PORT=5001</text:span></text:p>
                        <text:p text:style-name="P49"><text:span text:style-name="Source_20_Text">MONGODB_URI=mongodb://localhost:27017/slotBookingAppDB</text:span></text:p>
                        <text:p text:style-name="P46">(Ersetze <text:span text:style-name="Source_20_Text">slotBookingAppDB</text:span> durch den Namen, den deine Datenbank haben soll. MongoDB erstellt sie automatisch, falls sie nicht existiert.) </text:p>
                      </text:list-item>
                      <text:list-item>
                        <text:p text:style-name="P46"><text:span text:style-name="Strong_20_Emphasis">Beispiel für MongoDB Atlas (Cloud):</text:span> </text:p>
                        <text:p text:style-name="P47">Code-Snippet</text:p>
                        <text:p text:style-name="P48"><text:span text:style-name="Source_20_Text">PORT=5001</text:span></text:p>
                        <text:p text:style-name="P49"><text:span text:style-name="Source_20_Text">MONGODB_URI=mongodb+srv://DEIN_BENUTZERNAME:DEIN_PASSWORT@DEIN_CLUSTER_NAME.mongodb.net/DEIN_DB_NAME?retryWrites=true&amp;w=majority</text:span></text:p>
                        <text:p text:style-name="P46">(Ersetze die Platzhalter entsprechend.) </text:p>
                      </text:list-item>
                    </text:list>
                  </text:list-item>
                </text:list>
              </text:list-item>
              <text:list-item>
                <text:p text:style-name="P45"><text:span text:style-name="Strong_20_Emphasis">Position von </text:span><text:span text:style-name="Strong_20_Emphasis"><text:span text:style-name="Source_20_Text">dotenv.config()</text:span></text:span><text:span text:style-name="Strong_20_Emphasis">:</text:span> In deiner <text:span text:style-name="Source_20_Text">server.js</text:span> steht <text:span text:style-name="Source_20_Text">dotenv.config();</text:span> am Anfang, was korrekt ist. Das stellt sicher, dass die Variablen aus der <text:span text:style-name="Source_20_Text">.env</text:span>-Datei geladen werden, bevor andere Teile deines Codes (wie <text:span text:style-name="Source_20_Text">connectDB</text:span>) darauf zugreifen.</text:p>
              </text:list-item>
              <text:list-item>
                <text:p text:style-name="P45"><text:span text:style-name="Strong_20_Emphasis">MongoDB Server läuft?</text:span> Stelle sicher, dass dein MongoDB Server auch tatsächlich läuft (entweder lokal auf deinem Rechner oder dass die Verbindung zum Cloud-Dienst funktioniert).</text:p>
              </text:list-item>
              <text:list-item>
                <text:p text:style-name="P45"><text:soft-page-break/><text:span text:style-name="Strong_20_Emphasis">Debuggen des Werts:</text:span> Um zu sehen, was genau in <text:span text:style-name="Source_20_Text">config/db.js</text:span> ankommt, füge eine Testausgabe hinzu, bevor <text:span text:style-name="Source_20_Text">mongoose.connect</text:span> aufgerufen wird:</text:p>
                <text:p text:style-name="P47">JavaScript</text:p>
                <text:p text:style-name="P48"><text:span text:style-name="Source_20_Text">// config/db.js</text:span></text:p>
                <text:p text:style-name="P48"><text:span text:style-name="Source_20_Text">const mongoose = require('mongoose');</text:span></text:p>
                <text:p text:style-name="P48"><text:span text:style-name="Source_20_Text">// Optional: Lade dotenv hier auch, um sicherzugehen, falls db.js mal isoliert importiert wird.</text:span></text:p>
                <text:p text:style-name="P48"><text:span text:style-name="Source_20_Text">// Aber es sollte durch server.js eigentlich schon global verfügbar sein.</text:span></text:p>
                <text:p text:style-name="P48"><text:span text:style-name="Source_20_Text">// require('dotenv').config();</text:span></text:p>
                <text:p text:style-name="P48"/>
                <text:p text:style-name="P48"><text:span text:style-name="Source_20_Text">const connectDB = async () =&gt; {</text:span></text:p>
                <text:p text:style-name="P48"><text:span text:style-name="Source_20_Text"><text:s text:c="2"/>try {</text:span></text:p>
                <text:p text:style-name="P48"><text:span text:style-name="Source_20_Text"><text:s text:c="4"/>console.log('Versuche MongoDB zu verbinden mit URI:', process.env.MONGODB_URI); // &lt;-- DEBUG-ZEILE</text:span></text:p>
                <text:p text:style-name="P48"><text:span text:style-name="Source_20_Text"><text:s text:c="4"/>const conn = await mongoose.connect(process.env.MONGODB_URI);</text:span></text:p>
                <text:p text:style-name="P48"><text:span text:style-name="Source_20_Text"><text:s text:c="4"/>console.log(`MongoDB Connected: ${conn.connection.host}`);</text:span></text:p>
                <text:p text:style-name="P48"><text:span text:style-name="Source_20_Text"><text:s text:c="2"/>} catch (error) {</text:span></text:p>
                <text:p text:style-name="P48"><text:span text:style-name="Source_20_Text"><text:s text:c="4"/>console.error(`Error connecting to MongoDB: ${error.message}`);</text:span></text:p>
                <text:p text:style-name="P48"><text:span text:style-name="Source_20_Text"><text:s text:c="4"/>console.error('Fehlerdetails:', error); // &lt;-- MEHR FEHLERDETAILS</text:span></text:p>
                <text:p text:style-name="P48"><text:span text:style-name="Source_20_Text"><text:s text:c="4"/>process.exit(1);</text:span></text:p>
                <text:p text:style-name="P48"><text:span text:style-name="Source_20_Text"><text:s text:c="2"/>}</text:span></text:p>
                <text:p text:style-name="P48"><text:span text:style-name="Source_20_Text">};</text:span></text:p>
                <text:p text:style-name="P48"/>
                <text:p text:style-name="P49"><text:span text:style-name="Source_20_Text">module.exports = connectDB;</text:span></text:p>
                <text:p text:style-name="P45">Wenn du jetzt <text:span text:style-name="Source_20_Text">npm run dev</text:span> startest, was wird in der Zeile <text:span text:style-name="Source_20_Text">Versuche MongoDB zu verbinden mit URI:</text:span> ausgegeben? Wenn dort <text:span text:style-name="Source_20_Text">undefined</text:span> steht, wird die Variable definitiv nicht korrekt aus der <text:span text:style-name="Source_20_Text">.env</text:span>-Datei geladen.</text:p>
              </text:list-item>
            </text:list>
            <text:p text:style-name="P11"><text:span text:style-name="Strong_20_Emphasis">Mögliche zusätzliche Fehlerquelle:</text:span> Manchmal, wenn man gerade erst eine <text:span text:style-name="Source_20_Text">.env</text:span>-Datei hinzugefügt hat, muss der Serverprozess (auch <text:span text:style-name="Source_20_Text">nodemon</text:span>) komplett neu gestartet werden, damit er die neue Datei erkennt. Ein einfaches Speichern reicht da nicht immer. Stoppe den <text:span text:style-name="Source_20_Text">nodemon</text:span>-Prozess (meist mit <text:span text:style-name="Source_20_Text">Strg+C</text:span> oder <text:span text:style-name="Source_20_Text">Cmd+C</text:span> im Terminal) und starte ihn mit <text:span text:style-name="Source_20_Text">npm run dev</text:span> erneut.</text:p>
            <text:p text:style-name="P11">Gehe diese Punkte bitte durch. Die häufigste Ursache ist ein kleiner Tippfehler oder eine falsche Platzierung der <text:span text:style-name="Source_20_Text">.env</text:span>-Datei oder ein Problem in ihrem Inhalt. Gib mir Bescheid, was die Debug-Ausgabe ergibt!</text:p>
          </text:section>
          <text:p text:style-name="P10"> Quellen</text:p>
          <text:section text:style-name="Sect1" text:name="feedback-form-4">
            <text:p text:style-name="P15"/>
          </text:section>
        </text:section>
        <text:section text:style-name="Sect1" text:name="861718cc0a354f7e">
          <text:p text:style-name="P13"><text:soft-page-break/></text:p>
          <text:section text:style-name="Sect1" text:name="user-query-content-5">
            <text:p text:style-name="P14">ja es war ein Tippfehler, jetzt funktioniert es und wir können weitermachen </text:p>
          </text:section>
          <text:p text:style-name="P15">K </text:p>
          <text:p text:style-name="P15">Kopie von „Coding-Assistent“ </text:p>
          <text:p text:style-name="P10">Benutzerdefiniertes Gem</text:p>
          <text:p text:style-name="P10">Gedankengang anzeigen</text:p>
          <text:section text:style-name="Sect2" text:name="model-response-message-contentr_861718cc0a354f7e">
            <text:p text:style-name="P13">Super, das freut mich zu hören! Tippfehler sind oft die heimtückischsten Probleme. :)</text:p>
            <text:p text:style-name="P11">Klasse, dann machen wir weiter wie geplant. Der nächste Schritt ist, unsere Mongoose-Schemas, die wir bereits detailliert besprochen haben, in die dafür vorgesehenen Dateien im <text:span text:style-name="Source_20_Text">models/</text:span>-Ordner einzufügen.</text:p>
            <text:p text:style-name="P11"><text:span text:style-name="Strong_20_Emphasis">Mongoose-Schemas in Dateien aufteilen</text:span></text:p>
            <text:p text:style-name="P11">Wir erstellen für jedes Schema eine eigene Datei. Das hält unseren Code übersichtlich und modular.</text:p>
            <text:list text:style-name="L13">
              <text:list-item>
                <text:p text:style-name="P50"><text:span text:style-name="Strong_20_Emphasis"><text:span text:style-name="Source_20_Text">models/Slot.js</text:span></text:span><text:span text:style-name="Strong_20_Emphasis">:</text:span></text:p>
                <text:p text:style-name="P51">JavaScript</text:p>
                <text:p text:style-name="P52"><text:span text:style-name="Source_20_Text">const mongoose = require('mongoose');</text:span></text:p>
                <text:p text:style-name="P52"><text:span text:style-name="Source_20_Text">const Schema = mongoose.Schema;</text:span></text:p>
                <text:p text:style-name="P52"/>
                <text:p text:style-name="P52"><text:span text:style-name="Source_20_Text">const slotSchema = new Schema({</text:span></text:p>
                <text:p text:style-name="P52"><text:span text:style-name="Source_20_Text"><text:s text:c="4"/>von: { type: String, required: true, index: true },</text:span></text:p>
                <text:p text:style-name="P52"><text:span text:style-name="Source_20_Text"><text:s text:c="4"/>bis: { type: String, required: true, index: true },</text:span></text:p>
                <text:p text:style-name="P52"><text:span text:style-name="Source_20_Text"><text:s text:c="4"/>Abfahrt: { type: Date, required: true },</text:span></text:p>
                <text:p text:style-name="P52"><text:span text:style-name="Source_20_Text"><text:s text:c="4"/>Ankunft: { type: Date, required: true },</text:span></text:p>
                <text:p text:style-name="P52"><text:span text:style-name="Source_20_Text"><text:s text:c="4"/>VerweisAufTopf: { type: Schema.Types.ObjectId, ref: 'Kapazitaetstopf' },</text:span></text:p>
                <text:p text:style-name="P52"><text:span text:style-name="Source_20_Text"><text:s text:c="4"/>Verkehrstag: { type: Date, required: true, index: true },</text:span></text:p>
                <text:p text:style-name="P52"><text:span text:style-name="Source_20_Text"><text:s text:c="4"/>Kalenderwoche: { type: Number, required: true, index: true },</text:span></text:p>
                <text:p text:style-name="P52"><text:span text:style-name="Source_20_Text"><text:s text:c="4"/>ListeDerAnfragen: [{ type: Schema.Types.ObjectId, ref: 'Anfrage' }],</text:span></text:p>
                <text:p text:style-name="P52"><text:span text:style-name="Source_20_Text"><text:s text:c="4"/>Verkehrsart: { type: String, required: true, index: true }</text:span></text:p>
                <text:p text:style-name="P52"><text:span text:style-name="Source_20_Text">}, { timestamps: true });</text:span></text:p>
                <text:p text:style-name="P52"/>
                <text:p text:style-name="P53"><text:span text:style-name="Source_20_Text">module.exports = mongoose.model('Slot', slotSchema);</text:span></text:p>
              </text:list-item>
              <text:list-item>
                <text:p text:style-name="P50"><text:span text:style-name="Strong_20_Emphasis"><text:span text:style-name="Source_20_Text">models/Anfrage.js</text:span></text:span><text:span text:style-name="Strong_20_Emphasis">:</text:span></text:p>
                <text:p text:style-name="P51">JavaScript</text:p>
                <text:p text:style-name="P52"><text:span text:style-name="Source_20_Text">const mongoose = require('mongoose');</text:span></text:p>
                <text:p text:style-name="P52"><text:span text:style-name="Source_20_Text">const Schema = mongoose.Schema;</text:span></text:p>
                <text:p text:style-name="P52"><text:soft-page-break/></text:p>
                <text:p text:style-name="P52"><text:span text:style-name="Source_20_Text">const anfrageSchema = new Schema({</text:span></text:p>
                <text:p text:style-name="P52"><text:span text:style-name="Source_20_Text"><text:s text:c="4"/>Zugnummer: { type: String, required: true, index: true },</text:span></text:p>
                <text:p text:style-name="P52"><text:span text:style-name="Source_20_Text"><text:s text:c="4"/>ListeDerBefahrenenSlots: [{ type: Schema.Types.ObjectId, ref: 'Slot', required: true }],</text:span></text:p>
                <text:p text:style-name="P52"><text:span text:style-name="Source_20_Text"><text:s text:c="4"/>Verkehrsart: { type: String, required: true },</text:span></text:p>
                <text:p text:style-name="P52"><text:span text:style-name="Source_20_Text"><text:s text:c="4"/>Verkehrstag: { type: Date, required: true }, // Gesamt-Verkehrstag der Anfrage</text:span></text:p>
                <text:p text:style-name="P52"><text:span text:style-name="Source_20_Text"><text:s text:c="4"/>Zeitraum: {</text:span></text:p>
                <text:p text:style-name="P52"><text:span text:style-name="Source_20_Text"><text:s text:c="8"/>start: { type: Date, required: true },</text:span></text:p>
                <text:p text:style-name="P52"><text:span text:style-name="Source_20_Text"><text:s text:c="8"/>ende: { type: Date, required: true }</text:span></text:p>
                <text:p text:style-name="P52"><text:span text:style-name="Source_20_Text"><text:s text:c="4"/>},</text:span></text:p>
                <text:p text:style-name="P52"><text:span text:style-name="Source_20_Text"><text:s text:c="4"/>Email: { type: String, required: true },</text:span></text:p>
                <text:p text:style-name="P52"><text:span text:style-name="Source_20_Text"><text:s text:c="4"/>EVU: { type: String, required: true },</text:span></text:p>
                <text:p text:style-name="P52"><text:span text:style-name="Source_20_Text"><text:s text:c="4"/>Entgelt: { type: Number, required: true },</text:span></text:p>
                <text:p text:style-name="P52"><text:span text:style-name="Source_20_Text"><text:s text:c="4"/>Status: {</text:span></text:p>
                <text:p text:style-name="P52"><text:span text:style-name="Source_20_Text"><text:s text:c="8"/>type: String,</text:span></text:p>
                <text:p text:style-name="P52"><text:span text:style-name="Source_20_Text"><text:s text:c="8"/>required: true,</text:span></text:p>
                <text:p text:style-name="P52"><text:span text:style-name="Source_20_Text"><text:s text:c="8"/>enum: ['eingegangen', 'validiert', 'ungueltig', 'in_konfliktpruefung', 'bestaetigt', 'abgelehnt_kapazitaet', 'abgelehnt_koordination'],</text:span></text:p>
                <text:p text:style-name="P52"><text:span text:style-name="Source_20_Text"><text:s text:c="8"/>default: 'eingegangen'</text:span></text:p>
                <text:p text:style-name="P52"><text:span text:style-name="Source_20_Text"><text:s text:c="4"/>},</text:span></text:p>
                <text:p text:style-name="P52"><text:span text:style-name="Source_20_Text"><text:s text:c="4"/>Validierungsfehler: [{ type: String }] // Array für Fehlermeldungen bei Validierung</text:span></text:p>
                <text:p text:style-name="P52"><text:span text:style-name="Source_20_Text">}, { timestamps: true });</text:span></text:p>
                <text:p text:style-name="P52"/>
                <text:p text:style-name="P53"><text:span text:style-name="Source_20_Text">module.exports = mongoose.model('Anfrage', anfrageSchema);</text:span></text:p>
              </text:list-item>
              <text:list-item>
                <text:p text:style-name="P50"><text:span text:style-name="Strong_20_Emphasis"><text:span text:style-name="Source_20_Text">models/Kapazitaetstopf.js</text:span></text:span><text:span text:style-name="Strong_20_Emphasis">:</text:span></text:p>
                <text:p text:style-name="P51">JavaScript</text:p>
                <text:p text:style-name="P52"><text:span text:style-name="Source_20_Text">const mongoose = require('mongoose');</text:span></text:p>
                <text:p text:style-name="P52"><text:span text:style-name="Source_20_Text">const Schema = mongoose.Schema;</text:span></text:p>
                <text:p text:style-name="P52"/>
                <text:p text:style-name="P52"><text:span text:style-name="Source_20_Text">const kapazitaetstopfSchema = new Schema({</text:span></text:p>
                <text:p text:style-name="P52"><text:span text:style-name="Source_20_Text"><text:s text:c="4"/>TopfID: { type: String, required: true, unique: true, index: true }, // Eindeutige, menschenlesbare ID</text:span></text:p>
                <text:p text:style-name="P52"><text:span text:style-name="Source_20_Text"><text:s text:c="4"/>Abschnitt: { type: String, required: true },</text:span></text:p>
                <text:p text:style-name="P52"><text:span text:style-name="Source_20_Text"><text:s text:c="4"/>Verkehrsart: { type: String, required: true },</text:span></text:p>
                <text:p text:style-name="P52"><text:span text:style-name="Source_20_Text"><text:s text:c="4"/>ListeDerSlots: [{ type: Schema.Types.ObjectId, ref: 'Slot' }],</text:span></text:p>
                <text:p text:style-name="P52"><text:span text:style-name="Source_20_Text"><text:s text:c="4"/>maxKapazitaet: { type: Number, required: true },</text:span></text:p>
                <text:p text:style-name="P52"><text:span text:style-name="Source_20_Text"><text:s text:c="4"/>Zeitfenster: { // Ggf. spezifisches Zeitfenster am Verkehrstag</text:span></text:p>
                <text:p text:style-name="P52"><text:span text:style-name="Source_20_Text"><text:s text:c="8"/>startStunde: { type: Number, min: 0, max: 23 },</text:span></text:p>
                <text:p text:style-name="P52"><text:span text:style-name="Source_20_Text"><text:s text:c="8"/>startMinute: { type: Number, min: 0, max: 59 },</text:span></text:p>
                <text:p text:style-name="P52"><text:span text:style-name="Source_20_Text"><text:s text:c="8"/>endStunde: { type: Number, min: 0, max: 23 },</text:span></text:p>
                <text:p text:style-name="P52"><text:soft-page-break/><text:span text:style-name="Source_20_Text"><text:s text:c="8"/>endMinute: { type: Number, min: 0, max: 59 }</text:span></text:p>
                <text:p text:style-name="P52"><text:span text:style-name="Source_20_Text"><text:s text:c="4"/>},</text:span></text:p>
                <text:p text:style-name="P52"><text:span text:style-name="Source_20_Text"><text:s text:c="4"/>Kalenderwoche: { type: Number, required: true, index: true },</text:span></text:p>
                <text:p text:style-name="P52"><text:span text:style-name="Source_20_Text"><text:s text:c="4"/>Verkehrstag: { type: Date, required: true, index: true }, // Spezifischer Tag</text:span></text:p>
                <text:p text:style-name="P52"><text:span text:style-name="Source_20_Text"><text:s text:c="4"/>ListeDerAnfragen: [{ type: Schema.Types.ObjectId, ref: 'Anfrage' }], // Zugewiesene Anfragen</text:span></text:p>
                <text:p text:style-name="P52"><text:span text:style-name="Source_20_Text"><text:s text:c="4"/>TopfIDVorgänger: { type: Schema.Types.ObjectId, ref: 'Kapazitaetstopf', default: null },</text:span></text:p>
                <text:p text:style-name="P52"><text:span text:style-name="Source_20_Text"><text:s text:c="4"/>TopfIDNachfolger: { type: Schema.Types.ObjectId, ref: 'Kapazitaetstopf', default: null }</text:span></text:p>
                <text:p text:style-name="P52"><text:span text:style-name="Source_20_Text">}, { timestamps: true });</text:span></text:p>
                <text:p text:style-name="P52"/>
                <text:p text:style-name="P53"><text:span text:style-name="Source_20_Text">module.exports = mongoose.model('Kapazitaetstopf', kapazitaetstopfSchema);</text:span></text:p>
              </text:list-item>
              <text:list-item>
                <text:p text:style-name="P50"><text:span text:style-name="Strong_20_Emphasis"><text:span text:style-name="Source_20_Text">models/KonfliktDokumentation.js</text:span></text:span><text:span text:style-name="Strong_20_Emphasis">:</text:span></text:p>
                <text:p text:style-name="P51">JavaScript</text:p>
                <text:p text:style-name="P52"><text:span text:style-name="Source_20_Text">const mongoose = require('mongoose');</text:span></text:p>
                <text:p text:style-name="P52"><text:span text:style-name="Source_20_Text">const Schema = mongoose.Schema;</text:span></text:p>
                <text:p text:style-name="P52"/>
                <text:p text:style-name="P52"><text:span text:style-name="Source_20_Text">const konfliktDokumentationSchema = new Schema({</text:span></text:p>
                <text:p text:style-name="P52"><text:span text:style-name="Source_20_Text"><text:s text:c="4"/>beteiligteAnfragen: [{ type: Schema.Types.ObjectId, ref: 'Anfrage', required: true }],</text:span></text:p>
                <text:p text:style-name="P52"><text:span text:style-name="Source_20_Text"><text:s text:c="4"/>zugewieseneAnfragen: [{ type: Schema.Types.ObjectId, ref: 'Anfrage' }],</text:span></text:p>
                <text:p text:style-name="P52"><text:span text:style-name="Source_20_Text"><text:s text:c="4"/>abgelehnteAnfragenEntgeltvergleich: [{ type: Schema.Types.ObjectId, ref: 'Anfrage' }],</text:span></text:p>
                <text:p text:style-name="P52"><text:span text:style-name="Source_20_Text"><text:s text:c="4"/>abgelehnteAnfragenHoechstpreis: [{ type: Schema.Types.ObjectId, ref: 'Anfrage' }],</text:span></text:p>
                <text:p text:style-name="P52"><text:span text:style-name="Source_20_Text"><text:s text:c="4"/>ReihungEntgelt: [{</text:span></text:p>
                <text:p text:style-name="P52"><text:span text:style-name="Source_20_Text"><text:s text:c="8"/>anfrage: { type: Schema.Types.ObjectId, ref: 'Anfrage' },</text:span></text:p>
                <text:p text:style-name="P52"><text:span text:style-name="Source_20_Text"><text:s text:c="8"/>entgelt: Number,</text:span></text:p>
                <text:p text:style-name="P52"><text:span text:style-name="Source_20_Text"><text:s text:c="8"/>rang: Number</text:span></text:p>
                <text:p text:style-name="P52"><text:span text:style-name="Source_20_Text"><text:s text:c="4"/>}],</text:span></text:p>
                <text:p text:style-name="P52"><text:span text:style-name="Source_20_Text"><text:s text:c="4"/>ListeGeboteHoechstpreis: [{</text:span></text:p>
                <text:p text:style-name="P52"><text:span text:style-name="Source_20_Text"><text:s text:c="8"/>anfrage: { type: Schema.Types.ObjectId, ref: 'Anfrage' },</text:span></text:p>
                <text:p text:style-name="P52"><text:span text:style-name="Source_20_Text"><text:s text:c="8"/>gebot: Number</text:span></text:p>
                <text:p text:style-name="P52"><text:span text:style-name="Source_20_Text"><text:s text:c="4"/>}],</text:span></text:p>
                <text:p text:style-name="P52"><text:span text:style-name="Source_20_Text"><text:s text:c="4"/>ListeAnfragenMitVerzicht: [{ type: Schema.Types.ObjectId, ref: 'Anfrage' }],</text:span></text:p>
                <text:p text:style-name="P52"><text:span text:style-name="Source_20_Text"><text:s text:c="4"/>ListeAnfragenVerschubKoordination: [{</text:span></text:p>
                <text:p text:style-name="P52"><text:span text:style-name="Source_20_Text"><text:s text:c="8"/>anfrage: { type: Schema.Types.ObjectId, ref: 'Anfrage' },</text:span></text:p>
                <text:p text:style-name="P52"><text:soft-page-break/><text:span text:style-name="Source_20_Text"><text:s text:c="8"/>details: String // z.B. neue Slot-Zuweisung, geänderte Zeiten</text:span></text:p>
                <text:p text:style-name="P52"><text:span text:style-name="Source_20_Text"><text:s text:c="4"/>}],</text:span></text:p>
                <text:p text:style-name="P52"><text:span text:style-name="Source_20_Text"><text:s text:c="4"/>erstellungsdatum: { type: Date, default: Date.now },</text:span></text:p>
                <text:p text:style-name="P52"><text:span text:style-name="Source_20_Text"><text:s text:c="4"/>abschlussdatum: { type: Date },</text:span></text:p>
                <text:p text:style-name="P52"><text:span text:style-name="Source_20_Text"><text:s text:c="4"/>status: {</text:span></text:p>
                <text:p text:style-name="P52"><text:span text:style-name="Source_20_Text"><text:s text:c="8"/>type: String,</text:span></text:p>
                <text:p text:style-name="P52"><text:span text:style-name="Source_20_Text"><text:s text:c="8"/>required: true,</text:span></text:p>
                <text:p text:style-name="P52"><text:span text:style-name="Source_20_Text"><text:s text:c="8"/>enum: ['offen', 'in_bearbeitung', 'geloest', 'eskaliert'],</text:span></text:p>
                <text:p text:style-name="P52"><text:span text:style-name="Source_20_Text"><text:s text:c="8"/>default: 'offen'</text:span></text:p>
                <text:p text:style-name="P52"><text:span text:style-name="Source_20_Text"><text:s text:c="4"/>},</text:span></text:p>
                <text:p text:style-name="P52"><text:span text:style-name="Source_20_Text"><text:s text:c="4"/>notizen: String,</text:span></text:p>
                <text:p text:style-name="P52"><text:span text:style-name="Source_20_Text"><text:s text:c="4"/>ausloesenderKapazitaetstopf: { type: Schema.Types.ObjectId, ref: 'Kapazitaetstopf', required: true }</text:span></text:p>
                <text:p text:style-name="P52"><text:span text:style-name="Source_20_Text">}, { timestamps: true });</text:span></text:p>
                <text:p text:style-name="P52"/>
                <text:p text:style-name="P53"><text:span text:style-name="Source_20_Text">module.exports = mongoose.model('KonfliktDokumentation', konfliktDokumentationSchema);</text:span></text:p>
              </text:list-item>
            </text:list>
            <text:p text:style-name="P11">Bitte erstelle diese vier Dateien (<text:span text:style-name="Source_20_Text">Slot.js</text:span>, <text:span text:style-name="Source_20_Text">Anfrage.js</text:span>, <text:span text:style-name="Source_20_Text">Kapazitaetstopf.js</text:span>, <text:span text:style-name="Source_20_Text">KonfliktDokumentation.js</text:span>) im <text:span text:style-name="Source_20_Text">models/</text:span>-Ordner und kopiere den jeweiligen Code hinein.</text:p>
            <text:p text:style-name="P11"><text:span text:style-name="Strong_20_Emphasis">Kurze Überprüfung der Schemas – ist alles noch aktuell?</text:span></text:p>
            <text:list text:style-name="L14">
              <text:list-item>
                <text:p text:style-name="P54">Sind alle Felder, die wir besprochen haben, enthalten? </text:p>
              </text:list-item>
              <text:list-item>
                <text:p text:style-name="P54">Passen die Datentypen (<text:span text:style-name="Source_20_Text">String</text:span>, <text:span text:style-name="Source_20_Text">Date</text:span>, <text:span text:style-name="Source_20_Text">Number</text:span>, <text:span text:style-name="Source_20_Text">ObjectId</text:span>, <text:span text:style-name="Source_20_Text">Array</text:span>)? </text:p>
              </text:list-item>
              <text:list-item>
                <text:p text:style-name="P54">Die <text:span text:style-name="Source_20_Text">ref</text:span>-Angaben für die Verknüpfungen zwischen den Modellen sehen korrekt aus. </text:p>
              </text:list-item>
              <text:list-item>
                <text:p text:style-name="P55">Die <text:span text:style-name="Source_20_Text">enum</text:span>-Werte für die <text:span text:style-name="Source_20_Text">Status</text:span>-Felder – sind diese vollständig oder möchtest du hier noch etwas anpassen? </text:p>
              </text:list-item>
            </text:list>
            <text:p text:style-name="P11">Wenn diese Modelle so für dich passen, können wir direkt zum nächsten spannenden Teil übergehen: <text:span text:style-name="Strong_20_Emphasis">die Definition der API-Endpunkte</text:span>. Wir überlegen uns, welche URLs wir für welche Aktionen benötigen (z.B. um Slots zu erstellen, Anfragen einzureichen, Konflikte anzuzeigen etc.).</text:p>
            <text:p text:style-name="P11">Bist du bereit dafür?</text:p>
          </text:section>
          <text:section text:style-name="Sect1" text:name="feedback-form-5">
            <text:p text:style-name="P15"/>
          </text:section>
        </text:section>
        <text:section text:style-name="Sect1" text:name="807265987def85ad">
          <text:p text:style-name="P13"/>
          <text:section text:style-name="Sect1" text:name="user-query-content-6">
            <text:p text:style-name="P14">im Slot ist die Ankunft und die Abfahrt eine Uhrzeit in ganzen Minuten zwischen 0 und 24 Uhr, Der Verkehrstag kann nur zwei Werte annehmen: Mo-Fr und Sa+So, die Verkehrsart kann nur 3 Werte annehmen: SPFV, SPNV, SGV </text:p>
            <text:p text:style-name="P56"/>
            <text:p text:style-name="P56"><text:soft-page-break/>bei der Anfrage kann der Verkehrstag kann nur drei Werte annehmen: Mo-Fr, Sa+So oder täglich, die Verkehrsart kann nur 3 Werte annehmen: SPFV, SPNV oder SGV, es soll auch eine sprechende ID zusammengesetzt aus EVU und Zugnummer geben, das Entgelt ist ein Preis in EUR mit zwei Nachkommastellen und wird erst später berechnet </text:p>
            <text:p text:style-name="P56"/>
            <text:p text:style-name="P56">beim Kapazitätstopf kann der Verkehrstag nur zwei Werte annehmen: Mo-Fr und Sa+So, die Verkehrsart kann nur 4 Werte annehmen: SPFV, SPNV, SGV und ALLE, die maximale Kapazität wird erst später berechnet und ergänzt, das Zeitfenster ist immer 2h lang und kann 12 Werte annehmen 05-07, 07-09, 09-11, 11-13, 13-15, 15-17, 17-19, 19-21, 21-23, 23-01, 01-03 und 03-05 </text:p>
          </text:section>
          <text:p text:style-name="P15">K </text:p>
          <text:p text:style-name="P15">Kopie von „Coding-Assistent“ </text:p>
          <text:p text:style-name="P10">Benutzerdefiniertes Gem</text:p>
          <text:p text:style-name="P10">Gedankengang anzeigen</text:p>
          <text:section text:style-name="Sect2" text:name="model-response-message-contentr_807265987def85ad">
            <text:p text:style-name="P13">Wunderbar, das sind sehr wichtige Präzisierungen! Vielen Dank, das hilft uns, die Datenmodelle noch genauer auf deine Bedürfnisse zuzuschneiden.</text:p>
            <text:p text:style-name="P11">Ich werde die Mongoose-Schemas jetzt entsprechend deinen Angaben anpassen.</text:p>
            <text:p text:style-name="P11"><text:span text:style-name="Strong_20_Emphasis">Angepasste Mongoose-Schemas:</text:span></text:p>
            <text:p text:style-name="P57"/>
            <text:p text:style-name="P11"><text:span text:style-name="Strong_20_Emphasis">1. </text:span><text:span text:style-name="Strong_20_Emphasis"><text:span text:style-name="Source_20_Text">models/Slot.js</text:span></text:span></text:p>
            <text:p text:style-name="P11">Änderungen:</text:p>
            <text:list text:style-name="L15">
              <text:list-item>
                <text:p text:style-name="P58"><text:span text:style-name="Source_20_Text">Abfahrt</text:span> und <text:span text:style-name="Source_20_Text">Ankunft</text:span>: Werden jetzt als Objekte mit <text:span text:style-name="Source_20_Text">stunde</text:span> und <text:span text:style-name="Source_20_Text">minute</text:span> gespeichert, um die Uhrzeit exakt abzubilden. </text:p>
              </text:list-item>
              <text:list-item>
                <text:p text:style-name="P58"><text:span text:style-name="Source_20_Text">Verkehrstag</text:span>: Wird ein String mit den erlaubten Werten <text:span text:style-name="Source_20_Text">Mo-Fr</text:span> und <text:span text:style-name="Source_20_Text">Sa+So</text:span>. </text:p>
              </text:list-item>
              <text:list-item>
                <text:p text:style-name="P59"><text:span text:style-name="Source_20_Text">Verkehrsart</text:span>: Wird ein String mit den erlaubten Werten <text:span text:style-name="Source_20_Text">SPFV</text:span>, <text:span text:style-name="Source_20_Text">SPNV</text:span>, <text:span text:style-name="Source_20_Text">SGV</text:span>. </text:p>
              </text:list-item>
            </text:list>
            <text:p text:style-name="P13">JavaScript</text:p>
            <text:p text:style-name="P24"><text:span text:style-name="Source_20_Text">// models/Slot.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slotSchema = new Schema({</text:span></text:p>
            <text:p text:style-name="P24"><text:span text:style-name="Source_20_Text"><text:s text:c="4"/>von: { type: String, required: true, index: true }, // Abfahrtsort/-punkt</text:span></text:p>
            <text:p text:style-name="P24"><text:span text:style-name="Source_20_Text"><text:s text:c="4"/>bis: { type: String, required: true, index: true }, // Ankunftsort/-punkt</text:span></text:p>
            <text:p text:style-name="P24"><text:span text:style-name="Source_20_Text"><text:s text:c="4"/>Abfahrt: { // Genaue Abfahrtszeit als Stunde und Minute</text:span></text:p>
            <text:p text:style-name="P24"><text:soft-page-break/><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Ankunft: { // Genaue Ankunftszeit als Stunde und Minute</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VerweisAufTopf: { type: Schema.Types.ObjectId, ref: 'Kapazitaetstopf' },</text:span></text:p>
            <text:p text:style-name="P24"><text:span text:style-name="Source_20_Text"><text:s text:c="4"/>Verkehrstag: { // Betriebstage-Gruppe des Slots</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 // Nur diese zwei Werte sind erlaubt</text:span></text:p>
            <text:p text:style-name="P24"><text:span text:style-name="Source_20_Text"><text:s text:c="8"/>index: true</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ListeDerAnfragen: [{ type: Schema.Types.ObjectId, ref: 'Anfrage' }],</text:span></text:p>
            <text:p text:style-name="P24"><text:span text:style-name="Source_20_Text"><text:s text:c="4"/>Verkehrsart: { // Art des Verkehrs für den Slot</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 // Nur diese drei Werte sind erlaubt</text:span></text:p>
            <text:p text:style-name="P24"><text:span text:style-name="Source_20_Text"><text:s text:c="8"/>index: true</text:span></text:p>
            <text:p text:style-name="P24"><text:span text:style-name="Source_20_Text"><text:s text:c="4"/>}</text:span></text:p>
            <text:p text:style-name="P24"><text:span text:style-name="Source_20_Text">}, { timestamps: true });</text:span></text:p>
            <text:p text:style-name="P24"/>
            <text:p text:style-name="P24"><text:span text:style-name="Source_20_Text">// Hilfsmethode, um Abfahrt/Ankunft als String "HH:MM" zu bekommen (optional)</text:span></text:p>
            <text:p text:style-name="P24"><text:span text:style-name="Source_20_Text">slotSchema.methods.getAbfahrtFormatted = function() {</text:span></text:p>
            <text:p text:style-name="P24"><text:span text:style-name="Source_20_Text"><text:s text:c="4"/>return `${String(this.Abfahrt.stunde).padStart(2, '0')}:${String(this.Abfahrt.minute).padStart(2, '0')}`;</text:span></text:p>
            <text:p text:style-name="P24"><text:span text:style-name="Source_20_Text">};</text:span></text:p>
            <text:p text:style-name="P24"/>
            <text:p text:style-name="P24"><text:span text:style-name="Source_20_Text">slotSchema.methods.getAnkunftFormatted = function() {</text:span></text:p>
            <text:p text:style-name="P24"><text:span text:style-name="Source_20_Text"><text:s text:c="4"/>return `${String(this.Ankunft.stunde).padStart(2, '0')}:${String(this.Ankunft.minute).padStart(2, '0')}`;</text:span></text:p>
            <text:p text:style-name="P24"><text:span text:style-name="Source_20_Text">};</text:span></text:p>
            <text:p text:style-name="P24"/>
            <text:p text:style-name="P25"><text:span text:style-name="Source_20_Text">module.exports = mongoose.model('Slot', slotSchema);</text:span></text:p>
            <text:p text:style-name="P11"><text:span text:style-name="Emphasis">Erläuterung zu </text:span><text:span text:style-name="Emphasis"><text:span text:style-name="Source_20_Text">Abfahrt</text:span></text:span><text:span text:style-name="Emphasis">/</text:span><text:span text:style-name="Emphasis"><text:span text:style-name="Source_20_Text">Ankunft</text:span></text:span>: Die Speicherung als Stunde/Minute-Objekt ist präzise. Du könntest auch erwägen, es als Anzahl der Minuten seit Mitternacht (0-1439) zu speichern, wenn du viele Berechnungen damit durchführen musst. Die aktuelle Objektstruktur ist aber sehr klar. Ich habe beispielhaft virtuelle Methoden hinzugefügt, um die Zeiten formatiert auszugeben.</text:p>
            <text:p text:style-name="P57"><text:soft-page-break/></text:p>
            <text:p text:style-name="P11"><text:span text:style-name="Strong_20_Emphasis">2. </text:span><text:span text:style-name="Strong_20_Emphasis"><text:span text:style-name="Source_20_Text">models/Anfrage.js</text:span></text:span></text:p>
            <text:p text:style-name="P11">Änderungen:</text:p>
            <text:list text:style-name="L16">
              <text:list-item>
                <text:p text:style-name="P60"><text:span text:style-name="Source_20_Text">Verkehrstag</text:span>: Wird ein String mit den erlaubten Werten <text:span text:style-name="Source_20_Text">Mo-Fr</text:span>, <text:span text:style-name="Source_20_Text">Sa+So</text:span>, <text:span text:style-name="Source_20_Text">täglich</text:span>. </text:p>
              </text:list-item>
              <text:list-item>
                <text:p text:style-name="P60"><text:span text:style-name="Source_20_Text">Verkehrsart</text:span>: Wird ein String mit den erlaubten Werten <text:span text:style-name="Source_20_Text">SPFV</text:span>, <text:span text:style-name="Source_20_Text">SPNV</text:span>, <text:span text:style-name="Source_20_Text">SGV</text:span>. </text:p>
              </text:list-item>
              <text:list-item>
                <text:p text:style-name="P60"><text:span text:style-name="Source_20_Text">AnfrageID_Sprechend</text:span>: Neues Feld für die ID aus EVU + Zugnummer, sollte eindeutig sein. </text:p>
              </text:list-item>
              <text:list-item>
                <text:p text:style-name="P60"><text:span text:style-name="Source_20_Text">Entgelt</text:span>: Ist jetzt nicht mehr <text:span text:style-name="Source_20_Text">required</text:span> bei der Erstellung und wird als <text:span text:style-name="Source_20_Text">Number</text:span> gespeichert. </text:p>
                <text:list>
                  <text:list-item>
                    <text:p text:style-name="P60"><text:span text:style-name="Emphasis">Hinweis zum Entgelt</text:span>: Für Geldbeträge ist es oft am besten, sie als Integer in der kleinsten Einheit (z.B. Cent) zu speichern, um Rundungsfehler bei Fließkommazahlen zu vermeiden. Wenn du <text:span text:style-name="Source_20_Text">Number</text:span> verwendest, achte bei Berechnungen und der Anzeige auf die korrekte Handhabung von Dezimalstellen. </text:p>
                  </text:list-item>
                </text:list>
              </text:list-item>
              <text:list-item>
                <text:p text:style-name="P61"><text:span text:style-name="Source_20_Text">Zeitraum</text:span> (<text:span text:style-name="Source_20_Text">start</text:span>/<text:span text:style-name="Source_20_Text">ende</text:span>): Behalte ich als <text:span text:style-name="Source_20_Text">Date</text:span>, da dies den übergeordneten Gültigkeitszeitraum einer Anfrage über spezifische Kalendertage definieren kann, was von den relativen Zeitangaben der Slots (nur HH:MM) und den allgemeinen Verkehrstagsgruppen (Mo-Fr) abweicht. Dies scheint sinnvoll für die Gesamtplanung einer Anfrage. </text:p>
              </text:list-item>
            </text:list>
            <text:p text:style-name="P13">JavaScript</text:p>
            <text:p text:style-name="P24"><text:span text:style-name="Source_20_Text">// models/Anfrage.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anfrageSchema = new Schema({</text:span></text:p>
            <text:p text:style-name="P24"><text:span text:style-name="Source_20_Text"><text:s text:c="4"/>Zugnummer: { type: String, required: true, index: true },</text:span></text:p>
            <text:p text:style-name="P24"><text:span text:style-name="Source_20_Text"><text:s text:c="4"/>EVU: { type: String, required: true, index: true }, // Für die sprechende ID relevant</text:span></text:p>
            <text:p text:style-name="P24"><text:span text:style-name="Source_20_Text"><text:s text:c="4"/>AnfrageID_Sprechend: { type: String, unique: true, sparse: true, index: true }, // Eindeutige, zusammengesetzte ID</text:span></text:p>
            <text:p text:style-name="P24"><text:span text:style-name="Source_20_Text"><text:s text:c="4"/>ListeDerBefahrenenSlots: [{ type: Schema.Types.ObjectId, ref: 'Slot', required: true }],</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4"/>},</text:span></text:p>
            <text:p text:style-name="P24"><text:span text:style-name="Source_20_Text"><text:s text:c="4"/>Verkehrstag: { // Betriebstage-Gruppe der Anfrage</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 'täglich']</text:span></text:p>
            <text:p text:style-name="P24"><text:soft-page-break/><text:span text:style-name="Source_20_Text"><text:s text:c="4"/>},</text:span></text:p>
            <text:p text:style-name="P24"><text:span text:style-name="Source_20_Text"><text:s text:c="4"/>Zeitraum: { // Der übergreifende Gültigkeitszeitraum der Anfrage (spezifische Daten)</text:span></text:p>
            <text:p text:style-name="P24"><text:span text:style-name="Source_20_Text"><text:s text:c="8"/>start: { type: Date, required: true },</text:span></text:p>
            <text:p text:style-name="P24"><text:span text:style-name="Source_20_Text"><text:s text:c="8"/>ende: { type: Date, required: true }</text:span></text:p>
            <text:p text:style-name="P24"><text:span text:style-name="Source_20_Text"><text:s text:c="4"/>},</text:span></text:p>
            <text:p text:style-name="P24"><text:span text:style-name="Source_20_Text"><text:s text:c="4"/>Email: { type: String, required: true },</text:span></text:p>
            <text:p text:style-name="P24"><text:span text:style-name="Source_20_Text"><text:s text:c="4"/>Entgelt: { type: Number, default: null }, // Wird später berechnet, nicht initial erforderlich</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eingegangen', 'validiert', 'ungueltig', 'in_konfliktpruefung', 'bestaetigt', 'abgelehnt_kapazitaet', 'abgelehnt_koordination'],</text:span></text:p>
            <text:p text:style-name="P24"><text:span text:style-name="Source_20_Text"><text:s text:c="8"/>default: 'eingegangen'</text:span></text:p>
            <text:p text:style-name="P24"><text:span text:style-name="Source_20_Text"><text:s text:c="4"/>},</text:span></text:p>
            <text:p text:style-name="P24"><text:span text:style-name="Source_20_Text"><text:s text:c="4"/>Validierungsfehler: [{ type: String }]</text:span></text:p>
            <text:p text:style-name="P24"><text:span text:style-name="Source_20_Text">}, { timestamps: true });</text:span></text:p>
            <text:p text:style-name="P24"/>
            <text:p text:style-name="P24"><text:span text:style-name="Source_20_Text">// Pre-save Hook zum Generieren der sprechenden ID</text:span></text:p>
            <text:p text:style-name="P24"><text:span text:style-name="Source_20_Text">anfrageSchema.pre('save', function(next) {</text:span></text:p>
            <text:p text:style-name="P24"><text:span text:style-name="Source_20_Text"><text:s text:c="4"/>if (this.isModified('EVU') || this.isModified('Zugnummer') || !this.AnfrageID_Sprechend) {</text:span></text:p>
            <text:p text:style-name="P24"><text:span text:style-name="Source_20_Text"><text:s text:c="8"/>this.AnfrageID_Sprechend = `${this.EVU}-${this.Zugnummer}`;</text:span></text:p>
            <text:p text:style-name="P24"><text:span text:style-name="Source_20_Text"><text:s text:c="4"/>}</text:span></text:p>
            <text:p text:style-name="P24"><text:span text:style-name="Source_20_Text"><text:s text:c="4"/>// Hier könnte man noch eine Logik einbauen, um die Eindeutigkeit über verschiedene EVU/Zugnummer-Kombinationen</text:span></text:p>
            <text:p text:style-name="P24"><text:span text:style-name="Source_20_Text"><text:s text:c="4"/>// über die Zeit sicherzustellen, falls eine alte Anfrage gelöscht und eine neue mit gleicher ID angelegt wird.</text:span></text:p>
            <text:p text:style-name="P24"><text:span text:style-name="Source_20_Text"><text:s text:c="4"/>// Für den Moment setzen wir sie einfach zusammen. Bei `unique: true` wird MongoDB einen Fehler werfen, wenn sie nicht eindeutig ist.</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Anfrage', anfrageSchema);</text:span></text:p>
            <text:p text:style-name="P57"/>
            <text:p text:style-name="P11"><text:span text:style-name="Strong_20_Emphasis">3. </text:span><text:span text:style-name="Strong_20_Emphasis"><text:span text:style-name="Source_20_Text">models/Kapazitaetstopf.js</text:span></text:span></text:p>
            <text:p text:style-name="P11">Änderungen:</text:p>
            <text:list text:style-name="L17">
              <text:list-item>
                <text:p text:style-name="P62"><text:span text:style-name="Source_20_Text">Verkehrstag</text:span>: Wird ein String mit den erlaubten Werten <text:span text:style-name="Source_20_Text">Mo-Fr</text:span> und <text:span text:style-name="Source_20_Text">Sa+So</text:span>. Das spezifische <text:span text:style-name="Source_20_Text">Date</text:span>-Feld für <text:span text:style-name="Source_20_Text">Verkehrstag</text:span> wird entfernt, da der Topf nun über <text:span text:style-name="Source_20_Text">Kalenderwoche</text:span> und diese <text:span text:style-name="Source_20_Text">Verkehrstag</text:span>-Gruppe definiert wird. </text:p>
              </text:list-item>
              <text:list-item>
                <text:p text:style-name="P62"><text:span text:style-name="Source_20_Text">Verkehrsart</text:span>: Wird ein String mit den erlaubten Werten <text:span text:style-name="Source_20_Text">SPFV</text:span>, <text:span text:style-name="Source_20_Text">SPNV</text:span>, <text:span text:style-name="Source_20_Text">SGV</text:span>, <text:span text:style-name="Source_20_Text">ALLE</text:span>. </text:p>
              </text:list-item>
              <text:list-item>
                <text:p text:style-name="P62"><text:span text:style-name="Source_20_Text">maxKapazitaet</text:span>: Ist jetzt nicht mehr <text:span text:style-name="Source_20_Text">required</text:span> bei der Erstellung. </text:p>
              </text:list-item>
              <text:list-item>
                <text:p text:style-name="P63"><text:soft-page-break/><text:span text:style-name="Source_20_Text">Zeitfenster</text:span>: Wird ein String mit den vordefinierten 2-Stunden-Blöcken. </text:p>
              </text:list-item>
            </text:list>
            <text:p text:style-name="P13">JavaScript</text:p>
            <text:p text:style-name="P24"><text:span text:style-name="Source_20_Text">// models/Kapazitaetstopf.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kapazitaetstopfSchema = new Schema({</text:span></text:p>
            <text:p text:style-name="P24"><text:span text:style-name="Source_20_Text"><text:s text:c="4"/>TopfID: { type: String, required: true, unique: true, index: true },</text:span></text:p>
            <text:p text:style-name="P24"><text:span text:style-name="Source_20_Text"><text:s text:c="4"/>Abschnitt: { type: String, required: true },</text:span></text:p>
            <text:p text:style-name="P24"><text:span text:style-name="Source_20_Text"><text:s text:c="4"/>Verkehrsart: { // Für welche Verkehrsart(en) gilt dieser Topf?</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 'ALLE']</text:span></text:p>
            <text:p text:style-name="P24"><text:span text:style-name="Source_20_Text"><text:s text:c="4"/>},</text:span></text:p>
            <text:p text:style-name="P24"><text:span text:style-name="Source_20_Text"><text:s text:c="4"/>ListeDerSlots: [{ type: Schema.Types.ObjectId, ref: 'Slot' }],</text:span></text:p>
            <text:p text:style-name="P24"><text:span text:style-name="Source_20_Text"><text:s text:c="4"/>maxKapazitaet: { type: Number, default: null }, // Wird später berechnet</text:span></text:p>
            <text:p text:style-name="P24"><text:span text:style-name="Source_20_Text"><text:s text:c="4"/>Zeitfenster: { // Definiertes 2-Stunden-Fenster</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text:span></text:p>
            <text:p text:style-name="P24"><text:span text:style-name="Source_20_Text"><text:s text:c="12"/>'05-07', '07-09', '09-11', '11-13', '13-15',</text:span></text:p>
            <text:p text:style-name="P24"><text:span text:style-name="Source_20_Text"><text:s text:c="12"/>'15-17', '17-19', '19-21', '21-23', '23-01',</text:span></text:p>
            <text:p text:style-name="P24"><text:span text:style-name="Source_20_Text"><text:s text:c="12"/>'01-03', '03-05'</text:span></text:p>
            <text:p text:style-name="P24"><text:span text:style-name="Source_20_Text"><text:s text:c="8"/>]</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Verkehrstag: { // Betriebstage-Gruppe für den der Topf gilt</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text:span></text:p>
            <text:p text:style-name="P24"><text:span text:style-name="Source_20_Text"><text:s text:c="8"/>index: true</text:span></text:p>
            <text:p text:style-name="P24"><text:span text:style-name="Source_20_Text"><text:s text:c="4"/>},</text:span></text:p>
            <text:p text:style-name="P24"><text:span text:style-name="Source_20_Text"><text:s text:c="4"/>ListeDerAnfragen: [{ type: Schema.Types.ObjectId, ref: 'Anfrage' }],</text:span></text:p>
            <text:p text:style-name="P24"><text:span text:style-name="Source_20_Text"><text:s text:c="4"/>TopfIDVorgänger: { type: Schema.Types.ObjectId, ref: 'Kapazitaetstopf', default: null },</text:span></text:p>
            <text:p text:style-name="P24"><text:span text:style-name="Source_20_Text"><text:s text:c="4"/>TopfIDNachfolger: { type: Schema.Types.ObjectId, ref: 'Kapazitaetstopf', default: null }</text:span></text:p>
            <text:p text:style-name="P24"><text:span text:style-name="Source_20_Text">}, { timestamps: true });</text:span></text:p>
            <text:p text:style-name="P24"/>
            <text:p text:style-name="P25"><text:span text:style-name="Source_20_Text">module.exports = mongoose.model('Kapazitaetstopf', kapazitaetstopfSchema);</text:span></text:p>
            <text:p text:style-name="P57"/>
            <text:p text:style-name="P11"><text:soft-page-break/><text:span text:style-name="Strong_20_Emphasis">4. </text:span><text:span text:style-name="Strong_20_Emphasis"><text:span text:style-name="Source_20_Text">models/KonfliktDokumentation.js</text:span></text:span></text:p>
            <text:p text:style-name="P11">Für dieses Modell hattest du keine Änderungen genannt, daher bleibt es vorerst wie in der vorherigen Version:</text:p>
            <text:p text:style-name="P13">JavaScript</text:p>
            <text:p text:style-name="P24"><text:span text:style-name="Source_20_Text">// models/KonfliktDokumentation.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konfliktDokumentationSchema = new Schema({</text:span></text:p>
            <text:p text:style-name="P24"><text:span text:style-name="Source_20_Text"><text:s text:c="4"/>beteiligteAnfragen: [{ type: Schema.Types.ObjectId, ref: 'Anfrage', required: true }],</text:span></text:p>
            <text:p text:style-name="P24"><text:span text:style-name="Source_20_Text"><text:s text:c="4"/>zugewieseneAnfragen: [{ type: Schema.Types.ObjectId, ref: 'Anfrage' }],</text:span></text:p>
            <text:p text:style-name="P24"><text:span text:style-name="Source_20_Text"><text:s text:c="4"/>abgelehnteAnfragenEntgeltvergleich: [{ type: Schema.Types.ObjectId, ref: 'Anfrage' }],</text:span></text:p>
            <text:p text:style-name="P24"><text:span text:style-name="Source_20_Text"><text:s text:c="4"/>abgelehnteAnfragenHoechstpreis: [{ type: Schema.Types.ObjectId, ref: 'Anfrage' }],</text:span></text:p>
            <text:p text:style-name="P24"><text:span text:style-name="Source_20_Text"><text:s text:c="4"/>ReihungEntgelt: [{</text:span></text:p>
            <text:p text:style-name="P24"><text:span text:style-name="Source_20_Text"><text:s text:c="8"/>anfrage: { type: Schema.Types.ObjectId, ref: 'Anfrage' },</text:span></text:p>
            <text:p text:style-name="P24"><text:span text:style-name="Source_20_Text"><text:s text:c="8"/>entgelt: Number,</text:span></text:p>
            <text:p text:style-name="P24"><text:span text:style-name="Source_20_Text"><text:s text:c="8"/>rang: Number</text:span></text:p>
            <text:p text:style-name="P24"><text:span text:style-name="Source_20_Text"><text:s text:c="4"/>}],</text:span></text:p>
            <text:p text:style-name="P24"><text:span text:style-name="Source_20_Text"><text:s text:c="4"/>ListeGeboteHoechstpreis: [{</text:span></text:p>
            <text:p text:style-name="P24"><text:span text:style-name="Source_20_Text"><text:s text:c="8"/>anfrage: { type: Schema.Types.ObjectId, ref: 'Anfrage' },</text:span></text:p>
            <text:p text:style-name="P24"><text:span text:style-name="Source_20_Text"><text:s text:c="8"/>gebot: Number</text:span></text:p>
            <text:p text:style-name="P24"><text:span text:style-name="Source_20_Text"><text:s text:c="4"/>}],</text:span></text:p>
            <text:p text:style-name="P24"><text:span text:style-name="Source_20_Text"><text:s text:c="4"/>ListeAnfragenMitVerzicht: [{ type: Schema.Types.ObjectId, ref: 'Anfrage' }],</text:span></text:p>
            <text:p text:style-name="P24"><text:span text:style-name="Source_20_Text"><text:s text:c="4"/>ListeAnfragenVerschubKoordination: [{</text:span></text:p>
            <text:p text:style-name="P24"><text:span text:style-name="Source_20_Text"><text:s text:c="8"/>anfrage: { type: Schema.Types.ObjectId, ref: 'Anfrage' },</text:span></text:p>
            <text:p text:style-name="P24"><text:span text:style-name="Source_20_Text"><text:s text:c="8"/>details: String</text:span></text:p>
            <text:p text:style-name="P24"><text:span text:style-name="Source_20_Text"><text:s text:c="4"/>}],</text:span></text:p>
            <text:p text:style-name="P24"><text:span text:style-name="Source_20_Text"><text:s text:c="4"/>erstellungsdatum: { type: Date, default: Date.now },</text:span></text:p>
            <text:p text:style-name="P24"><text:span text:style-name="Source_20_Text"><text:s text:c="4"/>abschlussdatum: { type: Date },</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offen', 'in_bearbeitung', 'geloest', 'eskaliert'],</text:span></text:p>
            <text:p text:style-name="P24"><text:span text:style-name="Source_20_Text"><text:s text:c="8"/>default: 'offen'</text:span></text:p>
            <text:p text:style-name="P24"><text:span text:style-name="Source_20_Text"><text:s text:c="4"/>},</text:span></text:p>
            <text:p text:style-name="P24"><text:span text:style-name="Source_20_Text"><text:s text:c="4"/>notizen: String,</text:span></text:p>
            <text:p text:style-name="P24"><text:span text:style-name="Source_20_Text"><text:s text:c="4"/>ausloesenderKapazitaetstopf: { type: Schema.Types.ObjectId, ref: 'Kapazitaetstopf', required: true }</text:span></text:p>
            <text:p text:style-name="P24"><text:span text:style-name="Source_20_Text">}, { timestamps: true });</text:span></text:p>
            <text:p text:style-name="P24"/>
            <text:p text:style-name="P25"><text:span text:style-name="Source_20_Text">module.exports = mongoose.model('KonfliktDokumentation', konfliktDokumentationSchema);</text:span></text:p>
            <text:p text:style-name="P57"><text:soft-page-break/></text:p>
            <text:p text:style-name="P11"><text:span text:style-name="Strong_20_Emphasis">Zusammenfassung der Enum-Werte:</text:span></text:p>
            <text:list text:style-name="L18">
              <text:list-item>
                <text:p text:style-name="P64"><text:span text:style-name="Strong_20_Emphasis">Slot:</text:span> </text:p>
                <text:list>
                  <text:list-item>
                    <text:p text:style-name="P64"><text:span text:style-name="Source_20_Text">Verkehrstag</text:span>: <text:span text:style-name="Source_20_Text">['Mo-Fr', 'Sa+So']</text:span> </text:p>
                  </text:list-item>
                  <text:list-item>
                    <text:p text:style-name="P64"><text:span text:style-name="Source_20_Text">Verkehrsart</text:span>: <text:span text:style-name="Source_20_Text">['SPFV', 'SPNV', 'SGV']</text:span> </text:p>
                  </text:list-item>
                </text:list>
              </text:list-item>
              <text:list-item>
                <text:p text:style-name="P64"><text:span text:style-name="Strong_20_Emphasis">Anfrage:</text:span> </text:p>
                <text:list>
                  <text:list-item>
                    <text:p text:style-name="P64"><text:span text:style-name="Source_20_Text">Verkehrsart</text:span>: <text:span text:style-name="Source_20_Text">['SPFV', 'SPNV', 'SGV']</text:span> </text:p>
                  </text:list-item>
                  <text:list-item>
                    <text:p text:style-name="P64"><text:span text:style-name="Source_20_Text">Verkehrstag</text:span>: <text:span text:style-name="Source_20_Text">['Mo-Fr', 'Sa+So', 'täglich']</text:span> </text:p>
                  </text:list-item>
                  <text:list-item>
                    <text:p text:style-name="P64"><text:span text:style-name="Source_20_Text">Status</text:span>: <text:span text:style-name="Source_20_Text">['eingegangen', 'validiert', 'ungueltig', 'in_konfliktpruefung', 'bestaetigt', 'abgelehnt_kapazitaet', 'abgelehnt_koordination']</text:span> </text:p>
                  </text:list-item>
                </text:list>
              </text:list-item>
              <text:list-item>
                <text:p text:style-name="P64"><text:span text:style-name="Strong_20_Emphasis">Kapazitätstopf:</text:span> </text:p>
                <text:list>
                  <text:list-item>
                    <text:p text:style-name="P64"><text:span text:style-name="Source_20_Text">Verkehrsart</text:span>: <text:span text:style-name="Source_20_Text">['SPFV', 'SPNV', 'SGV', 'ALLE']</text:span> </text:p>
                  </text:list-item>
                  <text:list-item>
                    <text:p text:style-name="P64"><text:span text:style-name="Source_20_Text">Zeitfenster</text:span>: <text:span text:style-name="Source_20_Text">['05-07', ..., '03-05']</text:span> (12 Werte) </text:p>
                  </text:list-item>
                  <text:list-item>
                    <text:p text:style-name="P64"><text:span text:style-name="Source_20_Text">Verkehrstag</text:span>: <text:span text:style-name="Source_20_Text">['Mo-Fr', 'Sa+So']</text:span> </text:p>
                  </text:list-item>
                </text:list>
              </text:list-item>
              <text:list-item>
                <text:p text:style-name="P64"><text:span text:style-name="Strong_20_Emphasis">KonfliktDokumentation:</text:span> </text:p>
                <text:list>
                  <text:list-item>
                    <text:p text:style-name="P65"><text:span text:style-name="Source_20_Text">Status</text:span>: <text:span text:style-name="Source_20_Text">['offen', 'in_bearbeitung', 'geloest', 'eskaliert']</text:span> </text:p>
                  </text:list-item>
                </text:list>
              </text:list-item>
            </text:list>
            <text:p text:style-name="P11">Bitte überprüfe diese angepassten Schemas noch einmal sorgfältig. Wenn alles so für dich passt, können wir mit der Definition der API-Endpunkte weitermachen!</text:p>
          </text:section>
          <text:section text:style-name="Sect1" text:name="feedback-form-6">
            <text:p text:style-name="P15"/>
          </text:section>
        </text:section>
        <text:section text:style-name="Sect1" text:name="7f6a6aa59c8809ea">
          <text:p text:style-name="P13"/>
          <text:section text:style-name="Sect1" text:name="user-query-content-7">
            <text:p text:style-name="P14">kann man beim Zeitfenster des Kapazitätstopfs noch numerische IDs nutzen, um sie leichter zu finden. Das Zeitfenster 05-07 sollte dann beispielsweise die Zahl 5 haben, 07-09 die 7, etc. </text:p>
          </text:section>
          <text:p text:style-name="P15">K </text:p>
          <text:p text:style-name="P15">Kopie von „Coding-Assistent“ </text:p>
          <text:p text:style-name="P10">Benutzerdefiniertes Gem</text:p>
          <text:p text:style-name="P10">Gedankengang anzeigen</text:p>
          <text:section text:style-name="Sect2" text:name="model-response-message-contentr_7f6a6aa59c8809ea">
            <text:p text:style-name="P13">Ja, das ist eine sehr gute Idee, numerische IDs für die Zeitfenster im <text:span text:style-name="Source_20_Text">Kapazitätstopf</text:span> zu verwenden! Das macht Abfragen, bei denen du nach einem bestimmten Startzeitpunkt des Fensters suchst, deutlich einfacher und performanter, da numerische Vergleiche in Datenbanken oft effizienter sind als String-Vergleiche mit Enums.</text:p>
            <text:p text:style-name="P11">Wir können das so umsetzen, dass wir sowohl die sprechende String-Repräsentation (z.B. "05-07") als auch eine numerische ID (z.B. 5 für das Fenster 05-07) speichern.</text:p>
            <text:p text:style-name="P11"><text:span text:style-name="Strong_20_Emphasis">Vorschlag zur Umsetzung im </text:span><text:span text:style-name="Strong_20_Emphasis"><text:span text:style-name="Source_20_Text">KapazitaetstopfSchema</text:span></text:span><text:span text:style-name="Strong_20_Emphasis">:</text:span></text:p>
            <text:list text:style-name="L19">
              <text:list-item>
                <text:p text:style-name="P66"><text:soft-page-break/>Wir behalten das Feld <text:span text:style-name="Source_20_Text">Zeitfenster</text:span> für die String-Repräsentation (z.B. "05-07"), da dies für die Anzeige und das Verständnis oft hilfreich ist. </text:p>
              </text:list-item>
              <text:list-item>
                <text:p text:style-name="P66">Wir fügen ein neues Feld hinzu, z.B. <text:span text:style-name="Source_20_Text">ZeitfensterStartStunde</text:span>, das die numerische Startstunde des Fensters speichert (5, 7, 9, 11, 13, 15, 17, 19, 21, 23, 1, 3). Dieses Feld bekommt einen Index für schnelle Suchen. </text:p>
              </text:list-item>
              <text:list-item>
                <text:p text:style-name="P67">Wir können einen Mongoose "pre-save hook" verwenden, um das Feld <text:span text:style-name="Source_20_Text">ZeitfensterStartStunde</text:span> automatisch zu befüllen, basierend auf dem Wert, der für <text:span text:style-name="Source_20_Text">Zeitfenster</text:span> (String) gesetzt wird. Das reduziert die Fehleranfälligkeit bei der Dateneingabe. </text:p>
              </text:list-item>
            </text:list>
            <text:p text:style-name="P11">Hier ist der aktualisierte Code für <text:span text:style-name="Source_20_Text">models/Kapazitaetstopf.js</text:span>:</text:p>
            <text:p text:style-name="P13">JavaScript</text:p>
            <text:p text:style-name="P24"><text:span text:style-name="Source_20_Text">// models/Kapazitaetstopf.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 Definition der erlaubten Zeitfenster-Strings und ihrer numerischen Startstunden</text:span></text:p>
            <text:p text:style-name="P24"><text:span text:style-name="Source_20_Text">const zeitfensterOptionen = {</text:span></text:p>
            <text:p text:style-name="P24"><text:span text:style-name="Source_20_Text"><text:s text:c="4"/>'05-07': 5, '07-09': 7, '09-11': 9, '11-13': 11,</text:span></text:p>
            <text:p text:style-name="P24"><text:span text:style-name="Source_20_Text"><text:s text:c="4"/>'13-15': 13, '15-17': 15, '17-19': 17, '19-21': 19,</text:span></text:p>
            <text:p text:style-name="P24"><text:span text:style-name="Source_20_Text"><text:s text:c="4"/>'21-23': 21, '23-01': 23, '01-03': 1, '03-05': 3</text:span></text:p>
            <text:p text:style-name="P24"><text:span text:style-name="Source_20_Text">};</text:span></text:p>
            <text:p text:style-name="P24"/>
            <text:p text:style-name="P24"><text:span text:style-name="Source_20_Text">const kapazitaetstopfSchema = new Schema({</text:span></text:p>
            <text:p text:style-name="P24"><text:span text:style-name="Source_20_Text"><text:s text:c="4"/>TopfID: { type: String, required: true, unique: true, index: true },</text:span></text:p>
            <text:p text:style-name="P24"><text:span text:style-name="Source_20_Text"><text:s text:c="4"/>Abschnitt: { type: String, required: true },</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 'ALLE']</text:span></text:p>
            <text:p text:style-name="P24"><text:span text:style-name="Source_20_Text"><text:s text:c="4"/>},</text:span></text:p>
            <text:p text:style-name="P24"><text:span text:style-name="Source_20_Text"><text:s text:c="4"/>ListeDerSlots: [{ type: Schema.Types.ObjectId, ref: 'Slot' }],</text:span></text:p>
            <text:p text:style-name="P24"><text:span text:style-name="Source_20_Text"><text:s text:c="4"/>maxKapazitaet: { type: Number, default: null },</text:span></text:p>
            <text:p text:style-name="P24"><text:span text:style-name="Source_20_Text"><text:s text:c="4"/>Zeitfenster: { // Die String-Repräsentation des Zeitfensters</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Object.keys(zeitfensterOptionen) // ['05-07', '07-09', ...]</text:span></text:p>
            <text:p text:style-name="P24"><text:span text:style-name="Source_20_Text"><text:s text:c="4"/>},</text:span></text:p>
            <text:p text:style-name="P24"><text:span text:style-name="Source_20_Text"><text:s text:c="4"/>ZeitfensterStartStunde: { // Die numerische Startstunde für einfache Abfragen</text:span></text:p>
            <text:p text:style-name="P24"><text:span text:style-name="Source_20_Text"><text:s text:c="8"/>type: Number,</text:span></text:p>
            <text:p text:style-name="P24"><text:span text:style-name="Source_20_Text"><text:s text:c="8"/>required: true, // Wird durch pre-save hook gesetzt</text:span></text:p>
            <text:p text:style-name="P24"><text:span text:style-name="Source_20_Text"><text:s text:c="8"/>enum: Object.values(zeitfensterOptionen), // [5, 7, 9, ...]</text:span></text:p>
            <text:p text:style-name="P24"><text:soft-page-break/><text:span text:style-name="Source_20_Text"><text:s text:c="8"/>index: true</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Verkehrstag: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text:span></text:p>
            <text:p text:style-name="P24"><text:span text:style-name="Source_20_Text"><text:s text:c="8"/>index: true</text:span></text:p>
            <text:p text:style-name="P24"><text:span text:style-name="Source_20_Text"><text:s text:c="4"/>},</text:span></text:p>
            <text:p text:style-name="P24"><text:span text:style-name="Source_20_Text"><text:s text:c="4"/>ListeDerAnfragen: [{ type: Schema.Types.ObjectId, ref: 'Anfrage' }],</text:span></text:p>
            <text:p text:style-name="P24"><text:span text:style-name="Source_20_Text"><text:s text:c="4"/>TopfIDVorgänger: { type: Schema.Types.ObjectId, ref: 'Kapazitaetstopf', default: null },</text:span></text:p>
            <text:p text:style-name="P24"><text:span text:style-name="Source_20_Text"><text:s text:c="4"/>TopfIDNachfolger: { type: Schema.Types.ObjectId, ref: 'Kapazitaetstopf', default: null }</text:span></text:p>
            <text:p text:style-name="P24"><text:span text:style-name="Source_20_Text">}, { timestamps: true });</text:span></text:p>
            <text:p text:style-name="P24"/>
            <text:p text:style-name="P24"><text:span text:style-name="Source_20_Text">// Pre-save Hook, um ZeitfensterStartStunde automatisch zu setzen</text:span></text:p>
            <text:p text:style-name="P24"><text:span text:style-name="Source_20_Text">kapazitaetstopfSchema.pre('validate', function(next) {</text:span></text:p>
            <text:p text:style-name="P24"><text:span text:style-name="Source_20_Text"><text:s text:c="4"/>if (this.isModified('Zeitfenster') || this.isNew) {</text:span></text:p>
            <text:p text:style-name="P24"><text:span text:style-name="Source_20_Text"><text:s text:c="8"/>const numerischerWert = zeitfensterOptionen[this.Zeitfenster];</text:span></text:p>
            <text:p text:style-name="P24"><text:span text:style-name="Source_20_Text"><text:s text:c="8"/>if (numerischerWert !== undefined) {</text:span></text:p>
            <text:p text:style-name="P24"><text:span text:style-name="Source_20_Text"><text:s text:c="12"/>this.ZeitfensterStartStunde = numerischerWert;</text:span></text:p>
            <text:p text:style-name="P24"><text:span text:style-name="Source_20_Text"><text:s text:c="8"/>} else {</text:span></text:p>
            <text:p text:style-name="P24"><text:span text:style-name="Source_20_Text"><text:s text:c="12"/>// Dieser Fall sollte durch die Enum-Validierung von 'Zeitfenster' eigentlich nicht eintreten,</text:span></text:p>
            <text:p text:style-name="P24"><text:span text:style-name="Source_20_Text"><text:s text:c="12"/>// aber als Sicherheitsnetz oder falls die Validierung später erfolgt.</text:span></text:p>
            <text:p text:style-name="P24"><text:span text:style-name="Source_20_Text"><text:s text:c="12"/>return next(new Error(`Ungültiges Zeitfenster-String: ${this.Zeitfenster}`));</text:span></text:p>
            <text:p text:style-name="P24"><text:span text:style-name="Source_20_Text"><text:s text:c="8"/>}</text:span></text:p>
            <text:p text:style-name="P24"><text:span text:style-name="Source_20_Text"><text:s text:c="4"/>}</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Kapazitaetstopf', kapazitaetstopfSchema);</text:span></text:p>
            <text:p text:style-name="P11"><text:span text:style-name="Strong_20_Emphasis">Erläuterungen zur Änderung:</text:span></text:p>
            <text:list text:style-name="L20">
              <text:list-item>
                <text:p text:style-name="P68"><text:span text:style-name="Strong_20_Emphasis"><text:span text:style-name="Source_20_Text">zeitfensterOptionen</text:span></text:span>: Ein Hilfsobjekt, das die Zuordnung von der String-Repräsentation zur numerischen Startstunde definiert. Dies hält die Optionen zentral und vermeidet Redundanz. </text:p>
              </text:list-item>
              <text:list-item>
                <text:p text:style-name="P68"><text:span text:style-name="Strong_20_Emphasis"><text:span text:style-name="Source_20_Text">Zeitfenster</text:span></text:span><text:span text:style-name="Strong_20_Emphasis"> (String)</text:span>: Bleibt das Feld, das der Nutzer (oder das System) primär setzt, mit den bekannten String-Werten. Die <text:span text:style-name="Source_20_Text">enum</text:span>-Validierung stellt sicher, dass nur gültige Strings verwendet werden. </text:p>
              </text:list-item>
              <text:list-item>
                <text:p text:style-name="P68"><text:soft-page-break/><text:span text:style-name="Strong_20_Emphasis"><text:span text:style-name="Source_20_Text">ZeitfensterStartStunde</text:span></text:span><text:span text:style-name="Strong_20_Emphasis"> (Number)</text:span>: Dieses neue Feld speichert die numerische Startstunde. Es hat ebenfalls eine <text:span text:style-name="Source_20_Text">enum</text:span>-Validierung, die aus den Werten des <text:span text:style-name="Source_20_Text">zeitfensterOptionen</text:span>-Objekts abgeleitet wird, und einen <text:span text:style-name="Source_20_Text">index</text:span> für schnelle Abfragen. </text:p>
              </text:list-item>
              <text:list-item>
                <text:p text:style-name="P68"><text:span text:style-name="Strong_20_Emphasis"><text:span text:style-name="Source_20_Text">pre('validate')</text:span></text:span><text:span text:style-name="Strong_20_Emphasis"> Hook</text:span>: Dieser Hook wird ausgeführt, bevor das Dokument validiert und gespeichert wird. </text:p>
                <text:list>
                  <text:list-item>
                    <text:p text:style-name="P68">Er prüft, ob das Feld <text:span text:style-name="Source_20_Text">Zeitfenster</text:span> geändert wurde oder ob es ein neues Dokument ist. </text:p>
                  </text:list-item>
                  <text:list-item>
                    <text:p text:style-name="P68">Wenn ja, sucht er den entsprechenden numerischen Wert aus <text:span text:style-name="Source_20_Text">zeitfensterOptionen</text:span>. </text:p>
                  </text:list-item>
                  <text:list-item>
                    <text:p text:style-name="P68">Dieser Wert wird dann in <text:span text:style-name="Source_20_Text">ZeitfensterStartStunde</text:span> gesetzt. </text:p>
                  </text:list-item>
                  <text:list-item>
                    <text:p text:style-name="P69"><text:span text:style-name="Source_20_Text">required: true</text:span> bei <text:span text:style-name="Source_20_Text">ZeitfensterStartStunde</text:span> stellt sicher, dass es immer einen Wert hat (der Hook kümmert sich darum). </text:p>
                  </text:list-item>
                </text:list>
              </text:list-item>
            </text:list>
            <text:p text:style-name="P11"><text:span text:style-name="Strong_20_Emphasis">Vorteile dieser Lösung:</text:span></text:p>
            <text:list text:style-name="L21">
              <text:list-item>
                <text:p text:style-name="P70"><text:span text:style-name="Strong_20_Emphasis">Einfache Abfragen</text:span>: Du kannst jetzt leicht nach Kapazitätstöpfen suchen, die z.B. um 7 Uhr beginnen: <text:span text:style-name="Source_20_Text">Kapazitaetstopf.find({ ZeitfensterStartStunde: 7 })</text:span>. </text:p>
              </text:list-item>
              <text:list-item>
                <text:p text:style-name="P70"><text:span text:style-name="Strong_20_Emphasis">Lesbarkeit</text:span>: Die String-Repräsentation (<text:span text:style-name="Source_20_Text">Zeitfenster</text:span>) bleibt für Menschen gut lesbar. </text:p>
              </text:list-item>
              <text:list-item>
                <text:p text:style-name="P71"><text:span text:style-name="Strong_20_Emphasis">Datenintegrität</text:span>: Der Pre-Save-Hook hilft, die Konsistenz zwischen den beiden Feldern sicherzustellen. </text:p>
              </text:list-item>
            </text:list>
            <text:p text:style-name="P11">Was hältst du von diesem Ansatz? Passt das so für deine Anforderungen, um die Zeitfenster leichter auffindbar zu machen? Wenn ja, können wir mit den API-Endpunkten weitermachen!</text:p>
          </text:section>
          <text:section text:style-name="Sect1" text:name="feedback-form-7">
            <text:p text:style-name="P15"/>
          </text:section>
        </text:section>
        <text:section text:style-name="Sect1" text:name="b8d59f38a66cd209">
          <text:p text:style-name="P13"/>
          <text:section text:style-name="Sect1" text:name="user-query-content-8">
            <text:p text:style-name="P14">beim Slot brauchen wir noch eine sprechende ID, damit sie leichter für einen Menschen angegeben werden kann, wenn in einer Anfrage eine Liste von IDs festgelegt werden muss </text:p>
          </text:section>
          <text:p text:style-name="P15">K </text:p>
          <text:p text:style-name="P15">Kopie von „Coding-Assistent“ </text:p>
          <text:p text:style-name="P10">Benutzerdefiniertes Gem</text:p>
          <text:p text:style-name="P10">Gedankengang anzeigen</text:p>
          <text:section text:style-name="Sect2" text:name="model-response-message-contentr_b8d59f38a66cd209">
            <text:p text:style-name="P13">Verstanden! Eine sprechende ID auch für das <text:span text:style-name="Source_20_Text">Slot</text:span>-Modell ist eine sehr gute Idee, besonders wenn Nutzer in einer <text:span text:style-name="Source_20_Text">Anfrage</text:span> eine Liste dieser Slots referenzieren müssen. Das macht die Auswahl und Eingabe deutlich menschenfreundlicher als kryptische <text:span text:style-name="Source_20_Text">ObjectId</text:span>s.</text:p>
            <text:p text:style-name="P11">Wir gehen hier ähnlich vor wie bei der <text:span text:style-name="Source_20_Text">AnfrageID_Sprechend</text:span>:</text:p>
            <text:list text:style-name="L22">
              <text:list-item>
                <text:p text:style-name="P72"><text:soft-page-break/><text:span text:style-name="Strong_20_Emphasis">Definition des Formats:</text:span> Wir brauchen ein Format, das den Slot möglichst eindeutig und gleichzeitig lesbar beschreibt. Ein Slot wird durch seine Kernattribute definiert: Von/Bis-Ort, Kalenderwoche, Verkehrstag (Gruppe), Abfahrtszeit und Verkehrsart. Ich schlage folgendes Format vor: <text:span text:style-name="Source_20_Text">SLOT_&lt;VON&gt;_&lt;BIS&gt;_KW&lt;Kalenderwoche&gt;_&lt;Verkehrstag&gt;_&lt;AbfahrtStunde&gt;&lt;AbfahrtMinute&gt;_&lt;Verkehrsart&gt;</text:span></text:p>
                <text:list>
                  <text:list-item>
                    <text:p text:style-name="P73"><text:span text:style-name="Source_20_Text">&lt;VON&gt;</text:span>: Der <text:span text:style-name="Source_20_Text">von</text:span>-Ort des Slots. </text:p>
                  </text:list-item>
                  <text:list-item>
                    <text:p text:style-name="P73"><text:span text:style-name="Source_20_Text">&lt;BIS&gt;</text:span>: Der <text:span text:style-name="Source_20_Text">bis</text:span>-Ort des Slots. </text:p>
                  </text:list-item>
                  <text:list-item>
                    <text:p text:style-name="P73"><text:span text:style-name="Source_20_Text">&lt;Kalenderwoche&gt;</text:span>: Die Kalenderwoche. </text:p>
                  </text:list-item>
                  <text:list-item>
                    <text:p text:style-name="P73"><text:span text:style-name="Source_20_Text">&lt;Verkehrstag&gt;</text:span>: Der String "Mo-Fr" oder "Sa+So". </text:p>
                  </text:list-item>
                  <text:list-item>
                    <text:p text:style-name="P73"><text:span text:style-name="Source_20_Text">&lt;AbfahrtStunde&gt;&lt;AbfahrtMinute&gt;</text:span>: Die Abfahrtszeit, z.B. "0830" für 08:30 Uhr. </text:p>
                  </text:list-item>
                  <text:list-item>
                    <text:p text:style-name="P72"><text:span text:style-name="Source_20_Text">&lt;Verkehrsart&gt;</text:span>: Z.B. "SPFV", "SPNV", "SGV". </text:p>
                  </text:list-item>
                </text:list>
                <text:p text:style-name="P72"><text:span text:style-name="Strong_20_Emphasis">Beispiel:</text:span> <text:span text:style-name="Source_20_Text">SLOT_BERLINHBF_MUENCHENHBF_KW22_Mo-Fr_0915_SPFV</text:span></text:p>
                <text:p text:style-name="P72">Dieses Format ist relativ lang, aber sehr aussagekräftig. Die Eindeutigkeit wird durch die Kombination dieser Felder und zusätzlich durch die <text:span text:style-name="Source_20_Text">unique: true</text:span>-Eigenschaft in der Datenbank sichergestellt.</text:p>
              </text:list-item>
              <text:list-item>
                <text:p text:style-name="P72"><text:span text:style-name="Strong_20_Emphasis">Schema-Anpassung:</text:span> Wir fügen das Feld <text:span text:style-name="Source_20_Text">SlotID_Sprechend</text:span> zum <text:span text:style-name="Source_20_Text">SlotSchema</text:span> hinzu.</text:p>
              </text:list-item>
              <text:list-item>
                <text:p text:style-name="P72"><text:span text:style-name="Strong_20_Emphasis">Pre-Save Hook:</text:span> Ein Hook generiert diese ID automatisch, bevor ein neuer Slot gespeichert wird.</text:p>
              </text:list-item>
            </text:list>
            <text:p text:style-name="P11">Hier ist der aktualisierte Code für <text:span text:style-name="Source_20_Text">models/Slot.js</text:span>:</text:p>
            <text:p text:style-name="P13">JavaScript</text:p>
            <text:p text:style-name="P24"><text:span text:style-name="Source_20_Text">// models/Slot.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slotSchema = new Schema({</text:span></text:p>
            <text:p text:style-name="P24"><text:span text:style-name="Source_20_Text"><text:s text:c="4"/>SlotID_Sprechend: { type: String, unique: true, sparse: true, index: true }, // Eindeutige, sprechende ID</text:span></text:p>
            <text:p text:style-name="P24"><text:span text:style-name="Source_20_Text"><text:s text:c="4"/>von: { type: String, required: true, index: true },</text:span></text:p>
            <text:p text:style-name="P24"><text:span text:style-name="Source_20_Text"><text:s text:c="4"/>bis: { type: String, required: true, index: true },</text:span></text:p>
            <text:p text:style-name="P24"><text:span text:style-name="Source_20_Text"><text:s text:c="4"/>Abfahrt: {</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Ankunft: {</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oft-page-break/><text:span text:style-name="Source_20_Text"><text:s text:c="4"/>},</text:span></text:p>
            <text:p text:style-name="P24"><text:span text:style-name="Source_20_Text"><text:s text:c="4"/>VerweisAufTopf: { type: Schema.Types.ObjectId, ref: 'Kapazitaetstopf' },</text:span></text:p>
            <text:p text:style-name="P24"><text:span text:style-name="Source_20_Text"><text:s text:c="4"/>Verkehrstag: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text:span></text:p>
            <text:p text:style-name="P24"><text:span text:style-name="Source_20_Text"><text:s text:c="8"/>index: true</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ListeDerAnfragen: [{ type: Schema.Types.ObjectId, ref: 'Anfrage' }],</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8"/>index: true</text:span></text:p>
            <text:p text:style-name="P24"><text:span text:style-name="Source_20_Text"><text:s text:c="4"/>}</text:span></text:p>
            <text:p text:style-name="P24"><text:span text:style-name="Source_20_Text">}, { timestamps: true });</text:span></text:p>
            <text:p text:style-name="P24"/>
            <text:p text:style-name="P24"><text:span text:style-name="Source_20_Text">// Hilfsfunktion zum Formatieren der Zeit für die ID</text:span></text:p>
            <text:p text:style-name="P24"><text:span text:style-name="Source_20_Text">function formatTimeForID(stunde, minute) {</text:span></text:p>
            <text:p text:style-name="P24"><text:span text:style-name="Source_20_Text"><text:s text:c="4"/>return `${String(stunde).padStart(2, '0')}${String(minute).padStart(2, '0')}`;</text:span></text:p>
            <text:p text:style-name="P24"><text:span text:style-name="Source_20_Text">}</text:span></text:p>
            <text:p text:style-name="P24"/>
            <text:p text:style-name="P24"><text:span text:style-name="Source_20_Text">// Pre-save Hook zum Generieren der sprechenden Slot-ID</text:span></text:p>
            <text:p text:style-name="P24"><text:span text:style-name="Source_20_Text">slotSchema.pre('save', function(next) {</text:span></text:p>
            <text:p text:style-name="P24"><text:span text:style-name="Source_20_Text"><text:s text:c="4"/>// Nur generieren, wenn die ID noch nicht existiert oder relevante Felder geändert wurden (für den Fall, dass Updates erlaubt sind und die ID neu generiert werden soll)</text:span></text:p>
            <text:p text:style-name="P24"><text:span text:style-name="Source_20_Text"><text:s text:c="4"/>// Für neue Dokumente ist `this.isNew` true.</text:span></text:p>
            <text:p text:style-name="P24"><text:span text:style-name="Source_20_Text"><text:s text:c="4"/>if (this.isNew || !this.SlotID_Sprechend || this.isModified('von') || this.isModified('bis') || this.isModified('Kalenderwoche') || this.isModified('Verkehrstag') || this.isModified('Abfahrt') || this.isModified('Verkehrsart')) {</text:span></text:p>
            <text:p text:style-name="P24"><text:span text:style-name="Source_20_Text"><text:s text:c="8"/>const abfahrtFormatted = formatTimeForID(this.Abfahrt.stunde, this.Abfahrt.minute);</text:span></text:p>
            <text:p text:style-name="P24"><text:span text:style-name="Source_20_Text"><text:s text:c="8"/>// Um sicherzustellen, dass keine problematischen Zeichen (z.B. Leerzeichen, Schrägstriche in Orten) in die ID gelangen, könnte man sie hier noch bereinigen/ersetzen.</text:span></text:p>
            <text:p text:style-name="P24"><text:span text:style-name="Source_20_Text"><text:s text:c="8"/>// Beispiel: this.von.replace(/\s+/g, '-').toUpperCase()</text:span></text:p>
            <text:p text:style-name="P24"><text:span text:style-name="Source_20_Text"><text:s text:c="8"/>// Für den Moment gehen wir von "sauberen" Werten aus oder dass die Eingabewerte entsprechend sind.</text:span></text:p>
            <text:p text:style-name="P24"><text:span text:style-name="Source_20_Text"><text:s text:c="8"/>this.SlotID_Sprechend = `SLOT_${this.von}_${this.bis}_KW${this.Kalenderwoche}_${this.Verkehrstag}_${abfahrtFormatted}_${this.Verkehrsart}`;</text:span></text:p>
            <text:p text:style-name="P24"><text:span text:style-name="Source_20_Text"><text:s text:c="4"/>}</text:span></text:p>
            <text:p text:style-name="P24"><text:span text:style-name="Source_20_Text"><text:s text:c="4"/>next();</text:span></text:p>
            <text:p text:style-name="P24"><text:soft-page-break/><text:span text:style-name="Source_20_Text">});</text:span></text:p>
            <text:p text:style-name="P24"/>
            <text:p text:style-name="P24"/>
            <text:p text:style-name="P24"><text:span text:style-name="Source_20_Text">// Virtuelle Methoden für formatierte Zeit (optional, wie vorher)</text:span></text:p>
            <text:p text:style-name="P24"><text:span text:style-name="Source_20_Text">slotSchema.methods.getAbfahrtFormatted = function() {</text:span></text:p>
            <text:p text:style-name="P24"><text:span text:style-name="Source_20_Text"><text:s text:c="4"/>return `${String(this.Abfahrt.stunde).padStart(2, '0')}:${String(this.Abfahrt.minute).padStart(2, '0')}`;</text:span></text:p>
            <text:p text:style-name="P24"><text:span text:style-name="Source_20_Text">};</text:span></text:p>
            <text:p text:style-name="P24"/>
            <text:p text:style-name="P24"><text:span text:style-name="Source_20_Text">slotSchema.methods.getAnkunftFormatted = function() {</text:span></text:p>
            <text:p text:style-name="P24"><text:span text:style-name="Source_20_Text"><text:s text:c="4"/>return `${String(this.Ankunft.stunde).padStart(2, '0')}:${String(this.Ankunft.minute).padStart(2, '0')}`;</text:span></text:p>
            <text:p text:style-name="P24"><text:span text:style-name="Source_20_Text">};</text:span></text:p>
            <text:p text:style-name="P24"/>
            <text:p text:style-name="P25"><text:span text:style-name="Source_20_Text">module.exports = mongoose.model('Slot', slotSchema);</text:span></text:p>
            <text:p text:style-name="P11"><text:span text:style-name="Strong_20_Emphasis">Wichtige Punkte bei der sprechenden Slot-ID:</text:span></text:p>
            <text:list text:style-name="L23">
              <text:list-item>
                <text:p text:style-name="P74"><text:span text:style-name="Strong_20_Emphasis">Eindeutigkeit (</text:span><text:span text:style-name="Strong_20_Emphasis"><text:span text:style-name="Source_20_Text">unique: true</text:span></text:span><text:span text:style-name="Strong_20_Emphasis">):</text:span> MongoDB wird einen Fehler werfen, wenn versucht wird, einen Slot mit einer bereits existierenden <text:span text:style-name="Source_20_Text">SlotID_Sprechend</text:span> zu speichern. Das ist gut so. </text:p>
              </text:list-item>
              <text:list-item>
                <text:p text:style-name="P74"><text:span text:style-name="Strong_20_Emphasis">Formatierung und erlaubte Zeichen:</text:span> In dem <text:span text:style-name="Source_20_Text">pre('save')</text:span> Hook habe ich angedeutet, dass man die Komponenten der ID (besonders <text:span text:style-name="Source_20_Text">von</text:span> und <text:span text:style-name="Source_20_Text">bis</text:span>, falls diese Leerzeichen oder Sonderzeichen enthalten könnten) eventuell noch normalisieren sollte (z.B. Leerzeichen durch Bindestriche ersetzen, alles in Großbuchstaben umwandeln), um konsistente und URL-freundlichere IDs zu erhalten. Für den Moment belassen wir es bei der direkten Zusammensetzung. </text:p>
              </text:list-item>
              <text:list-item>
                <text:p text:style-name="P75"><text:span text:style-name="Strong_20_Emphasis">Änderung von ID-Komponenten:</text:span> Wenn sich eines der Felder, die Teil der <text:span text:style-name="Source_20_Text">SlotID_Sprechend</text:span> sind, nach der Erstellung des Slots ändert, würde der Hook die ID neu generieren. Das ist meistens gewünscht. Wenn eine einmal erstellte sprechende ID aber absolut unveränderlich sein soll, müsste die Logik im Hook angepasst werden (<text:span text:style-name="Source_20_Text">if (this.isNew || !this.SlotID_Sprechend)</text:span>). </text:p>
              </text:list-item>
            </text:list>
            <text:p text:style-name="P11">Was denkst du über dieses Format und die Implementierung für die <text:span text:style-name="Source_20_Text">SlotID_Sprechend</text:span>? Wenn das für dich so passt, sind wir mit den Datenmodellen wirklich gut aufgestellt und können uns den API-Endpunkten widmen!</text:p>
          </text:section>
          <text:section text:style-name="Sect1" text:name="feedback-form-8">
            <text:p text:style-name="P15"/>
          </text:section>
        </text:section>
        <text:section text:style-name="Sect1" text:name="641af96cd42902d8">
          <text:p text:style-name="P13"/>
          <text:section text:style-name="Sect1" text:name="user-query-content-9">
            <text:p text:style-name="P14">Bei der Anfrage referenziert man nur auf einen Teil der eindeutigen ID des Slots, und zwar von, bis und die Abfahrtszeit. Über die weiteren Angaben aus der Anfrage, wie dem Verkehrstag, Zeitraum und Verkehrsart wird die Anfrage dann auf einen oder mehrere Slots zugewiesen, wenn sie validiert ist </text:p>
          </text:section>
          <text:p text:style-name="P15"><text:soft-page-break/>K </text:p>
          <text:p text:style-name="P15">Kopie von „Coding-Assistent“ </text:p>
          <text:p text:style-name="P10">Benutzerdefiniertes Gem</text:p>
          <text:p text:style-name="P10">Gedankengang anzeigen</text:p>
          <text:section text:style-name="Sect2" text:name="model-response-message-contentr_641af96cd42902d8">
            <text:p text:style-name="P13">Das ist eine sehr wichtige und wertvolle Klarstellung! Vielen Dank, dass du das so präzisiert hast. Das ändert tatsächlich grundlegend, wie wir die <text:span text:style-name="Source_20_Text">Anfrage</text:span> und insbesondere das Feld <text:span text:style-name="Source_20_Text">ListeDerBefahrenenSlots</text:span> (oder wie wir es dann nennen) betrachten müssen.</text:p>
            <text:p text:style-name="P11">Mein bisheriges Verständnis war, dass eine <text:span text:style-name="Source_20_Text">Anfrage</text:span> eine Liste von <text:span text:style-name="Emphasis">bereits existierenden</text:span> <text:span text:style-name="Source_20_Text">Slot</text:span>-IDs (seien es <text:span text:style-name="Source_20_Text">ObjectId</text:span>s oder die <text:span text:style-name="Source_20_Text">SlotID_Sprechend</text:span>) enthält.</text:p>
            <text:p text:style-name="P11">Deiner Erklärung nach ist es aber so:</text:p>
            <text:list text:style-name="L24">
              <text:list-item>
                <text:p text:style-name="P76">Eine <text:span text:style-name="Strong_20_Emphasis"><text:span text:style-name="Source_20_Text">Anfrage</text:span></text:span> enthält eine Liste von <text:span text:style-name="Strong_20_Emphasis">gewünschten Slot-Abschnitten</text:span>. Jeder dieser Abschnitte wird durch <text:span text:style-name="Source_20_Text">von</text:span>, <text:span text:style-name="Source_20_Text">bis</text:span> und eine gewünschte <text:span text:style-name="Source_20_Text">Abfahrtszeit</text:span> definiert. </text:p>
              </text:list-item>
              <text:list-item>
                <text:p text:style-name="P76">Die <text:span text:style-name="Strong_20_Emphasis">weiteren Angaben in der </text:span><text:span text:style-name="Strong_20_Emphasis"><text:span text:style-name="Source_20_Text">Anfrage</text:span></text:span> (wie <text:span text:style-name="Source_20_Text">Verkehrstag</text:span> der Anfrage, <text:span text:style-name="Source_20_Text">Zeitraum</text:span> der Anfrage und <text:span text:style-name="Source_20_Text">Verkehrsart</text:span> der Anfrage) dienen als Rahmenbedingungen. </text:p>
              </text:list-item>
              <text:list-item>
                <text:p text:style-name="P76">Die <text:span text:style-name="Strong_20_Emphasis">Validierung der Anfrage</text:span> (deine 4 Kriterien) prüft die Konsistenz <text:span text:style-name="Emphasis">dieser Liste von gewünschten Slot-Abschnitten innerhalb der Anfrage selbst</text:span>. </text:p>
              </text:list-item>
              <text:list-item>
                <text:p text:style-name="P77">Erst <text:span text:style-name="Strong_20_Emphasis">nach erfolgreicher Validierung</text:span> erfolgt ein Prozess der <text:span text:style-name="Strong_20_Emphasis">"Zuordnung"</text:span>: Das System versucht, für diese gewünschten Slot-Abschnitte (unter Berücksichtigung der Rahmenbedingungen der Anfrage) tatsächlich passende, existierende <text:span text:style-name="Source_20_Text">Slot</text:span>-Dokumente in der Datenbank zu finden und zuzuordnen. Diese <text:span text:style-name="Source_20_Text">Slot</text:span>-Dokumente sind dann wiederum mit <text:span text:style-name="Source_20_Text">Kapazitätstöpfen</text:span> verbunden. </text:p>
              </text:list-item>
            </text:list>
            <text:p text:style-name="P11">Das bedeutet für unser <text:span text:style-name="Source_20_Text">AnfrageSchema</text:span>:</text:p>
            <text:list text:style-name="L25">
              <text:list-item>
                <text:p text:style-name="P78">Das Feld <text:span text:style-name="Source_20_Text">ListeDerBefahrenenSlots</text:span> muss nicht mehr eine Liste von Referenzen auf <text:span text:style-name="Source_20_Text">Slot</text:span>-Dokumente sein, sondern eine Liste von eingebetteten Objekten, die jeweils einen gewünschten Streckenabschnitt beschreiben. </text:p>
              </text:list-item>
              <text:list-item>
                <text:p text:style-name="P79">Ich schlage vor, dieses Feld umzubenennen, um die Bedeutung klarer zu machen, z.B. in <text:span text:style-name="Source_20_Text">ListeGewuenschterSlotAbschnitte</text:span>. </text:p>
              </text:list-item>
            </text:list>
            <text:p text:style-name="P11">Die <text:span text:style-name="Source_20_Text">SlotID_Sprechend</text:span>, die wir gerade für das <text:span text:style-name="Source_20_Text">Slot</text:span>-Modell definiert haben, ist weiterhin sehr nützlich, aber primär für die Verwaltung und Identifizierung der <text:span text:style-name="Emphasis">einzelnen, konkreten Slot-Dokumente</text:span> im System (z.B. in einer Admin-Oberfläche, für interne Logik oder wenn Slots manuell konfiguriert werden). Sie dient dann nicht mehr als direkte Eingabe durch den Nutzer beim Erstellen einer Anfrage für <text:span text:style-name="Emphasis">diese spezifische Liste</text:span>.</text:p>
            <text:p text:style-name="P11"><text:span text:style-name="Strong_20_Emphasis">Angepasstes </text:span><text:span text:style-name="Strong_20_Emphasis"><text:span text:style-name="Source_20_Text">models/Anfrage.js</text:span></text:span><text:span text:style-name="Strong_20_Emphasis"> Schema:</text:span></text:p>
            <text:p text:style-name="P11">Hier ist der Entwurf für das <text:span text:style-name="Source_20_Text">AnfrageSchema</text:span> unter Berücksichtigung dieser neuen Information:</text:p>
            <text:p text:style-name="P13"><text:soft-page-break/>JavaScript</text:p>
            <text:p text:style-name="P24"><text:span text:style-name="Source_20_Text">// models/Anfrage.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 Sub-Schema für die gewünschten Slot-Abschnitte innerhalb einer Anfrage</text:span></text:p>
            <text:p text:style-name="P24"><text:span text:style-name="Source_20_Text">const gewuenschterSlotAbschnittSchema = new Schema({</text:span></text:p>
            <text:p text:style-name="P24"><text:span text:style-name="Source_20_Text"><text:s text:c="4"/>von: { type: String, required: true },</text:span></text:p>
            <text:p text:style-name="P24"><text:span text:style-name="Source_20_Text"><text:s text:c="4"/>bis: { type: String, required: true },</text:span></text:p>
            <text:p text:style-name="P24"><text:span text:style-name="Source_20_Text"><text:s text:c="4"/>Abfahrtszeit: { // Gewünschte Abfahrtszeit für diesen spezifischen Abschnitt</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 { _id: false }); // _id: false, da diese Subdokumente keine eigene ID benötigen</text:span></text:p>
            <text:p text:style-name="P24"/>
            <text:p text:style-name="P24"><text:span text:style-name="Source_20_Text">const anfrageSchema = new Schema({</text:span></text:p>
            <text:p text:style-name="P24"><text:span text:style-name="Source_20_Text"><text:s text:c="4"/>Zugnummer: { type: String, required: true, index: true },</text:span></text:p>
            <text:p text:style-name="P24"><text:span text:style-name="Source_20_Text"><text:s text:c="4"/>EVU: { type: String, required: true, index: true },</text:span></text:p>
            <text:p text:style-name="P24"><text:span text:style-name="Source_20_Text"><text:s text:c="4"/>AnfrageID_Sprechend: { type: String, unique: true, sparse: true, index: true },</text:span></text:p>
            <text:p text:style-name="P24"><text:span text:style-name="Source_20_Text"><text:s text:c="4"/>ListeGewuenschterSlotAbschnitte: { // Umbenannt und neue Struktur</text:span></text:p>
            <text:p text:style-name="P24"><text:span text:style-name="Source_20_Text"><text:s text:c="8"/>type: [gewuenschterSlotAbschnittSchema],</text:span></text:p>
            <text:p text:style-name="P24"><text:span text:style-name="Source_20_Text"><text:s text:c="8"/>required: true,</text:span></text:p>
            <text:p text:style-name="P24"><text:span text:style-name="Source_20_Text"><text:s text:c="8"/>validate: [list =&gt; list.length &gt; 0, 'Es muss mindestens ein Slot-Abschnitt angefragt werden.']</text:span></text:p>
            <text:p text:style-name="P24"><text:span text:style-name="Source_20_Text"><text:s text:c="4"/>},</text:span></text:p>
            <text:p text:style-name="P24"><text:span text:style-name="Source_20_Text"><text:s text:c="4"/>Verkehrsart: { // Verkehrsart der gesamten Anfrage</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4"/>},</text:span></text:p>
            <text:p text:style-name="P24"><text:span text:style-name="Source_20_Text"><text:s text:c="4"/>Verkehrstag: { // Verkehrstag-Gruppe der gesamten Anfrage (z.B. Mo-Fr)</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 'täglich']</text:span></text:p>
            <text:p text:style-name="P24"><text:span text:style-name="Source_20_Text"><text:s text:c="4"/>},</text:span></text:p>
            <text:p text:style-name="P24"><text:span text:style-name="Source_20_Text"><text:s text:c="4"/>Zeitraum: { // Der übergreifende Gültigkeitszeitraum der Anfrage (z.B. KW22-KW25)</text:span></text:p>
            <text:p text:style-name="P24"><text:span text:style-name="Source_20_Text"><text:s text:c="8"/>start: { type: Date, required: true }, // Startdatum des Gesamtzeitraums</text:span></text:p>
            <text:p text:style-name="P24"><text:span text:style-name="Source_20_Text"><text:s text:c="8"/>ende: { type: Date, required: true } <text:s text:c="2"/>// Enddatum des Gesamtzeitraums</text:span></text:p>
            <text:p text:style-name="P24"><text:span text:style-name="Source_20_Text"><text:s text:c="4"/>},</text:span></text:p>
            <text:p text:style-name="P24"><text:span text:style-name="Source_20_Text"><text:s text:c="4"/>Email: { type: String, required: true },</text:span></text:p>
            <text:p text:style-name="P24"><text:soft-page-break/><text:span text:style-name="Source_20_Text"><text:s text:c="4"/>Entgelt: { type: Number, default: null },</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eingegangen', 'validiert', 'ungueltig', 'in_zuordnung', 'in_konfliktpruefung', 'bestaetigt', 'abgelehnt_kapazitaet', 'abgelehnt_koordination'],</text:span></text:p>
            <text:p text:style-name="P24"><text:span text:style-name="Source_20_Text"><text:s text:c="8"/>default: 'eingegangen'</text:span></text:p>
            <text:p text:style-name="P24"><text:span text:style-name="Source_20_Text"><text:s text:c="4"/>},</text:span></text:p>
            <text:p text:style-name="P24"><text:span text:style-name="Source_20_Text"><text:s text:c="4"/>Validierungsfehler: [{ type: String }],</text:span></text:p>
            <text:p text:style-name="P24"><text:span text:style-name="Source_20_Text"><text:s text:c="4"/>// Feld, um die tatsächlich zugewiesenen Slot-Instanzen (ObjectIds) nach der Zuordnung zu speichern</text:span></text:p>
            <text:p text:style-name="P24"><text:span text:style-name="Source_20_Text"><text:s text:c="4"/>ZugewieseneSlots: [{ type: Schema.Types.ObjectId, ref: 'Slot' }]</text:span></text:p>
            <text:p text:style-name="P24"><text:span text:style-name="Source_20_Text">}, { timestamps: true });</text:span></text:p>
            <text:p text:style-name="P24"/>
            <text:p text:style-name="P24"><text:span text:style-name="Source_20_Text">// Pre-save Hook zum Generieren der sprechenden ID (bleibt gleich)</text:span></text:p>
            <text:p text:style-name="P24"><text:span text:style-name="Source_20_Text">anfrageSchema.pre('save', function(next) {</text:span></text:p>
            <text:p text:style-name="P24"><text:span text:style-name="Source_20_Text"><text:s text:c="4"/>if (this.isModified('EVU') || this.isModified('Zugnummer') || !this.AnfrageID_Sprechend) {</text:span></text:p>
            <text:p text:style-name="P24"><text:span text:style-name="Source_20_Text"><text:s text:c="8"/>this.AnfrageID_Sprechend = `${this.EVU}-${this.Zugnummer}`;</text:span></text:p>
            <text:p text:style-name="P24"><text:span text:style-name="Source_20_Text"><text:s text:c="4"/>}</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Anfrage', anfrageSchema);</text:span></text:p>
            <text:p text:style-name="P11"><text:span text:style-name="Strong_20_Emphasis">Wichtige Änderungen und Implikationen:</text:span></text:p>
            <text:list text:style-name="L26">
              <text:list-item>
                <text:p text:style-name="P80"><text:span text:style-name="Strong_20_Emphasis"><text:span text:style-name="Source_20_Text">gewuenschterSlotAbschnittSchema</text:span></text:span>: Ein neues Sub-Schema definiert die Struktur für jeden gewünschten Abschnitt (<text:span text:style-name="Source_20_Text">von</text:span>, <text:span text:style-name="Source_20_Text">bis</text:span>, <text:span text:style-name="Source_20_Text">Abfahrtszeit</text:span>). <text:span text:style-name="Source_20_Text">{ _id: false }</text:span> verhindert, dass Mongoose für diese Sub-Dokumente automatisch eine <text:span text:style-name="Source_20_Text">_id</text:span> erstellt, was hier meist nicht nötig ist. </text:p>
              </text:list-item>
              <text:list-item>
                <text:p text:style-name="P80"><text:span text:style-name="Strong_20_Emphasis"><text:span text:style-name="Source_20_Text">ListeGewuenschterSlotAbschnitte</text:span></text:span>: Dieses Feld im <text:span text:style-name="Source_20_Text">anfrageSchema</text:span> ist nun ein Array dieser Sub-Dokumente. Ich habe eine einfache Validierung hinzugefügt, um sicherzustellen, dass die Liste nicht leer ist. </text:p>
              </text:list-item>
              <text:list-item>
                <text:p text:style-name="P80"><text:span text:style-name="Strong_20_Emphasis">Validierungslogik</text:span>: Deine 4 Validierungskriterien (räumliche Kontinuität, zeitliche Konsistenz, Verkehrsart-Konsistenz, Kreis- und Richtungsbeschränkung) werden jetzt auf die Elemente in <text:span text:style-name="Source_20_Text">ListeGewuenschterSlotAbschnitte</text:span> angewendet. </text:p>
                <text:list>
                  <text:list-item>
                    <text:p text:style-name="P80">Kriterium 3 (Verkehrsart-Konsistenz): Hier muss man überlegen. Wenn die Anfrage eine Gesamt-<text:span text:style-name="Source_20_Text">Verkehrsart</text:span> hat, und die <text:span text:style-name="Emphasis">tatsächlichen</text:span> <text:span text:style-name="Source_20_Text">Slot</text:span>-Dokumente (die später zugewiesen werden) auch eine <text:span text:style-name="Source_20_Text">Verkehrsart</text:span> haben, dann findet dieser Abgleich erst im Zuordnungsprozess statt. Die ursprüngliche Formulierung war: "Die Verkehrsart der Anfrage muss gleich der Verkehrsart aller bestellten Slots sein." Da die "bestellten Slots" jetzt abstrakte Wünsche sind, könnte dieses Kriterium entweder so interpretiert werden, dass <text:soft-page-break/>alle <text:span text:style-name="Emphasis">gewünschten Abschnitte implizit die Verkehrsart der Anfrage annehmen</text:span>, oder es wird erst relevant, wenn gegen <text:span text:style-name="Emphasis">konkrete Slot-Instanzen</text:span> geprüft wird. Für die initiale Validierung der Anfrage selbst ist die <text:span text:style-name="Source_20_Text">Anfrage.Verkehrsart</text:span> die maßgebliche. </text:p>
                  </text:list-item>
                </text:list>
              </text:list-item>
              <text:list-item>
                <text:p text:style-name="P80"><text:span text:style-name="Strong_20_Emphasis"><text:span text:style-name="Source_20_Text">ZugewieseneSlots</text:span></text:span>: Ich habe ein neues Feld <text:span text:style-name="Source_20_Text">ZugewieseneSlots: [{ type: Schema.Types.ObjectId, ref: 'Slot' }]</text:span> hinzugefügt. Nachdem der Zuordnungsprozess erfolgreich war, würde dieses Array die <text:span text:style-name="Source_20_Text">ObjectId</text:span>s der tatsächlich gefundenen und für diese Anfrage reservierten <text:span text:style-name="Source_20_Text">Slot</text:span>-Dokumente enthalten. </text:p>
              </text:list-item>
              <text:list-item>
                <text:p text:style-name="P81"><text:span text:style-name="Strong_20_Emphasis">Status-Update</text:span>: Ich habe den <text:span text:style-name="Source_20_Text">Status</text:span>-Enum um <text:span text:style-name="Source_20_Text">'in_zuordnung'</text:span> erweitert, um diesen Zwischenschritt abzubilden. </text:p>
              </text:list-item>
            </text:list>
            <text:p text:style-name="P11">Die Modelle <text:span text:style-name="Source_20_Text">Slot.js</text:span>, <text:span text:style-name="Source_20_Text">Kapazitaetstopf.js</text:span> und <text:span text:style-name="Source_20_Text">KonfliktDokumentation.js</text:span> bleiben von dieser spezifischen Änderung unberührt. Die <text:span text:style-name="Source_20_Text">SlotID_Sprechend</text:span> im <text:span text:style-name="Source_20_Text">Slot</text:span>-Modell ist weiterhin sinnvoll für die eindeutige Identifizierung dieser Infrastrukturelemente.</text:p>
            <text:p text:style-name="P11"><text:span text:style-name="Strong_20_Emphasis">Ist dieses überarbeitete Verständnis und das angepasste </text:span><text:span text:style-name="Strong_20_Emphasis"><text:span text:style-name="Source_20_Text">AnfrageSchema</text:span></text:span><text:span text:style-name="Strong_20_Emphasis"> so korrekt und in deinem Sinne?</text:span> Das ist ein wichtiger Punkt, bevor wir zu den API-Endpunkten übergehen, da die Struktur der Anfrageeingabe hiervon stark abhängt.</text:p>
          </text:section>
          <text:section text:style-name="Sect1" text:name="feedback-form-9">
            <text:p text:style-name="P15"/>
          </text:section>
        </text:section>
        <text:section text:style-name="Sect1" text:name="271c21f35376d223">
          <text:p text:style-name="P13"/>
          <text:section text:style-name="Sect1" text:name="user-query-content-10">
            <text:p text:style-name="P14">Ja, das Verständnis ist korrekt. Es kommt eine Anfrage für einen oder mehrere Slot-Abschnitte für einen Zeitraum und Verkehrstage für die Verkehrsart herein, diese wird validiert und dann auf die möglichen und verfügbaren Slots zugeordnet. Zunächst werden alle Slots für alle Anfragen belegt, auch mehrfach, wenn mehrere Anfragen im gleichen Zeitraum auf die selben Slots zugreifen wollen. Die Kapazitätstöpfe helfen dann die vielfältigen Konflikte zwischen verschiedenen Anfragen einfacher aufzulösen, weil zunächst die Mengen verschiedener Slots auf die maximale Kapazität begrenzt werden. Erst danach erfolgt die Konfliktlösung für einzelne Slots, die mehrfach belegt wurden. </text:p>
          </text:section>
          <text:p text:style-name="P15">K </text:p>
          <text:p text:style-name="P15">Kopie von „Coding-Assistent“ </text:p>
          <text:p text:style-name="P10">Benutzerdefiniertes Gem</text:p>
          <text:p text:style-name="P10">Gedankengang anzeigen</text:p>
          <text:section text:style-name="Sect2" text:name="model-response-message-contentr_271c21f35376d223">
            <text:p text:style-name="P13">Perfekt, vielen Dank für die Bestätigung und die weiteren Details zum Prozess! Das Bild wird immer klarer, besonders der Punkt mit der initialen Mehrfachbelegung und der zweistufigen Konfliktauflösung (erst Topf-Ebene, dann Slot-Ebene). Das sind wichtige Aspekte für die spätere Implementierung der Geschäftslogik.</text:p>
            <text:p text:style-name="P11"><text:soft-page-break/>Die Datenmodelle (<text:span text:style-name="Source_20_Text">Slot.js</text:span>, <text:span text:style-name="Source_20_Text">Anfrage.js</text:span>, <text:span text:style-name="Source_20_Text">Kapazitaetstopf.js</text:span>, <text:span text:style-name="Source_20_Text">KonfliktDokumentation.js</text:span>) scheinen jetzt gut zu deinen Anforderungen zu passen.</text:p>
            <text:p text:style-name="P11">Dann lass uns jetzt mit der <text:span text:style-name="Strong_20_Emphasis">Definition der API-Endpunkte</text:span> beginnen. API-Endpunkte sind die Schnittstellen, über die dein Frontend (oder andere Systeme) mit deinem Backend kommunizieren werden, um Daten zu lesen oder zu schreiben. Wir orientieren uns dabei an REST-Prinzipien.</text:p>
            <text:p text:style-name="P11">Hier ist ein Vorschlag für die Struktur deiner API-Endpunkte, gruppiert nach Ressourcen:</text:p>
            <text:p text:style-name="P11"><text:span text:style-name="Strong_20_Emphasis">1. Slot Management (</text:span><text:span text:style-name="Strong_20_Emphasis"><text:span text:style-name="Source_20_Text">/api/slots</text:span></text:span><text:span text:style-name="Strong_20_Emphasis">)</text:span> Diese Endpunkte dienen primär der administrativen Verwaltung der verfügbaren Infrastruktur-Slots.</text:p>
            <text:list text:style-name="L27">
              <text:list-item>
                <text:p text:style-name="P82"><text:span text:style-name="Source_20_Text">POST /api/slots</text:span></text:p>
                <text:list>
                  <text:list-item>
                    <text:p text:style-name="P83"><text:span text:style-name="Strong_20_Emphasis">Methode:</text:span> <text:span text:style-name="Source_20_Text">POST</text:span> </text:p>
                  </text:list-item>
                  <text:list-item>
                    <text:p text:style-name="P83"><text:span text:style-name="Strong_20_Emphasis">Zweck:</text:span> Erstellt einen neuen Infrastruktur-Slot. </text:p>
                  </text:list-item>
                  <text:list-item>
                    <text:p text:style-name="P83"><text:span text:style-name="Strong_20_Emphasis">Request Body:</text:span> Enthält die Daten für einen neuen Slot gemäß <text:span text:style-name="Source_20_Text">SlotSchema</text:span> (z.B. <text:span text:style-name="Source_20_Text">von</text:span>, <text:span text:style-name="Source_20_Text">bis</text:span>, <text:span text:style-name="Source_20_Text">Abfahrt</text:span>, <text:span text:style-name="Source_20_Text">Verkehrstag</text:span>, <text:span text:style-name="Source_20_Text">Kalenderwoche</text:span>, <text:span text:style-name="Source_20_Text">Verkehrsart</text:span>). Die <text:span text:style-name="Source_20_Text">SlotID_Sprechend</text:span> wird serverseitig generiert. </text:p>
                  </text:list-item>
                  <text:list-item>
                    <text:p text:style-name="P83"><text:span text:style-name="Strong_20_Emphasis">Antwort:</text:span> Das neu erstellte Slot-Objekt oder eine Erfolgsmeldung. </text:p>
                  </text:list-item>
                </text:list>
              </text:list-item>
              <text:list-item>
                <text:p text:style-name="P82"><text:span text:style-name="Source_20_Text">GET /api/slots</text:span></text:p>
                <text:list>
                  <text:list-item>
                    <text:p text:style-name="P83"><text:span text:style-name="Strong_20_Emphasis">Methode:</text:span> <text:span text:style-name="Source_20_Text">GET</text:span> </text:p>
                  </text:list-item>
                  <text:list-item>
                    <text:p text:style-name="P83"><text:span text:style-name="Strong_20_Emphasis">Zweck:</text:span> Ruft eine Liste aller Slots ab. </text:p>
                  </text:list-item>
                  <text:list-item>
                    <text:p text:style-name="P83"><text:span text:style-name="Strong_20_Emphasis">Query Parameter (optional):</text:span> Für Filterung (z.B. nach <text:span text:style-name="Source_20_Text">Kalenderwoche</text:span>, <text:span text:style-name="Source_20_Text">Verkehrsart</text:span>, <text:span text:style-name="Source_20_Text">von</text:span>, <text:span text:style-name="Source_20_Text">bis</text:span>), Sortierung und Paginierung. </text:p>
                  </text:list-item>
                  <text:list-item>
                    <text:p text:style-name="P83"><text:span text:style-name="Strong_20_Emphasis">Antwort:</text:span> Eine Liste von Slot-Objekten. </text:p>
                  </text:list-item>
                </text:list>
              </text:list-item>
              <text:list-item>
                <text:p text:style-name="P82"><text:span text:style-name="Source_20_Text">GET /api/slots/:slotId</text:span></text:p>
                <text:list>
                  <text:list-item>
                    <text:p text:style-name="P83"><text:span text:style-name="Strong_20_Emphasis">Methode:</text:span> <text:span text:style-name="Source_20_Text">GET</text:span> </text:p>
                  </text:list-item>
                  <text:list-item>
                    <text:p text:style-name="P83"><text:span text:style-name="Strong_20_Emphasis">Zweck:</text:span> Ruft einen einzelnen Slot anhand seiner MongoDB <text:span text:style-name="Source_20_Text">_id</text:span> oder seiner <text:span text:style-name="Source_20_Text">SlotID_Sprechend</text:span> ab. (Wir müssen uns entscheiden, welche ID hier primär genutzt wird oder ob beide unterstützt werden). </text:p>
                  </text:list-item>
                  <text:list-item>
                    <text:p text:style-name="P83"><text:span text:style-name="Strong_20_Emphasis">Pfadparameter:</text:span> <text:span text:style-name="Source_20_Text">:slotId</text:span> (kann <text:span text:style-name="Source_20_Text">_id</text:span> oder <text:span text:style-name="Source_20_Text">SlotID_Sprechend</text:span> sein). </text:p>
                  </text:list-item>
                  <text:list-item>
                    <text:p text:style-name="P83"><text:span text:style-name="Strong_20_Emphasis">Antwort:</text:span> Das gefundene Slot-Objekt. </text:p>
                  </text:list-item>
                </text:list>
              </text:list-item>
              <text:list-item>
                <text:p text:style-name="P82"><text:span text:style-name="Source_20_Text">PUT /api/slots/:slotId</text:span></text:p>
                <text:list>
                  <text:list-item>
                    <text:p text:style-name="P83"><text:span text:style-name="Strong_20_Emphasis">Methode:</text:span> <text:span text:style-name="Source_20_Text">PUT</text:span> </text:p>
                  </text:list-item>
                  <text:list-item>
                    <text:p text:style-name="P83"><text:span text:style-name="Strong_20_Emphasis">Zweck:</text:span> Aktualisiert einen bestehenden Slot. </text:p>
                  </text:list-item>
                  <text:list-item>
                    <text:p text:style-name="P83"><text:span text:style-name="Strong_20_Emphasis">Pfadparameter:</text:span> <text:span text:style-name="Source_20_Text">:slotId</text:span>. </text:p>
                  </text:list-item>
                  <text:list-item>
                    <text:p text:style-name="P83"><text:span text:style-name="Strong_20_Emphasis">Request Body:</text:span> Enthält die zu aktualisierenden Felder des Slots. </text:p>
                  </text:list-item>
                  <text:list-item>
                    <text:p text:style-name="P83"><text:span text:style-name="Strong_20_Emphasis">Antwort:</text:span> Das aktualisierte Slot-Objekt. </text:p>
                  </text:list-item>
                </text:list>
              </text:list-item>
              <text:list-item>
                <text:p text:style-name="P82"><text:span text:style-name="Source_20_Text">DELETE /api/slots/:slotId</text:span></text:p>
                <text:list>
                  <text:list-item>
                    <text:p text:style-name="P83"><text:soft-page-break/><text:span text:style-name="Strong_20_Emphasis">Methode:</text:span> <text:span text:style-name="Source_20_Text">DELETE</text:span> </text:p>
                  </text:list-item>
                  <text:list-item>
                    <text:p text:style-name="P83"><text:span text:style-name="Strong_20_Emphasis">Zweck:</text:span> Löscht einen Slot (vorsichtig verwenden, ggf. nur "deaktivieren"). </text:p>
                  </text:list-item>
                  <text:list-item>
                    <text:p text:style-name="P83"><text:span text:style-name="Strong_20_Emphasis">Pfadparameter:</text:span> <text:span text:style-name="Source_20_Text">:slotId</text:span>. </text:p>
                  </text:list-item>
                  <text:list-item>
                    <text:p text:style-name="P82"><text:span text:style-name="Strong_20_Emphasis">Antwort:</text:span> Eine Erfolgsmeldung. </text:p>
                  </text:list-item>
                </text:list>
              </text:list-item>
            </text:list>
            <text:p text:style-name="P11"><text:span text:style-name="Strong_20_Emphasis">2. Anfragen Management (</text:span><text:span text:style-name="Strong_20_Emphasis"><text:span text:style-name="Source_20_Text">/api/anfragen</text:span></text:span><text:span text:style-name="Strong_20_Emphasis">)</text:span> Dies sind die zentralen Endpunkte für Nutzer, um Trassenanfragen zu stellen und deren Status zu verfolgen.</text:p>
            <text:list text:style-name="L28">
              <text:list-item>
                <text:p text:style-name="P84"><text:span text:style-name="Source_20_Text">POST /api/anfragen</text:span></text:p>
                <text:list>
                  <text:list-item>
                    <text:p text:style-name="P85"><text:span text:style-name="Strong_20_Emphasis">Methode:</text:span> <text:span text:style-name="Source_20_Text">POST</text:span> </text:p>
                  </text:list-item>
                  <text:list-item>
                    <text:p text:style-name="P85"><text:span text:style-name="Strong_20_Emphasis">Zweck:</text:span> Einreichen einer neuen Trassenanfrage. </text:p>
                  </text:list-item>
                  <text:list-item>
                    <text:p text:style-name="P85"><text:span text:style-name="Strong_20_Emphasis">Request Body:</text:span> Enthält die Daten für eine neue Anfrage gemäß <text:span text:style-name="Source_20_Text">AnfrageSchema</text:span> (insbesondere <text:span text:style-name="Source_20_Text">ListeGewuenschterSlotAbschnitte</text:span>, <text:span text:style-name="Source_20_Text">Zugnummer</text:span>, <text:span text:style-name="Source_20_Text">EVU</text:span>, <text:span text:style-name="Source_20_Text">Verkehrsart</text:span> der Anfrage, <text:span text:style-name="Source_20_Text">Verkehrstag</text:span> der Anfrage, <text:span text:style-name="Source_20_Text">Zeitraum</text:span>, <text:span text:style-name="Source_20_Text">Email</text:span>). </text:p>
                  </text:list-item>
                  <text:list-item>
                    <text:p text:style-name="P85"><text:span text:style-name="Strong_20_Emphasis">Ablauf:</text:span> </text:p>
                    <text:list>
                      <text:list-item>
                        <text:p text:style-name="P85">Validierung der Eingabedaten. </text:p>
                      </text:list-item>
                      <text:list-item>
                        <text:p text:style-name="P85">Durchführung der 4 Validierungskriterien auf <text:span text:style-name="Source_20_Text">ListeGewuenschterSlotAbschnitte</text:span>. </text:p>
                      </text:list-item>
                      <text:list-item>
                        <text:p text:style-name="P85">Wenn valide, wird die Anfrage mit Status (z.B. <text:span text:style-name="Source_20_Text">eingegangen</text:span> oder <text:span text:style-name="Source_20_Text">validiert</text:span>) gespeichert. </text:p>
                      </text:list-item>
                    </text:list>
                  </text:list-item>
                  <text:list-item>
                    <text:p text:style-name="P85"><text:span text:style-name="Strong_20_Emphasis">Antwort:</text:span> Das neu erstellte Anfrage-Objekt (mit <text:span text:style-name="Source_20_Text">AnfrageID_Sprechend</text:span>) oder eine Fehlermeldung bei Validierungsfehlern. </text:p>
                  </text:list-item>
                </text:list>
              </text:list-item>
              <text:list-item>
                <text:p text:style-name="P84"><text:span text:style-name="Source_20_Text">GET /api/anfragen</text:span></text:p>
                <text:list>
                  <text:list-item>
                    <text:p text:style-name="P85"><text:span text:style-name="Strong_20_Emphasis">Methode:</text:span> <text:span text:style-name="Source_20_Text">GET</text:span> </text:p>
                  </text:list-item>
                  <text:list-item>
                    <text:p text:style-name="P85"><text:span text:style-name="Strong_20_Emphasis">Zweck:</text:span> Ruft eine Liste aller Anfragen ab (primär für Admins oder gefiltert für Nutzer). </text:p>
                  </text:list-item>
                  <text:list-item>
                    <text:p text:style-name="P85"><text:span text:style-name="Strong_20_Emphasis">Query Parameter (optional):</text:span> Filterung (z.B. nach <text:span text:style-name="Source_20_Text">Status</text:span>, <text:span text:style-name="Source_20_Text">EVU</text:span>, <text:span text:style-name="Source_20_Text">Zeitraum</text:span>), Paginierung. </text:p>
                  </text:list-item>
                  <text:list-item>
                    <text:p text:style-name="P85"><text:span text:style-name="Strong_20_Emphasis">Antwort:</text:span> Eine Liste von Anfrage-Objekten. </text:p>
                  </text:list-item>
                </text:list>
              </text:list-item>
              <text:list-item>
                <text:p text:style-name="P84"><text:span text:style-name="Source_20_Text">GET /api/anfragen/:anfrageId</text:span></text:p>
                <text:list>
                  <text:list-item>
                    <text:p text:style-name="P85"><text:span text:style-name="Strong_20_Emphasis">Methode:</text:span> <text:span text:style-name="Source_20_Text">GET</text:span> </text:p>
                  </text:list-item>
                  <text:list-item>
                    <text:p text:style-name="P85"><text:span text:style-name="Strong_20_Emphasis">Zweck:</text:span> Ruft eine einzelne Anfrage anhand ihrer MongoDB <text:span text:style-name="Source_20_Text">_id</text:span> oder <text:span text:style-name="Source_20_Text">AnfrageID_Sprechend</text:span> ab. </text:p>
                  </text:list-item>
                  <text:list-item>
                    <text:p text:style-name="P85"><text:span text:style-name="Strong_20_Emphasis">Pfadparameter:</text:span> <text:span text:style-name="Source_20_Text">:anfrageId</text:span>. </text:p>
                  </text:list-item>
                  <text:list-item>
                    <text:p text:style-name="P85"><text:span text:style-name="Strong_20_Emphasis">Antwort:</text:span> Das gefundene Anfrage-Objekt. </text:p>
                  </text:list-item>
                </text:list>
              </text:list-item>
              <text:list-item>
                <text:p text:style-name="P84"><text:span text:style-name="Strong_20_Emphasis">Systeminterne Prozesse (nicht unbedingt direkte API-Endpunkte für den Nutzer):</text:span></text:p>
                <text:list>
                  <text:list-item>
                    <text:p text:style-name="P85"><text:soft-page-break/><text:span text:style-name="Strong_20_Emphasis">Zuordnungsprozess:</text:span> Nach erfolgreicher Validierung einer Anfrage (<text:span text:style-name="Source_20_Text">Status: validiert</text:span>) würde ein interner Prozess die <text:span text:style-name="Source_20_Text">ListeGewuenschterSlotAbschnitte</text:span> auf tatsächliche <text:span text:style-name="Source_20_Text">Slot</text:span>-Dokumente mappen. Dieser Prozess aktualisiert das Feld <text:span text:style-name="Source_20_Text">ZugewieseneSlots</text:span> in der Anfrage und setzt den Status ggf. auf <text:span text:style-name="Source_20_Text">in_zuordnung</text:span> und dann <text:span text:style-name="Source_20_Text">in_konfliktpruefung</text:span> (da ja Mehrfachbelegungen erlaubt sind). </text:p>
                  </text:list-item>
                  <text:list-item>
                    <text:p text:style-name="P85">Die Ergebnisse dieses Prozesses (ob Slots gefunden wurden, welche Konflikte bestehen) werden in der Anfrage oder zugehörigen Dokumenten festgehalten. </text:p>
                  </text:list-item>
                </text:list>
              </text:list-item>
              <text:list-item>
                <text:p text:style-name="P84"><text:span text:style-name="Strong_20_Emphasis"><text:span text:style-name="Source_20_Text">PUT /api/anfragen/:anfrageId/status</text:span></text:span><text:span text:style-name="Strong_20_Emphasis"> (Admin/System)</text:span></text:p>
                <text:list>
                  <text:list-item>
                    <text:p text:style-name="P85"><text:span text:style-name="Strong_20_Emphasis">Methode:</text:span> <text:span text:style-name="Source_20_Text">PUT</text:span> </text:p>
                  </text:list-item>
                  <text:list-item>
                    <text:p text:style-name="P85"><text:span text:style-name="Strong_20_Emphasis">Zweck:</text:span> Manueller oder systemgesteuerter Update des Anfrage-Status (z.B. <text:span text:style-name="Source_20_Text">bestaetigt</text:span>, <text:span text:style-name="Source_20_Text">abgelehnt_koordination</text:span>). </text:p>
                  </text:list-item>
                  <text:list-item>
                    <text:p text:style-name="P85"><text:span text:style-name="Strong_20_Emphasis">Request Body:</text:span> <text:span text:style-name="Source_20_Text">{ "status": "neuer_status", "bemerkung": "optional" }</text:span> </text:p>
                  </text:list-item>
                  <text:list-item>
                    <text:p text:style-name="P84"><text:span text:style-name="Strong_20_Emphasis">Antwort:</text:span> Das aktualisierte Anfrage-Objekt. </text:p>
                  </text:list-item>
                </text:list>
              </text:list-item>
            </text:list>
            <text:p text:style-name="P11"><text:span text:style-name="Strong_20_Emphasis">3. Kapazitätstopf Management (</text:span><text:span text:style-name="Strong_20_Emphasis"><text:span text:style-name="Source_20_Text">/api/kapazitaetstoepfe</text:span></text:span><text:span text:style-name="Strong_20_Emphasis">)</text:span> Verwaltung der Kapazitätstöpfe für die Konfliktlösung.</text:p>
            <text:list text:style-name="L29">
              <text:list-item>
                <text:p text:style-name="P86"><text:span text:style-name="Source_20_Text">POST /api/kapazitaetstoepfe</text:span></text:p>
                <text:list>
                  <text:list-item>
                    <text:p text:style-name="P87"><text:span text:style-name="Strong_20_Emphasis">Methode:</text:span> <text:span text:style-name="Source_20_Text">POST</text:span> </text:p>
                  </text:list-item>
                  <text:list-item>
                    <text:p text:style-name="P87"><text:span text:style-name="Strong_20_Emphasis">Zweck:</text:span> Erstellt einen neuen Kapazitätstopf. </text:p>
                  </text:list-item>
                  <text:list-item>
                    <text:p text:style-name="P87"><text:span text:style-name="Strong_20_Emphasis">Request Body:</text:span> Daten gemäß <text:span text:style-name="Source_20_Text">KapazitaetstopfSchema</text:span>. </text:p>
                  </text:list-item>
                  <text:list-item>
                    <text:p text:style-name="P87"><text:span text:style-name="Strong_20_Emphasis">Antwort:</text:span> Das neu erstellte Kapazitätstopf-Objekt. </text:p>
                  </text:list-item>
                </text:list>
              </text:list-item>
              <text:list-item>
                <text:p text:style-name="P86"><text:span text:style-name="Source_20_Text">GET /api/kapazitaetstoepfe</text:span></text:p>
                <text:list>
                  <text:list-item>
                    <text:p text:style-name="P87"><text:span text:style-name="Strong_20_Emphasis">Methode:</text:span> <text:span text:style-name="Source_20_Text">GET</text:span> </text:p>
                  </text:list-item>
                  <text:list-item>
                    <text:p text:style-name="P87"><text:span text:style-name="Strong_20_Emphasis">Zweck:</text:span> Ruft eine Liste aller Kapazitätstöpfe ab. </text:p>
                  </text:list-item>
                  <text:list-item>
                    <text:p text:style-name="P87"><text:span text:style-name="Strong_20_Emphasis">Antwort:</text:span> Liste der Kapazitätstopf-Objekte. </text:p>
                  </text:list-item>
                </text:list>
              </text:list-item>
              <text:list-item>
                <text:p text:style-name="P86"><text:span text:style-name="Source_20_Text">GET /api/kapazitaetstoepfe/:topfId</text:span></text:p>
                <text:list>
                  <text:list-item>
                    <text:p text:style-name="P87"><text:span text:style-name="Strong_20_Emphasis">Methode:</text:span> <text:span text:style-name="Source_20_Text">GET</text:span> </text:p>
                  </text:list-item>
                  <text:list-item>
                    <text:p text:style-name="P87"><text:span text:style-name="Strong_20_Emphasis">Zweck:</text:span> Ruft einen einzelnen Kapazitätstopf anhand seiner <text:span text:style-name="Source_20_Text">TopfID</text:span> (die menschenlesbare ID) ab. </text:p>
                  </text:list-item>
                  <text:list-item>
                    <text:p text:style-name="P87"><text:span text:style-name="Strong_20_Emphasis">Pfadparameter:</text:span> <text:span text:style-name="Source_20_Text">:topfId</text:span>. </text:p>
                  </text:list-item>
                  <text:list-item>
                    <text:p text:style-name="P87"><text:span text:style-name="Strong_20_Emphasis">Antwort:</text:span> Das gefundene Kapazitätstopf-Objekt. </text:p>
                  </text:list-item>
                </text:list>
              </text:list-item>
              <text:list-item>
                <text:p text:style-name="P86"><text:span text:style-name="Source_20_Text">PUT /api/kapazitaetstoepfe/:topfId</text:span></text:p>
                <text:list>
                  <text:list-item>
                    <text:p text:style-name="P87"><text:span text:style-name="Strong_20_Emphasis">Methode:</text:span> <text:span text:style-name="Source_20_Text">PUT</text:span> </text:p>
                  </text:list-item>
                  <text:list-item>
                    <text:p text:style-name="P87"><text:span text:style-name="Strong_20_Emphasis">Zweck:</text:span> Aktualisiert einen Kapazitätstopf (z.B. <text:span text:style-name="Source_20_Text">maxKapazitaet</text:span> nachdem diese berechnet wurde). </text:p>
                  </text:list-item>
                  <text:list-item>
                    <text:p text:style-name="P87"><text:soft-page-break/><text:span text:style-name="Strong_20_Emphasis">Request Body:</text:span> Zu aktualisierende Felder. </text:p>
                  </text:list-item>
                  <text:list-item>
                    <text:p text:style-name="P87"><text:span text:style-name="Strong_20_Emphasis">Antwort:</text:span> Das aktualisierte Kapazitätstopf-Objekt. </text:p>
                  </text:list-item>
                </text:list>
              </text:list-item>
              <text:list-item>
                <text:p text:style-name="P86"><text:span text:style-name="Strong_20_Emphasis"><text:span text:style-name="Source_20_Text">GET /api/kapazitaetstoepfe/:topfId/auslastung</text:span></text:span><text:span text:style-name="Strong_20_Emphasis"> (Beispiel für abgeleitete Daten)</text:span></text:p>
                <text:list>
                  <text:list-item>
                    <text:p text:style-name="P87"><text:span text:style-name="Strong_20_Emphasis">Methode:</text:span> <text:span text:style-name="Source_20_Text">GET</text:span> </text:p>
                  </text:list-item>
                  <text:list-item>
                    <text:p text:style-name="P87"><text:span text:style-name="Strong_20_Emphasis">Zweck:</text:span> Berechnet und liefert die aktuelle Auslastung eines Kapazitätstopfes basierend auf den zugewiesenen Anfragen/Slots. </text:p>
                  </text:list-item>
                  <text:list-item>
                    <text:p text:style-name="P86"><text:span text:style-name="Strong_20_Emphasis">Antwort:</text:span> Ein Objekt mit Auslastungsdaten (z.B. <text:span text:style-name="Source_20_Text">{ "aktuelleKapazitaet": 5, "maxKapazitaet": 10, "auslastungProzent": 50 }</text:span>). </text:p>
                  </text:list-item>
                </text:list>
              </text:list-item>
            </text:list>
            <text:p text:style-name="P11"><text:span text:style-name="Strong_20_Emphasis">4. Konflikt Management (</text:span><text:span text:style-name="Strong_20_Emphasis"><text:span text:style-name="Source_20_Text">/api/konflikte</text:span></text:span><text:span text:style-name="Strong_20_Emphasis">)</text:span> Endpunkte zur Dokumentation und potenziellen Steuerung der Konfliktlösung.</text:p>
            <text:list text:style-name="L30">
              <text:list-item>
                <text:p text:style-name="P88"><text:span text:style-name="Source_20_Text">GET /api/konflikte</text:span></text:p>
                <text:list>
                  <text:list-item>
                    <text:p text:style-name="P89"><text:span text:style-name="Strong_20_Emphasis">Methode:</text:span> <text:span text:style-name="Source_20_Text">GET</text:span> </text:p>
                  </text:list-item>
                  <text:list-item>
                    <text:p text:style-name="P89"><text:span text:style-name="Strong_20_Emphasis">Zweck:</text:span> Ruft eine Liste aller erstellten Konfliktdokumentationen ab. </text:p>
                  </text:list-item>
                  <text:list-item>
                    <text:p text:style-name="P89"><text:span text:style-name="Strong_20_Emphasis">Antwort:</text:span> Liste von Konfliktdokumentation-Objekten. </text:p>
                  </text:list-item>
                </text:list>
              </text:list-item>
              <text:list-item>
                <text:p text:style-name="P88"><text:span text:style-name="Source_20_Text">GET /api/konflikte/:konfliktId</text:span></text:p>
                <text:list>
                  <text:list-item>
                    <text:p text:style-name="P89"><text:span text:style-name="Strong_20_Emphasis">Methode:</text:span> <text:span text:style-name="Source_20_Text">GET</text:span> </text:p>
                  </text:list-item>
                  <text:list-item>
                    <text:p text:style-name="P89"><text:span text:style-name="Strong_20_Emphasis">Zweck:</text:span> Ruft eine spezifische Konfliktdokumentation ab. </text:p>
                  </text:list-item>
                  <text:list-item>
                    <text:p text:style-name="P89"><text:span text:style-name="Strong_20_Emphasis">Pfadparameter:</text:span> <text:span text:style-name="Source_20_Text">:konfliktId</text:span> (MongoDB <text:span text:style-name="Source_20_Text">_id</text:span>). </text:p>
                  </text:list-item>
                  <text:list-item>
                    <text:p text:style-name="P89"><text:span text:style-name="Strong_20_Emphasis">Antwort:</text:span> Das gefundene Konfliktdokumentation-Objekt. </text:p>
                  </text:list-item>
                </text:list>
              </text:list-item>
              <text:list-item>
                <text:p text:style-name="P88"><text:span text:style-name="Strong_20_Emphasis">Systeminterne Prozesse:</text:span></text:p>
                <text:list>
                  <text:list-item>
                    <text:p text:style-name="P89">Die Erstellung von <text:span text:style-name="Source_20_Text">KonfliktDokumentation</text:span>-Objekten erfolgt wahrscheinlich automatisch, wenn nach der Zuweisung und dem Kapazitätstopf-Check festgestellt wird, dass einzelne Slots mehrfach belegt sind und eine detaillierte Auflösung nötig ist. </text:p>
                  </text:list-item>
                  <text:list-item>
                    <text:p text:style-name="P88">Der Prozess der Konfliktlösung aktualisiert dann das entsprechende <text:span text:style-name="Source_20_Text">KonfliktDokumentation</text:span>-Objekt und die beteiligten <text:span text:style-name="Source_20_Text">Anfrage</text:span>-Objekte. </text:p>
                  </text:list-item>
                </text:list>
              </text:list-item>
            </text:list>
            <text:p text:style-name="P11"><text:span text:style-name="Strong_20_Emphasis">Wichtige Überlegungen bei der API-Gestaltung:</text:span></text:p>
            <text:list text:style-name="L31">
              <text:list-item>
                <text:p text:style-name="P90"><text:span text:style-name="Strong_20_Emphasis">Authentifizierung &amp; Autorisierung:</text:span> Welche Endpunkte sind öffentlich, welche erfordern eine Anmeldung, welche Administratorrechte? (Das würden wir später hinzufügen). </text:p>
              </text:list-item>
              <text:list-item>
                <text:p text:style-name="P90"><text:span text:style-name="Strong_20_Emphasis">Validierung der Eingabedaten:</text:span> Serverseitige Validierung aller Eingaben ist unerlässlich. </text:p>
              </text:list-item>
              <text:list-item>
                <text:p text:style-name="P90"><text:span text:style-name="Strong_20_Emphasis">Fehlerbehandlung:</text:span> Einheitliche und klare Fehlermeldungen. </text:p>
              </text:list-item>
              <text:list-item>
                <text:p text:style-name="P91"><text:span text:style-name="Strong_20_Emphasis">Asynchrone Operationen:</text:span> Der Zuordnungsprozess und die Konfliktlösung könnten zeitintensiv sein. Hier könnte man über asynchrone Verarbeitung nachdenken (z.B. <text:soft-page-break/>mit Queues), wobei die API dann ggf. nur den Prozess anstößt und man den Status separat abfragen kann. Für den Anfang können wir von synchronen Operationen ausgehen, wo es sinnvoll ist. </text:p>
              </text:list-item>
            </text:list>
            <text:p text:style-name="P11">Was hältst du von dieser ersten Struktur für die API-Endpunkte? Gibt es spezifische Aktionen oder Datenabfragen, die dir hier noch fehlen oder die du anders sehen würdest?</text:p>
            <text:p text:style-name="P11">Wenn diese Struktur für dich als Basis passt, könnten wir als Nächstes damit beginnen, die <text:span text:style-name="Source_20_Text">routes</text:span> und <text:span text:style-name="Source_20_Text">controller</text:span>-Logik für eine dieser Ressourcen zu skizzieren, z.B. für das Einreichen einer neuen Anfrage.</text:p>
          </text:section>
          <text:section text:style-name="Sect1" text:name="feedback-form-10">
            <text:p text:style-name="P15"/>
          </text:section>
        </text:section>
        <text:section text:style-name="Sect1" text:name="cc1094ab7d61ea9c">
          <text:p text:style-name="P13"/>
          <text:section text:style-name="Sect1" text:name="user-query-content-11">
            <text:p text:style-name="P14">ja die Struktur passt, die spezifischen API-Endpunkte aus dem Konfliktprozess und die daraus resultierende Konfliktdokumentation erstellen wir dann später </text:p>
          </text:section>
          <text:p text:style-name="P15">K </text:p>
          <text:p text:style-name="P15">Kopie von „Coding-Assistent“ </text:p>
          <text:p text:style-name="P10">Benutzerdefiniertes Gem</text:p>
          <text:p text:style-name="P10">Gedankengang anzeigen</text:p>
          <text:section text:style-name="Sect2" text:name="model-response-message-contentr_cc1094ab7d61ea9c">
            <text:p text:style-name="P13">Wunderbar! Es ist gut, einen Plan zu haben und sich zunächst auf die Kernfunktionalitäten zu konzentrieren. Die spezifischen Endpunkte für den Konfliktprozess können wir dann entwickeln, wenn die Basis steht und wir ein klareres Bild von den Daten haben, die dieser Prozess benötigt.</text:p>
            <text:p text:style-name="P11">Dann schlage ich vor, wir beginnen mit einem der wichtigsten Endpunkte: <text:span text:style-name="Strong_20_Emphasis">dem Einreichen einer neuen Trassenanfrage</text:span>. Das wäre also <text:span text:style-name="Source_20_Text">POST /api/anfragen</text:span>.</text:p>
            <text:p text:style-name="P11">Dieser Prozess umfasst typischerweise:</text:p>
            <text:list text:style-name="L32">
              <text:list-item>
                <text:p text:style-name="P92">Das Definieren der Route in einer Routendatei. </text:p>
              </text:list-item>
              <text:list-item>
                <text:p text:style-name="P92">Das Erstellen einer Controller-Funktion, die die Logik für diesen Endpunkt handhabt. </text:p>
              </text:list-item>
              <text:list-item>
                <text:p text:style-name="P93">Die Implementierung der Validierungslogik innerhalb des Controllers. </text:p>
              </text:list-item>
            </text:list>
            <text:p text:style-name="P11"><text:span text:style-name="Strong_20_Emphasis">Schritt 1: Routendatei erstellen (</text:span><text:span text:style-name="Strong_20_Emphasis"><text:span text:style-name="Source_20_Text">routes/anfrageRoutes.js</text:span></text:span><text:span text:style-name="Strong_20_Emphasis">)</text:span></text:p>
            <text:p text:style-name="P11">Zuerst erstellen wir die Datei, die alle Routen für "Anfragen" bündelt.</text:p>
            <text:p text:style-name="P11">Erstelle die Datei <text:span text:style-name="Source_20_Text">slot-buchungs-app/routes/anfrageRoutes.js</text:span> mit folgendem Inhalt:</text:p>
            <text:p text:style-name="P13">JavaScript</text:p>
            <text:p text:style-name="P24"><text:span text:style-name="Source_20_Text">// slot-buchungs-app/routes/anfrageRoutes.js</text:span></text:p>
            <text:p text:style-name="P24"><text:span text:style-name="Source_20_Text">const express = require('express');</text:span></text:p>
            <text:p text:style-name="P24"><text:span text:style-name="Source_20_Text">const router = express.Router();</text:span></text:p>
            <text:p text:style-name="P24"><text:soft-page-break/><text:span text:style-name="Source_20_Text">const anfrageController = require('../controllers/anfrageController'); // Wir erstellen diesen Controller als Nächstes</text:span></text:p>
            <text:p text:style-name="P24"/>
            <text:p text:style-name="P24"><text:span text:style-name="Source_20_Text">// @route <text:s text:c="2"/>POST /api/anfragen</text:span></text:p>
            <text:p text:style-name="P24"><text:span text:style-name="Source_20_Text">// @desc <text:s text:c="3"/>Erstellt eine neue Trassenanfrage</text:span></text:p>
            <text:p text:style-name="P24"><text:span text:style-name="Source_20_Text">// @access <text:s/>Public (für den Moment, später ggf. mit Authentifizierung)</text:span></text:p>
            <text:p text:style-name="P24"><text:span text:style-name="Source_20_Text">router.post('/', anfrageController.createAnfrage);</text:span></text:p>
            <text:p text:style-name="P24"/>
            <text:p text:style-name="P24"><text:span text:style-name="Source_20_Text">// Hier könnten später weitere Routen für Anfragen hinzukommen:</text:span></text:p>
            <text:p text:style-name="P24"><text:span text:style-name="Source_20_Text">// router.get('/', anfrageController.getAllAnfragen);</text:span></text:p>
            <text:p text:style-name="P24"><text:span text:style-name="Source_20_Text">// router.get('/:anfrageId', anfrageController.getAnfrageById);</text:span></text:p>
            <text:p text:style-name="P24"><text:span text:style-name="Source_20_Text">// router.put('/:anfrageId/status', anfrageController.updateAnfrageStatus);</text:span></text:p>
            <text:p text:style-name="P24"/>
            <text:p text:style-name="P25"><text:span text:style-name="Source_20_Text">module.exports = router;</text:span></text:p>
            <text:p text:style-name="P11"><text:span text:style-name="Strong_20_Emphasis">Schritt 2: Controller-Datei erstellen (</text:span><text:span text:style-name="Strong_20_Emphasis"><text:span text:style-name="Source_20_Text">controllers/anfrageController.js</text:span></text:span><text:span text:style-name="Strong_20_Emphasis">)</text:span></text:p>
            <text:p text:style-name="P11">Jetzt erstellen wir die Controller-Datei, die die eigentliche Logik enthält.</text:p>
            <text:p text:style-name="P11">Erstelle die Datei <text:span text:style-name="Source_20_Text">slot-buchungs-app/controllers/anfrageController.js</text:span> mit folgendem Grundgerüst:</text:p>
            <text:p text:style-name="P13">JavaScript</text:p>
            <text:p text:style-name="P24"><text:span text:style-name="Source_20_Text">// slot-buchungs-app/controllers/anfrageController.js</text:span></text:p>
            <text:p text:style-name="P24"><text:span text:style-name="Source_20_Text">const Anfrage = require('../models/Anfrage'); // Unser Mongoose-Modell</text:span></text:p>
            <text:p text:style-name="P24"/>
            <text:p text:style-name="P24"><text:span text:style-name="Source_20_Text">// @desc <text:s text:c="3"/>Erstellt eine neue Trassenanfrage</text:span></text:p>
            <text:p text:style-name="P24"><text:span text:style-name="Source_20_Text">// @route <text:s text:c="2"/>POST /api/anfragen</text:span></text:p>
            <text:p text:style-name="P24"><text:span text:style-name="Source_20_Text">exports.createAnfrage = async (req, res) =&gt; {</text:span></text:p>
            <text:p text:style-name="P24"><text:span text:style-name="Source_20_Text"><text:s text:c="4"/>try {</text:span></text:p>
            <text:p text:style-name="P24"><text:span text:style-name="Source_20_Text"><text:s text:c="8"/>// 1. Daten aus dem Request Body extrahieren</text:span></text:p>
            <text:p text:style-name="P24"><text:span text:style-name="Source_20_Text"><text:s text:c="8"/>const {</text:span></text:p>
            <text:p text:style-name="P24"><text:span text:style-name="Source_20_Text"><text:s text:c="12"/>Zugnummer,</text:span></text:p>
            <text:p text:style-name="P24"><text:span text:style-name="Source_20_Text"><text:s text:c="12"/>EVU,</text:span></text:p>
            <text:p text:style-name="P24"><text:span text:style-name="Source_20_Text"><text:s text:c="12"/>ListeGewuenschterSlotAbschnitte, // Erwartet Array von {von, bis, Abfahrtszeit: {stunde, minute}}</text:span></text:p>
            <text:p text:style-name="P24"><text:span text:style-name="Source_20_Text"><text:s text:c="12"/>Verkehrsart, // Verkehrsart der gesamten Anfrage</text:span></text:p>
            <text:p text:style-name="P24"><text:span text:style-name="Source_20_Text"><text:s text:c="12"/>Verkehrstag, <text:s/>// Verkehrstag-Gruppe der gesamten Anfrage</text:span></text:p>
            <text:p text:style-name="P24"><text:span text:style-name="Source_20_Text"><text:s text:c="12"/>Zeitraum, <text:s text:c="4"/>// {start: Date, ende: Date} der gesamten Anfrage</text:span></text:p>
            <text:p text:style-name="P24"><text:span text:style-name="Source_20_Text"><text:s text:c="12"/>Email</text:span></text:p>
            <text:p text:style-name="P24"><text:span text:style-name="Source_20_Text"><text:s text:c="8"/>} = req.body;</text:span></text:p>
            <text:p text:style-name="P24"/>
            <text:p text:style-name="P24"><text:span text:style-name="Source_20_Text"><text:s text:c="8"/>// 2. Einfache Eingabevalidierung (Beispiel)</text:span></text:p>
            <text:p text:style-name="P24"><text:soft-page-break/><text:span text:style-name="Source_20_Text"><text:s text:c="8"/>if (!Zugnummer || !EVU || !ListeGewuenschterSlotAbschnitte || ListeGewuenschterSlotAbschnitte.length === 0 || !Verkehrsart || !Verkehrstag || !Zeitraum || !Email) {</text:span></text:p>
            <text:p text:style-name="P24"><text:span text:style-name="Source_20_Text"><text:s text:c="12"/>return res.status(400).json({ message: 'Bitte alle erforderlichen Felder ausfüllen.' });</text:span></text:p>
            <text:p text:style-name="P24"><text:span text:style-name="Source_20_Text"><text:s text:c="8"/>}</text:span></text:p>
            <text:p text:style-name="P24"/>
            <text:p text:style-name="P24"><text:span text:style-name="Source_20_Text"><text:s text:c="8"/>// 3. Implementierung der 4 Validierungskriterien</text:span></text:p>
            <text:p text:style-name="P24"><text:span text:style-name="Source_20_Text"><text:s text:c="8"/>// <text:s text:c="3"/>für ListeGewuenschterSlotAbschnitte</text:span></text:p>
            <text:p text:style-name="P24"><text:span text:style-name="Source_20_Text"><text:s text:c="8"/>let validierungsfehler = [];</text:span></text:p>
            <text:p text:style-name="P24"/>
            <text:p text:style-name="P24"><text:span text:style-name="Source_20_Text"><text:s text:c="8"/>// Kriterium 1: Räumliche Kontinuität</text:span></text:p>
            <text:p text:style-name="P24"><text:span text:style-name="Source_20_Text"><text:s text:c="8"/>// TODO: Implementiere Logik für Kriterium 1</text:span></text:p>
            <text:p text:style-name="P24"><text:span text:style-name="Source_20_Text"><text:s text:c="8"/>// Beispiel: Prüfe, ob anfrage.ListeGewuenschterSlotAbschnitte[i].bis === anfrage.ListeGewuenschterSlotAbschnitte[i+1].von</text:span></text:p>
            <text:p text:style-name="P24"><text:span text:style-name="Source_20_Text"><text:s text:c="8"/>for (let i = 0; i &lt; ListeGewuenschterSlotAbschnitte.length - 1; i++) {</text:span></text:p>
            <text:p text:style-name="P24"><text:span text:style-name="Source_20_Text"><text:s text:c="12"/>if (ListeGewuenschterSlotAbschnitte[i].bis !== ListeGewuenschterSlotAbschnitte[i+1].von) {</text:span></text:p>
            <text:p text:style-name="P24"><text:span text:style-name="Source_20_Text"><text:s text:c="16"/>validierungsfehler.push(`K1: Räumliche Inkonsistenz zwischen Abschnitt ${i+1} (${ListeGewuenschterSlotAbschnitte[i].bis}) und ${i+2} (${ListeGewuenschterSlotAbschnitte[i+1].von}).`);</text:span></text:p>
            <text:p text:style-name="P24"><text:span text:style-name="Source_20_Text"><text:s text:c="16"/>break; // Oft bricht man hier ab, da Folgefehler wahrscheinlich sind</text:span></text:p>
            <text:p text:style-name="P24"><text:span text:style-name="Source_20_Text"><text:s text:c="12"/>}</text:span></text:p>
            <text:p text:style-name="P24"><text:span text:style-name="Source_20_Text"><text:s text:c="8"/>}</text:span></text:p>
            <text:p text:style-name="P24"/>
            <text:p text:style-name="P24"><text:span text:style-name="Source_20_Text"><text:s text:c="8"/>// Kriterium 2: Zeitliche Konsistenz</text:span></text:p>
            <text:p text:style-name="P24"><text:span text:style-name="Source_20_Text"><text:s text:c="8"/>// WICHTIGER PUNKT: Das Schema `gewuenschterSlotAbschnittSchema` enthält aktuell nur die `Abfahrtszeit`.</text:span></text:p>
            <text:p text:style-name="P24"><text:span text:style-name="Source_20_Text"><text:s text:c="8"/>// Um "Ankunftszeit eines Slots muss vor Abfahrtszeit des nächsten Slots liegen" zu prüfen,</text:span></text:p>
            <text:p text:style-name="P24"><text:span text:style-name="Source_20_Text"><text:s text:c="8"/>// benötigen wir entweder:</text:span></text:p>
            <text:p text:style-name="P24"><text:span text:style-name="Source_20_Text"><text:s text:c="8"/>// <text:s text:c="3"/>a) Die Ankunftszeit als Teil des `gewuenschterSlotAbschnittSchema` (müsste vom Nutzer mitgeliefert werden).</text:span></text:p>
            <text:p text:style-name="P24"><text:span text:style-name="Source_20_Text"><text:s text:c="8"/>// <text:s text:c="3"/>b) Eine Logik, die die wahrscheinliche Ankunftszeit basierend auf `von`, `bis` (und ggf. Verkehrsart)</text:span></text:p>
            <text:p text:style-name="P24"><text:span text:style-name="Source_20_Text"><text:s text:c="8"/>// <text:s text:c="6"/>aus den existierenden `Slot`-Daten (Infrastruktur-Slots) während der Validierung ermittelt.</text:span></text:p>
            <text:p text:style-name="P24"><text:span text:style-name="Source_20_Text"><text:s text:c="8"/>// <text:s text:c="6"/>Das macht die Validierung komplexer, da sie DB-Abfragen auf die Slot-Tabelle erfordert.</text:span></text:p>
            <text:p text:style-name="P24"><text:span text:style-name="Source_20_Text"><text:s text:c="8"/>// <text:s text:c="3"/>c) Das Kriterium wird vereinfacht zu "Abfahrtszeit[i+1] muss nach Abfahrtszeit[i] liegen", was aber schwach ist.</text:span></text:p>
            <text:p text:style-name="P24"><text:span text:style-name="Source_20_Text"><text:s text:c="8"/>// Wie soll hier vorgegangen werden? Für den Moment lasse ich einen Platzhalter.</text:span></text:p>
            <text:p text:style-name="P24"><text:soft-page-break/><text:span text:style-name="Source_20_Text"><text:s text:c="8"/>// TODO: Kläre, wie die Ankunftszeit für die Validierung der zeitlichen Konsistenz ermittelt wird.</text:span></text:p>
            <text:p text:style-name="P24"><text:span text:style-name="Source_20_Text"><text:s text:c="8"/>// Annahme für eine sehr einfache Prüfung (Abfahrtszeiten müssen aufsteigend sein):</text:span></text:p>
            <text:p text:style-name="P24"><text:span text:style-name="Source_20_Text"><text:s text:c="8"/>for (let i = 0; i &lt; ListeGewuenschterSlotAbschnitte.length - 1; i++) {</text:span></text:p>
            <text:p text:style-name="P24"><text:span text:style-name="Source_20_Text"><text:s text:c="12"/>const abfahrt1_minuten = ListeGewuenschterSlotAbschnitte[i].Abfahrtszeit.stunde * 60 + ListeGewuenschterSlotAbschnitte[i].Abfahrtszeit.minute;</text:span></text:p>
            <text:p text:style-name="P24"><text:span text:style-name="Source_20_Text"><text:s text:c="12"/>const abfahrt2_minuten = ListeGewuenschterSlotAbschnitte[i+1].Abfahrtszeit.stunde * 60 + ListeGewuenschterSlotAbschnitte[i+1].Abfahrtszeit.minute;</text:span></text:p>
            <text:p text:style-name="P24"><text:span text:style-name="Source_20_Text"><text:s text:c="12"/>if (abfahrt1_minuten &gt;= abfahrt2_minuten) { // Hier müsste Puffer und Ankunftszeit rein</text:span></text:p>
            <text:p text:style-name="P24"><text:span text:style-name="Source_20_Text"><text:s text:c="17"/>validierungsfehler.push(`K2: Zeitliche Inkonsistenz (Abfahrtszeiten nicht aufsteigend oder ohne Puffer) zwischen Abschnitt ${i+1} und ${i+2}. Detaillierte Prüfung der Ankunftszeit erforderlich.`);</text:span></text:p>
            <text:p text:style-name="P24"><text:span text:style-name="Source_20_Text"><text:s text:c="17"/>break;</text:span></text:p>
            <text:p text:style-name="P24"><text:span text:style-name="Source_20_Text"><text:s text:c="12"/>}</text:span></text:p>
            <text:p text:style-name="P24"><text:span text:style-name="Source_20_Text"><text:s text:c="8"/>}</text:span></text:p>
            <text:p text:style-name="P24"/>
            <text:p text:style-name="P24"/>
            <text:p text:style-name="P24"><text:span text:style-name="Source_20_Text"><text:s text:c="8"/>// Kriterium 3: Konsistenz der Verkehrsart</text:span></text:p>
            <text:p text:style-name="P24"><text:span text:style-name="Source_20_Text"><text:s text:c="8"/>// Die `Verkehrsart` der Anfrage (`req.body.Verkehrsart`) gilt für alle gewünschten Abschnitte.</text:span></text:p>
            <text:p text:style-name="P24"><text:span text:style-name="Source_20_Text"><text:s text:c="8"/>// Diese wird später beim Matching mit den konkreten Slot-Instanzen relevant, die ebenfalls eine Verkehrsart haben.</text:span></text:p>
            <text:p text:style-name="P24"><text:span text:style-name="Source_20_Text"><text:s text:c="8"/>// Für die Validierung der Anfrage selbst ist hier keine spezifische Prüfung innerhalb der `ListeGewuenschterSlotAbschnitte` nötig,</text:span></text:p>
            <text:p text:style-name="P24"><text:span text:style-name="Source_20_Text"><text:s text:c="8"/>// da sie keine eigene Verkehrsart haben. Das Kriterium ist implizit erfüllt, da die Anfrage eine globale Verkehrsart hat.</text:span></text:p>
            <text:p text:style-name="P24"><text:span text:style-name="Source_20_Text"><text:s text:c="8"/>// Wir könnten hier aber prüfen, ob die angegebene Verkehrsart gültig ist (gemäß Enum im Schema). Mongoose macht das aber auch.</text:span></text:p>
            <text:p text:style-name="P24"/>
            <text:p text:style-name="P24"/>
            <text:p text:style-name="P24"><text:span text:style-name="Source_20_Text"><text:s text:c="8"/>// Kriterium 4: Keine Kreisfahrten oder doppelte Streckenabschnitte in falscher Richtung</text:span></text:p>
            <text:p text:style-name="P24"><text:span text:style-name="Source_20_Text"><text:s text:c="8"/>// TODO: Implementiere Logik für Kriterium 4</text:span></text:p>
            <text:p text:style-name="P24"><text:span text:style-name="Source_20_Text"><text:s text:c="8"/>// Beispiel: Überprüfe, ob ein Abschnitt (von A nach B) später als (von B nach A) vorkommt oder ob (von A nach A) existiert.</text:span></text:p>
            <text:p text:style-name="P24"><text:span text:style-name="Source_20_Text"><text:s text:c="8"/>// Dies erfordert eine sorgfältige Analyse der Sequenz von `von` und `bis` Punkten.</text:span></text:p>
            <text:p text:style-name="P24"><text:span text:style-name="Source_20_Text"><text:s text:c="8"/>const besuchtePunkte = new Set();</text:span></text:p>
            <text:p text:style-name="P24"><text:span text:style-name="Source_20_Text"><text:s text:c="8"/>let letzterPunkt = null;</text:span></text:p>
            <text:p text:style-name="P24"><text:span text:style-name="Source_20_Text"><text:s text:c="8"/>for (let i = 0; i &lt; ListeGewuenschterSlotAbschnitte.length; i++) {</text:span></text:p>
            <text:p text:style-name="P24"><text:soft-page-break/><text:span text:style-name="Source_20_Text"><text:s text:c="12"/>const abschnitt = ListeGewuenschterSlotAbschnitte[i];</text:span></text:p>
            <text:p text:style-name="P24"><text:span text:style-name="Source_20_Text"><text:s text:c="12"/>if (abschnitt.von === abschnitt.bis) {</text:span></text:p>
            <text:p text:style-name="P24"><text:span text:style-name="Source_20_Text"><text:s text:c="16"/>validierungsfehler.push(`K4: Kreisfahrt im Abschnitt ${i+1} (${abschnitt.von} -&gt; ${abschnitt.bis}).`);</text:span></text:p>
            <text:p text:style-name="P24"><text:span text:style-name="Source_20_Text"><text:s text:c="16"/>break;</text:span></text:p>
            <text:p text:style-name="P24"><text:span text:style-name="Source_20_Text"><text:s text:c="12"/>}</text:span></text:p>
            <text:p text:style-name="P24"><text:span text:style-name="Source_20_Text"><text:s text:c="12"/>// Vereinfachte Prüfung auf direkte Umkehr: A-&gt;B gefolgt von B-&gt;A</text:span></text:p>
            <text:p text:style-name="P24"><text:span text:style-name="Source_20_Text"><text:s text:c="12"/>if (i &gt; 0 &amp;&amp; abschnitt.von === ListeGewuenschterSlotAbschnitte[i-1].bis &amp;&amp; abschnitt.bis === ListeGewuenschterSlotAbschnitte[i-1].von) {</text:span></text:p>
            <text:p text:style-name="P24"><text:span text:style-name="Source_20_Text"><text:s text:c="17"/>validierungsfehler.push(`K4: Direkte Umkehrung im Abschnitt ${i+1} (${abschnitt.von} -&gt; ${abschnitt.bis}).`);</text:span></text:p>
            <text:p text:style-name="P24"><text:span text:style-name="Source_20_Text"><text:s text:c="17"/>break;</text:span></text:p>
            <text:p text:style-name="P24"><text:span text:style-name="Source_20_Text"><text:s text:c="12"/>}</text:span></text:p>
            <text:p text:style-name="P24"><text:span text:style-name="Source_20_Text"><text:s text:c="12"/>// Komplexere Kreisfahrtprüfungen könnten hier folgen.</text:span></text:p>
            <text:p text:style-name="P24"><text:span text:style-name="Source_20_Text"><text:s text:c="12"/>if (letzterPunkt !== null &amp;&amp; abschnitt.von !== letzterPunkt) {</text:span></text:p>
            <text:p text:style-name="P24"><text:span text:style-name="Source_20_Text"><text:s text:c="16"/>// Dies würde durch Kriterium 1 abgedeckt. Nur als Gedanke für komplexere Topologien.</text:span></text:p>
            <text:p text:style-name="P24"><text:span text:style-name="Source_20_Text"><text:s text:c="12"/>}</text:span></text:p>
            <text:p text:style-name="P24"><text:span text:style-name="Source_20_Text"><text:s text:c="12"/>besuchtePunkte.add(abschnitt.von);</text:span></text:p>
            <text:p text:style-name="P24"><text:span text:style-name="Source_20_Text"><text:s text:c="12"/>letzterPunkt = abschnitt.bis;</text:span></text:p>
            <text:p text:style-name="P24"><text:span text:style-name="Source_20_Text"><text:s text:c="8"/>}</text:span></text:p>
            <text:p text:style-name="P24"><text:span text:style-name="Source_20_Text"><text:s text:c="8"/>if (besuchtePunkte.has(letzterPunkt) &amp;&amp; ListeGewuenschterSlotAbschnitte.length &gt; 1) { // Letzter Punkt schon mal als Startpunkt besucht (außer es ist der allererste Startpunkt)</text:span></text:p>
            <text:p text:style-name="P24"><text:span text:style-name="Source_20_Text"><text:s text:c="12"/>// Dies ist eine sehr einfache Form der Kreisfahrtprüfung und muss verfeinert werden.</text:span></text:p>
            <text:p text:style-name="P24"><text:span text:style-name="Source_20_Text"><text:s text:c="12"/>// validierungsfehler.push(`K4: Mögliche Kreisfahrt, Endpunkt ${letzterPunkt} wurde bereits als interner Startpunkt besucht.`);</text:span></text:p>
            <text:p text:style-name="P24"><text:span text:style-name="Source_20_Text"><text:s text:c="8"/>}</text:span></text:p>
            <text:p text:style-name="P24"/>
            <text:p text:style-name="P24"/>
            <text:p text:style-name="P24"><text:span text:style-name="Source_20_Text"><text:s text:c="8"/>// 4. Wenn Validierungsfehler vorhanden, Anfrage ablehnen</text:span></text:p>
            <text:p text:style-name="P24"><text:span text:style-name="Source_20_Text"><text:s text:c="8"/>if (validierungsfehler.length &gt; 0) {</text:span></text:p>
            <text:p text:style-name="P24"><text:span text:style-name="Source_20_Text"><text:s text:c="12"/>return res.status(400).json({</text:span></text:p>
            <text:p text:style-name="P24"><text:span text:style-name="Source_20_Text"><text:s text:c="16"/>message: 'Die Anfrage ist aufgrund von Validierungsfehlern ungültig.',</text:span></text:p>
            <text:p text:style-name="P24"><text:span text:style-name="Source_20_Text"><text:s text:c="16"/>errors: validierungsfehler</text:span></text:p>
            <text:p text:style-name="P24"><text:span text:style-name="Source_20_Text"><text:s text:c="12"/>});</text:span></text:p>
            <text:p text:style-name="P24"><text:span text:style-name="Source_20_Text"><text:s text:c="8"/>}</text:span></text:p>
            <text:p text:style-name="P24"/>
            <text:p text:style-name="P24"><text:span text:style-name="Source_20_Text"><text:s text:c="8"/>// 5. Wenn alle Validierungen erfolgreich, Anfrage erstellen</text:span></text:p>
            <text:p text:style-name="P24"><text:span text:style-name="Source_20_Text"><text:s text:c="8"/>const neueAnfrage = new Anfrage({</text:span></text:p>
            <text:p text:style-name="P24"><text:span text:style-name="Source_20_Text"><text:s text:c="12"/>Zugnummer,</text:span></text:p>
            <text:p text:style-name="P24"><text:span text:style-name="Source_20_Text"><text:s text:c="12"/>EVU,</text:span></text:p>
            <text:p text:style-name="P24"><text:span text:style-name="Source_20_Text"><text:s text:c="12"/>ListeGewuenschterSlotAbschnitte,</text:span></text:p>
            <text:p text:style-name="P24"><text:soft-page-break/><text:span text:style-name="Source_20_Text"><text:s text:c="12"/>Verkehrsart,</text:span></text:p>
            <text:p text:style-name="P24"><text:span text:style-name="Source_20_Text"><text:s text:c="12"/>Verkehrstag,</text:span></text:p>
            <text:p text:style-name="P24"><text:span text:style-name="Source_20_Text"><text:s text:c="12"/>Zeitraum,</text:span></text:p>
            <text:p text:style-name="P24"><text:span text:style-name="Source_20_Text"><text:s text:c="12"/>Email,</text:span></text:p>
            <text:p text:style-name="P24"><text:span text:style-name="Source_20_Text"><text:s text:c="12"/>Status: 'validiert', // Oder 'eingegangen', wenn Validierung ein separater Schritt ist</text:span></text:p>
            <text:p text:style-name="P24"><text:span text:style-name="Source_20_Text"><text:s text:c="12"/>Validierungsfehler: [] // Leer, da keine Fehler</text:span></text:p>
            <text:p text:style-name="P24"><text:span text:style-name="Source_20_Text"><text:s text:c="12"/>// Das Feld `AnfrageID_Sprechend` wird durch den pre-save Hook im Model generiert.</text:span></text:p>
            <text:p text:style-name="P24"><text:span text:style-name="Source_20_Text"><text:s text:c="12"/>// Das Feld `ZugewieseneSlots` bleibt vorerst leer.</text:span></text:p>
            <text:p text:style-name="P24"><text:span text:style-name="Source_20_Text"><text:s text:c="8"/>});</text:span></text:p>
            <text:p text:style-name="P24"/>
            <text:p text:style-name="P24"><text:span text:style-name="Source_20_Text"><text:s text:c="8"/>await neueAnfrage.save();</text:span></text:p>
            <text:p text:style-name="P24"/>
            <text:p text:style-name="P24"><text:span text:style-name="Source_20_Text"><text:s text:c="8"/>res.status(201).json({</text:span></text:p>
            <text:p text:style-name="P24"><text:span text:style-name="Source_20_Text"><text:s text:c="12"/>message: 'Anfrage erfolgreich erstellt und validiert.',</text:span></text:p>
            <text:p text:style-name="P24"><text:span text:style-name="Source_20_Text"><text:s text:c="12"/>data: neueAnfrage</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Erstellen der Anfrage:', error);</text:span></text:p>
            <text:p text:style-name="P24"><text:span text:style-name="Source_20_Text"><text:s text:c="8"/>// Mongoose Validierungsfehler abfangen</text:span></text:p>
            <text:p text:style-name="P24"><text:span text:style-name="Source_20_Text"><text:s text:c="8"/>if (error.name === 'ValidationError') {</text:span></text:p>
            <text:p text:style-name="P24"><text:span text:style-name="Source_20_Text"><text:s text:c="12"/>const messages = Object.values(error.errors).map(val =&gt; val.message);</text:span></text:p>
            <text:p text:style-name="P24"><text:span text:style-name="Source_20_Text"><text:s text:c="12"/>return res.status(400).json({ message: 'Validierungsfehler (Mongoose)', errors: messages });</text:span></text:p>
            <text:p text:style-name="P24"><text:span text:style-name="Source_20_Text"><text:s text:c="8"/>}</text:span></text:p>
            <text:p text:style-name="P24"><text:span text:style-name="Source_20_Text"><text:s text:c="8"/>res.status(500).json({ message: 'Serverfehler beim Erstellen der Anfrage.' });</text:span></text:p>
            <text:p text:style-name="P24"><text:span text:style-name="Source_20_Text"><text:s text:c="4"/>}</text:span></text:p>
            <text:p text:style-name="P25"><text:span text:style-name="Source_20_Text">};</text:span></text:p>
            <text:p text:style-name="P11"><text:span text:style-name="Strong_20_Emphasis">Schritt 3: Routen in </text:span><text:span text:style-name="Strong_20_Emphasis"><text:span text:style-name="Source_20_Text">server.js</text:span></text:span><text:span text:style-name="Strong_20_Emphasis"> einbinden</text:span></text:p>
            <text:p text:style-name="P11">Öffne deine <text:span text:style-name="Source_20_Text">server.js</text:span>-Datei und füge die Anfrage-Routen hinzu:</text:p>
            <text:p text:style-name="P13">JavaScript</text:p>
            <text:p text:style-name="P24"><text:span text:style-name="Source_20_Text">// slot-buchungs-app/server.js</text:span></text:p>
            <text:p text:style-name="P24"><text:span text:style-name="Source_20_Text">const express = require('express');</text:span></text:p>
            <text:p text:style-name="P24"><text:span text:style-name="Source_20_Text">const dotenv = require('dotenv');</text:span></text:p>
            <text:p text:style-name="P24"><text:span text:style-name="Source_20_Text">const cors = require('cors');</text:span></text:p>
            <text:p text:style-name="P24"><text:span text:style-name="Source_20_Text">const connectDB = require('./config/db');</text:span></text:p>
            <text:p text:style-name="P24"/>
            <text:p text:style-name="P24"><text:span text:style-name="Source_20_Text">// Routen-Dateien importieren</text:span></text:p>
            <text:p text:style-name="P24"><text:span text:style-name="Source_20_Text">const anfrageRoutes = require('./routes/anfrageRoutes'); // &lt;--- HINZUFÜGEN</text:span></text:p>
            <text:p text:style-name="P24"><text:span text:style-name="Source_20_Text">// const slotRoutes = require('./routes/slotRoutes'); // Beispiel für später</text:span></text:p>
            <text:p text:style-name="P24"><text:soft-page-break/></text:p>
            <text:p text:style-name="P24"><text:span text:style-name="Source_20_Text">dotenv.config();</text:span></text:p>
            <text:p text:style-name="P24"><text:span text:style-name="Source_20_Text">connectDB();</text:span></text:p>
            <text:p text:style-name="P24"/>
            <text:p text:style-name="P24"><text:span text:style-name="Source_20_Text">const app = express();</text:span></text:p>
            <text:p text:style-name="P24"/>
            <text:p text:style-name="P24"><text:span text:style-name="Source_20_Text">app.use(cors());</text:span></text:p>
            <text:p text:style-name="P24"><text:span text:style-name="Source_20_Text">app.use(express.json());</text:span></text:p>
            <text:p text:style-name="P24"><text:span text:style-name="Source_20_Text">app.use(express.urlencoded({ extended: false }));</text:span></text:p>
            <text:p text:style-name="P24"/>
            <text:p text:style-name="P24"><text:span text:style-name="Source_20_Text">app.get('/', (req, res) =&gt; {</text:span></text:p>
            <text:p text:style-name="P24"><text:span text:style-name="Source_20_Text"><text:s text:c="2"/>res.send('Slot Buchungs API läuft!');</text:span></text:p>
            <text:p text:style-name="P24"><text:span text:style-name="Source_20_Text">});</text:span></text:p>
            <text:p text:style-name="P24"/>
            <text:p text:style-name="P24"><text:span text:style-name="Source_20_Text">// Routen verwenden</text:span></text:p>
            <text:p text:style-name="P24"><text:span text:style-name="Source_20_Text">app.use('/api/anfragen', anfrageRoutes); // &lt;--- HINZUFÜGEN</text:span></text:p>
            <text:p text:style-name="P24"><text:span text:style-name="Source_20_Text">// app.use('/api/slots', slotRoutes); // Beispiel für später</text:span></text:p>
            <text:p text:style-name="P24"/>
            <text:p text:style-name="P24"><text:span text:style-name="Source_20_Text">// Globale Fehlerbehandlung (kann in middleware/errorHandler.js ausgelagert werden)</text:span></text:p>
            <text:p text:style-name="P24"><text:span text:style-name="Source_20_Text">app.use((err, req, res, next) =&gt; {</text:span></text:p>
            <text:p text:style-name="P24"><text:span text:style-name="Source_20_Text"><text:s text:c="4"/>console.error(err.stack);</text:span></text:p>
            <text:p text:style-name="P24"><text:span text:style-name="Source_20_Text"><text:s text:c="4"/>res.status(500).send('Something broke!');</text:span></text:p>
            <text:p text:style-name="P24"><text:span text:style-name="Source_20_Text">});</text:span></text:p>
            <text:p text:style-name="P24"/>
            <text:p text:style-name="P24"><text:span text:style-name="Source_20_Text">const PORT = process.env.PORT || 5000;</text:span></text:p>
            <text:p text:style-name="P24"><text:span text:style-name="Source_20_Text">app.listen(PORT, () =&gt; {</text:span></text:p>
            <text:p text:style-name="P24"><text:span text:style-name="Source_20_Text"><text:s text:c="2"/>console.log(`Server is running on port ${PORT} in ${process.env.NODE_ENV || 'development'} mode`);</text:span></text:p>
            <text:p text:style-name="P25"><text:span text:style-name="Source_20_Text">});</text:span></text:p>
            <text:p text:style-name="P11"><text:span text:style-name="Strong_20_Emphasis">Wichtiger Hinweis zu Kriterium 2 (Zeitliche Konsistenz):</text:span></text:p>
            <text:p text:style-name="P11">Wie im Code-Kommentar im Controller erwähnt, haben wir eine Herausforderung bei der Validierung der zeitlichen Konsistenz. Da die <text:span text:style-name="Source_20_Text">ListeGewuenschterSlotAbschnitte</text:span> in der Anfrage aktuell nur die <text:span text:style-name="Source_20_Text">Abfahrtszeit</text:span> für jeden Abschnitt enthält, fehlt uns die <text:span text:style-name="Source_20_Text">Ankunftszeit</text:span> des vorherigen Abschnitts, um die Regel "Ankunftszeit Slot A muss vor Abfahrtszeit Slot B liegen" präzise zu prüfen.</text:p>
            <text:p text:style-name="P11">Bevor wir die Logik für Kriterium 2 finalisieren, müssten wir klären:</text:p>
            <text:list text:style-name="L33">
              <text:list-item>
                <text:p text:style-name="P94">Soll der Nutzer bei der Anfrage für jeden gewünschten Abschnitt auch eine <text:span text:style-name="Strong_20_Emphasis">erwartete Ankunftszeit oder Dauer</text:span> angeben? Das würde das <text:span text:style-name="Source_20_Text">gewuenschterSlotAbschnittSchema</text:span> erweitern. </text:p>
              </text:list-item>
              <text:list-item>
                <text:p text:style-name="P95">Oder soll das System während der Validierung versuchen, auf Basis der <text:span text:style-name="Source_20_Text">von</text:span>- und <text:span text:style-name="Source_20_Text">bis</text:span>-Punkte (und ggf. der <text:span text:style-name="Source_20_Text">Verkehrsart</text:span> der Anfrage) eine <text:span text:style-name="Strong_20_Emphasis">Standard-</text:span><text:soft-page-break/><text:span text:style-name="Strong_20_Emphasis">Ankunftszeit/-Dauer aus den Stammdaten der Infrastruktur-Slots (</text:span><text:span text:style-name="Strong_20_Emphasis"><text:span text:style-name="Source_20_Text">Slot</text:span></text:span><text:span text:style-name="Strong_20_Emphasis">-Modell)</text:span> zu ermitteln? Dies wäre aufwendiger in der Validierungsphase. </text:p>
              </text:list-item>
            </text:list>
            <text:p text:style-name="P11">Für den Moment habe ich im Controller nur eine sehr simple Prüfung implementiert (dass die Abfahrtszeiten aufeinanderfolgender Abschnitte ansteigen). Das ist aber nicht ausreichend für eine echte zeitliche Konsistenzprüfung mit Puffern.</text:p>
            <text:p text:style-name="P11">Was denkst du, wie wir mit dieser Anforderung für Kriterium 2 umgehen sollen? Ansonsten steht das Grundgerüst für das Einreichen und die initiale Validierung einer Anfrage.</text:p>
          </text:section>
          <text:p text:style-name="P10"> Quellen</text:p>
          <text:section text:style-name="Sect1" text:name="feedback-form-11">
            <text:p text:style-name="P15"/>
          </text:section>
        </text:section>
        <text:section text:style-name="Sect1" text:name="08ca5518331c1e4d">
          <text:p text:style-name="P13"/>
          <text:section text:style-name="Sect1" text:name="user-query-content-12">
            <text:p text:style-name="P14">Der Nutzer kennt bei der Anfrage auch die exakte Ankunftszeit des Slots und kann sie mit angeben. Die Ankunftszeit ist auch wie die Abfahrt als Stunde und Minute modelliert. </text:p>
            <text:p text:style-name="P56"/>
            <text:p text:style-name="P56">Wenn die Anfrage einen Fahler bei der Validierung erhält muss sie dennoch gespeichert werden und erhält den Status unplausibel. Anschließend muss die Anfrage dann korrigiert werden. Das bedeutet, dass alle Validierungen durchgeführt werden sollen, auch wenn mindestens schon eine davon fehlgeschlagen ist. </text:p>
            <text:p text:style-name="P56"/>
            <text:p text:style-name="P56">Eine weitere zeitliche Validierung muss noch hinzugefügt werden: Wenn der Zeitraum der Anfrage kleiner ist als 2 volle Jahre, dann ist es nicht zulässig und muss korrigiert werden </text:p>
          </text:section>
          <text:p text:style-name="P15">K </text:p>
          <text:p text:style-name="P15">Kopie von „Coding-Assistent“ </text:p>
          <text:p text:style-name="P10">Benutzerdefiniertes Gem</text:p>
          <text:p text:style-name="P10">Gedankengang anzeigen</text:p>
          <text:section text:style-name="Sect2" text:name="model-response-message-contentr_08ca5518331c1e4d">
            <text:p text:style-name="P13">Fantastisch, diese drei Punkte sind extrem hilfreich und machen die Anforderungen viel klarer!</text:p>
            <text:list text:style-name="L34">
              <text:list-item>
                <text:p text:style-name="P96"><text:span text:style-name="Strong_20_Emphasis"><text:span text:style-name="Source_20_Text">Ankunftszeit</text:span></text:span><text:span text:style-name="Strong_20_Emphasis"> ist bekannt und wird mitgeliefert:</text:span> Das löst das Problem für Kriterium 2 (zeitliche Konsistenz) auf elegante Weise. </text:p>
              </text:list-item>
              <text:list-item>
                <text:p text:style-name="P96"><text:span text:style-name="Strong_20_Emphasis">Speichern von Anfragen mit Validierungsfehlern (Status </text:span><text:span text:style-name="Strong_20_Emphasis"><text:span text:style-name="Source_20_Text">ungueltig</text:span></text:span><text:span text:style-name="Strong_20_Emphasis">):</text:span> Das ist ein gängiges Vorgehen. Wir speichern die Anfrage, markieren sie als <text:span text:style-name="Source_20_Text">ungueltig</text:span> und listen die Fehler auf, damit sie später korrigiert werden kann. Wir stellen sicher, dass <text:span text:style-name="Emphasis">alle</text:span> Validierungsregeln geprüft und <text:span text:style-name="Emphasis">alle</text:span> Fehler gesammelt werden. </text:p>
              </text:list-item>
              <text:list-item>
                <text:p text:style-name="P97"><text:span text:style-name="Strong_20_Emphasis">Neue Validierung: Zeitraum der Anfrage &gt;= 2 volle Jahre:</text:span> Diese Regel fügen wir hinzu. </text:p>
              </text:list-item>
            </text:list>
            <text:p text:style-name="P11"><text:soft-page-break/>Dann passen wir jetzt das Modell und den Controller entsprechend an.</text:p>
            <text:p text:style-name="P11"><text:span text:style-name="Strong_20_Emphasis">Schritt 1: Modell anpassen (</text:span><text:span text:style-name="Strong_20_Emphasis"><text:span text:style-name="Source_20_Text">models/Anfrage.js</text:span></text:span><text:span text:style-name="Strong_20_Emphasis">)</text:span></text:p>
            <text:p text:style-name="P11">Wir erweitern das <text:span text:style-name="Source_20_Text">gewuenschterSlotAbschnittSchema</text:span>, um die <text:span text:style-name="Source_20_Text">Ankunftszeit</text:span> aufzunehmen.</text:p>
            <text:p text:style-name="P13">JavaScript</text:p>
            <text:p text:style-name="P24"><text:span text:style-name="Source_20_Text">// models/Anfrage.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 Sub-Schema für die gewünschten Slot-Abschnitte innerhalb einer Anfrage</text:span></text:p>
            <text:p text:style-name="P24"><text:span text:style-name="Source_20_Text">const gewuenschterSlotAbschnittSchema = new Schema({</text:span></text:p>
            <text:p text:style-name="P24"><text:span text:style-name="Source_20_Text"><text:s text:c="4"/>von: { type: String, required: true },</text:span></text:p>
            <text:p text:style-name="P24"><text:span text:style-name="Source_20_Text"><text:s text:c="4"/>bis: { type: String, required: true },</text:span></text:p>
            <text:p text:style-name="P24"><text:span text:style-name="Source_20_Text"><text:s text:c="4"/>Abfahrtszeit: { // Gewünschte Abfahrtszeit für diesen spezifischen Abschnitt</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Ankunftszeit: { // NEU: Gewünschte Ankunftszeit für diesen spezifischen Abschnitt</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 { _id: false });</text:span></text:p>
            <text:p text:style-name="P24"/>
            <text:p text:style-name="P24"><text:span text:style-name="Source_20_Text">const anfrageSchema = new Schema({</text:span></text:p>
            <text:p text:style-name="P24"><text:span text:style-name="Source_20_Text"><text:s text:c="4"/>Zugnummer: { type: String, required: true, index: true },</text:span></text:p>
            <text:p text:style-name="P24"><text:span text:style-name="Source_20_Text"><text:s text:c="4"/>EVU: { type: String, required: true, index: true },</text:span></text:p>
            <text:p text:style-name="P24"><text:span text:style-name="Source_20_Text"><text:s text:c="4"/>AnfrageID_Sprechend: { type: String, unique: true, sparse: true, index: true },</text:span></text:p>
            <text:p text:style-name="P24"><text:span text:style-name="Source_20_Text"><text:s text:c="4"/>ListeGewuenschterSlotAbschnitte: {</text:span></text:p>
            <text:p text:style-name="P24"><text:span text:style-name="Source_20_Text"><text:s text:c="8"/>type: [gewuenschterSlotAbschnittSchema],</text:span></text:p>
            <text:p text:style-name="P24"><text:span text:style-name="Source_20_Text"><text:s text:c="8"/>required: true,</text:span></text:p>
            <text:p text:style-name="P24"><text:span text:style-name="Source_20_Text"><text:s text:c="8"/>validate: [list =&gt; list.length &gt; 0, 'Es muss mindestens ein Slot-Abschnitt angefragt werden.']</text:span></text:p>
            <text:p text:style-name="P24"><text:span text:style-name="Source_20_Text"><text:s text:c="4"/>},</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4"/>},</text:span></text:p>
            <text:p text:style-name="P24"><text:span text:style-name="Source_20_Text"><text:s text:c="4"/>Verkehrstag: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 'täglich']</text:span></text:p>
            <text:p text:style-name="P24"><text:soft-page-break/><text:span text:style-name="Source_20_Text"><text:s text:c="4"/>},</text:span></text:p>
            <text:p text:style-name="P24"><text:span text:style-name="Source_20_Text"><text:s text:c="4"/>Zeitraum: {</text:span></text:p>
            <text:p text:style-name="P24"><text:span text:style-name="Source_20_Text"><text:s text:c="8"/>start: { type: Date, required: true },</text:span></text:p>
            <text:p text:style-name="P24"><text:span text:style-name="Source_20_Text"><text:s text:c="8"/>ende: { type: Date, required: true }</text:span></text:p>
            <text:p text:style-name="P24"><text:span text:style-name="Source_20_Text"><text:s text:c="4"/>},</text:span></text:p>
            <text:p text:style-name="P24"><text:span text:style-name="Source_20_Text"><text:s text:c="4"/>Email: { type: String, required: true },</text:span></text:p>
            <text:p text:style-name="P24"><text:span text:style-name="Source_20_Text"><text:s text:c="4"/>Entgelt: { type: Number, default: null },</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eingegangen', 'validiert', 'ungueltig', 'in_zuordnung', 'in_konfliktpruefung', 'bestaetigt', 'abgelehnt_kapazitaet', 'abgelehnt_koordination'],</text:span></text:p>
            <text:p text:style-name="P24"><text:span text:style-name="Source_20_Text"><text:s text:c="8"/>default: 'eingegangen' // Wird im Controller je nach Validierungsergebnis gesetzt</text:span></text:p>
            <text:p text:style-name="P24"><text:span text:style-name="Source_20_Text"><text:s text:c="4"/>},</text:span></text:p>
            <text:p text:style-name="P24"><text:span text:style-name="Source_20_Text"><text:s text:c="4"/>Validierungsfehler: [{ type: String }],</text:span></text:p>
            <text:p text:style-name="P24"><text:span text:style-name="Source_20_Text"><text:s text:c="4"/>ZugewieseneSlots: [{ type: Schema.Types.ObjectId, ref: 'Slot' }]</text:span></text:p>
            <text:p text:style-name="P24"><text:span text:style-name="Source_20_Text">}, { timestamps: true });</text:span></text:p>
            <text:p text:style-name="P24"/>
            <text:p text:style-name="P24"><text:span text:style-name="Source_20_Text">anfrageSchema.pre('save', function(next) {</text:span></text:p>
            <text:p text:style-name="P24"><text:span text:style-name="Source_20_Text"><text:s text:c="4"/>if (this.isModified('EVU') || this.isModified('Zugnummer') || !this.AnfrageID_Sprechend) {</text:span></text:p>
            <text:p text:style-name="P24"><text:span text:style-name="Source_20_Text"><text:s text:c="8"/>this.AnfrageID_Sprechend = `${this.EVU}-${this.Zugnummer}`;</text:span></text:p>
            <text:p text:style-name="P24"><text:span text:style-name="Source_20_Text"><text:s text:c="4"/>}</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Anfrage', anfrageSchema);</text:span></text:p>
            <text:p text:style-name="P11"><text:span text:style-name="Emphasis">Hinweis</text:span>: Der <text:span text:style-name="Source_20_Text">Status</text:span> wird nun im Controller abhängig vom Validierungsergebnis auf <text:span text:style-name="Source_20_Text">ungueltig</text:span> oder <text:span text:style-name="Source_20_Text">validiert</text:span> (oder <text:span text:style-name="Source_20_Text">eingegangen</text:span>, wenn die Validierung später asynchron liefe) gesetzt. Der <text:span text:style-name="Source_20_Text">default: 'eingegangen'</text:span> ist ein Fallback.</text:p>
            <text:p text:style-name="P11"><text:span text:style-name="Strong_20_Emphasis">Schritt 2: Controller anpassen (</text:span><text:span text:style-name="Strong_20_Emphasis"><text:span text:style-name="Source_20_Text">controllers/anfrageController.js</text:span></text:span><text:span text:style-name="Strong_20_Emphasis">)</text:span></text:p>
            <text:p text:style-name="P11">Wir überarbeiten die <text:span text:style-name="Source_20_Text">createAnfrage</text:span>-Funktion, um die neuen Anforderungen umzusetzen.</text:p>
            <text:p text:style-name="P13">JavaScript</text:p>
            <text:p text:style-name="P24"><text:span text:style-name="Source_20_Text">// slot-buchungs-app/controllers/anfrageController.js</text:span></text:p>
            <text:p text:style-name="P24"><text:span text:style-name="Source_20_Text">const Anfrage = require('../models/Anfrage');</text:span></text:p>
            <text:p text:style-name="P24"/>
            <text:p text:style-name="P24"><text:span text:style-name="Source_20_Text">// Hilfsfunktion: Konvertiert {stunde, minute} zu Minuten seit Mitternacht</text:span></text:p>
            <text:p text:style-name="P24"><text:span text:style-name="Source_20_Text">const timeToMinutes = (timeObj) =&gt; timeObj.stunde * 60 + timeObj.minute;</text:span></text:p>
            <text:p text:style-name="P24"/>
            <text:p text:style-name="P24"><text:span text:style-name="Source_20_Text">// Definition für Pufferzeiten (in Minuten) - anpassbar</text:span></text:p>
            <text:p text:style-name="P24"><text:soft-page-break/><text:span text:style-name="Source_20_Text">const PUFFERZEIT_MINUTEN = 5; // Beispiel: 5 Minuten Puffer</text:span></text:p>
            <text:p text:style-name="P24"/>
            <text:p text:style-name="P24"><text:span text:style-name="Source_20_Text">exports.createAnfrage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8"/>} = req.body;</text:span></text:p>
            <text:p text:style-name="P24"/>
            <text:p text:style-name="P24"><text:span text:style-name="Source_20_Text"><text:s text:c="8"/>let validierungsfehler = [];</text:span></text:p>
            <text:p text:style-name="P24"/>
            <text:p text:style-name="P24"><text:span text:style-name="Source_20_Text"><text:s text:c="8"/>// 0. Einfache Eingabevalidierung (Pflichtfelder)</text:span></text:p>
            <text:p text:style-name="P24"><text:span text:style-name="Source_20_Text"><text:s text:c="8"/>if (!Zugnummer || !EVU || !ListeGewuenschterSlotAbschnitte || ListeGewuenschterSlotAbschnitte.length === 0 ||</text:span></text:p>
            <text:p text:style-name="P24"><text:span text:style-name="Source_20_Text"><text:s text:c="12"/>!Verkehrsart || !Verkehrstag || !Zeitraum || !Email || !Zeitraum.start || !Zeitraum.ende) {</text:span></text:p>
            <text:p text:style-name="P24"><text:span text:style-name="Source_20_Text"><text:s text:c="12"/>// Diese Art von Fehler ist grundlegend, hier könnte man direkt mit 400 antworten,</text:span></text:p>
            <text:p text:style-name="P24"><text:span text:style-name="Source_20_Text"><text:s text:c="12"/>// aber um konsistent alle Fehler zu sammeln:</text:span></text:p>
            <text:p text:style-name="P24"><text:span text:style-name="Source_20_Text"><text:s text:c="12"/>validierungsfehler.push('Basis-Validierung: Bitte alle erforderlichen Felder (Zugnummer, EVU, SlotAbschnitte, Verkehrsart, Verkehrstag, Zeitraum (start/ende), Email) korrekt ausfüllen.');</text:span></text:p>
            <text:p text:style-name="P24"><text:span text:style-name="Source_20_Text"><text:s text:c="8"/>} else { // Nur wenn Basisdaten da sind, weitere Prüfungen durchführen</text:span></text:p>
            <text:p text:style-name="P24"><text:span text:style-name="Source_20_Text"><text:s text:c="12"/>// NEUE Validierung: Zeitraum der Anfrage &gt;= 2 volle Jahre</text:span></text:p>
            <text:p text:style-name="P24"><text:span text:style-name="Source_20_Text"><text:s text:c="12"/>try {</text:span></text:p>
            <text:p text:style-name="P24"><text:span text:style-name="Source_20_Text"><text:s text:c="16"/>const startDate = new Date(Zeitraum.start);</text:span></text:p>
            <text:p text:style-name="P24"><text:span text:style-name="Source_20_Text"><text:s text:c="16"/>const endDate = new Date(Zeitraum.ende);</text:span></text:p>
            <text:p text:style-name="P24"><text:span text:style-name="Source_20_Text"><text:s text:c="16"/>// Erzeuge ein Datum, das genau 2 Jahre nach dem Startdatum liegt</text:span></text:p>
            <text:p text:style-name="P24"><text:span text:style-name="Source_20_Text"><text:s text:c="16"/>const twoYearsAfterStartDate = new Date(startDate.getFullYear() + 2, startDate.getMonth(), startDate.getDate());</text:span></text:p>
            <text:p text:style-name="P24"/>
            <text:p text:style-name="P24"><text:span text:style-name="Source_20_Text"><text:s text:c="16"/>if (endDate &lt; twoYearsAfterStartDate) {</text:span></text:p>
            <text:p text:style-name="P24"><text:span text:style-name="Source_20_Text"><text:s text:c="20"/>validierungsfehler.push(`Zeitraum-Validierung: Der angefragte Zeitraum muss mindestens zwei volle Jahre umfassen. Ende: ${Zeitraum.ende}, Erwartet mind.: ${twoYearsAfterStartDate.toISOString().split('T')[0]}`);</text:span></text:p>
            <text:p text:style-name="P24"><text:span text:style-name="Source_20_Text"><text:s text:c="16"/>}</text:span></text:p>
            <text:p text:style-name="P24"><text:span text:style-name="Source_20_Text"><text:s text:c="12"/>} catch (e) {</text:span></text:p>
            <text:p text:style-name="P24"><text:span text:style-name="Source_20_Text"><text:s text:c="16"/>validierungsfehler.push(`Zeitraum-Validierung: Ungültiges Datumsformat im Zeitraum.`);</text:span></text:p>
            <text:p text:style-name="P24"><text:span text:style-name="Source_20_Text"><text:s text:c="12"/>}</text:span></text:p>
            <text:p text:style-name="P24"/>
            <text:p text:style-name="P24"/>
            <text:p text:style-name="P24"><text:span text:style-name="Source_20_Text"><text:s text:c="12"/>// Validierung der Slot-Abschnitte</text:span></text:p>
            <text:p text:style-name="P24"><text:soft-page-break/><text:span text:style-name="Source_20_Text"><text:s text:c="12"/>for (let i = 0; i &lt; ListeGewuenschterSlotAbschnitte.length; i++) {</text:span></text:p>
            <text:p text:style-name="P24"><text:span text:style-name="Source_20_Text"><text:s text:c="16"/>const currentSegment = ListeGewuenschterSlotAbschnitte[i];</text:span></text:p>
            <text:p text:style-name="P24"><text:span text:style-name="Source_20_Text"><text:s text:c="16"/>const nextSegment = ListeGewuenschterSlotAbschnitte[i + 1];</text:span></text:p>
            <text:p text:style-name="P24"/>
            <text:p text:style-name="P24"><text:span text:style-name="Source_20_Text"><text:s text:c="16"/>// Grundlegende Prüfung des Segments selbst</text:span></text:p>
            <text:p text:style-name="P24"><text:span text:style-name="Source_20_Text"><text:s text:c="16"/>if (!currentSegment.von || !currentSegment.bis || !currentSegment.Abfahrtszeit || !currentSegment.Ankunftszeit ||</text:span></text:p>
            <text:p text:style-name="P24"><text:span text:style-name="Source_20_Text"><text:s text:c="20"/>typeof currentSegment.Abfahrtszeit.stunde !== 'number' || typeof currentSegment.Abfahrtszeit.minute !== 'number' ||</text:span></text:p>
            <text:p text:style-name="P24"><text:span text:style-name="Source_20_Text"><text:s text:c="20"/>typeof currentSegment.Ankunftszeit.stunde !== 'number' || typeof currentSegment.Ankunftszeit.minute !== 'number') {</text:span></text:p>
            <text:p text:style-name="P24"><text:span text:style-name="Source_20_Text"><text:s text:c="20"/>validierungsfehler.push(`Abschnitt ${i + 1}: Unvollständige oder fehlerhafte Daten (von, bis, Abfahrtszeit, Ankunftszeit).`);</text:span></text:p>
            <text:p text:style-name="P24"><text:span text:style-name="Source_20_Text"><text:s text:c="20"/>continue; // Mit nächstem Segment fortfahren, wenn dieses unvollständig ist</text:span></text:p>
            <text:p text:style-name="P24"><text:span text:style-name="Source_20_Text"><text:s text:c="16"/>}</text:span></text:p>
            <text:p text:style-name="P24"/>
            <text:p text:style-name="P24"><text:span text:style-name="Source_20_Text"><text:s text:c="16"/>const abfahrtAktuellMinuten = timeToMinutes(currentSegment.Abfahrtszeit);</text:span></text:p>
            <text:p text:style-name="P24"><text:span text:style-name="Source_20_Text"><text:s text:c="16"/>const ankunftAktuellMinuten = timeToMinutes(currentSegment.Ankunftszeit);</text:span></text:p>
            <text:p text:style-name="P24"/>
            <text:p text:style-name="P24"><text:span text:style-name="Source_20_Text"><text:s text:c="16"/>// Kriterium 2a: Innerhalb eines Segments: Ankunftszeit &gt; Abfahrtszeit</text:span></text:p>
            <text:p text:style-name="P24"><text:span text:style-name="Source_20_Text"><text:s text:c="16"/>if (ankunftAktuellMinuten &lt;= abfahrtAktuellMinuten) {</text:span></text:p>
            <text:p text:style-name="P24"><text:span text:style-name="Source_20_Text"><text:s text:c="20"/>validierungsfehler.push(`K2a (Abschnitt ${i + 1}: ${currentSegment.von} -&gt; ${currentSegment.bis}): Ankunftszeit (${currentSegment.Ankunftszeit.stunde}:${currentSegment.Ankunftszeit.minute}) muss nach Abfahrtszeit (${currentSegment.Abfahrtszeit.stunde}:${currentSegment.Abfahrtszeit.minute}) liegen.`);</text:span></text:p>
            <text:p text:style-name="P24"><text:span text:style-name="Source_20_Text"><text:s text:c="16"/>}</text:span></text:p>
            <text:p text:style-name="P24"/>
            <text:p text:style-name="P24"><text:span text:style-name="Source_20_Text"><text:s text:c="16"/>// Kriterium 4a: Innerhalb eines Segments: Kein (A -&gt; A)</text:span></text:p>
            <text:p text:style-name="P24"><text:span text:style-name="Source_20_Text"><text:s text:c="16"/>if (currentSegment.von === currentSegment.bis) {</text:span></text:p>
            <text:p text:style-name="P24"><text:span text:style-name="Source_20_Text"><text:s text:c="20"/>validierungsfehler.push(`K4a (Abschnitt ${i + 1}: ${currentSegment.von} -&gt; ${currentSegment.bis}): Start- und Endpunkt dürfen nicht identisch sein.`);</text:span></text:p>
            <text:p text:style-name="P24"><text:span text:style-name="Source_20_Text"><text:s text:c="16"/>}</text:span></text:p>
            <text:p text:style-name="P24"/>
            <text:p text:style-name="P24"><text:span text:style-name="Source_20_Text"><text:s text:c="16"/>if (nextSegment) {</text:span></text:p>
            <text:p text:style-name="P24"><text:span text:style-name="Source_20_Text"><text:s text:c="20"/>if (!nextSegment.von || !nextSegment.Abfahrtszeit || typeof nextSegment.Abfahrtszeit.stunde !== 'number' || typeof nextSegment.Abfahrtszeit.minute !== 'number' ) {</text:span></text:p>
            <text:p text:style-name="P24"><text:soft-page-break/><text:span text:style-name="Source_20_Text"><text:s text:c="25"/>validierungsfehler.push(`Abschnitt ${i + 2}: Unvollständige Daten für Vergleich (von, Abfahrtszeit).`);</text:span></text:p>
            <text:p text:style-name="P24"><text:span text:style-name="Source_20_Text"><text:s text:c="25"/>// Hier nicht 'continue', da der aktuelle Slot noch für K4b geprüft werden kann</text:span></text:p>
            <text:p text:style-name="P24"><text:span text:style-name="Source_20_Text"><text:s text:c="20"/>} else {</text:span></text:p>
            <text:p text:style-name="P24"><text:span text:style-name="Source_20_Text"><text:s text:c="24"/>// Kriterium 1: Räumliche Kontinuität</text:span></text:p>
            <text:p text:style-name="P24"><text:span text:style-name="Source_20_Text"><text:s text:c="24"/>if (currentSegment.bis !== nextSegment.von) {</text:span></text:p>
            <text:p text:style-name="P24"><text:span text:style-name="Source_20_Text"><text:s text:c="28"/>validierungsfehler.push(`K1 (Übergang ${i + 1} -&gt; ${i + 2}): Räumliche Inkonsistenz. Endpunkt "${currentSegment.bis}" von Abschnitt ${i + 1} stimmt nicht mit Startpunkt "${nextSegment.von}" von Abschnitt ${i + 2} überein.`);</text:span></text:p>
            <text:p text:style-name="P24"><text:span text:style-name="Source_20_Text"><text:s text:c="24"/>}</text:span></text:p>
            <text:p text:style-name="P24"/>
            <text:p text:style-name="P24"><text:span text:style-name="Source_20_Text"><text:s text:c="24"/>// Kriterium 2b: Zwischen Segmenten: Abfahrt[i+1] &gt; Ankunft[i] + Puffer</text:span></text:p>
            <text:p text:style-name="P24"><text:span text:style-name="Source_20_Text"><text:s text:c="24"/>const abfahrtNaechsterMinuten = timeToMinutes(nextSegment.Abfahrtszeit);</text:span></text:p>
            <text:p text:style-name="P24"><text:span text:style-name="Source_20_Text"><text:s text:c="24"/>if (abfahrtNaechsterMinuten &lt;= (ankunftAktuellMinuten + PUFFERZEIT_MINUTEN)) {</text:span></text:p>
            <text:p text:style-name="P24"><text:span text:style-name="Source_20_Text"><text:s text:c="28"/>validierungsfehler.push(`K2b (Übergang ${i + 1} -&gt; ${i + 2}): Zeitliche Inkonsistenz. Abfahrt Abschnitt ${i + 2} (${nextSegment.Abfahrtszeit.stunde}:${nextSegment.Abfahrtszeit.minute}) muss mindestens ${PUFFERZEIT_MINUTEN} Min. nach Ankunft Abschnitt ${i + 1} (${currentSegment.Ankunftszeit.stunde}:${currentSegment.Ankunftszeit.minute}) liegen.`);</text:span></text:p>
            <text:p text:style-name="P24"><text:span text:style-name="Source_20_Text"><text:s text:c="24"/>}</text:span></text:p>
            <text:p text:style-name="P24"><text:span text:style-name="Source_20_Text"><text:s text:c="20"/>}</text:span></text:p>
            <text:p text:style-name="P24"><text:span text:style-name="Source_20_Text"><text:s text:c="16"/>}</text:span></text:p>
            <text:p text:style-name="P24"><text:span text:style-name="Source_20_Text"><text:s text:c="12"/>} // Ende der Schleife für Slot-Abschnitte</text:span></text:p>
            <text:p text:style-name="P24"/>
            <text:p text:style-name="P24"><text:span text:style-name="Source_20_Text"><text:s text:c="12"/>// Kriterium 4b: Keine direkte Umkehr (A-&gt;B gefolgt von B-&gt;A) - überarbeitet</text:span></text:p>
            <text:p text:style-name="P24"><text:span text:style-name="Source_20_Text"><text:s text:c="12"/>for (let i = 0; i &lt; ListeGewuenschterSlotAbschnitte.length - 1; i++) {</text:span></text:p>
            <text:p text:style-name="P24"><text:span text:style-name="Source_20_Text"><text:s text:c="16"/>const seg1 = ListeGewuenschterSlotAbschnitte[i];</text:span></text:p>
            <text:p text:style-name="P24"><text:span text:style-name="Source_20_Text"><text:s text:c="16"/>const seg2 = ListeGewuenschterSlotAbschnitte[i+1];</text:span></text:p>
            <text:p text:style-name="P24"><text:span text:style-name="Source_20_Text"><text:s text:c="16"/>if (seg1.bis === seg2.von &amp;&amp; seg1.von === seg2.bis) { // Prüft ob seg1.von = seg2.bis UND seg1.bis = seg2.von</text:span></text:p>
            <text:p text:style-name="P24"><text:span text:style-name="Source_20_Text"><text:s text:c="21"/>validierungsfehler.push(`K4b (Abschnitte ${i+1}-${i+2}): Direkte Umkehrung der Fahrtrichtung (${seg1.von} -&gt; ${seg1.bis} dann ${seg2.von} -&gt; ${seg2.bis}) ist nicht erlaubt.`);</text:span></text:p>
            <text:p text:style-name="P24"><text:span text:style-name="Source_20_Text"><text:s text:c="16"/>}</text:span></text:p>
            <text:p text:style-name="P24"><text:span text:style-name="Source_20_Text"><text:s text:c="12"/>}</text:span></text:p>
            <text:p text:style-name="P24"><text:span text:style-name="Source_20_Text"><text:s text:c="12"/>// Komplexere Kreisfahrtprüfungen (z.B. A-&gt;B, B-&gt;C, C-&gt;A) sind hier noch nicht implementiert.</text:span></text:p>
            <text:p text:style-name="P24"><text:span text:style-name="Source_20_Text"><text:s text:c="8"/>}</text:span></text:p>
            <text:p text:style-name="P24"/>
            <text:p text:style-name="P24"/>
            <text:p text:style-name="P24"><text:soft-page-break/><text:span text:style-name="Source_20_Text"><text:s text:c="8"/>// Anfrage speichern, unabhängig von Validierungsfehlern (außer grundlegende)</text:span></text:p>
            <text:p text:style-name="P24"><text:span text:style-name="Source_20_Text"><text:s text:c="8"/>let anfrageStatus = 'eingegangen'; // Default</text:span></text:p>
            <text:p text:style-name="P24"><text:span text:style-name="Source_20_Text"><text:s text:c="8"/>if (validierungsfehler.length &gt; 0 &amp;&amp; !(validierungsfehler.length === 1 &amp;&amp; validierungsfehler[0].startsWith('Basis-Validierung'))) {</text:span></text:p>
            <text:p text:style-name="P24"><text:span text:style-name="Source_20_Text"><text:s text:c="12"/>anfrageStatus = 'ungueltig';</text:span></text:p>
            <text:p text:style-name="P24"><text:span text:style-name="Source_20_Text"><text:s text:c="8"/>} else if (validierungsfehler.length === 0) {</text:span></text:p>
            <text:p text:style-name="P24"><text:span text:style-name="Source_20_Text"><text:s text:c="12"/>anfrageStatus = 'validiert';</text:span></text:p>
            <text:p text:style-name="P24"><text:span text:style-name="Source_20_Text"><text:s text:c="8"/>}</text:span></text:p>
            <text:p text:style-name="P24"><text:span text:style-name="Source_20_Text"><text:s text:c="8"/>// Wenn nur der Basis-Validierungsfehler da ist, und sonst nichts, könnte man auch 'ungueltig' setzen oder sogar nicht speichern.</text:span></text:p>
            <text:p text:style-name="P24"><text:span text:style-name="Source_20_Text"><text:s text:c="8"/>// Hier speichern wir, solange es nicht *nur* der Basis-Fehler ist, oder wir entscheiden, immer zu speichern.</text:span></text:p>
            <text:p text:style-name="P24"><text:span text:style-name="Source_20_Text"><text:s text:c="8"/>// Für "muss sie dennoch gespeichert werden":</text:span></text:p>
            <text:p text:style-name="P24"><text:span text:style-name="Source_20_Text"><text:s text:c="8"/>if (validierungsfehler.length &gt; 0 &amp;&amp; validierungsfehler[0].startsWith('Basis-Validierung:') &amp;&amp; ListeGewuenschterSlotAbschnitte.length === 0) {</text:span></text:p>
            <text:p text:style-name="P24"><text:span text:style-name="Source_20_Text"><text:s text:c="13"/>// Sonderfall: Grundlegende Daten fehlen so sehr, dass Speichern kaum Sinn macht.</text:span></text:p>
            <text:p text:style-name="P24"><text:span text:style-name="Source_20_Text"><text:s text:c="13"/>return res.status(400).json({ message: validierungsfehler[0] });</text:span></text:p>
            <text:p text:style-name="P24"><text:span text:style-name="Source_20_Text"><text:s text:c="8"/>}</text:span></text:p>
            <text:p text:style-name="P24"/>
            <text:p text:style-name="P24"/>
            <text:p text:style-name="P24"><text:span text:style-name="Source_20_Text"><text:s text:c="8"/>const neueAnfrage = new Anfrage({</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12"/>Status: validierungsfehler.length &gt; 0 ? 'ungueltig' : 'validiert',</text:span></text:p>
            <text:p text:style-name="P24"><text:span text:style-name="Source_20_Text"><text:s text:c="12"/>Validierungsfehler: validierungsfehler</text:span></text:p>
            <text:p text:style-name="P24"><text:span text:style-name="Source_20_Text"><text:s text:c="8"/>});</text:span></text:p>
            <text:p text:style-name="P24"/>
            <text:p text:style-name="P24"><text:span text:style-name="Source_20_Text"><text:s text:c="8"/>await neueAnfrage.save();</text:span></text:p>
            <text:p text:style-name="P24"/>
            <text:p text:style-name="P24"><text:span text:style-name="Source_20_Text"><text:s text:c="8"/>if (validierungsfehler.length &gt; 0) {</text:span></text:p>
            <text:p text:style-name="P24"><text:span text:style-name="Source_20_Text"><text:s text:c="12"/>return res.status(201).json({ // 201 Created, aber mit Fehlern</text:span></text:p>
            <text:p text:style-name="P24"><text:span text:style-name="Source_20_Text"><text:s text:c="16"/>message: 'Anfrage erstellt, aber sie enthält Validierungsfehler und ist ungültig.',</text:span></text:p>
            <text:p text:style-name="P24"><text:span text:style-name="Source_20_Text"><text:s text:c="16"/>data: neueAnfrage</text:span></text:p>
            <text:p text:style-name="P24"><text:span text:style-name="Source_20_Text"><text:s text:c="12"/>});</text:span></text:p>
            <text:p text:style-name="P24"><text:span text:style-name="Source_20_Text"><text:s text:c="8"/>} else {</text:span></text:p>
            <text:p text:style-name="P24"><text:span text:style-name="Source_20_Text"><text:s text:c="12"/>return res.status(201).json({</text:span></text:p>
            <text:p text:style-name="P24"><text:span text:style-name="Source_20_Text"><text:s text:c="16"/>message: 'Anfrage erfolgreich erstellt und validiert.',</text:span></text:p>
            <text:p text:style-name="P24"><text:span text:style-name="Source_20_Text"><text:s text:c="16"/>data: neueAnfrage</text:span></text:p>
            <text:p text:style-name="P24"><text:soft-page-break/><text:span text:style-name="Source_20_Text"><text:s text:c="12"/>});</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Erstellen der Anfrage:', error);</text:span></text:p>
            <text:p text:style-name="P24"><text:span text:style-name="Source_20_Text"><text:s text:c="8"/>if (error.name === 'ValidationError') { // Mongoose Schema Validierungsfehler</text:span></text:p>
            <text:p text:style-name="P24"><text:span text:style-name="Source_20_Text"><text:s text:c="12"/>const messages = Object.values(error.errors).map(val =&gt; val.message);</text:span></text:p>
            <text:p text:style-name="P24"><text:span text:style-name="Source_20_Text"><text:s text:c="12"/>// Speichere die Anfrage trotzdem, aber mit diesen Fehlern und Status 'ungueltig'</text:span></text:p>
            <text:p text:style-name="P24"><text:span text:style-name="Source_20_Text"><text:s text:c="12"/>try {</text:span></text:p>
            <text:p text:style-name="P24"><text:span text:style-name="Source_20_Text"><text:s text:c="16"/>const errorAnfrage = new Anfrage({</text:span></text:p>
            <text:p text:style-name="P24"><text:span text:style-name="Source_20_Text"><text:s text:c="20"/>...req.body, // Nimm die ursprünglichen Daten</text:span></text:p>
            <text:p text:style-name="P24"><text:span text:style-name="Source_20_Text"><text:s text:c="20"/>Status: 'ungueltig',</text:span></text:p>
            <text:p text:style-name="P24"><text:span text:style-name="Source_20_Text"><text:s text:c="20"/>Validierungsfehler: messages // Füge Mongoose Fehler hinzu</text:span></text:p>
            <text:p text:style-name="P24"><text:span text:style-name="Source_20_Text"><text:s text:c="16"/>});</text:span></text:p>
            <text:p text:style-name="P24"><text:span text:style-name="Source_20_Text"><text:s text:c="16"/>if (req.body.ListeGewuenschterSlotAbschnitte &amp;&amp; req.body.ListeGewuenschterSlotAbschnitte.length &gt; 0) { // Nur wenn kritische Daten da sind</text:span></text:p>
            <text:p text:style-name="P24"><text:span text:style-name="Source_20_Text"><text:s text:c="20"/>await errorAnfrage.save();</text:span></text:p>
            <text:p text:style-name="P24"><text:span text:style-name="Source_20_Text"><text:s text:c="20"/>return res.status(400).json({ // Oder 201, wenn wir es als "erstellt aber ungültig" sehen wollen</text:span></text:p>
            <text:p text:style-name="P24"><text:span text:style-name="Source_20_Text"><text:s text:c="24"/>message: 'Anfrage mit Schema-Validierungsfehlern gespeichert.',</text:span></text:p>
            <text:p text:style-name="P24"><text:span text:style-name="Source_20_Text"><text:s text:c="24"/>errors: messages,</text:span></text:p>
            <text:p text:style-name="P24"><text:span text:style-name="Source_20_Text"><text:s text:c="24"/>data: errorAnfrage</text:span></text:p>
            <text:p text:style-name="P24"><text:span text:style-name="Source_20_Text"><text:s text:c="20"/>});</text:span></text:p>
            <text:p text:style-name="P24"><text:span text:style-name="Source_20_Text"><text:s text:c="16"/>} else {</text:span></text:p>
            <text:p text:style-name="P24"><text:span text:style-name="Source_20_Text"><text:s text:c="21"/>return res.status(400).json({ message: 'Schema-Validierungsfehler und unzureichende Daten zum Speichern.', errors: messages });</text:span></text:p>
            <text:p text:style-name="P24"><text:span text:style-name="Source_20_Text"><text:s text:c="16"/>}</text:span></text:p>
            <text:p text:style-name="P24"><text:span text:style-name="Source_20_Text"><text:s text:c="12"/>} catch (saveError) {</text:span></text:p>
            <text:p text:style-name="P24"><text:span text:style-name="Source_20_Text"><text:s text:c="17"/>console.error('Konnte fehlerhafte Anfrage nicht speichern:', saveError);</text:span></text:p>
            <text:p text:style-name="P24"><text:span text:style-name="Source_20_Text"><text:s text:c="17"/>return res.status(500).json({ message: 'Serverfehler beim Versuch, die fehlerhafte Anfrage zu speichern.' });</text:span></text:p>
            <text:p text:style-name="P24"><text:span text:style-name="Source_20_Text"><text:s text:c="12"/>}</text:span></text:p>
            <text:p text:style-name="P24"><text:span text:style-name="Source_20_Text"><text:s text:c="8"/>}</text:span></text:p>
            <text:p text:style-name="P24"><text:span text:style-name="Source_20_Text"><text:s text:c="8"/>res.status(500).json({ message: 'Unbekannter Serverfehler beim Erstellen der Anfrage.' });</text:span></text:p>
            <text:p text:style-name="P24"><text:span text:style-name="Source_20_Text"><text:s text:c="4"/>}</text:span></text:p>
            <text:p text:style-name="P24"><text:span text:style-name="Source_20_Text">};</text:span></text:p>
            <text:p text:style-name="P25"/>
            <text:p text:style-name="P11"><text:span text:style-name="Strong_20_Emphasis">Zusammenfassung der Änderungen im Controller:</text:span></text:p>
            <text:list text:style-name="L35">
              <text:list-item>
                <text:p text:style-name="P98"><text:soft-page-break/><text:span text:style-name="Strong_20_Emphasis"><text:span text:style-name="Source_20_Text">Ankunftszeit</text:span></text:span><text:span text:style-name="Strong_20_Emphasis"> wird genutzt:</text:span> Das <text:span text:style-name="Source_20_Text">ListeGewuenschterSlotAbschnitte</text:span>-Array wird nun mit <text:span text:style-name="Source_20_Text">Ankunftszeit</text:span> für jeden Abschnitt erwartet und verarbeitet. </text:p>
              </text:list-item>
              <text:list-item>
                <text:p text:style-name="P98"><text:span text:style-name="Strong_20_Emphasis">Zeitraum-Validierung:</text:span> Die Prüfung auf <text:span text:style-name="Source_20_Text">&gt;= 2 volle Jahre</text:span> wurde hinzugefügt. </text:p>
              </text:list-item>
              <text:list-item>
                <text:p text:style-name="P98"><text:span text:style-name="Strong_20_Emphasis">Kriterium 2 (Zeitliche Konsistenz) überarbeitet:</text:span> </text:p>
                <text:list>
                  <text:list-item>
                    <text:p text:style-name="P98">Prüft jetzt <text:span text:style-name="Source_20_Text">Ankunftszeit &gt; Abfahrtszeit</text:span> innerhalb jedes Segments. </text:p>
                  </text:list-item>
                  <text:list-item>
                    <text:p text:style-name="P98">Prüft <text:span text:style-name="Source_20_Text">Abfahrtszeit[i+1] &gt; Ankunftszeit[i] + PUFFERZEIT_MINUTEN</text:span> zwischen Segmenten. <text:span text:style-name="Source_20_Text">PUFFERZEIT_MINUTEN</text:span> habe ich als Konstante mit 5 Minuten Beispielwert hinzugefügt. Du kannst diesen Wert anpassen. </text:p>
                  </text:list-item>
                </text:list>
              </text:list-item>
              <text:list-item>
                <text:p text:style-name="P98"><text:span text:style-name="Strong_20_Emphasis">Sammeln aller Fehler:</text:span> Die Validierungslogik wurde so angepasst, dass sie versucht, alle Fehler zu sammeln, anstatt nach dem ersten Fehler in einer Kategorie abzubrechen (z.B. <text:span text:style-name="Source_20_Text">continue</text:span> statt <text:span text:style-name="Source_20_Text">break</text:span> in der Segment-Schleife für bestimmte Fehler). </text:p>
              </text:list-item>
              <text:list-item>
                <text:p text:style-name="P98"><text:span text:style-name="Strong_20_Emphasis">Speichern bei Fehlern:</text:span> </text:p>
                <text:list>
                  <text:list-item>
                    <text:p text:style-name="P98">Die Anfrage wird auch gespeichert, wenn <text:span text:style-name="Source_20_Text">validierungsfehler</text:span> Einträge enthält. Der <text:span text:style-name="Source_20_Text">Status</text:span> wird dann auf <text:span text:style-name="Source_20_Text">'ungueltig'</text:span> gesetzt. </text:p>
                  </text:list-item>
                  <text:list-item>
                    <text:p text:style-name="P98">Die Antwort an den Client signalisiert, dass die Anfrage zwar erstellt wurde, aber Fehler enthält (HTTP Status 201, mit Fehlerdetails). </text:p>
                  </text:list-item>
                  <text:list-item>
                    <text:p text:style-name="P98">Bei Mongoose Schema-Validierungsfehlern (z.B. falscher Datentyp, fehlendes Pflichtfeld, das nicht in der eigenen Logik abgefangen wurde) wird ebenfalls versucht, die Anfrage mit Fehlern zu speichern. </text:p>
                  </text:list-item>
                  <text:list-item>
                    <text:p text:style-name="P99">Ein Basisfall (völlig unzureichende Daten) führt weiterhin zu einem 400er ohne Speicherung. </text:p>
                  </text:list-item>
                </text:list>
              </text:list-item>
            </text:list>
            <text:p text:style-name="P11"><text:span text:style-name="Strong_20_Emphasis">Nächste Schritte / Fragen:</text:span></text:p>
            <text:list text:style-name="L36">
              <text:list-item>
                <text:p text:style-name="P100"><text:span text:style-name="Strong_20_Emphasis">Pufferzeit:</text:span> Ist der Wert <text:span text:style-name="Source_20_Text">PUFFERZEIT_MINUTEN = 5</text:span> in Ordnung oder soll er konfigurierbar sein/einen anderen Standardwert haben? </text:p>
              </text:list-item>
              <text:list-item>
                <text:p text:style-name="P101"><text:span text:style-name="Strong_20_Emphasis">Kreisfahrten (K4):</text:span> Die aktuelle Implementierung für Kriterium 4 ist noch relativ einfach (prüft A-&gt;A und direkte Umkehr A-&gt;B-&gt;A). Komplexere Kreisfahrten (z.B. A-&gt;B, B-&gt;C, C-&gt;A) zu erkennen, erfordert aufwändigere Algorithmen (z.B. Graphtraversierung, um Zyklen zu finden). Sollen wir das für den Moment so belassen oder vertiefen? </text:p>
              </text:list-item>
            </text:list>
            <text:p text:style-name="P11">Ansonsten sind wir jetzt an einem Punkt, an dem der <text:span text:style-name="Source_20_Text">POST /api/anfragen</text:span>-Endpunkt die Anfragen entgegennimmt, umfassend validiert (und alle Fehler sammelt) und sie entsprechend ihrem Validierungsstatus speichert.</text:p>
          </text:section>
          <text:section text:style-name="Sect1" text:name="feedback-form-12">
            <text:p text:style-name="P15"/>
          </text:section>
        </text:section>
        <text:section text:style-name="Sect1" text:name="4bbeee63b3629b67">
          <text:p text:style-name="P13"/>
          <text:section text:style-name="Sect1" text:name="user-query-content-13">
            <text:p text:style-name="P14"><text:soft-page-break/>Die Pufferzeit für den SPFV und SGV beträgt 2 Minuten, bei der Verkehrsart SPNV ist sie allerdings 0 Minuten. Die Prüfung der Kreisfahrten ist erst einmal ok für jetzt </text:p>
          </text:section>
          <text:p text:style-name="P15">K </text:p>
          <text:p text:style-name="P15">Kopie von „Coding-Assistent“ </text:p>
          <text:p text:style-name="P10">Benutzerdefiniertes Gem</text:p>
          <text:p text:style-name="P10">Gedankengang anzeigen</text:p>
          <text:section text:style-name="Sect2" text:name="model-response-message-contentr_4bbeee63b3629b67">
            <text:p text:style-name="P13">Verstanden! Das ist eine wichtige Präzisierung für die Pufferzeiten. Wir passen das Kriterium 2b (zeitliche Konsistenz zwischen Segmenten) im <text:span text:style-name="Source_20_Text">anfrageController.js</text:span> entsprechend an. Die Logik für Kreisfahrten (K4) belassen wir dann vorerst so.</text:p>
            <text:p text:style-name="P11"><text:span text:style-name="Strong_20_Emphasis">Anpassung im </text:span><text:span text:style-name="Strong_20_Emphasis"><text:span text:style-name="Source_20_Text">controllers/anfrageController.js</text:span></text:span><text:span text:style-name="Strong_20_Emphasis">:</text:span></text:p>
            <text:p text:style-name="P11">Die <text:span text:style-name="Source_20_Text">PUFFERZEIT_MINUTEN</text:span> wird nicht mehr eine globale Konstante sein, sondern dynamisch basierend auf der <text:span text:style-name="Source_20_Text">Verkehrsart</text:span> der Anfrage ermittelt.</text:p>
            <text:p text:style-name="P11">Hier ist der aktualisierte Ausschnitt aus der <text:span text:style-name="Source_20_Text">createAnfrage</text:span>-Funktion im <text:span text:style-name="Source_20_Text">anfrageController.js</text:span>. Die umliegenden Teile der Funktion (Fehlersammlung, Speichern etc.) bleiben wie in der vorherigen Version.</text:p>
            <text:p text:style-name="P13">JavaScript</text:p>
            <text:p text:style-name="P24"><text:span text:style-name="Source_20_Text">// slot-buchungs-app/controllers/anfrageController.js</text:span></text:p>
            <text:p text:style-name="P24"><text:span text:style-name="Source_20_Text">const Anfrage = require('../models/Anfrage');</text:span></text:p>
            <text:p text:style-name="P24"/>
            <text:p text:style-name="P24"><text:span text:style-name="Source_20_Text">// Hilfsfunktion: Konvertiert {stunde, minute} zu Minuten seit Mitternacht</text:span></text:p>
            <text:p text:style-name="P24"><text:span text:style-name="Source_20_Text">const timeToMinutes = (timeObj) =&gt; timeObj.stunde * 60 + timeObj.minute;</text:span></text:p>
            <text:p text:style-name="P24"/>
            <text:p text:style-name="P24"><text:span text:style-name="Source_20_Text">exports.createAnfrage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8"/>} = req.body;</text:span></text:p>
            <text:p text:style-name="P24"/>
            <text:p text:style-name="P24"><text:span text:style-name="Source_20_Text"><text:s text:c="8"/>let validierungsfehler = [];</text:span></text:p>
            <text:p text:style-name="P24"/>
            <text:p text:style-name="P24"><text:span text:style-name="Source_20_Text"><text:s text:c="8"/>// 0. Einfache Eingabevalidierung (Pflichtfelder)</text:span></text:p>
            <text:p text:style-name="P24"><text:span text:style-name="Source_20_Text"><text:s text:c="8"/>if (!Zugnummer || !EVU || !ListeGewuenschterSlotAbschnitte || ListeGewuenschterSlotAbschnitte.length === 0 ||</text:span></text:p>
            <text:p text:style-name="P24"><text:span text:style-name="Source_20_Text"><text:s text:c="12"/>!Verkehrsart || !Verkehrstag || !Zeitraum || !Email || !Zeitraum.start || !Zeitraum.ende) {</text:span></text:p>
            <text:p text:style-name="P24"><text:soft-page-break/><text:span text:style-name="Source_20_Text"><text:s text:c="12"/>validierungsfehler.push('Basis-Validierung: Bitte alle erforderlichen Felder (Zugnummer, EVU, SlotAbschnitte, Verkehrsart, Verkehrstag, Zeitraum (start/ende), Email) korrekt ausfüllen.');</text:span></text:p>
            <text:p text:style-name="P24"><text:span text:style-name="Source_20_Text"><text:s text:c="8"/>} else {</text:span></text:p>
            <text:p text:style-name="P24"><text:span text:style-name="Source_20_Text"><text:s text:c="12"/>// NEUE Validierung: Zeitraum der Anfrage &gt;= 2 volle Jahre</text:span></text:p>
            <text:p text:style-name="P24"><text:span text:style-name="Source_20_Text"><text:s text:c="12"/>// ... (Logik bleibt wie zuvor) ...</text:span></text:p>
            <text:p text:style-name="P24"><text:span text:style-name="Source_20_Text"><text:s text:c="12"/>try {</text:span></text:p>
            <text:p text:style-name="P24"><text:span text:style-name="Source_20_Text"><text:s text:c="16"/>const startDate = new Date(Zeitraum.start);</text:span></text:p>
            <text:p text:style-name="P24"><text:span text:style-name="Source_20_Text"><text:s text:c="16"/>const endDate = new Date(Zeitraum.ende);</text:span></text:p>
            <text:p text:style-name="P24"><text:span text:style-name="Source_20_Text"><text:s text:c="16"/>const twoYearsAfterStartDate = new Date(startDate.getFullYear() + 2, startDate.getMonth(), startDate.getDate());</text:span></text:p>
            <text:p text:style-name="P24"/>
            <text:p text:style-name="P24"><text:span text:style-name="Source_20_Text"><text:s text:c="16"/>if (endDate &lt; twoYearsAfterStartDate) {</text:span></text:p>
            <text:p text:style-name="P24"><text:span text:style-name="Source_20_Text"><text:s text:c="20"/>validierungsfehler.push(`Zeitraum-Validierung: Der angefragte Zeitraum muss mindestens zwei volle Jahre umfassen. Ende: ${Zeitraum.ende}, Erwartet mind.: ${twoYearsAfterStartDate.toISOString().split('T')[0]}`);</text:span></text:p>
            <text:p text:style-name="P24"><text:span text:style-name="Source_20_Text"><text:s text:c="16"/>}</text:span></text:p>
            <text:p text:style-name="P24"><text:span text:style-name="Source_20_Text"><text:s text:c="12"/>} catch (e) {</text:span></text:p>
            <text:p text:style-name="P24"><text:span text:style-name="Source_20_Text"><text:s text:c="16"/>validierungsfehler.push(`Zeitraum-Validierung: Ungültiges Datumsformat im Zeitraum.`);</text:span></text:p>
            <text:p text:style-name="P24"><text:span text:style-name="Source_20_Text"><text:s text:c="12"/>}</text:span></text:p>
            <text:p text:style-name="P24"/>
            <text:p text:style-name="P24"/>
            <text:p text:style-name="P24"><text:span text:style-name="Source_20_Text"><text:s text:c="12"/>// Ermittle die Pufferzeit basierend auf der Verkehrsart der Anfrage</text:span></text:p>
            <text:p text:style-name="P24"><text:span text:style-name="Source_20_Text"><text:s text:c="12"/>let aktuellePufferzeitMinuten = 0; // Standard für SPNV</text:span></text:p>
            <text:p text:style-name="P24"><text:span text:style-name="Source_20_Text"><text:s text:c="12"/>if (Verkehrsart === 'SPFV' || Verkehrsart === 'SGV') {</text:span></text:p>
            <text:p text:style-name="P24"><text:span text:style-name="Source_20_Text"><text:s text:c="16"/>aktuellePufferzeitMinuten = 2;</text:span></text:p>
            <text:p text:style-name="P24"><text:span text:style-name="Source_20_Text"><text:s text:c="12"/>} else if (Verkehrsart === 'SPNV') {</text:span></text:p>
            <text:p text:style-name="P24"><text:span text:style-name="Source_20_Text"><text:s text:c="16"/>aktuellePufferzeitMinuten = 0;</text:span></text:p>
            <text:p text:style-name="P24"><text:span text:style-name="Source_20_Text"><text:s text:c="12"/>} else {</text:span></text:p>
            <text:p text:style-name="P24"><text:span text:style-name="Source_20_Text"><text:s text:c="16"/>// Falls eine ungültige Verkehrsart durch die Basis-Validierung gelangt ist</text:span></text:p>
            <text:p text:style-name="P24"><text:span text:style-name="Source_20_Text"><text:s text:c="16"/>// oder um zukünftige Änderungen abzufangen. Mongoose Enum Validierung sollte das aber fangen.</text:span></text:p>
            <text:p text:style-name="P24"><text:span text:style-name="Source_20_Text"><text:s text:c="16"/>validierungsfehler.push(`Pufferzeit-Ermittlung: Unbekannte oder ungültige Verkehrsart '${Verkehrsart}' für die Pufferzeitbestimmung.`);</text:span></text:p>
            <text:p text:style-name="P24"><text:span text:style-name="Source_20_Text"><text:s text:c="12"/>}</text:span></text:p>
            <text:p text:style-name="P24"/>
            <text:p text:style-name="P24"><text:span text:style-name="Source_20_Text"><text:s text:c="12"/>// Validierung der Slot-Abschnitte</text:span></text:p>
            <text:p text:style-name="P24"><text:span text:style-name="Source_20_Text"><text:s text:c="12"/>for (let i = 0; i &lt; ListeGewuenschterSlotAbschnitte.length; i++) {</text:span></text:p>
            <text:p text:style-name="P24"><text:span text:style-name="Source_20_Text"><text:s text:c="16"/>const currentSegment = ListeGewuenschterSlotAbschnitte[i];</text:span></text:p>
            <text:p text:style-name="P24"><text:soft-page-break/><text:span text:style-name="Source_20_Text"><text:s text:c="16"/>const nextSegment = ListeGewuenschterSlotAbschnitte[i + 1];</text:span></text:p>
            <text:p text:style-name="P24"/>
            <text:p text:style-name="P24"><text:span text:style-name="Source_20_Text"><text:s text:c="16"/>// ... (Grundlegende Prüfung des Segments selbst - bleibt wie zuvor) ...</text:span></text:p>
            <text:p text:style-name="P24"><text:span text:style-name="Source_20_Text"><text:s text:c="16"/>if (!currentSegment.von || !currentSegment.bis || !currentSegment.Abfahrtszeit || !currentSegment.Ankunftszeit ||</text:span></text:p>
            <text:p text:style-name="P24"><text:span text:style-name="Source_20_Text"><text:s text:c="20"/>typeof currentSegment.Abfahrtszeit.stunde !== 'number' || typeof currentSegment.Abfahrtszeit.minute !== 'number' ||</text:span></text:p>
            <text:p text:style-name="P24"><text:span text:style-name="Source_20_Text"><text:s text:c="20"/>typeof currentSegment.Ankunftszeit.stunde !== 'number' || typeof currentSegment.Ankunftszeit.minute !== 'number') {</text:span></text:p>
            <text:p text:style-name="P24"><text:span text:style-name="Source_20_Text"><text:s text:c="20"/>validierungsfehler.push(`Abschnitt ${i + 1}: Unvollständige oder fehlerhafte Daten (von, bis, Abfahrtszeit, Ankunftszeit).`);</text:span></text:p>
            <text:p text:style-name="P24"><text:span text:style-name="Source_20_Text"><text:s text:c="20"/>continue; </text:span></text:p>
            <text:p text:style-name="P24"><text:span text:style-name="Source_20_Text"><text:s text:c="16"/>}</text:span></text:p>
            <text:p text:style-name="P24"/>
            <text:p text:style-name="P24"><text:span text:style-name="Source_20_Text"><text:s text:c="16"/>const abfahrtAktuellMinuten = timeToMinutes(currentSegment.Abfahrtszeit);</text:span></text:p>
            <text:p text:style-name="P24"><text:span text:style-name="Source_20_Text"><text:s text:c="16"/>const ankunftAktuellMinuten = timeToMinutes(currentSegment.Ankunftszeit);</text:span></text:p>
            <text:p text:style-name="P24"/>
            <text:p text:style-name="P24"><text:span text:style-name="Source_20_Text"><text:s text:c="16"/>// Kriterium 2a: Innerhalb eines Segments: Ankunftszeit &gt; Abfahrtszeit</text:span></text:p>
            <text:p text:style-name="P24"><text:span text:style-name="Source_20_Text"><text:s text:c="16"/>// ... (Logik bleibt wie zuvor) ...</text:span></text:p>
            <text:p text:style-name="P24"><text:span text:style-name="Source_20_Text"><text:s text:c="17"/>if (ankunftAktuellMinuten &lt;= abfahrtAktuellMinuten) {</text:span></text:p>
            <text:p text:style-name="P24"><text:span text:style-name="Source_20_Text"><text:s text:c="20"/>validierungsfehler.push(`K2a (Abschnitt ${i + 1}: ${currentSegment.von} -&gt; ${currentSegment.bis}): Ankunftszeit (${currentSegment.Ankunftszeit.stunde}:${String(currentSegment.Ankunftszeit.minute).padStart(2, '0')}) muss nach Abfahrtszeit (${currentSegment.Abfahrtszeit.stunde}:${String(currentSegment.Abfahrtszeit.minute).padStart(2, '0')}) liegen.`);</text:span></text:p>
            <text:p text:style-name="P24"><text:span text:style-name="Source_20_Text"><text:s text:c="16"/>}</text:span></text:p>
            <text:p text:style-name="P24"/>
            <text:p text:style-name="P24"><text:span text:style-name="Source_20_Text"><text:s text:c="16"/>// Kriterium 4a: Innerhalb eines Segments: Kein (A -&gt; A)</text:span></text:p>
            <text:p text:style-name="P24"><text:span text:style-name="Source_20_Text"><text:s text:c="16"/>// ... (Logik bleibt wie zuvor) ...</text:span></text:p>
            <text:p text:style-name="P24"><text:span text:style-name="Source_20_Text"><text:s text:c="16"/>if (currentSegment.von === currentSegment.bis) {</text:span></text:p>
            <text:p text:style-name="P24"><text:span text:style-name="Source_20_Text"><text:s text:c="20"/>validierungsfehler.push(`K4a (Abschnitt ${i + 1}: ${currentSegment.von} -&gt; ${currentSegment.bis}): Start- und Endpunkt dürfen nicht identisch sein.`);</text:span></text:p>
            <text:p text:style-name="P24"><text:span text:style-name="Source_20_Text"><text:s text:c="16"/>}</text:span></text:p>
            <text:p text:style-name="P24"/>
            <text:p text:style-name="P24"/>
            <text:p text:style-name="P24"><text:span text:style-name="Source_20_Text"><text:s text:c="16"/>if (nextSegment) {</text:span></text:p>
            <text:p text:style-name="P24"><text:span text:style-name="Source_20_Text"><text:s text:c="21"/>if (!nextSegment.von || !nextSegment.Abfahrtszeit || typeof nextSegment.Abfahrtszeit.stunde !</text:span><text:soft-page-break/><text:span text:style-name="Source_20_Text">== 'number' || typeof nextSegment.Abfahrtszeit.minute !== 'number' ) {</text:span></text:p>
            <text:p text:style-name="P24"><text:span text:style-name="Source_20_Text"><text:s text:c="25"/>validierungsfehler.push(`Abschnitt ${i + 2}: Unvollständige Daten für Vergleich (von, Abfahrtszeit).`);</text:span></text:p>
            <text:p text:style-name="P24"><text:span text:style-name="Source_20_Text"><text:s text:c="20"/>} else {</text:span></text:p>
            <text:p text:style-name="P24"><text:span text:style-name="Source_20_Text"><text:s text:c="24"/>// Kriterium 1: Räumliche Kontinuität</text:span></text:p>
            <text:p text:style-name="P24"><text:span text:style-name="Source_20_Text"><text:s text:c="24"/>// ... (Logik bleibt wie zuvor) ...</text:span></text:p>
            <text:p text:style-name="P24"><text:span text:style-name="Source_20_Text"><text:s text:c="24"/>if (currentSegment.bis !== nextSegment.von) {</text:span></text:p>
            <text:p text:style-name="P24"><text:span text:style-name="Source_20_Text"><text:s text:c="28"/>validierungsfehler.push(`K1 (Übergang ${i + 1} -&gt; ${i + 2}): Räumliche Inkonsistenz. Endpunkt "${currentSegment.bis}" von Abschnitt ${i + 1} stimmt nicht mit Startpunkt "${nextSegment.von}" von Abschnitt ${i + 2} überein.`);</text:span></text:p>
            <text:p text:style-name="P24"><text:span text:style-name="Source_20_Text"><text:s text:c="24"/>}</text:span></text:p>
            <text:p text:style-name="P24"/>
            <text:p text:style-name="P24"><text:span text:style-name="Source_20_Text"><text:s text:c="24"/>// Kriterium 2b: Zwischen Segmenten: Abfahrt[i+1] &gt; Ankunft[i] + Puffer</text:span></text:p>
            <text:p text:style-name="P24"><text:span text:style-name="Source_20_Text"><text:s text:c="24"/>// ANGEPASST: Verwendet aktuellePufferzeitMinuten</text:span></text:p>
            <text:p text:style-name="P24"><text:span text:style-name="Source_20_Text"><text:s text:c="24"/>const abfahrtNaechsterMinuten = timeToMinutes(nextSegment.Abfahrtszeit);</text:span></text:p>
            <text:p text:style-name="P24"><text:span text:style-name="Source_20_Text"><text:s text:c="24"/>if (abfahrtNaechsterMinuten &lt;= (ankunftAktuellMinuten + aktuellePufferzeitMinuten)) {</text:span></text:p>
            <text:p text:style-name="P24"><text:span text:style-name="Source_20_Text"><text:s text:c="28"/>validierungsfehler.push(`K2b (Übergang ${i + 1} -&gt; ${i + 2}): Zeitliche Inkonsistenz für Verkehrsart ${Verkehrsart}. Abfahrt Abschnitt ${i + 2} (${nextSegment.Abfahrtszeit.stunde}:${String(nextSegment.Abfahrtszeit.minute).padStart(2, '0')}) muss mindestens ${aktuellePufferzeitMinuten} Min. nach Ankunft Abschnitt ${i + 1} (${currentSegment.Ankunftszeit.stunde}:${String(currentSegment.Ankunftszeit.minute).padStart(2, '0')}) liegen.`);</text:span></text:p>
            <text:p text:style-name="P24"><text:span text:style-name="Source_20_Text"><text:s text:c="24"/>}</text:span></text:p>
            <text:p text:style-name="P24"><text:span text:style-name="Source_20_Text"><text:s text:c="20"/>}</text:span></text:p>
            <text:p text:style-name="P24"><text:span text:style-name="Source_20_Text"><text:s text:c="16"/>}</text:span></text:p>
            <text:p text:style-name="P24"><text:span text:style-name="Source_20_Text"><text:s text:c="12"/>} // Ende der Schleife für Slot-Abschnitte</text:span></text:p>
            <text:p text:style-name="P24"/>
            <text:p text:style-name="P24"><text:span text:style-name="Source_20_Text"><text:s text:c="12"/>// Kriterium 4b: Keine direkte Umkehr (A-&gt;B gefolgt von B-&gt;A)</text:span></text:p>
            <text:p text:style-name="P24"><text:span text:style-name="Source_20_Text"><text:s text:c="12"/>// ... (Logik bleibt wie zuvor) ...</text:span></text:p>
            <text:p text:style-name="P24"><text:span text:style-name="Source_20_Text"><text:s text:c="12"/>for (let i = 0; i &lt; ListeGewuenschterSlotAbschnitte.length - 1; i++) {</text:span></text:p>
            <text:p text:style-name="P24"><text:span text:style-name="Source_20_Text"><text:s text:c="16"/>const seg1 = ListeGewuenschterSlotAbschnitte[i];</text:span></text:p>
            <text:p text:style-name="P24"><text:span text:style-name="Source_20_Text"><text:s text:c="16"/>const seg2 = ListeGewuenschterSlotAbschnitte[i+1];</text:span></text:p>
            <text:p text:style-name="P24"><text:span text:style-name="Source_20_Text"><text:s text:c="16"/>if (seg1.von === seg2.bis &amp;&amp; seg1.bis === seg2.von) {</text:span></text:p>
            <text:p text:style-name="P24"><text:span text:style-name="Source_20_Text"><text:s text:c="21"/>validierungsfehler.push(`K4b (Abschnitte ${i+1}-${i+2}): Direkte Umkehrung der Fahrtrichtung (${seg1.von} -&gt; ${seg1.bis} dann ${seg2.von} -&gt; ${seg2.bis}) ist nicht erlaubt.`);</text:span></text:p>
            <text:p text:style-name="P24"><text:span text:style-name="Source_20_Text"><text:s text:c="16"/>}</text:span></text:p>
            <text:p text:style-name="P24"><text:span text:style-name="Source_20_Text"><text:s text:c="12"/>}</text:span></text:p>
            <text:p text:style-name="P24"><text:soft-page-break/><text:span text:style-name="Source_20_Text"><text:s text:c="8"/>} // Ende des else-Blocks für Basis-Validierung</text:span></text:p>
            <text:p text:style-name="P24"/>
            <text:p text:style-name="P24"/>
            <text:p text:style-name="P24"><text:span text:style-name="Source_20_Text"><text:s text:c="8"/>// Anfrage speichern, unabhängig von Validierungsfehlern</text:span></text:p>
            <text:p text:style-name="P24"><text:span text:style-name="Source_20_Text"><text:s text:c="8"/>// ... (Logik für Statussetzung und Speicherung bleibt wie zuvor) ...</text:span></text:p>
            <text:p text:style-name="P24"><text:span text:style-name="Source_20_Text"><text:s text:c="8"/>const neueAnfrage = new Anfrage({</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12"/>Status: validierungsfehler.length &gt; 0 ? 'ungueltig' : 'validiert',</text:span></text:p>
            <text:p text:style-name="P24"><text:span text:style-name="Source_20_Text"><text:s text:c="12"/>Validierungsfehler: validierungsfehler</text:span></text:p>
            <text:p text:style-name="P24"><text:span text:style-name="Source_20_Text"><text:s text:c="8"/>});</text:span></text:p>
            <text:p text:style-name="P24"/>
            <text:p text:style-name="P24"><text:span text:style-name="Source_20_Text"><text:s text:c="8"/>// Sicherheitsprüfung vor dem Speichern, falls req.body fehlerhaft war und zu leeren Feldern führte,</text:span></text:p>
            <text:p text:style-name="P24"><text:span text:style-name="Source_20_Text"><text:s text:c="8"/>// die von Mongoose nicht als "required" abgefangen wurden, bevor der Hook läuft.</text:span></text:p>
            <text:p text:style-name="P24"><text:span text:style-name="Source_20_Text"><text:s text:c="8"/>if (!neueAnfrage.Zugnummer || !neueAnfrage.EVU /* ... weitere kritische Felder ... */) {</text:span></text:p>
            <text:p text:style-name="P24"><text:span text:style-name="Source_20_Text"><text:s text:c="13"/>if (!validierungsfehler.some(err =&gt; err.startsWith('Basis-Validierung'))) {</text:span></text:p>
            <text:p text:style-name="P24"><text:span text:style-name="Source_20_Text"><text:s text:c="16"/>validierungsfehler.push('Kritischer Fehler: Wichtige Felder fehlen oder sind leer trotz vorheriger Prüfungen. Anfrage kann nicht sicher gespeichert werden.');</text:span></text:p>
            <text:p text:style-name="P24"><text:span text:style-name="Source_20_Text"><text:s text:c="13"/>}</text:span></text:p>
            <text:p text:style-name="P24"><text:span text:style-name="Source_20_Text"><text:s text:c="13"/>return res.status(400).json({</text:span></text:p>
            <text:p text:style-name="P24"><text:span text:style-name="Source_20_Text"><text:s text:c="16"/>message: 'Anfrage konnte aufgrund fehlender kritischer Daten nicht verarbeitet werden.',</text:span></text:p>
            <text:p text:style-name="P24"><text:span text:style-name="Source_20_Text"><text:s text:c="16"/>errors: validierungsfehler</text:span></text:p>
            <text:p text:style-name="P24"><text:span text:style-name="Source_20_Text"><text:s text:c="12"/>});</text:span></text:p>
            <text:p text:style-name="P24"><text:span text:style-name="Source_20_Text"><text:s text:c="8"/>}</text:span></text:p>
            <text:p text:style-name="P24"/>
            <text:p text:style-name="P24"/>
            <text:p text:style-name="P24"><text:span text:style-name="Source_20_Text"><text:s text:c="8"/>await neueAnfrage.save();</text:span></text:p>
            <text:p text:style-name="P24"/>
            <text:p text:style-name="P24"><text:span text:style-name="Source_20_Text"><text:s text:c="8"/>if (validierungsfehler.length &gt; 0) {</text:span></text:p>
            <text:p text:style-name="P24"><text:span text:style-name="Source_20_Text"><text:s text:c="12"/>return res.status(201).json({</text:span></text:p>
            <text:p text:style-name="P24"><text:span text:style-name="Source_20_Text"><text:s text:c="16"/>message: 'Anfrage erstellt, aber sie enthält Validierungsfehler und ist ungültig.',</text:span></text:p>
            <text:p text:style-name="P24"><text:span text:style-name="Source_20_Text"><text:s text:c="16"/>data: neueAnfrage</text:span></text:p>
            <text:p text:style-name="P24"><text:span text:style-name="Source_20_Text"><text:s text:c="12"/>});</text:span></text:p>
            <text:p text:style-name="P24"><text:span text:style-name="Source_20_Text"><text:s text:c="8"/>} else {</text:span></text:p>
            <text:p text:style-name="P24"><text:span text:style-name="Source_20_Text"><text:s text:c="12"/>return res.status(201).json({</text:span></text:p>
            <text:p text:style-name="P24"><text:span text:style-name="Source_20_Text"><text:s text:c="16"/>message: 'Anfrage erfolgreich erstellt und validiert.',</text:span></text:p>
            <text:p text:style-name="P24"><text:span text:style-name="Source_20_Text"><text:s text:c="16"/>data: neueAnfrage</text:span></text:p>
            <text:p text:style-name="P24"><text:span text:style-name="Source_20_Text"><text:s text:c="12"/>});</text:span></text:p>
            <text:p text:style-name="P24"><text:soft-page-break/><text:span text:style-name="Source_20_Text"><text:s text:c="8"/>}</text:span></text:p>
            <text:p text:style-name="P24"/>
            <text:p text:style-name="P24"><text:span text:style-name="Source_20_Text"><text:s text:c="4"/>} catch (error) {</text:span></text:p>
            <text:p text:style-name="P24"><text:span text:style-name="Source_20_Text"><text:s text:c="8"/>// ... (Fehlerbehandlung bleibt wie zuvor) ...</text:span></text:p>
            <text:p text:style-name="P24"><text:span text:style-name="Source_20_Text"><text:s text:c="8"/>console.error('Fehler beim Erstellen der Anfrage:', error);</text:span></text:p>
            <text:p text:style-name="P24"><text:span text:style-name="Source_20_Text"><text:s text:c="8"/>if (error.name === 'ValidationError') { </text:span></text:p>
            <text:p text:style-name="P24"><text:span text:style-name="Source_20_Text"><text:s text:c="12"/>const messages = Object.values(error.errors).map(val =&gt; val.message);</text:span></text:p>
            <text:p text:style-name="P24"><text:span text:style-name="Source_20_Text"><text:s text:c="12"/>try {</text:span></text:p>
            <text:p text:style-name="P24"><text:span text:style-name="Source_20_Text"><text:s text:c="16"/>const errorAnfrage = new Anfrage({</text:span></text:p>
            <text:p text:style-name="P24"><text:span text:style-name="Source_20_Text"><text:s text:c="20"/>...req.body, </text:span></text:p>
            <text:p text:style-name="P24"><text:span text:style-name="Source_20_Text"><text:s text:c="20"/>Status: 'ungueltig',</text:span></text:p>
            <text:p text:style-name="P24"><text:span text:style-name="Source_20_Text"><text:s text:c="20"/>Validierungsfehler: messages </text:span></text:p>
            <text:p text:style-name="P24"><text:span text:style-name="Source_20_Text"><text:s text:c="16"/>});</text:span></text:p>
            <text:p text:style-name="P24"><text:span text:style-name="Source_20_Text"><text:s text:c="17"/>// Nur speichern, wenn die absolut notwendigen Daten für das Schema da sind</text:span></text:p>
            <text:p text:style-name="P24"><text:span text:style-name="Source_20_Text"><text:s text:c="16"/>if (req.body.Zugnummer &amp;&amp; req.body.EVU &amp;&amp; req.body.ListeGewuenschterSlotAbschnitte &amp;&amp; req.body.ListeGewuenschterSlotAbschnitte.length &gt; 0) {</text:span></text:p>
            <text:p text:style-name="P24"><text:span text:style-name="Source_20_Text"><text:s text:c="20"/>await errorAnfrage.save();</text:span></text:p>
            <text:p text:style-name="P24"><text:span text:style-name="Source_20_Text"><text:s text:c="20"/>return res.status(400).json({ </text:span></text:p>
            <text:p text:style-name="P24"><text:span text:style-name="Source_20_Text"><text:s text:c="24"/>message: 'Anfrage mit Schema-Validierungsfehlern gespeichert.',</text:span></text:p>
            <text:p text:style-name="P24"><text:span text:style-name="Source_20_Text"><text:s text:c="24"/>errors: messages,</text:span></text:p>
            <text:p text:style-name="P24"><text:span text:style-name="Source_20_Text"><text:s text:c="24"/>data: errorAnfrage</text:span></text:p>
            <text:p text:style-name="P24"><text:span text:style-name="Source_20_Text"><text:s text:c="20"/>});</text:span></text:p>
            <text:p text:style-name="P24"><text:span text:style-name="Source_20_Text"><text:s text:c="16"/>} else {</text:span></text:p>
            <text:p text:style-name="P24"><text:span text:style-name="Source_20_Text"><text:s text:c="21"/>return res.status(400).json({ message: 'Schema-Validierungsfehler und unzureichende Daten zum Speichern.', errors: messages });</text:span></text:p>
            <text:p text:style-name="P24"><text:span text:style-name="Source_20_Text"><text:s text:c="16"/>}</text:span></text:p>
            <text:p text:style-name="P24"><text:span text:style-name="Source_20_Text"><text:s text:c="12"/>} catch (saveError) {</text:span></text:p>
            <text:p text:style-name="P24"><text:span text:style-name="Source_20_Text"><text:s text:c="17"/>console.error('Konnte fehlerhafte Anfrage nicht speichern:', saveError);</text:span></text:p>
            <text:p text:style-name="P24"><text:span text:style-name="Source_20_Text"><text:s text:c="17"/>return res.status(500).json({ message: 'Serverfehler beim Versuch, die fehlerhafte Anfrage zu speichern.' });</text:span></text:p>
            <text:p text:style-name="P24"><text:span text:style-name="Source_20_Text"><text:s text:c="12"/>}</text:span></text:p>
            <text:p text:style-name="P24"><text:span text:style-name="Source_20_Text"><text:s text:c="8"/>}</text:span></text:p>
            <text:p text:style-name="P24"><text:span text:style-name="Source_20_Text"><text:s text:c="8"/>res.status(500).json({ message: 'Unbekannter Serverfehler beim Erstellen der Anfrage.' });</text:span></text:p>
            <text:p text:style-name="P24"><text:span text:style-name="Source_20_Text"><text:s text:c="4"/>}</text:span></text:p>
            <text:p text:style-name="P25"><text:span text:style-name="Source_20_Text">};</text:span></text:p>
            <text:p text:style-name="P11"><text:span text:style-name="Strong_20_Emphasis">Wesentliche Änderung:</text:span></text:p>
            <text:list text:style-name="L37">
              <text:list-item>
                <text:p text:style-name="P102">Die Variable <text:span text:style-name="Source_20_Text">aktuellePufferzeitMinuten</text:span> wird jetzt dynamisch basierend auf dem Wert von <text:span text:style-name="Source_20_Text">Verkehrsart</text:span> (aus <text:span text:style-name="Source_20_Text">req.body</text:span>) gesetzt. </text:p>
              </text:list-item>
              <text:list-item>
                <text:p text:style-name="P102">Diese <text:span text:style-name="Source_20_Text">aktuellePufferzeitMinuten</text:span> wird dann in der Bedingung für Kriterium 2b verwendet. </text:p>
              </text:list-item>
              <text:list-item>
                <text:p text:style-name="P103"><text:soft-page-break/>Ich habe auch die Zeitangaben in den Fehlermeldungen für K2a und K2b mit <text:span text:style-name="Source_20_Text">String(...).padStart(2, '0')</text:span> formatiert, damit sie immer zweistellig sind (z.B. "08:05" statt "8:5"). </text:p>
              </text:list-item>
            </text:list>
            <text:p text:style-name="P11">Damit ist die Logik für die Pufferzeiten jetzt spezifisch für die Verkehrsart implementiert. Der Rest des Controllers und die Modelle bleiben wie zuvor besprochen.</text:p>
            <text:p text:style-name="P11">Der <text:span text:style-name="Source_20_Text">POST /api/anfragen</text:span>-Endpunkt ist damit schon ziemlich robust in seiner Validierungslogik.</text:p>
          </text:section>
          <text:section text:style-name="Sect1" text:name="feedback-form-13">
            <text:p text:style-name="P15"/>
          </text:section>
        </text:section>
        <text:section text:style-name="Sect1" text:name="f2ec82ae1781a369">
          <text:p text:style-name="P13"/>
          <text:section text:style-name="Sect1" text:name="user-query-content-14">
            <text:p text:style-name="P14">ja das sieht gut aus, wir können weiter machen </text:p>
          </text:section>
          <text:p text:style-name="P15">K </text:p>
          <text:p text:style-name="P15">Kopie von „Coding-Assistent“ </text:p>
          <text:p text:style-name="P10">Benutzerdefiniertes Gem</text:p>
          <text:p text:style-name="P10">Gedankengang anzeigen</text:p>
          <text:section text:style-name="Sect2" text:name="model-response-message-contentr_f2ec82ae1781a369">
            <text:p text:style-name="P13">Wunderbar! Es freut mich, dass die Implementierung des <text:span text:style-name="Source_20_Text">POST /api/anfragen</text:span>-Endpunkts deinen Vorstellungen entspricht.</text:p>
            <text:p text:style-name="P11">Machen wir weiter mit den Endpunkten für die <text:span text:style-name="Source_20_Text">Anfrage</text:span>-Ressource. Nachdem wir Anfragen erstellen können, ist der nächste logische Schritt, diese auch abrufen zu können.</text:p>
            <text:p text:style-name="P11">Ich schlage vor, wir implementieren als Nächstes:</text:p>
            <text:list text:style-name="L38">
              <text:list-item>
                <text:p text:style-name="P104"><text:span text:style-name="Strong_20_Emphasis"><text:span text:style-name="Source_20_Text">GET /api/anfragen</text:span></text:span>: Zum Abrufen einer Liste aller Anfragen, idealerweise mit Filter- und Sortiermöglichkeiten. </text:p>
              </text:list-item>
              <text:list-item>
                <text:p text:style-name="P105"><text:span text:style-name="Strong_20_Emphasis"><text:span text:style-name="Source_20_Text">GET /api/anfragen/:anfrageId</text:span></text:span>: Zum Abrufen einer einzelnen, spezifischen Anfrage. </text:p>
              </text:list-item>
            </text:list>
            <text:p text:style-name="P11">Beginnen wir mit <text:span text:style-name="Strong_20_Emphasis"><text:span text:style-name="Source_20_Text">GET /api/anfragen</text:span></text:span>.</text:p>
            <text:p text:style-name="P11"><text:span text:style-name="Strong_20_Emphasis">Schritt 1: Route definieren (</text:span><text:span text:style-name="Strong_20_Emphasis"><text:span text:style-name="Source_20_Text">routes/anfrageRoutes.js</text:span></text:span><text:span text:style-name="Strong_20_Emphasis">)</text:span></text:p>
            <text:p text:style-name="P11">Öffne die Datei <text:span text:style-name="Source_20_Text">slot-buchungs-app/routes/anfrageRoutes.js</text:span> und füge die neue Route hinzu:</text:p>
            <text:p text:style-name="P13">JavaScript</text:p>
            <text:p text:style-name="P24"><text:span text:style-name="Source_20_Text">// slot-buchungs-app/routes/anfrage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anfrageController = require('../controllers/anfrageController');</text:span></text:p>
            <text:p text:style-name="P24"/>
            <text:p text:style-name="P24"><text:span text:style-name="Source_20_Text">// @route <text:s text:c="2"/>POST /api/anfragen</text:span></text:p>
            <text:p text:style-name="P24"><text:soft-page-break/><text:span text:style-name="Source_20_Text">// @desc <text:s text:c="3"/>Erstellt eine neue Trassenanfrage</text:span></text:p>
            <text:p text:style-name="P24"><text:span text:style-name="Source_20_Text">// @access <text:s/>Public</text:span></text:p>
            <text:p text:style-name="P24"><text:span text:style-name="Source_20_Text">router.post('/', anfrageController.createAnfrage);</text:span></text:p>
            <text:p text:style-name="P24"/>
            <text:p text:style-name="P24"><text:span text:style-name="Source_20_Text">// @route <text:s text:c="2"/>GET /api/anfragen</text:span></text:p>
            <text:p text:style-name="P24"><text:span text:style-name="Source_20_Text">// @desc <text:s text:c="3"/>Ruft alle Anfragen ab (mit Filter- und Sortiermöglichkeiten)</text:span></text:p>
            <text:p text:style-name="P24"><text:span text:style-name="Source_20_Text">// @access <text:s/>Public (später ggf. anpassen)</text:span></text:p>
            <text:p text:style-name="P24"><text:span text:style-name="Source_20_Text">router.get('/', anfrageController.getAllAnfragen); // &lt;-- NEU HINZUGEFÜGT</text:span></text:p>
            <text:p text:style-name="P24"/>
            <text:p text:style-name="P24"><text:span text:style-name="Source_20_Text">// Hier könnten später weitere Routen für Anfragen hinzukommen:</text:span></text:p>
            <text:p text:style-name="P24"><text:span text:style-name="Source_20_Text">// router.get('/:anfrageId', anfrageController.getAnfrageById);</text:span></text:p>
            <text:p text:style-name="P24"><text:span text:style-name="Source_20_Text">// router.put('/:anfrageId/status', anfrageController.updateAnfrageStatus);</text:span></text:p>
            <text:p text:style-name="P24"/>
            <text:p text:style-name="P25"><text:span text:style-name="Source_20_Text">module.exports = router;</text:span></text:p>
            <text:p text:style-name="P11"><text:span text:style-name="Strong_20_Emphasis">Schritt 2: Controller-Funktion erstellen (</text:span><text:span text:style-name="Strong_20_Emphasis"><text:span text:style-name="Source_20_Text">controllers/anfrageController.js</text:span></text:span><text:span text:style-name="Strong_20_Emphasis">)</text:span></text:p>
            <text:p text:style-name="P11">Füge die folgende Funktion zur Datei <text:span text:style-name="Source_20_Text">slot-buchungs-app/controllers/anfrageController.js</text:span> hinzu:</text:p>
            <text:p text:style-name="P13">JavaScript</text:p>
            <text:p text:style-name="P24"><text:span text:style-name="Source_20_Text">// slot-buchungs-app/controllers/anfrageController.js</text:span></text:p>
            <text:p text:style-name="P24"><text:span text:style-name="Source_20_Text">const Anfrage = require('../models/Anfrage');</text:span></text:p>
            <text:p text:style-name="P24"/>
            <text:p text:style-name="P24"><text:span text:style-name="Source_20_Text">// Hilfsfunktion: Konvertiert {stunde, minute} zu Minuten seit Mitternacht (bleibt bestehen)</text:span></text:p>
            <text:p text:style-name="P24"><text:span text:style-name="Source_20_Text">const timeToMinutes = (timeObj) =&gt; timeObj.stunde * 60 + timeObj.minute;</text:span></text:p>
            <text:p text:style-name="P24"/>
            <text:p text:style-name="P24"><text:span text:style-name="Source_20_Text">// exports.createAnfrage = async (req, res) =&gt; { ... } // (bestehende Funktion)</text:span></text:p>
            <text:p text:style-name="P24"><text:span text:style-name="Source_20_Text">// ... (der gesamte Code für createAnfrage bleibt hier) ...</text:span></text:p>
            <text:p text:style-name="P24"/>
            <text:p text:style-name="P24"/>
            <text:p text:style-name="P24"><text:span text:style-name="Source_20_Text">// @desc <text:s text:c="3"/>Ruft alle Anfragen ab</text:span></text:p>
            <text:p text:style-name="P24"><text:span text:style-name="Source_20_Text">// @route <text:s text:c="2"/>GET /api/anfragen</text:span></text:p>
            <text:p text:style-name="P24"><text:span text:style-name="Source_20_Text">exports.getAllAnfragen = async (req, res) =&gt; {</text:span></text:p>
            <text:p text:style-name="P24"><text:span text:style-name="Source_20_Text"><text:s text:c="4"/>try {</text:span></text:p>
            <text:p text:style-name="P24"><text:span text:style-name="Source_20_Text"><text:s text:c="8"/>const queryParams = req.query;</text:span></text:p>
            <text:p text:style-name="P24"><text:span text:style-name="Source_20_Text"><text:s text:c="8"/>let filter = {};</text:span></text:p>
            <text:p text:style-name="P24"><text:span text:style-name="Source_20_Text"><text:s text:c="8"/>let sortOptions = {};</text:span></text:p>
            <text:p text:style-name="P24"/>
            <text:p text:style-name="P24"><text:span text:style-name="Source_20_Text"><text:s text:c="8"/>// Filter-Logik</text:span></text:p>
            <text:p text:style-name="P24"><text:span text:style-name="Source_20_Text"><text:s text:c="8"/>if (queryParams.status) {</text:span></text:p>
            <text:p text:style-name="P24"><text:span text:style-name="Source_20_Text"><text:s text:c="12"/>filter.Status = queryParams.status;</text:span></text:p>
            <text:p text:style-name="P24"><text:soft-page-break/><text:span text:style-name="Source_20_Text"><text:s text:c="8"/>}</text:span></text:p>
            <text:p text:style-name="P24"><text:span text:style-name="Source_20_Text"><text:s text:c="8"/>if (queryParams.EVU) {</text:span></text:p>
            <text:p text:style-name="P24"><text:span text:style-name="Source_20_Text"><text:s text:c="12"/>// Verwendung einer Regex für eine Teilstring-Suche (case-insensitive)</text:span></text:p>
            <text:p text:style-name="P24"><text:span text:style-name="Source_20_Text"><text:s text:c="12"/>filter.EVU = { $regex: queryParams.EVU, $options: 'i' };</text:span></text:p>
            <text:p text:style-name="P24"><text:span text:style-name="Source_20_Text"><text:s text:c="8"/>}</text:span></text:p>
            <text:p text:style-name="P24"><text:span text:style-name="Source_20_Text"><text:s text:c="8"/>if (queryParams.Zugnummer) {</text:span></text:p>
            <text:p text:style-name="P24"><text:span text:style-name="Source_20_Text"><text:s text:c="12"/>filter.Zugnummer = { $regex: queryParams.Zugnummer, $options: 'i' };</text:span></text:p>
            <text:p text:style-name="P24"><text:span text:style-name="Source_20_Text"><text:s text:c="8"/>}</text:span></text:p>
            <text:p text:style-name="P24"><text:span text:style-name="Source_20_Text"><text:s text:c="8"/>if (queryParams.Verkehrsart) {</text:span></text:p>
            <text:p text:style-name="P24"><text:span text:style-name="Source_20_Text"><text:s text:c="12"/>filter.Verkehrsart = queryParams.Verkehrsart;</text:span></text:p>
            <text:p text:style-name="P24"><text:span text:style-name="Source_20_Text"><text:s text:c="8"/>}</text:span></text:p>
            <text:p text:style-name="P24"><text:span text:style-name="Source_20_Text"><text:s text:c="8"/>if (queryParams.Verkehrstag) {</text:span></text:p>
            <text:p text:style-name="P24"><text:span text:style-name="Source_20_Text"><text:s text:c="12"/>filter.Verkehrstag = queryParams.Verkehrstag;</text:span></text:p>
            <text:p text:style-name="P24"><text:span text:style-name="Source_20_Text"><text:s text:c="8"/>}</text:span></text:p>
            <text:p text:style-name="P24"><text:span text:style-name="Source_20_Text"><text:s text:c="8"/>// Man könnte auch nach Zeitraum filtern, das wäre aber komplexer (z.B. Anfragen, deren Zeitraum einen bestimmten Punkt schneidet)</text:span></text:p>
            <text:p text:style-name="P24"><text:span text:style-name="Source_20_Text"><text:s text:c="8"/>// Beispiel: Nach Anfragen filtern, die ab einem bestimmten Datum erstellt wurden</text:span></text:p>
            <text:p text:style-name="P24"><text:span text:style-name="Source_20_Text"><text:s text:c="8"/>if (queryParams.createdAfter) {</text:span></text:p>
            <text:p text:style-name="P24"><text:span text:style-name="Source_20_Text"><text:s text:c="12"/>filter.createdAt = { $gte: new Date(queryParams.createdAfter) };</text:span></text:p>
            <text:p text:style-name="P24"><text:span text:style-name="Source_20_Text"><text:s text:c="8"/>}</text:span></text:p>
            <text:p text:style-name="P24"/>
            <text:p text:style-name="P24"><text:span text:style-name="Source_20_Text"><text:s text:c="8"/>// Sortier-Logik</text:span></text:p>
            <text:p text:style-name="P24"><text:span text:style-name="Source_20_Text"><text:s text:c="8"/>// Beispiel: /api/anfragen?sortBy=createdAt:desc <text:s/>oder /api/anfragen?sortBy=EVU:asc</text:span></text:p>
            <text:p text:style-name="P24"><text:span text:style-name="Source_20_Text"><text:s text:c="8"/>if (queryParams.sortBy) {</text:span></text:p>
            <text:p text:style-name="P24"><text:span text:style-name="Source_20_Text"><text:s text:c="12"/>const parts = queryParams.sortBy.split(':');</text:span></text:p>
            <text:p text:style-name="P24"><text:span text:style-name="Source_20_Text"><text:s text:c="12"/>sortOptions[parts[0]] = parts[1] === 'desc' ? -1 : 1;</text:span></text:p>
            <text:p text:style-name="P24"><text:span text:style-name="Source_20_Text"><text:s text:c="8"/>} else {</text:span></text:p>
            <text:p text:style-name="P24"><text:span text:style-name="Source_20_Text"><text:s text:c="12"/>// Standard-Sortierung, falls nichts angegeben ist</text:span></text:p>
            <text:p text:style-name="P24"><text:span text:style-name="Source_20_Text"><text:s text:c="12"/>sortOptions.createdAt = -1; // Neueste zuerst</text:span></text:p>
            <text:p text:style-name="P24"><text:span text:style-name="Source_20_Text"><text:s text:c="8"/>}</text:span></text:p>
            <text:p text:style-name="P24"/>
            <text:p text:style-name="P24"><text:span text:style-name="Source_20_Text"><text:s text:c="8"/>// Paginierungs-Logik (optional, für später)</text:span></text:p>
            <text:p text:style-name="P24"><text:span text:style-name="Source_20_Text"><text:s text:c="8"/>const page = parseInt(queryParams.page, 10) || 1;</text:span></text:p>
            <text:p text:style-name="P24"><text:span text:style-name="Source_20_Text"><text:s text:c="8"/>const limit = parseInt(queryParams.limit, 10) || 10; // Standard-Limit von 10</text:span></text:p>
            <text:p text:style-name="P24"><text:span text:style-name="Source_20_Text"><text:s text:c="8"/>const skip = (page - 1) * limit;</text:span></text:p>
            <text:p text:style-name="P24"/>
            <text:p text:style-name="P24"><text:span text:style-name="Source_20_Text"><text:s text:c="8"/>const anfragen = await Anfrage.find(filter)</text:span></text:p>
            <text:p text:style-name="P24"><text:span text:style-name="Source_20_Text"><text:s text:c="38"/>.sort(sortOptions)</text:span></text:p>
            <text:p text:style-name="P24"><text:span text:style-name="Source_20_Text"><text:s text:c="38"/>.skip(skip)</text:span></text:p>
            <text:p text:style-name="P24"><text:span text:style-name="Source_20_Text"><text:s text:c="38"/>.limit(limit);</text:span></text:p>
            <text:p text:style-name="P24"/>
            <text:p text:style-name="P24"><text:span text:style-name="Source_20_Text"><text:s text:c="8"/>const totalAnfragen = await Anfrage.countDocuments(filter);</text:span></text:p>
            <text:p text:style-name="P24"><text:soft-page-break/></text:p>
            <text:p text:style-name="P24"><text:span text:style-name="Source_20_Text"><text:s text:c="8"/>res.status(200).json({</text:span></text:p>
            <text:p text:style-name="P24"><text:span text:style-name="Source_20_Text"><text:s text:c="12"/>message: 'Anfragen erfolgreich abgerufen.',</text:span></text:p>
            <text:p text:style-name="P24"><text:span text:style-name="Source_20_Text"><text:s text:c="12"/>data: anfragen,</text:span></text:p>
            <text:p text:style-name="P24"><text:span text:style-name="Source_20_Text"><text:s text:c="12"/>currentPage: page,</text:span></text:p>
            <text:p text:style-name="P24"><text:span text:style-name="Source_20_Text"><text:s text:c="12"/>totalPages: Math.ceil(totalAnfragen / limit),</text:span></text:p>
            <text:p text:style-name="P24"><text:span text:style-name="Source_20_Text"><text:s text:c="12"/>totalCount: totalAnfragen</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brufen der Anfragen:', error);</text:span></text:p>
            <text:p text:style-name="P24"><text:span text:style-name="Source_20_Text"><text:s text:c="8"/>res.status(500).json({ message: 'Serverfehler beim Abrufen der Anfragen.'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getAllAnfragen</text:span></text:span><text:span text:style-name="Strong_20_Emphasis">-Funktion:</text:span></text:p>
            <text:list text:style-name="L39">
              <text:list-item>
                <text:p text:style-name="P106"><text:span text:style-name="Strong_20_Emphasis">Filter (</text:span><text:span text:style-name="Strong_20_Emphasis"><text:span text:style-name="Source_20_Text">filter</text:span></text:span><text:span text:style-name="Strong_20_Emphasis">):</text:span></text:p>
                <text:list>
                  <text:list-item>
                    <text:p text:style-name="P107">Es wird ein <text:span text:style-name="Source_20_Text">filter</text:span>-Objekt erstellt, das basierend auf den Query-Parametern (z.B. <text:span text:style-name="Source_20_Text">req.query.status</text:span>, <text:span text:style-name="Source_20_Text">req.query.EVU</text:span>) gefüllt wird. </text:p>
                  </text:list-item>
                  <text:list-item>
                    <text:p text:style-name="P107">Für <text:span text:style-name="Source_20_Text">EVU</text:span> und <text:span text:style-name="Source_20_Text">Zugnummer</text:span> wird eine MongoDB Regex-Suche (<text:span text:style-name="Source_20_Text">$regex</text:span> mit Option <text:span text:style-name="Source_20_Text">i</text:span> für case-insensitive) verwendet, um auch Teil-Matches zu finden. </text:p>
                  </text:list-item>
                  <text:list-item>
                    <text:p text:style-name="P107">Du kannst leicht weitere Filter für andere Felder des <text:span text:style-name="Source_20_Text">Anfrage</text:span>-Modells hinzufügen. </text:p>
                  </text:list-item>
                </text:list>
              </text:list-item>
              <text:list-item>
                <text:p text:style-name="P106"><text:span text:style-name="Strong_20_Emphasis">Sortierung (</text:span><text:span text:style-name="Strong_20_Emphasis"><text:span text:style-name="Source_20_Text">sortOptions</text:span></text:span><text:span text:style-name="Strong_20_Emphasis">):</text:span></text:p>
                <text:list>
                  <text:list-item>
                    <text:p text:style-name="P107">Akzeptiert einen <text:span text:style-name="Source_20_Text">sortBy</text:span>-Parameter im Format <text:span text:style-name="Source_20_Text">feldname:richtung</text:span> (z.B. <text:span text:style-name="Source_20_Text">createdAt:desc</text:span> oder <text:span text:style-name="Source_20_Text">EVU:asc</text:span>). </text:p>
                  </text:list-item>
                  <text:list-item>
                    <text:p text:style-name="P107">Wenn kein <text:span text:style-name="Source_20_Text">sortBy</text:span> angegeben ist, wird standardmäßig nach <text:span text:style-name="Source_20_Text">createdAt</text:span> absteigend (neueste zuerst) sortiert. </text:p>
                  </text:list-item>
                </text:list>
              </text:list-item>
              <text:list-item>
                <text:p text:style-name="P106"><text:span text:style-name="Strong_20_Emphasis">Paginierung:</text:span></text:p>
                <text:list>
                  <text:list-item>
                    <text:p text:style-name="P107">Ich habe eine einfache Paginierungslogik hinzugefügt (<text:span text:style-name="Source_20_Text">page</text:span>, <text:span text:style-name="Source_20_Text">limit</text:span>, <text:span text:style-name="Source_20_Text">skip</text:span>). </text:p>
                  </text:list-item>
                  <text:list-item>
                    <text:p text:style-name="P107">Wenn keine Paginierungsparameter gesendet werden, wird Seite 1 mit einem Limit von 10 Anfragen angezeigt. </text:p>
                  </text:list-item>
                  <text:list-item>
                    <text:p text:style-name="P107">Die Antwort enthält auch Informationen zur aktuellen Seite, Gesamtseiten und Gesamtzahl der (gefilterten) Anfragen. </text:p>
                  </text:list-item>
                </text:list>
              </text:list-item>
              <text:list-item>
                <text:p text:style-name="P106"><text:span text:style-name="Strong_20_Emphasis">Datenbankabfrage:</text:span></text:p>
                <text:list>
                  <text:list-item>
                    <text:p text:style-name="P107"><text:span text:style-name="Source_20_Text">Anfrage.find(filter)</text:span>: Findet alle Anfragen, die den Filterkriterien entsprechen. </text:p>
                  </text:list-item>
                  <text:list-item>
                    <text:p text:style-name="P107"><text:span text:style-name="Source_20_Text">.sort(sortOptions)</text:span>: Sortiert die Ergebnisse. </text:p>
                  </text:list-item>
                  <text:list-item>
                    <text:p text:style-name="P107"><text:span text:style-name="Source_20_Text">.skip(skip).limit(limit)</text:span>: Wendet die Paginierung an. </text:p>
                  </text:list-item>
                  <text:list-item>
                    <text:p text:style-name="P107"><text:soft-page-break/><text:span text:style-name="Source_20_Text">Anfrage.countDocuments(filter)</text:span>: Zählt die Gesamtzahl der Dokumente, die dem Filter entsprechen, für die Paginierungsinformationen. </text:p>
                  </text:list-item>
                </text:list>
              </text:list-item>
              <text:list-item>
                <text:p text:style-name="P106"><text:span text:style-name="Strong_20_Emphasis">Antwort:</text:span></text:p>
                <text:list>
                  <text:list-item>
                    <text:p text:style-name="P106">Gibt die Liste der Anfragen zusammen mit Metadaten für die Paginierung zurück. </text:p>
                  </text:list-item>
                </text:list>
              </text:list-item>
            </text:list>
            <text:p text:style-name="P11"><text:span text:style-name="Strong_20_Emphasis">Beispiele für Aufrufe:</text:span></text:p>
            <text:list text:style-name="L40">
              <text:list-item>
                <text:p text:style-name="P108"><text:span text:style-name="Source_20_Text">GET /api/anfragen</text:span> (ruft die ersten 10 neuesten Anfragen ab) </text:p>
              </text:list-item>
              <text:list-item>
                <text:p text:style-name="P108"><text:span text:style-name="Source_20_Text">GET /api/anfragen?status=validiert</text:span> (filtert nach Status) </text:p>
              </text:list-item>
              <text:list-item>
                <text:p text:style-name="P108"><text:span text:style-name="Source_20_Text">GET /api/anfragen?EVU=DB&amp;sortBy=Zugnummer:asc</text:span> (filtert nach EVU, das "DB" enthält, und sortiert nach Zugnummer aufsteigend) </text:p>
              </text:list-item>
              <text:list-item>
                <text:p text:style-name="P109"><text:span text:style-name="Source_20_Text">GET /api/anfragen?limit=5&amp;page=2</text:span> (ruft die zweite Seite mit 5 Anfragen pro Seite ab) </text:p>
              </text:list-item>
            </text:list>
            <text:p text:style-name="P11">Damit haben wir einen flexiblen Endpunkt, um Anfragen aufzulisten und zu durchsuchen.</text:p>
            <text:p text:style-name="P11">Als Nächstes könnten wir den Endpunkt <text:span text:style-name="Strong_20_Emphasis"><text:span text:style-name="Source_20_Text">GET /api/anfragen/:anfrageId</text:span></text:span> implementieren, um eine einzelne Anfrage abzurufen. Bist du bereit dafür?</text:p>
          </text:section>
          <text:section text:style-name="Sect1" text:name="feedback-form-14">
            <text:p text:style-name="P15"/>
          </text:section>
        </text:section>
        <text:section text:style-name="Sect1" text:name="db533fb797b2b919">
          <text:p text:style-name="P13"/>
          <text:section text:style-name="Sect1" text:name="user-query-content-15">
            <text:p text:style-name="P14">ja </text:p>
          </text:section>
          <text:p text:style-name="P15">K </text:p>
          <text:p text:style-name="P15">Kopie von „Coding-Assistent“ </text:p>
          <text:p text:style-name="P10">Benutzerdefiniertes Gem</text:p>
          <text:p text:style-name="P10">Gedankengang anzeigen</text:p>
          <text:section text:style-name="Sect2" text:name="model-response-message-contentr_db533fb797b2b919">
            <text:p text:style-name="P13">Okay, dann machen wir direkt weiter mit dem Endpunkt zum Abrufen einer einzelnen Anfrage: <text:span text:style-name="Strong_20_Emphasis"><text:span text:style-name="Source_20_Text">GET /api/anfragen/:anfrageId</text:span></text:span>.</text:p>
            <text:p text:style-name="P11">Dieser Endpunkt ermöglicht es, eine spezifische Anfrage entweder über ihre MongoDB <text:span text:style-name="Source_20_Text">_id</text:span> oder ihre menschenlesbare <text:span text:style-name="Source_20_Text">AnfrageID_Sprechend</text:span> abzurufen.</text:p>
            <text:p text:style-name="P11"><text:span text:style-name="Strong_20_Emphasis">Schritt 1: Route definieren (</text:span><text:span text:style-name="Strong_20_Emphasis"><text:span text:style-name="Source_20_Text">routes/anfrageRoutes.js</text:span></text:span><text:span text:style-name="Strong_20_Emphasis">)</text:span></text:p>
            <text:p text:style-name="P11">Wir ergänzen unsere <text:span text:style-name="Source_20_Text">slot-buchungs-app/routes/anfrageRoutes.js</text:span>-Datei:</text:p>
            <text:p text:style-name="P13">JavaScript</text:p>
            <text:p text:style-name="P24"><text:span text:style-name="Source_20_Text">// slot-buchungs-app/routes/anfrage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anfrageController = require('../controllers/anfrageController');</text:span></text:p>
            <text:p text:style-name="P24"/>
            <text:p text:style-name="P24"><text:soft-page-break/><text:span text:style-name="Source_20_Text">// @route <text:s text:c="2"/>POST /api/anfragen</text:span></text:p>
            <text:p text:style-name="P24"><text:span text:style-name="Source_20_Text">// @desc <text:s text:c="3"/>Erstellt eine neue Trassenanfrage</text:span></text:p>
            <text:p text:style-name="P24"><text:span text:style-name="Source_20_Text">// @access <text:s/>Public</text:span></text:p>
            <text:p text:style-name="P24"><text:span text:style-name="Source_20_Text">router.post('/', anfrageController.createAnfrage);</text:span></text:p>
            <text:p text:style-name="P24"/>
            <text:p text:style-name="P24"><text:span text:style-name="Source_20_Text">// @route <text:s text:c="2"/>GET /api/anfragen</text:span></text:p>
            <text:p text:style-name="P24"><text:span text:style-name="Source_20_Text">// @desc <text:s text:c="3"/>Ruft alle Anfragen ab (mit Filter- und Sortiermöglichkeiten)</text:span></text:p>
            <text:p text:style-name="P24"><text:span text:style-name="Source_20_Text">// @access <text:s/>Public</text:span></text:p>
            <text:p text:style-name="P24"><text:span text:style-name="Source_20_Text">router.get('/', anfrageController.getAllAnfragen);</text:span></text:p>
            <text:p text:style-name="P24"/>
            <text:p text:style-name="P24"><text:span text:style-name="Source_20_Text">// @route <text:s text:c="2"/>GET /api/anfragen/:anfrageId</text:span></text:p>
            <text:p text:style-name="P24"><text:span text:style-name="Source_20_Text">// @desc <text:s text:c="3"/>Ruft eine einzelne Anfrage anhand ihrer ID (_id oder AnfrageID_Sprechend) ab</text:span></text:p>
            <text:p text:style-name="P24"><text:span text:style-name="Source_20_Text">// @access <text:s/>Public (später ggf. anpassen)</text:span></text:p>
            <text:p text:style-name="P24"><text:span text:style-name="Source_20_Text">router.get('/:anfrageId', anfrageController.getAnfrageById); // &lt;-- NEU HINZUGEFÜGT</text:span></text:p>
            <text:p text:style-name="P24"/>
            <text:p text:style-name="P24"><text:span text:style-name="Source_20_Text">// Hier könnten später weitere Routen für Anfragen hinzukommen:</text:span></text:p>
            <text:p text:style-name="P24"><text:span text:style-name="Source_20_Text">// router.put('/:anfrageId/status', anfrageController.updateAnfrageStatus);</text:span></text:p>
            <text:p text:style-name="P24"/>
            <text:p text:style-name="P25"><text:span text:style-name="Source_20_Text">module.exports = router;</text:span></text:p>
            <text:p text:style-name="P11"><text:span text:style-name="Strong_20_Emphasis">Schritt 2: Controller-Funktion erstellen (</text:span><text:span text:style-name="Strong_20_Emphasis"><text:span text:style-name="Source_20_Text">controllers/anfrageController.js</text:span></text:span><text:span text:style-name="Strong_20_Emphasis">)</text:span></text:p>
            <text:p text:style-name="P11">Füge die folgende Funktion zur Datei <text:span text:style-name="Source_20_Text">slot-buchungs-app/controllers/anfrageController.js</text:span> hinzu. Du musst auch <text:span text:style-name="Source_20_Text">mongoose</text:span> importieren, falls es nicht schon oben in der Datei steht (für <text:span text:style-name="Source_20_Text">mongoose.Types.ObjectId.isValid</text:span>).</text:p>
            <text:p text:style-name="P13">JavaScript</text:p>
            <text:p text:style-name="P24"><text:span text:style-name="Source_20_Text">// slot-buchungs-app/controllers/anfrageController.js</text:span></text:p>
            <text:p text:style-name="P24"><text:span text:style-name="Source_20_Text">const mongoose = require('mongoose'); // &lt;-- HINZUFÜGEN, falls noch nicht geschehen</text:span></text:p>
            <text:p text:style-name="P24"><text:span text:style-name="Source_20_Text">const Anfrage = require('../models/Anfrage');</text:span></text:p>
            <text:p text:style-name="P24"/>
            <text:p text:style-name="P24"><text:span text:style-name="Source_20_Text">// Hilfsfunktion: Konvertiert {stunde, minute} zu Minuten seit Mitternacht (bleibt bestehen)</text:span></text:p>
            <text:p text:style-name="P24"><text:span text:style-name="Source_20_Text">// const timeToMinutes = ...</text:span></text:p>
            <text:p text:style-name="P24"/>
            <text:p text:style-name="P24"><text:span text:style-name="Source_20_Text">// exports.createAnfrage = async (req, res) =&gt; { ... }</text:span></text:p>
            <text:p text:style-name="P24"><text:span text:style-name="Source_20_Text">// exports.getAllAnfragen = async (req, res) =&gt; { ... }</text:span></text:p>
            <text:p text:style-name="P24"><text:span text:style-name="Source_20_Text">// ... (bestehende Funktionen) ...</text:span></text:p>
            <text:p text:style-name="P24"/>
            <text:p text:style-name="P24"/>
            <text:p text:style-name="P24"><text:span text:style-name="Source_20_Text">// @desc <text:s text:c="3"/>Ruft eine einzelne Anfrage anhand ihrer ID ab</text:span></text:p>
            <text:p text:style-name="P24"><text:soft-page-break/><text:span text:style-name="Source_20_Text">// @route <text:s text:c="2"/>GET /api/anfragen/:anfrageId</text:span></text:p>
            <text:p text:style-name="P24"><text:span text:style-name="Source_20_Text">exports.getAnfrageById = async (req, res) =&gt; {</text:span></text:p>
            <text:p text:style-name="P24"><text:span text:style-name="Source_20_Text"><text:s text:c="4"/>try {</text:span></text:p>
            <text:p text:style-name="P24"><text:span text:style-name="Source_20_Text"><text:s text:c="8"/>const anfrageIdParam = req.params.anfrageId;</text:span></text:p>
            <text:p text:style-name="P24"><text:span text:style-name="Source_20_Text"><text:s text:c="8"/>let queryConditions = [];</text:span></text:p>
            <text:p text:style-name="P24"/>
            <text:p text:style-name="P24"><text:span text:style-name="Source_20_Text"><text:s text:c="8"/>// Bedingung für die Suche über AnfrageID_Sprechend hinzufügen</text:span></text:p>
            <text:p text:style-name="P24"><text:span text:style-name="Source_20_Text"><text:s text:c="8"/>queryConditions.push({ AnfrageID_Sprechend: anfrageIdParam });</text:span></text:p>
            <text:p text:style-name="P24"/>
            <text:p text:style-name="P24"><text:span text:style-name="Source_20_Text"><text:s text:c="8"/>// Wenn der Parameter eine gültige MongoDB ObjectId ist, auch danach suchen</text:span></text:p>
            <text:p text:style-name="P24"><text:span text:style-name="Source_20_Text"><text:s text:c="8"/>if (mongoose.Types.ObjectId.isValid(anfrageIdParam)) {</text:span></text:p>
            <text:p text:style-name="P24"><text:span text:style-name="Source_20_Text"><text:s text:c="12"/>queryConditions.push({ _id: anfrageIdParam });</text:span></text:p>
            <text:p text:style-name="P24"><text:span text:style-name="Source_20_Text"><text:s text:c="8"/>}</text:span></text:p>
            <text:p text:style-name="P24"/>
            <text:p text:style-name="P24"><text:span text:style-name="Source_20_Text"><text:s text:c="8"/>// Finde die Anfrage, die entweder der _id ODER der AnfrageID_Sprechend entspricht</text:span></text:p>
            <text:p text:style-name="P24"><text:span text:style-name="Source_20_Text"><text:s text:c="8"/>const anfrage = await Anfrage.findOne({ $or: queryConditions });</text:span></text:p>
            <text:p text:style-name="P24"/>
            <text:p text:style-name="P24"><text:span text:style-name="Source_20_Text"><text:s text:c="8"/>if (!anfrage) {</text:span></text:p>
            <text:p text:style-name="P24"><text:span text:style-name="Source_20_Text"><text:s text:c="12"/>return res.status(404).json({ message: 'Anfrage nicht gefunden.' });</text:span></text:p>
            <text:p text:style-name="P24"><text:span text:style-name="Source_20_Text"><text:s text:c="8"/>}</text:span></text:p>
            <text:p text:style-name="P24"/>
            <text:p text:style-name="P24"><text:span text:style-name="Source_20_Text"><text:s text:c="8"/>res.status(200).json({</text:span></text:p>
            <text:p text:style-name="P24"><text:span text:style-name="Source_20_Text"><text:s text:c="12"/>message: 'Anfrage erfolgreich abgerufen.',</text:span></text:p>
            <text:p text:style-name="P24"><text:span text:style-name="Source_20_Text"><text:s text:c="12"/>data: anfrage</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brufen der Anfrage anhand der ID:', error);</text:span></text:p>
            <text:p text:style-name="P24"><text:span text:style-name="Source_20_Text"><text:s text:c="8"/>// Spezifische Fehlerbehandlung für CastError, falls die ID trotz Prüfung Probleme macht</text:span></text:p>
            <text:p text:style-name="P24"><text:span text:style-name="Source_20_Text"><text:s text:c="8"/>if (error.name === 'CastError') {</text:span></text:p>
            <text:p text:style-name="P24"><text:span text:style-name="Source_20_Text"><text:s text:c="12"/>return res.status(400).json({ message: 'Ungültiges ID-Format.' });</text:span></text:p>
            <text:p text:style-name="P24"><text:span text:style-name="Source_20_Text"><text:s text:c="8"/>}</text:span></text:p>
            <text:p text:style-name="P24"><text:span text:style-name="Source_20_Text"><text:s text:c="8"/>res.status(500).json({ message: 'Serverfehler beim Abrufen der Anfrage.'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getAnfrageById</text:span></text:span><text:span text:style-name="Strong_20_Emphasis">-Funktion:</text:span></text:p>
            <text:list text:style-name="L41">
              <text:list-item>
                <text:p text:style-name="P110"><text:soft-page-break/><text:span text:style-name="Strong_20_Emphasis">ID-Parameter:</text:span> Der Parameter <text:span text:style-name="Source_20_Text">anfrageIdParam</text:span> wird aus <text:span text:style-name="Source_20_Text">req.params.anfrageId</text:span> extrahiert. </text:p>
              </text:list-item>
              <text:list-item>
                <text:p text:style-name="P110"><text:span text:style-name="Strong_20_Emphasis">Query-Bedingungen (</text:span><text:span text:style-name="Strong_20_Emphasis"><text:span text:style-name="Source_20_Text">queryConditions</text:span></text:span><text:span text:style-name="Strong_20_Emphasis">):</text:span> </text:p>
                <text:list>
                  <text:list-item>
                    <text:p text:style-name="P110">Es wird ein Array <text:span text:style-name="Source_20_Text">queryConditions</text:span> erstellt. </text:p>
                  </text:list-item>
                  <text:list-item>
                    <text:p text:style-name="P110">Standardmäßig wird nach <text:span text:style-name="Source_20_Text">AnfrageID_Sprechend</text:span> gesucht. </text:p>
                  </text:list-item>
                  <text:list-item>
                    <text:p text:style-name="P110">Mittels <text:span text:style-name="Source_20_Text">mongoose.Types.ObjectId.isValid(anfrageIdParam)</text:span> wird geprüft, ob der übergebene Parameter syntaktisch eine gültige MongoDB <text:span text:style-name="Source_20_Text">_id</text:span> sein könnte. Falls ja, wird eine zusätzliche Bedingung für die Suche nach <text:span text:style-name="Source_20_Text">_id</text:span> hinzugefügt. </text:p>
                  </text:list-item>
                </text:list>
              </text:list-item>
              <text:list-item>
                <text:p text:style-name="P110"><text:span text:style-name="Strong_20_Emphasis">Datenbankabfrage:</text:span> </text:p>
                <text:list>
                  <text:list-item>
                    <text:p text:style-name="P110"><text:span text:style-name="Source_20_Text">Anfrage.findOne({ $or: queryConditions })</text:span>: Sucht nach einem einzelnen Dokument, das <text:span text:style-name="Emphasis">entweder</text:span> der <text:span text:style-name="Source_20_Text">AnfrageID_Sprechend</text:span> entspricht <text:span text:style-name="Emphasis">oder</text:span> (falls anwendbar) der <text:span text:style-name="Source_20_Text">_id</text:span>. </text:p>
                  </text:list-item>
                </text:list>
              </text:list-item>
              <text:list-item>
                <text:p text:style-name="P110"><text:span text:style-name="Strong_20_Emphasis">Antwort:</text:span> </text:p>
                <text:list>
                  <text:list-item>
                    <text:p text:style-name="P110">Wenn eine Anfrage gefunden wird, wird sie mit Status 200 zurückgegeben. </text:p>
                  </text:list-item>
                  <text:list-item>
                    <text:p text:style-name="P110">Wenn keine Anfrage gefunden wird, gibt es einen 404-Fehler. </text:p>
                  </text:list-item>
                  <text:list-item>
                    <text:p text:style-name="P111">Allgemeine Serverfehler werden mit Status 500 behandelt. Ein <text:span text:style-name="Source_20_Text">CastError</text:span> (falls die ID trotz der <text:span text:style-name="Source_20_Text">isValid</text:span>-Prüfung Probleme beim Query verursacht) wird gesondert als 400er behandelt. </text:p>
                  </text:list-item>
                </text:list>
              </text:list-item>
            </text:list>
            <text:p text:style-name="P11">Damit können Nutzer oder Systeme eine spezifische Anfrage über eine der beiden IDs abrufen.</text:p>
            <text:p text:style-name="P11">Die grundlegenden Leseoperationen für Anfragen (<text:span text:style-name="Source_20_Text">GET /api/anfragen</text:span> und <text:span text:style-name="Source_20_Text">GET /api/anfragen/:anfrageId</text:span>) sind nun implementiert.</text:p>
            <text:p text:style-name="P11">Was wären deine nächsten Prioritäten? Wir könnten:</text:p>
            <text:list text:style-name="L42">
              <text:list-item>
                <text:p text:style-name="P112">Einen Endpunkt zum <text:span text:style-name="Strong_20_Emphasis">Aktualisieren von Anfragen</text:span> erstellen (z.B. um den Status zu ändern oder eine ungültige Anfrage zu korrigieren – <text:span text:style-name="Source_20_Text">PUT /api/anfragen/:anfrageId</text:span>). </text:p>
              </text:list-item>
              <text:list-item>
                <text:p text:style-name="P112">Mit den Endpunkten für eine andere Ressource beginnen, z.B. <text:span text:style-name="Strong_20_Emphasis">Slots</text:span> (<text:span text:style-name="Source_20_Text">POST /api/slots</text:span>, <text:span text:style-name="Source_20_Text">GET /api/slots</text:span> etc.), da diese ja die Grundlage für die spätere Zuordnung von Anfragen bilden. </text:p>
              </text:list-item>
              <text:list-item>
                <text:p text:style-name="P113">Die <text:span text:style-name="Strong_20_Emphasis">Kapazitätstöpfe</text:span> weiter ausarbeiten. </text:p>
              </text:list-item>
            </text:list>
            <text:p text:style-name="P11">Ich würde vorschlagen, als Nächstes die grundlegenden CRUD-Operationen für <text:span text:style-name="Strong_20_Emphasis">Slots</text:span> zu implementieren, damit wir Infrastrukturdaten haben, auf die Anfragen später gematcht werden können. Was meinst du?</text:p>
          </text:section>
          <text:section text:style-name="Sect1" text:name="feedback-form-15">
            <text:p text:style-name="P15"/>
          </text:section>
        </text:section>
        <text:section text:style-name="Sect1" text:name="fc7e0d630db29eaa">
          <text:p text:style-name="P13"/>
          <text:section text:style-name="Sect1" text:name="user-query-content-16">
            <text:p text:style-name="P14"><text:soft-page-break/>Wir erstellen zuerst den Endpunkt zum Aktualisieren von Anfragen und danach machen wir mit den Endpunkten für sie Slots weiter </text:p>
          </text:section>
          <text:p text:style-name="P15">K </text:p>
          <text:p text:style-name="P15">Kopie von „Coding-Assistent“ </text:p>
          <text:p text:style-name="P10">Benutzerdefiniertes Gem</text:p>
          <text:p text:style-name="P10">Gedankengang anzeigen</text:p>
          <text:section text:style-name="Sect2" text:name="model-response-message-contentr_fc7e0d630db29eaa">
            <text:p text:style-name="P13">Verstanden! Dann implementieren wir als Nächstes den Endpunkt zum Aktualisieren von Anfragen: <text:span text:style-name="Strong_20_Emphasis"><text:span text:style-name="Source_20_Text">PUT /api/anfragen/:anfrageId</text:span></text:span>.</text:p>
            <text:p text:style-name="P11">Dieser Endpunkt ist besonders wichtig für den von dir beschriebenen Prozess, bei dem eine als <text:span text:style-name="Source_20_Text">"ungueltig"</text:span> markierte Anfrage korrigiert werden kann. Das bedeutet, wenn eine Anfrage über diesen Endpunkt aktualisiert wird und Felder betroffen sind, die die Validität beeinflussen (wie <text:span text:style-name="Source_20_Text">ListeGewuenschterSlotAbschnitte</text:span>, <text:span text:style-name="Source_20_Text">Zeitraum</text:span> etc.), muss die gesamte Validierungslogik erneut durchlaufen werden.</text:p>
            <text:p text:style-name="P11"><text:span text:style-name="Strong_20_Emphasis">Strategie:</text:span></text:p>
            <text:list text:style-name="L43">
              <text:list-item>
                <text:p text:style-name="P114"><text:span text:style-name="Strong_20_Emphasis">Route definieren.</text:span> </text:p>
              </text:list-item>
              <text:list-item>
                <text:p text:style-name="P114"><text:span text:style-name="Strong_20_Emphasis">Controller-Funktion erstellen.</text:span> </text:p>
              </text:list-item>
              <text:list-item>
                <text:p text:style-name="P114"><text:span text:style-name="Strong_20_Emphasis">Validierungslogik wiederverwenden:</text:span> Um Code-Duplizierung zu vermeiden, ist es sinnvoll, die umfangreiche Validierungslogik aus der <text:span text:style-name="Source_20_Text">createAnfrage</text:span>-Funktion in eine separate Hilfsfunktion auszulagern. Diese Hilfsfunktion kann dann sowohl von <text:span text:style-name="Source_20_Text">createAnfrage</text:span> als auch von <text:span text:style-name="Source_20_Text">updateAnfrage</text:span> genutzt werden. </text:p>
              </text:list-item>
              <text:list-item>
                <text:p text:style-name="P115"><text:span text:style-name="Strong_20_Emphasis">Felder für Update:</text:span> Wir definieren, welche Felder aktualisiert werden können. Für eine "Korrektur" sind das typischerweise: <text:span text:style-name="Source_20_Text">ListeGewuenschterSlotAbschnitte</text:span>, <text:span text:style-name="Source_20_Text">Verkehrsart</text:span>, <text:span text:style-name="Source_20_Text">Verkehrstag</text:span>, <text:span text:style-name="Source_20_Text">Zeitraum</text:span> und <text:span text:style-name="Source_20_Text">Email</text:span>. Felder wie <text:span text:style-name="Source_20_Text">Zugnummer</text:span> und <text:span text:style-name="Source_20_Text">EVU</text:span> sollten wir nicht änderbar machen, um die <text:span text:style-name="Source_20_Text">AnfrageID_Sprechend</text:span> stabil zu halten. Der <text:span text:style-name="Source_20_Text">Status</text:span> wird basierend auf dem Ergebnis der Neuvalidierung gesetzt. </text:p>
              </text:list-item>
            </text:list>
            <text:p text:style-name="P11"><text:span text:style-name="Strong_20_Emphasis">Schritt 1: Validierungslogik refaktorieren (innerhalb </text:span><text:span text:style-name="Strong_20_Emphasis"><text:span text:style-name="Source_20_Text">anfrageController.js</text:span></text:span><text:span text:style-name="Strong_20_Emphasis">)</text:span></text:p>
            <text:p text:style-name="P11">Zuerst definieren wir eine Hilfsfunktion in <text:span text:style-name="Source_20_Text">controllers/anfrageController.js</text:span>, die die Validierungslogik kapselt.</text:p>
            <text:p text:style-name="P13">JavaScript</text:p>
            <text:p text:style-name="P24"><text:span text:style-name="Source_20_Text">// slot-buchungs-app/controllers/anfrageController.js</text:span></text:p>
            <text:p text:style-name="P24"><text:span text:style-name="Source_20_Text">const mongoose = require('mongoose');</text:span></text:p>
            <text:p text:style-name="P24"><text:span text:style-name="Source_20_Text">const Anfrage = require('../models/Anfrage');</text:span></text:p>
            <text:p text:style-name="P24"/>
            <text:p text:style-name="P24"><text:span text:style-name="Source_20_Text">const timeToMinutes = (timeObj) =&gt; timeObj.stunde * 60 + timeObj.minute;</text:span></text:p>
            <text:p text:style-name="P24"/>
            <text:p text:style-name="P24"><text:span text:style-name="Source_20_Text">// NEUE HILFSFUNKTION für die Validierung von Anfragedaten</text:span></text:p>
            <text:p text:style-name="P24"><text:soft-page-break/><text:span text:style-name="Source_20_Text">function validateAnfrageLogic(data) {</text:span></text:p>
            <text:p text:style-name="P24"><text:span text:style-name="Source_20_Text"><text:s text:c="4"/>const { ListeGewuenschterSlotAbschnitte, Zeitraum, Verkehrsart } = data;</text:span></text:p>
            <text:p text:style-name="P24"><text:span text:style-name="Source_20_Text"><text:s text:c="4"/>let validierungsfehler = [];</text:span></text:p>
            <text:p text:style-name="P24"/>
            <text:p text:style-name="P24"><text:span text:style-name="Source_20_Text"><text:s text:c="4"/>// Basis-Validierung der übergebenen Daten (nur auf Existenz, Typen prüft Mongoose/Schema)</text:span></text:p>
            <text:p text:style-name="P24"><text:span text:style-name="Source_20_Text"><text:s text:c="4"/>if (!ListeGewuenschterSlotAbschnitte || ListeGewuenschterSlotAbschnitte.length === 0 ||</text:span></text:p>
            <text:p text:style-name="P24"><text:span text:style-name="Source_20_Text"><text:s text:c="8"/>!Zeitraum || !Zeitraum.start || !Zeitraum.ende || !Verkehrsart) {</text:span></text:p>
            <text:p text:style-name="P24"><text:span text:style-name="Source_20_Text"><text:s text:c="8"/>validierungsfehler.push('Interne Validierung: Notwendige Daten für die Detailvalidierung fehlen (SlotAbschnitte, Zeitraum, Verkehrsart).');</text:span></text:p>
            <text:p text:style-name="P24"><text:span text:style-name="Source_20_Text"><text:s text:c="8"/>return { errors: validierungsfehler, isValid: false }; // Früher Ausstieg, wenn Grunddaten fehlen</text:span></text:p>
            <text:p text:style-name="P24"><text:span text:style-name="Source_20_Text"><text:s text:c="4"/>}</text:span></text:p>
            <text:p text:style-name="P24"/>
            <text:p text:style-name="P24"><text:span text:style-name="Source_20_Text"><text:s text:c="4"/>// Zeitraum-Validierung: &gt;= 2 volle Jahre</text:span></text:p>
            <text:p text:style-name="P24"><text:span text:style-name="Source_20_Text"><text:s text:c="4"/>try {</text:span></text:p>
            <text:p text:style-name="P24"><text:span text:style-name="Source_20_Text"><text:s text:c="8"/>const startDate = new Date(Zeitraum.start);</text:span></text:p>
            <text:p text:style-name="P24"><text:span text:style-name="Source_20_Text"><text:s text:c="8"/>const endDate = new Date(Zeitraum.ende);</text:span></text:p>
            <text:p text:style-name="P24"><text:span text:style-name="Source_20_Text"><text:s text:c="8"/>const twoYearsAfterStartDate = new Date(startDate.getFullYear() + 2, startDate.getMonth(), startDate.getDate());</text:span></text:p>
            <text:p text:style-name="P24"><text:span text:style-name="Source_20_Text"><text:s text:c="8"/>if (endDate &lt; twoYearsAfterStartDate) {</text:span></text:p>
            <text:p text:style-name="P24"><text:span text:style-name="Source_20_Text"><text:s text:c="12"/>validierungsfehler.push(`Zeitraum-Validierung: Der angefragte Zeitraum muss mindestens zwei volle Jahre umfassen. Ende: ${new Date(Zeitraum.ende).toISOString().split('T')[0]}, Erwartet mind.: ${twoYearsAfterStartDate.toISOString().split('T')[0]}`);</text:span></text:p>
            <text:p text:style-name="P24"><text:span text:style-name="Source_20_Text"><text:s text:c="8"/>}</text:span></text:p>
            <text:p text:style-name="P24"><text:span text:style-name="Source_20_Text"><text:s text:c="4"/>} catch (e) {</text:span></text:p>
            <text:p text:style-name="P24"><text:span text:style-name="Source_20_Text"><text:s text:c="8"/>validierungsfehler.push(`Zeitraum-Validierung: Ungültiges Datumsformat im Zeitraum.`);</text:span></text:p>
            <text:p text:style-name="P24"><text:span text:style-name="Source_20_Text"><text:s text:c="4"/>}</text:span></text:p>
            <text:p text:style-name="P24"/>
            <text:p text:style-name="P24"><text:span text:style-name="Source_20_Text"><text:s text:c="4"/>// Pufferzeit basierend auf Verkehrsart</text:span></text:p>
            <text:p text:style-name="P24"><text:span text:style-name="Source_20_Text"><text:s text:c="4"/>let aktuellePufferzeitMinuten = 0;</text:span></text:p>
            <text:p text:style-name="P24"><text:span text:style-name="Source_20_Text"><text:s text:c="4"/>if (Verkehrsart === 'SPFV' || Verkehrsart === 'SGV') {</text:span></text:p>
            <text:p text:style-name="P24"><text:span text:style-name="Source_20_Text"><text:s text:c="8"/>aktuellePufferzeitMinuten = 2;</text:span></text:p>
            <text:p text:style-name="P24"><text:span text:style-name="Source_20_Text"><text:s text:c="4"/>} else if (Verkehrsart === 'SPNV') {</text:span></text:p>
            <text:p text:style-name="P24"><text:span text:style-name="Source_20_Text"><text:s text:c="8"/>aktuellePufferzeitMinuten = 0;</text:span></text:p>
            <text:p text:style-name="P24"><text:span text:style-name="Source_20_Text"><text:s text:c="4"/>} else {</text:span></text:p>
            <text:p text:style-name="P24"><text:span text:style-name="Source_20_Text"><text:s text:c="8"/>validierungsfehler.push(`Pufferzeit-Ermittlung: Unbekannte oder ungültige Verkehrsart '${Verkehrsart}'.`);</text:span></text:p>
            <text:p text:style-name="P24"><text:span text:style-name="Source_20_Text"><text:s text:c="4"/>}</text:span></text:p>
            <text:p text:style-name="P24"/>
            <text:p text:style-name="P24"><text:span text:style-name="Source_20_Text"><text:s text:c="4"/>// Validierung der Slot-Abschnitte</text:span></text:p>
            <text:p text:style-name="P24"><text:soft-page-break/><text:span text:style-name="Source_20_Text"><text:s text:c="4"/>for (let i = 0; i &lt; ListeGewuenschterSlotAbschnitte.length; i++) {</text:span></text:p>
            <text:p text:style-name="P24"><text:span text:style-name="Source_20_Text"><text:s text:c="8"/>const currentSegment = ListeGewuenschterSlotAbschnitte[i];</text:span></text:p>
            <text:p text:style-name="P24"><text:span text:style-name="Source_20_Text"><text:s text:c="8"/>const nextSegment = ListeGewuenschterSlotAbschnitte[i + 1];</text:span></text:p>
            <text:p text:style-name="P24"/>
            <text:p text:style-name="P24"><text:span text:style-name="Source_20_Text"><text:s text:c="8"/>if (!currentSegment.von || !currentSegment.bis || !currentSegment.Abfahrtszeit || !currentSegment.Ankunftszeit ||</text:span></text:p>
            <text:p text:style-name="P24"><text:span text:style-name="Source_20_Text"><text:s text:c="12"/>typeof currentSegment.Abfahrtszeit.stunde !== 'number' || typeof currentSegment.Abfahrtszeit.minute !== 'number' ||</text:span></text:p>
            <text:p text:style-name="P24"><text:span text:style-name="Source_20_Text"><text:s text:c="12"/>typeof currentSegment.Ankunftszeit.stunde !== 'number' || typeof currentSegment.Ankunftszeit.minute !== 'number') {</text:span></text:p>
            <text:p text:style-name="P24"><text:span text:style-name="Source_20_Text"><text:s text:c="12"/>validierungsfehler.push(`Abschnitt ${i + 1}: Unvollständige oder fehlerhafte Daten (von, bis, Abfahrtszeit, Ankunftszeit).`);</text:span></text:p>
            <text:p text:style-name="P24"><text:span text:style-name="Source_20_Text"><text:s text:c="12"/>continue;</text:span></text:p>
            <text:p text:style-name="P24"><text:span text:style-name="Source_20_Text"><text:s text:c="8"/>}</text:span></text:p>
            <text:p text:style-name="P24"/>
            <text:p text:style-name="P24"><text:span text:style-name="Source_20_Text"><text:s text:c="8"/>const abfahrtAktuellMinuten = timeToMinutes(currentSegment.Abfahrtszeit);</text:span></text:p>
            <text:p text:style-name="P24"><text:span text:style-name="Source_20_Text"><text:s text:c="8"/>const ankunftAktuellMinuten = timeToMinutes(currentSegment.Ankunftszeit);</text:span></text:p>
            <text:p text:style-name="P24"/>
            <text:p text:style-name="P24"><text:span text:style-name="Source_20_Text"><text:s text:c="8"/>if (ankunftAktuellMinuten &lt;= abfahrtAktuellMinuten) {</text:span></text:p>
            <text:p text:style-name="P24"><text:span text:style-name="Source_20_Text"><text:s text:c="12"/>validierungsfehler.push(`K2a (Abschnitt ${i + 1}: ${currentSegment.von} -&gt; ${currentSegment.bis}): Ankunftszeit (${currentSegment.Ankunftszeit.stunde}:${String(currentSegment.Ankunftszeit.minute).padStart(2, '0')}) muss nach Abfahrtszeit (${currentSegment.Abfahrtszeit.stunde}:${String(currentSegment.Abfahrtszeit.minute).padStart(2, '0')}) liegen.`);</text:span></text:p>
            <text:p text:style-name="P24"><text:span text:style-name="Source_20_Text"><text:s text:c="8"/>}</text:span></text:p>
            <text:p text:style-name="P24"><text:span text:style-name="Source_20_Text"><text:s text:c="8"/>if (currentSegment.von === currentSegment.bis) {</text:span></text:p>
            <text:p text:style-name="P24"><text:span text:style-name="Source_20_Text"><text:s text:c="12"/>validierungsfehler.push(`K4a (Abschnitt ${i + 1}: ${currentSegment.von} -&gt; ${currentSegment.bis}): Start- und Endpunkt dürfen nicht identisch sein.`);</text:span></text:p>
            <text:p text:style-name="P24"><text:span text:style-name="Source_20_Text"><text:s text:c="8"/>}</text:span></text:p>
            <text:p text:style-name="P24"/>
            <text:p text:style-name="P24"><text:span text:style-name="Source_20_Text"><text:s text:c="8"/>if (nextSegment) {</text:span></text:p>
            <text:p text:style-name="P24"><text:span text:style-name="Source_20_Text"><text:s text:c="12"/>if (!nextSegment.von || !nextSegment.Abfahrtszeit || typeof nextSegment.Abfahrtszeit.stunde !== 'number' || typeof nextSegment.Abfahrtszeit.minute !== 'number' ) {</text:span></text:p>
            <text:p text:style-name="P24"><text:span text:style-name="Source_20_Text"><text:s text:c="17"/>validierungsfehler.push(`Abschnitt ${i + 2}: Unvollständige Daten für Vergleich (von, Abfahrtszeit).`);</text:span></text:p>
            <text:p text:style-name="P24"><text:span text:style-name="Source_20_Text"><text:s text:c="12"/>} else {</text:span></text:p>
            <text:p text:style-name="P24"><text:span text:style-name="Source_20_Text"><text:s text:c="16"/>if (currentSegment.bis !== nextSegment.von) {</text:span></text:p>
            <text:p text:style-name="P24"><text:span text:style-name="Source_20_Text"><text:s text:c="20"/>validierungsfehler.push(`K1 (Übergang ${i + 1} -&gt; ${i + 2}): Räumliche Inkonsistenz. Endpunkt "${currentSegment.bis}" von Abschnitt ${i + 1} stimmt nicht mit Startpunkt "${nextSegment.von}" von Abschnitt ${i + 2} überein.`);</text:span></text:p>
            <text:p text:style-name="P24"><text:soft-page-break/><text:span text:style-name="Source_20_Text"><text:s text:c="16"/>}</text:span></text:p>
            <text:p text:style-name="P24"><text:span text:style-name="Source_20_Text"><text:s text:c="16"/>const abfahrtNaechsterMinuten = timeToMinutes(nextSegment.Abfahrtszeit);</text:span></text:p>
            <text:p text:style-name="P24"><text:span text:style-name="Source_20_Text"><text:s text:c="16"/>if (abfahrtNaechsterMinuten &lt;= (ankunftAktuellMinuten + aktuellePufferzeitMinuten)) {</text:span></text:p>
            <text:p text:style-name="P24"><text:span text:style-name="Source_20_Text"><text:s text:c="20"/>validierungsfehler.push(`K2b (Übergang ${i + 1} -&gt; ${i + 2}): Zeitliche Inkonsistenz für Verkehrsart ${Verkehrsart}. Abfahrt Abschnitt ${i + 2} (${nextSegment.Abfahrtszeit.stunde}:${String(nextSegment.Abfahrtszeit.minute).padStart(2, '0')}) muss mindestens ${aktuellePufferzeitMinuten} Min. nach Ankunft Abschnitt ${i + 1} (${currentSegment.Ankunftszeit.stunde}:${String(currentSegment.Ankunftszeit.minute).padStart(2, '0')}) liegen.`);</text:span></text:p>
            <text:p text:style-name="P24"><text:span text:style-name="Source_20_Text"><text:s text:c="16"/>}</text:span></text:p>
            <text:p text:style-name="P24"><text:span text:style-name="Source_20_Text"><text:s text:c="12"/>}</text:span></text:p>
            <text:p text:style-name="P24"><text:span text:style-name="Source_20_Text"><text:s text:c="8"/>}</text:span></text:p>
            <text:p text:style-name="P24"><text:span text:style-name="Source_20_Text"><text:s text:c="4"/>}</text:span></text:p>
            <text:p text:style-name="P24"/>
            <text:p text:style-name="P24"><text:span text:style-name="Source_20_Text"><text:s text:c="4"/>for (let i = 0; i &lt; ListeGewuenschterSlotAbschnitte.length - 1; i++) {</text:span></text:p>
            <text:p text:style-name="P24"><text:span text:style-name="Source_20_Text"><text:s text:c="8"/>const seg1 = ListeGewuenschterSlotAbschnitte[i];</text:span></text:p>
            <text:p text:style-name="P24"><text:span text:style-name="Source_20_Text"><text:s text:c="8"/>const seg2 = ListeGewuenschterSlotAbschnitte[i+1];</text:span></text:p>
            <text:p text:style-name="P24"><text:span text:style-name="Source_20_Text"><text:s text:c="9"/>if (seg1.von &amp;&amp; seg1.bis &amp;&amp; seg2.von &amp;&amp; seg2.bis &amp;&amp; /*Stelle sicher, dass alle Felder existieren*/</text:span></text:p>
            <text:p text:style-name="P24"><text:span text:style-name="Source_20_Text"><text:s text:c="12"/>seg1.von === seg2.bis &amp;&amp; seg1.bis === seg2.von) {</text:span></text:p>
            <text:p text:style-name="P24"><text:span text:style-name="Source_20_Text"><text:s text:c="13"/>validierungsfehler.push(`K4b (Abschnitte ${i+1}-${i+2}): Direkte Umkehrung der Fahrtrichtung (${seg1.von} -&gt; ${seg1.bis} dann ${seg2.von} -&gt; ${seg2.bis}) ist nicht erlaubt.`);</text:span></text:p>
            <text:p text:style-name="P24"><text:span text:style-name="Source_20_Text"><text:s text:c="8"/>}</text:span></text:p>
            <text:p text:style-name="P24"><text:span text:style-name="Source_20_Text"><text:s text:c="4"/>}</text:span></text:p>
            <text:p text:style-name="P24"><text:span text:style-name="Source_20_Text"><text:s text:c="4"/>return { errors: validierungsfehler, isValid: validierungsfehler.length === 0 };</text:span></text:p>
            <text:p text:style-name="P24"><text:span text:style-name="Source_20_Text">}</text:span></text:p>
            <text:p text:style-name="P24"/>
            <text:p text:style-name="P24"><text:span text:style-name="Source_20_Text">// exports.createAnfrage muss angepasst werden, um validateAnfrageLogic zu nutzen</text:span></text:p>
            <text:p text:style-name="P24"><text:span text:style-name="Source_20_Text">exports.createAnfrage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8"/>} = req.body;</text:span></text:p>
            <text:p text:style-name="P24"/>
            <text:p text:style-name="P24"><text:span text:style-name="Source_20_Text"><text:s text:c="8"/>// Einfache Eingabevalidierung (Pflichtfelder)</text:span></text:p>
            <text:p text:style-name="P24"><text:span text:style-name="Source_20_Text"><text:s text:c="8"/>if (!Zugnummer || !EVU || !ListeGewuenschterSlotAbschnitte || ListeGewuenschterSlotAbschnitte.length === 0 ||</text:span></text:p>
            <text:p text:style-name="P24"><text:span text:style-name="Source_20_Text"><text:s text:c="12"/>!Verkehrsart || !Verkehrstag || !Zeitraum || !Email || !Zeitraum.start || !Zeitraum.ende) {</text:span></text:p>
            <text:p text:style-name="P24"><text:soft-page-break/><text:span text:style-name="Source_20_Text"><text:s text:c="12"/>// Hier speichern wir die Anfrage trotzdem mit Fehlern, wie besprochen</text:span></text:p>
            <text:p text:style-name="P24"><text:span text:style-name="Source_20_Text"><text:s text:c="12"/>const tempAnfrage = new Anfrage({ ...req.body, Status: 'ungueltig', Validierungsfehler: ['Basis-Validierung: Bitte alle erforderlichen Felder korrekt ausfüllen.'] });</text:span></text:p>
            <text:p text:style-name="P24"><text:span text:style-name="Source_20_Text"><text:s text:c="12"/>try {</text:span></text:p>
            <text:p text:style-name="P24"><text:span text:style-name="Source_20_Text"><text:s text:c="16"/>await tempAnfrage.save();</text:span></text:p>
            <text:p text:style-name="P24"><text:span text:style-name="Source_20_Text"><text:s text:c="17"/>return res.status(201).json({ // 201, da erstellt, wenn auch fehlerhaft</text:span></text:p>
            <text:p text:style-name="P24"><text:span text:style-name="Source_20_Text"><text:s text:c="20"/>message: 'Anfrage unvollständig erstellt und als ungültig markiert.',</text:span></text:p>
            <text:p text:style-name="P24"><text:span text:style-name="Source_20_Text"><text:s text:c="20"/>data: tempAnfrage</text:span></text:p>
            <text:p text:style-name="P24"><text:span text:style-name="Source_20_Text"><text:s text:c="16"/>});</text:span></text:p>
            <text:p text:style-name="P24"><text:span text:style-name="Source_20_Text"><text:s text:c="12"/>} catch (saveError) {</text:span></text:p>
            <text:p text:style-name="P24"><text:span text:style-name="Source_20_Text"><text:s text:c="16"/>// Falls selbst das Speichern der Basisdaten scheitert (z.B. EVU/Zugnummer fehlen für ID-Hook)</text:span></text:p>
            <text:p text:style-name="P24"><text:span text:style-name="Source_20_Text"><text:s text:c="16"/>console.error('Fehler beim Speichern der unvollständigen Anfrage:', saveError);</text:span></text:p>
            <text:p text:style-name="P24"><text:span text:style-name="Source_20_Text"><text:s text:c="16"/>return res.status(400).json({ message: 'Grundlegende Daten fehlen oder sind fehlerhaft, Anfrage konnte nicht erstellt werden.', errors: [saveError.message] });</text:span></text:p>
            <text:p text:style-name="P24"><text:span text:style-name="Source_20_Text"><text:s text:c="12"/>}</text:span></text:p>
            <text:p text:style-name="P24"><text:span text:style-name="Source_20_Text"><text:s text:c="8"/>}</text:span></text:p>
            <text:p text:style-name="P24"/>
            <text:p text:style-name="P24"><text:span text:style-name="Source_20_Text"><text:s text:c="8"/>// Detailvalidierung mit der Hilfsfunktion</text:span></text:p>
            <text:p text:style-name="P24"><text:span text:style-name="Source_20_Text"><text:s text:c="8"/>const validationResult = validateAnfrageLogic({ ListeGewuenschterSlotAbschnitte, Zeitraum, Verkehrsart });</text:span></text:p>
            <text:p text:style-name="P24"/>
            <text:p text:style-name="P24"><text:span text:style-name="Source_20_Text"><text:s text:c="8"/>const neueAnfrage = new Anfrage({</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12"/>Status: validationResult.isValid ? 'validiert' : 'ungueltig',</text:span></text:p>
            <text:p text:style-name="P24"><text:span text:style-name="Source_20_Text"><text:s text:c="12"/>Validierungsfehler: validationResult.errors</text:span></text:p>
            <text:p text:style-name="P24"><text:span text:style-name="Source_20_Text"><text:s text:c="8"/>});</text:span></text:p>
            <text:p text:style-name="P24"/>
            <text:p text:style-name="P24"><text:span text:style-name="Source_20_Text"><text:s text:c="8"/>await neueAnfrage.save();</text:span></text:p>
            <text:p text:style-name="P24"/>
            <text:p text:style-name="P24"><text:span text:style-name="Source_20_Text"><text:s text:c="8"/>if (!validationResult.isValid) {</text:span></text:p>
            <text:p text:style-name="P24"><text:span text:style-name="Source_20_Text"><text:s text:c="12"/>return res.status(201).json({ // 201 Created, aber mit Validierungsfehlern</text:span></text:p>
            <text:p text:style-name="P24"><text:span text:style-name="Source_20_Text"><text:s text:c="16"/>message: 'Anfrage erstellt, aber sie enthält Validierungsfehler und ist ungültig.',</text:span></text:p>
            <text:p text:style-name="P24"><text:span text:style-name="Source_20_Text"><text:s text:c="16"/>data: neueAnfrage</text:span></text:p>
            <text:p text:style-name="P24"><text:span text:style-name="Source_20_Text"><text:s text:c="12"/>});</text:span></text:p>
            <text:p text:style-name="P24"><text:span text:style-name="Source_20_Text"><text:s text:c="8"/>} else {</text:span></text:p>
            <text:p text:style-name="P24"><text:span text:style-name="Source_20_Text"><text:s text:c="12"/>return res.status(201).json({</text:span></text:p>
            <text:p text:style-name="P24"><text:soft-page-break/><text:span text:style-name="Source_20_Text"><text:s text:c="16"/>message: 'Anfrage erfolgreich erstellt und validiert.',</text:span></text:p>
            <text:p text:style-name="P24"><text:span text:style-name="Source_20_Text"><text:s text:c="16"/>data: neueAnfrage</text:span></text:p>
            <text:p text:style-name="P24"><text:span text:style-name="Source_20_Text"><text:s text:c="12"/>});</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 ... (bestehende Fehlerbehandlung, ggf. anpassen für Mongoose ValidationErrors)</text:span></text:p>
            <text:p text:style-name="P24"><text:span text:style-name="Source_20_Text"><text:s text:c="8"/>console.error('Fehler beim Erstellen der Anfrage:', error);</text:span></text:p>
            <text:p text:style-name="P24"><text:span text:style-name="Source_20_Text"><text:s text:c="8"/>if (error.name === 'ValidationError') {</text:span></text:p>
            <text:p text:style-name="P24"><text:span text:style-name="Source_20_Text"><text:s text:c="12"/>const messages = Object.values(error.errors).map(val =&gt; val.message);</text:span></text:p>
            <text:p text:style-name="P24"><text:span text:style-name="Source_20_Text"><text:s text:c="12"/>// Versuche, trotzdem zu speichern, wenn möglich</text:span></text:p>
            <text:p text:style-name="P24"><text:span text:style-name="Source_20_Text"><text:s text:c="12"/>const errorAnfrage = new Anfrage({ ...req.body, Status: 'ungueltig', Validierungsfehler: messages });</text:span></text:p>
            <text:p text:style-name="P24"><text:span text:style-name="Source_20_Text"><text:s text:c="12"/>try {</text:span></text:p>
            <text:p text:style-name="P24"><text:span text:style-name="Source_20_Text"><text:s text:c="17"/>// Nur speichern, wenn die absolut notwendigen Daten für das Schema da sind</text:span></text:p>
            <text:p text:style-name="P24"><text:span text:style-name="Source_20_Text"><text:s text:c="16"/>if (req.body.Zugnummer &amp;&amp; req.body.EVU /* Weitere Checks für Kernfelder... */) {</text:span></text:p>
            <text:p text:style-name="P24"><text:span text:style-name="Source_20_Text"><text:s text:c="20"/>await errorAnfrage.save();</text:span></text:p>
            <text:p text:style-name="P24"><text:span text:style-name="Source_20_Text"><text:s text:c="20"/>return res.status(201).json({</text:span></text:p>
            <text:p text:style-name="P24"><text:span text:style-name="Source_20_Text"><text:s text:c="24"/>message: 'Anfrage mit Schema-Validierungsfehlern erstellt und als ungültig markiert.',</text:span></text:p>
            <text:p text:style-name="P24"><text:span text:style-name="Source_20_Text"><text:s text:c="24"/>errors: messages,</text:span></text:p>
            <text:p text:style-name="P24"><text:span text:style-name="Source_20_Text"><text:s text:c="24"/>data: errorAnfrage</text:span></text:p>
            <text:p text:style-name="P24"><text:span text:style-name="Source_20_Text"><text:s text:c="20"/>});</text:span></text:p>
            <text:p text:style-name="P24"><text:span text:style-name="Source_20_Text"><text:s text:c="16"/>} else {</text:span></text:p>
            <text:p text:style-name="P24"><text:span text:style-name="Source_20_Text"><text:s text:c="21"/>return res.status(400).json({ message: 'Schema-Validierungsfehler und unzureichende Daten zum Speichern.', errors: messages });</text:span></text:p>
            <text:p text:style-name="P24"><text:span text:style-name="Source_20_Text"><text:s text:c="16"/>}</text:span></text:p>
            <text:p text:style-name="P24"><text:span text:style-name="Source_20_Text"><text:s text:c="12"/>} catch (saveError) {</text:span></text:p>
            <text:p text:style-name="P24"><text:span text:style-name="Source_20_Text"><text:s text:c="17"/>return res.status(500).json({ message: 'Serverfehler beim Versuch, die fehlerhafte Anfrage zu speichern.' });</text:span></text:p>
            <text:p text:style-name="P24"><text:span text:style-name="Source_20_Text"><text:s text:c="12"/>}</text:span></text:p>
            <text:p text:style-name="P24"><text:span text:style-name="Source_20_Text"><text:s text:c="8"/>}</text:span></text:p>
            <text:p text:style-name="P24"><text:span text:style-name="Source_20_Text"><text:s text:c="8"/>res.status(500).json({ message: 'Unbekannter Serverfehler beim Erstellen der Anfrage.' });</text:span></text:p>
            <text:p text:style-name="P24"><text:span text:style-name="Source_20_Text"><text:s text:c="4"/>}</text:span></text:p>
            <text:p text:style-name="P24"><text:span text:style-name="Source_20_Text">};</text:span></text:p>
            <text:p text:style-name="P24"/>
            <text:p text:style-name="P24"><text:span text:style-name="Source_20_Text">// exports.getAllAnfragen = ... (bleibt bestehen)</text:span></text:p>
            <text:p text:style-name="P24"><text:span text:style-name="Source_20_Text">// exports.getAnfrageById = ... (bleibt bestehen)</text:span></text:p>
            <text:p text:style-name="P24"/>
            <text:p text:style-name="P24"><text:span text:style-name="Source_20_Text">// NEUE FUNKTION: exports.updateAnfrage</text:span></text:p>
            <text:p text:style-name="P24"><text:span text:style-name="Source_20_Text">exports.updateAnfrage = async (req, res) =&gt; {</text:span></text:p>
            <text:p text:style-name="P24"><text:span text:style-name="Source_20_Text"><text:s text:c="4"/>try {</text:span></text:p>
            <text:p text:style-name="P24"><text:soft-page-break/><text:span text:style-name="Source_20_Text"><text:s text:c="8"/>const anfrageIdParam = req.params.anfrageId;</text:span></text:p>
            <text:p text:style-name="P24"><text:span text:style-name="Source_20_Text"><text:s text:c="8"/></text:span></text:p>
            <text:p text:style-name="P24"><text:span text:style-name="Source_20_Text"><text:s text:c="8"/>// Finde die Anfrage</text:span></text:p>
            <text:p text:style-name="P24"><text:span text:style-name="Source_20_Text"><text:s text:c="8"/>let queryConditions = [{ AnfrageID_Sprechend: anfrageIdParam }];</text:span></text:p>
            <text:p text:style-name="P24"><text:span text:style-name="Source_20_Text"><text:s text:c="8"/>if (mongoose.Types.ObjectId.isValid(anfrageIdParam)) {</text:span></text:p>
            <text:p text:style-name="P24"><text:span text:style-name="Source_20_Text"><text:s text:c="12"/>queryConditions.push({ _id: anfrageIdParam });</text:span></text:p>
            <text:p text:style-name="P24"><text:span text:style-name="Source_20_Text"><text:s text:c="8"/>}</text:span></text:p>
            <text:p text:style-name="P24"><text:span text:style-name="Source_20_Text"><text:s text:c="8"/>let anfrage = await Anfrage.findOne({ $or: queryConditions });</text:span></text:p>
            <text:p text:style-name="P24"/>
            <text:p text:style-name="P24"><text:span text:style-name="Source_20_Text"><text:s text:c="8"/>if (!anfrage) {</text:span></text:p>
            <text:p text:style-name="P24"><text:span text:style-name="Source_20_Text"><text:s text:c="12"/>return res.status(404).json({ message: 'Anfrage nicht gefunden.' });</text:span></text:p>
            <text:p text:style-name="P24"><text:span text:style-name="Source_20_Text"><text:s text:c="8"/>}</text:span></text:p>
            <text:p text:style-name="P24"/>
            <text:p text:style-name="P24"><text:span text:style-name="Source_20_Text"><text:s text:c="8"/>// Definiere, welche Felder aktualisiert werden dürfen (Korrektur durch Nutzer)</text:span></text:p>
            <text:p text:style-name="P24"><text:span text:style-name="Source_20_Text"><text:s text:c="8"/>const allowedUpdates = [</text:span></text:p>
            <text:p text:style-name="P24"><text:span text:style-name="Source_20_Text"><text:s text:c="12"/>'ListeGewuenschterSlotAbschnitte', 'Verkehrsart', 'Verkehrstag',</text:span></text:p>
            <text:p text:style-name="P24"><text:span text:style-name="Source_20_Text"><text:s text:c="12"/>'Zeitraum', 'Email'</text:span></text:p>
            <text:p text:style-name="P24"><text:span text:style-name="Source_20_Text"><text:s text:c="8"/>];</text:span></text:p>
            <text:p text:style-name="P24"><text:span text:style-name="Source_20_Text"><text:s text:c="8"/>const updates = req.body;</text:span></text:p>
            <text:p text:style-name="P24"><text:span text:style-name="Source_20_Text"><text:s text:c="8"/>let anfrageWurdeGeaendert = false;</text:span></text:p>
            <text:p text:style-name="P24"/>
            <text:p text:style-name="P24"><text:span text:style-name="Source_20_Text"><text:s text:c="8"/>for (const key in updates) {</text:span></text:p>
            <text:p text:style-name="P24"><text:span text:style-name="Source_20_Text"><text:s text:c="12"/>if (allowedUpdates.includes(key)) {</text:span></text:p>
            <text:p text:style-name="P24"><text:span text:style-name="Source_20_Text"><text:s text:c="16"/>// Tiefe Gleichheitsprüfung für Objekte/Arrays wäre hier besser,</text:span></text:p>
            <text:p text:style-name="P24"><text:span text:style-name="Source_20_Text"><text:s text:c="16"/>// aber für den Moment nehmen wir an, dass eine Änderung stattfindet, wenn der Key da ist.</text:span></text:p>
            <text:p text:style-name="P24"><text:span text:style-name="Source_20_Text"><text:s text:c="16"/>// Mongoose's anfrage.set() oder direkte Zuweisung und anfrage.markModified() ist robuster.</text:span></text:p>
            <text:p text:style-name="P24"><text:span text:style-name="Source_20_Text"><text:s text:c="16"/>anfrage[key] = updates[key];</text:span></text:p>
            <text:p text:style-name="P24"><text:span text:style-name="Source_20_Text"><text:s text:c="16"/>anfrageWurdeGeaendert = true;</text:span></text:p>
            <text:p text:style-name="P24"><text:span text:style-name="Source_20_Text"><text:s text:c="17"/>// Wenn ein Feld geändert wird, das die Validierung beeinflusst, markieren.</text:span></text:p>
            <text:p text:style-name="P24"><text:span text:style-name="Source_20_Text"><text:s text:c="16"/>if (['ListeGewuenschterSlotAbschnitte', 'Verkehrsart', 'Zeitraum'].includes(key)) {</text:span></text:p>
            <text:p text:style-name="P24"><text:span text:style-name="Source_20_Text"><text:s text:c="20"/>anfrage.markModified(key); // Wichtig für Mongoose, um die Änderung zu erkennen</text:span></text:p>
            <text:p text:style-name="P24"><text:span text:style-name="Source_20_Text"><text:s text:c="16"/>}</text:span></text:p>
            <text:p text:style-name="P24"><text:span text:style-name="Source_20_Text"><text:s text:c="12"/>}</text:span></text:p>
            <text:p text:style-name="P24"><text:span text:style-name="Source_20_Text"><text:s text:c="8"/>}</text:span></text:p>
            <text:p text:style-name="P24"/>
            <text:p text:style-name="P24"><text:span text:style-name="Source_20_Text"><text:s text:c="8"/>// Wenn keine relevanten Felder geändert wurden (oder keine erlaubten Updates gesendet wurden),</text:span></text:p>
            <text:p text:style-name="P24"><text:soft-page-break/><text:span text:style-name="Source_20_Text"><text:s text:c="8"/>// könnte man hier die Anfrage unverändert zurückgeben oder einen Hinweis geben.</text:span></text:p>
            <text:p text:style-name="P24"><text:span text:style-name="Source_20_Text"><text:s text:c="8"/>// Für den Moment: Wenn relevante Felder geändert wurden, neu validieren.</text:span></text:p>
            <text:p text:style-name="P24"><text:span text:style-name="Source_20_Text"><text:s text:c="8"/>if (!anfrageWurdeGeaendert &amp;&amp; Object.keys(updates).length &gt; 0) {</text:span></text:p>
            <text:p text:style-name="P24"><text:span text:style-name="Source_20_Text"><text:s text:c="13"/>return res.status(400).json({ message: 'Keine erlaubten Felder für das Update angegeben oder keine Änderungen vorgenommen.' });</text:span></text:p>
            <text:p text:style-name="P24"><text:span text:style-name="Source_20_Text"><text:s text:c="8"/>}</text:span></text:p>
            <text:p text:style-name="P24"><text:span text:style-name="Source_20_Text"><text:s text:c="8"/></text:span></text:p>
            <text:p text:style-name="P24"><text:span text:style-name="Source_20_Text"><text:s text:c="8"/>// Wenn Daten geändert wurden, die eine Neuvalidierung erfordern:</text:span></text:p>
            <text:p text:style-name="P24"><text:span text:style-name="Source_20_Text"><text:s text:c="8"/>const validationResult = validateAnfrageLogic({</text:span></text:p>
            <text:p text:style-name="P24"><text:span text:style-name="Source_20_Text"><text:s text:c="12"/>ListeGewuenschterSlotAbschnitte: anfrage.ListeGewuenschterSlotAbschnitte,</text:span></text:p>
            <text:p text:style-name="P24"><text:span text:style-name="Source_20_Text"><text:s text:c="12"/>Zeitraum: anfrage.Zeitraum,</text:span></text:p>
            <text:p text:style-name="P24"><text:span text:style-name="Source_20_Text"><text:s text:c="12"/>Verkehrsart: anfrage.Verkehrsart</text:span></text:p>
            <text:p text:style-name="P24"><text:span text:style-name="Source_20_Text"><text:s text:c="8"/>});</text:span></text:p>
            <text:p text:style-name="P24"/>
            <text:p text:style-name="P24"><text:span text:style-name="Source_20_Text"><text:s text:c="8"/>anfrage.Validierungsfehler = validationResult.errors;</text:span></text:p>
            <text:p text:style-name="P24"><text:span text:style-name="Source_20_Text"><text:s text:c="8"/>anfrage.Status = validationResult.isValid ? 'validiert' : 'ungueltig';</text:span></text:p>
            <text:p text:style-name="P24"><text:span text:style-name="Source_20_Text"><text:s text:c="8"/>// Zeitstempel für `updatedAt` wird automatisch von Mongoose gesetzt.</text:span></text:p>
            <text:p text:style-name="P24"/>
            <text:p text:style-name="P24"><text:span text:style-name="Source_20_Text"><text:s text:c="8"/>const aktualisierteAnfrage = await anfrage.save();</text:span></text:p>
            <text:p text:style-name="P24"/>
            <text:p text:style-name="P24"><text:span text:style-name="Source_20_Text"><text:s text:c="8"/>res.status(200).json({</text:span></text:p>
            <text:p text:style-name="P24"><text:span text:style-name="Source_20_Text"><text:s text:c="12"/>message: 'Anfrage erfolgreich aktualisiert.',</text:span></text:p>
            <text:p text:style-name="P24"><text:span text:style-name="Source_20_Text"><text:s text:c="12"/>data: aktualisierteAnfrage</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ktualisieren der Anfrage:', error);</text:span></text:p>
            <text:p text:style-name="P24"><text:span text:style-name="Source_20_Text"><text:s text:c="8"/>if (error.name === 'ValidationError') { // Mongoose Schema Validierungsfehler beim Speichern</text:span></text:p>
            <text:p text:style-name="P24"><text:span text:style-name="Source_20_Text"><text:s text:c="12"/>return res.status(400).json({ message: 'Schema-Validierungsfehler beim Speichern der Änderungen.', errors: Object.values(error.errors).map(e =&gt; e.message) });</text:span></text:p>
            <text:p text:style-name="P24"><text:span text:style-name="Source_20_Text"><text:s text:c="8"/>}</text:span></text:p>
            <text:p text:style-name="P24"><text:span text:style-name="Source_20_Text"><text:s text:c="8"/>if (error.name === 'CastError') {</text:span></text:p>
            <text:p text:style-name="P24"><text:span text:style-name="Source_20_Text"><text:s text:c="12"/>return res.status(400).json({ message: 'Ungültiges ID-Format oder fehlerhafte Daten im Update.' });</text:span></text:p>
            <text:p text:style-name="P24"><text:span text:style-name="Source_20_Text"><text:s text:c="8"/>}</text:span></text:p>
            <text:p text:style-name="P24"><text:span text:style-name="Source_20_Text"><text:s text:c="8"/>res.status(500).json({ message: 'Serverfehler beim Aktualisieren der Anfrage.' });</text:span></text:p>
            <text:p text:style-name="P24"><text:span text:style-name="Source_20_Text"><text:s text:c="4"/>}</text:span></text:p>
            <text:p text:style-name="P25"><text:soft-page-break/><text:span text:style-name="Source_20_Text">};</text:span></text:p>
            <text:p text:style-name="P11"><text:span text:style-name="Strong_20_Emphasis">Schritt 2: Route definieren (</text:span><text:span text:style-name="Strong_20_Emphasis"><text:span text:style-name="Source_20_Text">routes/anfrageRoutes.js</text:span></text:span><text:span text:style-name="Strong_20_Emphasis">)</text:span></text:p>
            <text:p text:style-name="P13">JavaScript</text:p>
            <text:p text:style-name="P24"><text:span text:style-name="Source_20_Text">// slot-buchungs-app/routes/anfrage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anfrageController = require('../controllers/anfrageController');</text:span></text:p>
            <text:p text:style-name="P24"/>
            <text:p text:style-name="P24"><text:span text:style-name="Source_20_Text">router.post('/', anfrageController.createAnfrage);</text:span></text:p>
            <text:p text:style-name="P24"><text:span text:style-name="Source_20_Text">router.get('/', anfrageController.getAllAnfragen);</text:span></text:p>
            <text:p text:style-name="P24"><text:span text:style-name="Source_20_Text">router.get('/:anfrageId', anfrageController.getAnfrageById);</text:span></text:p>
            <text:p text:style-name="P24"/>
            <text:p text:style-name="P24"><text:span text:style-name="Source_20_Text">// @route <text:s text:c="2"/>PUT /api/anfragen/:anfrageId</text:span></text:p>
            <text:p text:style-name="P24"><text:span text:style-name="Source_20_Text">// @desc <text:s text:c="3"/>Aktualisiert eine bestehende Anfrage (z.B. zur Korrektur)</text:span></text:p>
            <text:p text:style-name="P24"><text:span text:style-name="Source_20_Text">// @access <text:s/>Public (später ggf. anpassen)</text:span></text:p>
            <text:p text:style-name="P24"><text:span text:style-name="Source_20_Text">router.put('/:anfrageId', anfrageController.updateAnfrage); // &lt;-- NEU HINZUGEFÜGT</text:span></text:p>
            <text:p text:style-name="P24"/>
            <text:p text:style-name="P25"><text:span text:style-name="Source_20_Text">module.exports = router;</text:span></text:p>
            <text:p text:style-name="P11"><text:span text:style-name="Strong_20_Emphasis">Erläuterungen:</text:span></text:p>
            <text:list text:style-name="L44">
              <text:list-item>
                <text:p text:style-name="P116"><text:span text:style-name="Strong_20_Emphasis"><text:span text:style-name="Source_20_Text">validateAnfrageLogic(data)</text:span></text:span><text:span text:style-name="Strong_20_Emphasis"> Hilfsfunktion:</text:span> </text:p>
                <text:list>
                  <text:list-item>
                    <text:p text:style-name="P116">Nimmt ein Objekt <text:span text:style-name="Source_20_Text">data</text:span> mit <text:span text:style-name="Source_20_Text">ListeGewuenschterSlotAbschnitte</text:span>, <text:span text:style-name="Source_20_Text">Zeitraum</text:span> und <text:span text:style-name="Source_20_Text">Verkehrsart</text:span>. </text:p>
                  </text:list-item>
                  <text:list-item>
                    <text:p text:style-name="P116">Führt alle Detailvalidierungen durch (Zeitraum, Puffer, K1, K2, K4 etc.). </text:p>
                  </text:list-item>
                  <text:list-item>
                    <text:p text:style-name="P116">Gibt ein Objekt zurück: <text:span text:style-name="Source_20_Text">{ errors: [...], isValid: boolean }</text:span>. </text:p>
                  </text:list-item>
                </text:list>
              </text:list-item>
              <text:list-item>
                <text:p text:style-name="P116"><text:span text:style-name="Strong_20_Emphasis"><text:span text:style-name="Source_20_Text">createAnfrage</text:span></text:span><text:span text:style-name="Strong_20_Emphasis"> angepasst:</text:span> </text:p>
                <text:list>
                  <text:list-item>
                    <text:p text:style-name="P116">Ruft nun <text:span text:style-name="Source_20_Text">validateAnfrageLogic</text:span> auf. </text:p>
                  </text:list-item>
                  <text:list-item>
                    <text:p text:style-name="P116">Die Logik zum Speichern bei Basis-Validierungsfehlern wurde etwas angepasst. </text:p>
                  </text:list-item>
                </text:list>
              </text:list-item>
              <text:list-item>
                <text:p text:style-name="P116"><text:span text:style-name="Strong_20_Emphasis"><text:span text:style-name="Source_20_Text">updateAnfrage</text:span></text:span><text:span text:style-name="Strong_20_Emphasis"> Controller-Funktion:</text:span> </text:p>
                <text:list>
                  <text:list-item>
                    <text:p text:style-name="P116">Sucht die zu aktualisierende Anfrage. </text:p>
                  </text:list-item>
                  <text:list-item>
                    <text:p text:style-name="P116">Definiert <text:span text:style-name="Source_20_Text">allowedUpdates</text:span>: Nur diese Felder können vom Client geändert werden (um z.B. <text:span text:style-name="Source_20_Text">Zugnummer</text:span>, <text:span text:style-name="Source_20_Text">EVU</text:span> oder systeminterne Felder zu schützen). </text:p>
                  </text:list-item>
                  <text:list-item>
                    <text:p text:style-name="P116">Übernimmt die erlaubten Änderungen aus <text:span text:style-name="Source_20_Text">req.body</text:span> in das <text:span text:style-name="Source_20_Text">anfrage</text:span>-Objekt. <text:span text:style-name="Source_20_Text">markModified()</text:span> wird verwendet, um Mongoose bei komplexen Typen (wie <text:span text:style-name="Source_20_Text">ListeGewuenschterSlotAbschnitte</text:span>) über die Änderung zu informieren. </text:p>
                  </text:list-item>
                  <text:list-item>
                    <text:p text:style-name="P116">Ruft <text:span text:style-name="Source_20_Text">validateAnfrageLogic</text:span> mit den (potenziell geänderten) Daten der Anfrage auf. </text:p>
                  </text:list-item>
                  <text:list-item>
                    <text:p text:style-name="P116"><text:soft-page-break/>Setzt <text:span text:style-name="Source_20_Text">anfrage.Validierungsfehler</text:span> und <text:span text:style-name="Source_20_Text">anfrage.Status</text:span> basierend auf dem Ergebnis. </text:p>
                  </text:list-item>
                  <text:list-item>
                    <text:p text:style-name="P116">Speichert die aktualisierte Anfrage. </text:p>
                  </text:list-item>
                  <text:list-item>
                    <text:p text:style-name="P117">Gibt die aktualisierte Anfrage zurück. </text:p>
                  </text:list-item>
                </text:list>
              </text:list-item>
            </text:list>
            <text:p text:style-name="P11"><text:span text:style-name="Strong_20_Emphasis">Wichtige Überlegungen für </text:span><text:span text:style-name="Strong_20_Emphasis"><text:span text:style-name="Source_20_Text">updateAnfrage</text:span></text:span><text:span text:style-name="Strong_20_Emphasis">:</text:span></text:p>
            <text:list text:style-name="L45">
              <text:list-item>
                <text:p text:style-name="P118"><text:span text:style-name="Strong_20_Emphasis">Atomarität:</text:span> Wenn viele Nutzer gleichzeitig versuchen, dieselbe Anfrage zu aktualisieren, könnten Race Conditions auftreten. Für sehr kritische Systeme wären hier Transaktionen oder optimistische Sperren (mittels <text:span text:style-name="Source_20_Text">__v</text:span> Feld) zu erwägen. Für den Moment ist die aktuelle Implementierung ein guter Start. </text:p>
              </text:list-item>
              <text:list-item>
                <text:p text:style-name="P118"><text:span text:style-name="Strong_20_Emphasis">Teil-Updates:</text:span> Der Code erlaubt es, nur bestimmte Felder zu senden. Felder, die nicht im <text:span text:style-name="Source_20_Text">req.body</text:span> enthalten sind, bleiben unverändert. </text:p>
              </text:list-item>
              <text:list-item>
                <text:p text:style-name="P119"><text:span text:style-name="Strong_20_Emphasis">Sicherheit:</text:span> Wer darf eine Anfrage aktualisieren? (Momentan ist es "Public"). In einer realen Anwendung wäre hier eine Autorisierungslogik nötig (z.B. nur der Ersteller der Anfrage oder ein Admin). </text:p>
              </text:list-item>
            </text:list>
            <text:p text:style-name="P11">Damit haben wir nun einen Endpunkt, um bestehende Anfragen zu korrigieren und neu zu validieren. Als Nächstes können wir uns dann, wie besprochen, den <text:span text:style-name="Strong_20_Emphasis">Slots</text:span> widmen. Bist du einverstanden?</text:p>
          </text:section>
          <text:section text:style-name="Sect1" text:name="feedback-form-16">
            <text:p text:style-name="P15"/>
          </text:section>
        </text:section>
        <text:section text:style-name="Sect1" text:name="22a0d3a9aec745f8">
          <text:p text:style-name="P13"/>
          <text:section text:style-name="Sect1" text:name="user-query-content-17">
            <text:p text:style-name="P14">Ja, machen wir mit den Slots weiter </text:p>
          </text:section>
          <text:p text:style-name="P15">K </text:p>
          <text:p text:style-name="P15">Kopie von „Coding-Assistent“ </text:p>
          <text:p text:style-name="P10">Benutzerdefiniertes Gem</text:p>
          <text:p text:style-name="P10">Gedankengang anzeigen</text:p>
          <text:section text:style-name="Sect2" text:name="model-response-message-contentr_22a0d3a9aec745f8">
            <text:p text:style-name="P13">Perfekt! Dann widmen wir uns jetzt den <text:span text:style-name="Strong_20_Emphasis">Slots</text:span>. Slots repräsentieren die konkreten, buchbaren Zeitfenster in deiner Infrastruktur. Die API-Endpunkte hierfür dienen primär der administrativen Verwaltung dieser Slots.</text:p>
            <text:p text:style-name="P11">Wir beginnen mit:</text:p>
            <text:list text:style-name="L46">
              <text:list-item>
                <text:p text:style-name="P120">Erstellen der notwendigen Dateien (<text:span text:style-name="Source_20_Text">routes/slotRoutes.js</text:span>, <text:span text:style-name="Source_20_Text">controllers/slotController.js</text:span>). </text:p>
              </text:list-item>
              <text:list-item>
                <text:p text:style-name="P120">Implementierung von <text:span text:style-name="Source_20_Text">POST /api/slots</text:span> (Slot erstellen). </text:p>
              </text:list-item>
              <text:list-item>
                <text:p text:style-name="P120">Implementierung von <text:span text:style-name="Source_20_Text">GET /api/slots</text:span> (Alle Slots abrufen). </text:p>
              </text:list-item>
              <text:list-item>
                <text:p text:style-name="P121">Implementierung von <text:span text:style-name="Source_20_Text">GET /api/slots/:slotId</text:span> (Einen Slot abrufen). </text:p>
              </text:list-item>
            </text:list>
            <text:p text:style-name="P11"><text:span text:style-name="Strong_20_Emphasis">Schritt 1: </text:span><text:span text:style-name="Strong_20_Emphasis"><text:span text:style-name="Source_20_Text">Slot</text:span></text:span><text:span text:style-name="Strong_20_Emphasis">-Modell prüfen (</text:span><text:span text:style-name="Strong_20_Emphasis"><text:span text:style-name="Source_20_Text">models/Slot.js</text:span></text:span><text:span text:style-name="Strong_20_Emphasis">)</text:span></text:p>
            <text:p text:style-name="P11"><text:soft-page-break/>Wir haben das <text:span text:style-name="Source_20_Text">Slot</text:span>-Modell bereits definiert, inklusive eines <text:span text:style-name="Source_20_Text">pre-save</text:span>-Hooks zur Generierung der <text:span text:style-name="Source_20_Text">SlotID_Sprechend</text:span>. Dieser Hook stellt sicher, dass jeder Slot eine eindeutige, menschenlesbare ID erhält, basierend auf seinen Eigenschaften (Kalenderwoche, Verkehrstag, Von, Bis, Abfahrtszeit, Verkehrsart). Das sieht gut aus und wir können es so verwenden.</text:p>
            <text:p text:style-name="P11"><text:span text:style-name="Strong_20_Emphasis">Schritt 2: Routendatei erstellen (</text:span><text:span text:style-name="Strong_20_Emphasis"><text:span text:style-name="Source_20_Text">routes/slotRoutes.js</text:span></text:span><text:span text:style-name="Strong_20_Emphasis">)</text:span></text:p>
            <text:p text:style-name="P11">Erstelle die Datei <text:span text:style-name="Source_20_Text">slot-buchungs-app/routes/slotRoutes.js</text:span>:</text:p>
            <text:p text:style-name="P13">JavaScript</text:p>
            <text:p text:style-name="P24"><text:span text:style-name="Source_20_Text">// slot-buchungs-app/routes/slot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slotController = require('../controllers/slotController'); // Erstellen wir als Nächstes</text:span></text:p>
            <text:p text:style-name="P24"/>
            <text:p text:style-name="P24"><text:span text:style-name="Source_20_Text">// @route <text:s text:c="2"/>POST /api/slots</text:span></text:p>
            <text:p text:style-name="P24"><text:span text:style-name="Source_20_Text">// @desc <text:s text:c="3"/>Erstellt einen neuen Infrastruktur-Slot</text:span></text:p>
            <text:p text:style-name="P24"><text:span text:style-name="Source_20_Text">// @access <text:s/>Admin (angenommen, später mit Autorisierung)</text:span></text:p>
            <text:p text:style-name="P24"><text:span text:style-name="Source_20_Text">router.post('/', slotController.createSlot);</text:span></text:p>
            <text:p text:style-name="P24"/>
            <text:p text:style-name="P24"><text:span text:style-name="Source_20_Text">// @route <text:s text:c="2"/>GET /api/slots</text:span></text:p>
            <text:p text:style-name="P24"><text:span text:style-name="Source_20_Text">// @desc <text:s text:c="3"/>Ruft alle Slots ab (mit Filter- und Sortiermöglichkeiten)</text:span></text:p>
            <text:p text:style-name="P24"><text:span text:style-name="Source_20_Text">// @access <text:s/>Public/Admin</text:span></text:p>
            <text:p text:style-name="P24"><text:span text:style-name="Source_20_Text">router.get('/', slotController.getAllSlots);</text:span></text:p>
            <text:p text:style-name="P24"/>
            <text:p text:style-name="P24"><text:span text:style-name="Source_20_Text">// @route <text:s text:c="2"/>GET /api/slots/:slotId</text:span></text:p>
            <text:p text:style-name="P24"><text:span text:style-name="Source_20_Text">// @desc <text:s text:c="3"/>Ruft einen einzelnen Slot anhand seiner ID (_id oder SlotID_Sprechend) ab</text:span></text:p>
            <text:p text:style-name="P24"><text:span text:style-name="Source_20_Text">// @access <text:s/>Public/Admin</text:span></text:p>
            <text:p text:style-name="P24"><text:span text:style-name="Source_20_Text">router.get('/:slotId', slotController.getSlotById);</text:span></text:p>
            <text:p text:style-name="P24"/>
            <text:p text:style-name="P24"><text:span text:style-name="Source_20_Text">// Weitere Routen für PUT und DELETE kommen später hinzu</text:span></text:p>
            <text:p text:style-name="P24"><text:span text:style-name="Source_20_Text">// router.put('/:slotId', slotController.updateSlot);</text:span></text:p>
            <text:p text:style-name="P24"><text:span text:style-name="Source_20_Text">// router.delete('/:slotId', slotController.deleteSlot);</text:span></text:p>
            <text:p text:style-name="P24"/>
            <text:p text:style-name="P25"><text:span text:style-name="Source_20_Text">module.exports = router;</text:span></text:p>
            <text:p text:style-name="P11"><text:span text:style-name="Strong_20_Emphasis">Schritt 3: Controller-Datei erstellen (</text:span><text:span text:style-name="Strong_20_Emphasis"><text:span text:style-name="Source_20_Text">controllers/slotController.js</text:span></text:span><text:span text:style-name="Strong_20_Emphasis">)</text:span></text:p>
            <text:p text:style-name="P11">Erstelle die Datei <text:span text:style-name="Source_20_Text">slot-buchungs-app/controllers/slotController.js</text:span> und füge den folgenden Code ein:</text:p>
            <text:p text:style-name="P13">JavaScript</text:p>
            <text:p text:style-name="P24"><text:span text:style-name="Source_20_Text">// slot-buchungs-app/controllers/slotController.js</text:span></text:p>
            <text:p text:style-name="P24"><text:span text:style-name="Source_20_Text">const mongoose = require('mongoose');</text:span></text:p>
            <text:p text:style-name="P24"><text:soft-page-break/><text:span text:style-name="Source_20_Text">const Slot = require('../models/Slot');</text:span></text:p>
            <text:p text:style-name="P24"/>
            <text:p text:style-name="P24"><text:span text:style-name="Source_20_Text">// @desc <text:s text:c="3"/>Erstellt einen neuen Infrastruktur-Slot</text:span></text:p>
            <text:p text:style-name="P24"><text:span text:style-name="Source_20_Text">// @route <text:s text:c="2"/>POST /api/slots</text:span></text:p>
            <text:p text:style-name="P24"><text:span text:style-name="Source_20_Text">exports.createSlot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von,</text:span></text:p>
            <text:p text:style-name="P24"><text:span text:style-name="Source_20_Text"><text:s text:c="12"/>bis,</text:span></text:p>
            <text:p text:style-name="P24"><text:span text:style-name="Source_20_Text"><text:s text:c="12"/>Abfahrt, // Erwartet {stunde, minute}</text:span></text:p>
            <text:p text:style-name="P24"><text:span text:style-name="Source_20_Text"><text:s text:c="12"/>Ankunft, // Erwartet {stunde, minute}</text:span></text:p>
            <text:p text:style-name="P24"><text:span text:style-name="Source_20_Text"><text:s text:c="12"/>Verkehrstag,</text:span></text:p>
            <text:p text:style-name="P24"><text:span text:style-name="Source_20_Text"><text:s text:c="12"/>Kalenderwoche,</text:span></text:p>
            <text:p text:style-name="P24"><text:span text:style-name="Source_20_Text"><text:s text:c="12"/>Verkehrsart</text:span></text:p>
            <text:p text:style-name="P24"><text:span text:style-name="Source_20_Text"><text:s text:c="12"/>// KapazitaetstopfReferenzen (optional beim Erstellen)</text:span></text:p>
            <text:p text:style-name="P24"><text:span text:style-name="Source_20_Text"><text:s text:c="8"/>} = req.body;</text:span></text:p>
            <text:p text:style-name="P24"/>
            <text:p text:style-name="P24"><text:span text:style-name="Source_20_Text"><text:s text:c="8"/>// Einfache Validierung der Pflichtfelder</text:span></text:p>
            <text:p text:style-name="P24"><text:span text:style-name="Source_20_Text"><text:s text:c="8"/>if (!von || !bis || !Abfahrt || !Ankunft || !Verkehrstag || !Kalenderwoche || !Verkehrsart) {</text:span></text:p>
            <text:p text:style-name="P24"><text:span text:style-name="Source_20_Text"><text:s text:c="12"/>return res.status(400).json({ message: 'Bitte alle erforderlichen Felder für den Slot ausfüllen (von, bis, Abfahrt, Ankunft, Verkehrstag, Kalenderwoche, Verkehrsart).' });</text:span></text:p>
            <text:p text:style-name="P24"><text:span text:style-name="Source_20_Text"><text:s text:c="8"/>}</text:span></text:p>
            <text:p text:style-name="P24"/>
            <text:p text:style-name="P24"><text:span text:style-name="Source_20_Text"><text:s text:c="8"/>// Zusätzliche Validierung: Ankunftszeit muss nach Abfahrtszeit liegen (am selben Tag)</text:span></text:p>
            <text:p text:style-name="P24"><text:span text:style-name="Source_20_Text"><text:s text:c="8"/>const abfahrtMinuten = Abfahrt.stunde * 60 + Abfahrt.minute;</text:span></text:p>
            <text:p text:style-name="P24"><text:span text:style-name="Source_20_Text"><text:s text:c="8"/>const ankunftMinuten = Ankunft.stunde * 60 + Ankunft.minute;</text:span></text:p>
            <text:p text:style-name="P24"/>
            <text:p text:style-name="P24"><text:span text:style-name="Source_20_Text"><text:s text:c="8"/>if (ankunftMinuten &lt;= abfahrtMinuten) {</text:span></text:p>
            <text:p text:style-name="P24"><text:span text:style-name="Source_20_Text"><text:s text:c="12"/>return res.status(400).json({ message: 'Die Ankunftszeit muss nach der Abfahrtszeit liegen.' });</text:span></text:p>
            <text:p text:style-name="P24"><text:span text:style-name="Source_20_Text"><text:s text:c="8"/>}</text:span></text:p>
            <text:p text:style-name="P24"/>
            <text:p text:style-name="P24"><text:span text:style-name="Source_20_Text"><text:s text:c="8"/>const neuerSlot = new Slot({</text:span></text:p>
            <text:p text:style-name="P24"><text:span text:style-name="Source_20_Text"><text:s text:c="12"/>von,</text:span></text:p>
            <text:p text:style-name="P24"><text:span text:style-name="Source_20_Text"><text:s text:c="12"/>bis,</text:span></text:p>
            <text:p text:style-name="P24"><text:span text:style-name="Source_20_Text"><text:s text:c="12"/>Abfahrt,</text:span></text:p>
            <text:p text:style-name="P24"><text:span text:style-name="Source_20_Text"><text:s text:c="12"/>Ankunft,</text:span></text:p>
            <text:p text:style-name="P24"><text:span text:style-name="Source_20_Text"><text:s text:c="12"/>Verkehrstag,</text:span></text:p>
            <text:p text:style-name="P24"><text:span text:style-name="Source_20_Text"><text:s text:c="12"/>Kalenderwoche,</text:span></text:p>
            <text:p text:style-name="P24"><text:span text:style-name="Source_20_Text"><text:s text:c="12"/>Verkehrsart,</text:span></text:p>
            <text:p text:style-name="P24"><text:span text:style-name="Source_20_Text"><text:s text:c="12"/>KapazitaetstopfReferenzen: req.body.KapazitaetstopfReferenzen || []</text:span></text:p>
            <text:p text:style-name="P24"><text:span text:style-name="Source_20_Text"><text:s text:c="12"/>// SlotID_Sprechend wird durch den pre-save Hook generiert</text:span></text:p>
            <text:p text:style-name="P24"><text:span text:style-name="Source_20_Text"><text:s text:c="8"/>});</text:span></text:p>
            <text:p text:style-name="P24"/>
            <text:p text:style-name="P24"><text:soft-page-break/><text:span text:style-name="Source_20_Text"><text:s text:c="8"/>await neuerSlot.save();</text:span></text:p>
            <text:p text:style-name="P24"/>
            <text:p text:style-name="P24"><text:span text:style-name="Source_20_Text"><text:s text:c="8"/>res.status(201).json({</text:span></text:p>
            <text:p text:style-name="P24"><text:span text:style-name="Source_20_Text"><text:s text:c="12"/>message: 'Slot erfolgreich erstellt.',</text:span></text:p>
            <text:p text:style-name="P24"><text:span text:style-name="Source_20_Text"><text:s text:c="12"/>data: neuerSlot</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Erstellen des Slots:', error);</text:span></text:p>
            <text:p text:style-name="P24"><text:span text:style-name="Source_20_Text"><text:s text:c="8"/>if (error.name === 'ValidationError') {</text:span></text:p>
            <text:p text:style-name="P24"><text:span text:style-name="Source_20_Text"><text:s text:c="12"/>return res.status(400).json({ message: 'Validierungsfehler.', errors: Object.values(error.errors).map(e =&gt; e.message) });</text:span></text:p>
            <text:p text:style-name="P24"><text:span text:style-name="Source_20_Text"><text:s text:c="8"/>}</text:span></text:p>
            <text:p text:style-name="P24"><text:span text:style-name="Source_20_Text"><text:s text:c="8"/>// Fehler für unique SlotID_Sprechend abfangen (falls der Hook eine Dublette generiert)</text:span></text:p>
            <text:p text:style-name="P24"><text:span text:style-name="Source_20_Text"><text:s text:c="8"/>if (error.code === 11000 &amp;&amp; error.keyPattern &amp;&amp; error.keyPattern.SlotID_Sprechend) {</text:span></text:p>
            <text:p text:style-name="P24"><text:span text:style-name="Source_20_Text"><text:s text:c="13"/>return res.status(409).json({ message: 'Ein Slot mit diesen Eigenschaften (resultierend in derselben SlotID_Sprechend) existiert bereits.'});</text:span></text:p>
            <text:p text:style-name="P24"><text:span text:style-name="Source_20_Text"><text:s text:c="8"/>}</text:span></text:p>
            <text:p text:style-name="P24"><text:span text:style-name="Source_20_Text"><text:s text:c="8"/>res.status(500).json({ message: 'Serverfehler beim Erstellen des Slots.' });</text:span></text:p>
            <text:p text:style-name="P24"><text:span text:style-name="Source_20_Text"><text:s text:c="4"/>}</text:span></text:p>
            <text:p text:style-name="P24"><text:span text:style-name="Source_20_Text">};</text:span></text:p>
            <text:p text:style-name="P24"/>
            <text:p text:style-name="P24"><text:span text:style-name="Source_20_Text">// @desc <text:s text:c="3"/>Ruft alle Slots ab</text:span></text:p>
            <text:p text:style-name="P24"><text:span text:style-name="Source_20_Text">// @route <text:s text:c="2"/>GET /api/slots</text:span></text:p>
            <text:p text:style-name="P24"><text:span text:style-name="Source_20_Text">exports.getAllSlots = async (req, res) =&gt; {</text:span></text:p>
            <text:p text:style-name="P24"><text:span text:style-name="Source_20_Text"><text:s text:c="4"/>try {</text:span></text:p>
            <text:p text:style-name="P24"><text:span text:style-name="Source_20_Text"><text:s text:c="8"/>const queryParams = req.query;</text:span></text:p>
            <text:p text:style-name="P24"><text:span text:style-name="Source_20_Text"><text:s text:c="8"/>let filter = {};</text:span></text:p>
            <text:p text:style-name="P24"><text:span text:style-name="Source_20_Text"><text:s text:c="8"/>let sortOptions = {};</text:span></text:p>
            <text:p text:style-name="P24"/>
            <text:p text:style-name="P24"><text:span text:style-name="Source_20_Text"><text:s text:c="8"/>// Filter-Logik (Beispiele)</text:span></text:p>
            <text:p text:style-name="P24"><text:span text:style-name="Source_20_Text"><text:s text:c="8"/>if (queryParams.von) filter.von = { $regex: queryParams.von, $options: 'i' };</text:span></text:p>
            <text:p text:style-name="P24"><text:span text:style-name="Source_20_Text"><text:s text:c="8"/>if (queryParams.bis) filter.bis = { $regex: queryParams.bis, $options: 'i' };</text:span></text:p>
            <text:p text:style-name="P24"><text:span text:style-name="Source_20_Text"><text:s text:c="8"/>if (queryParams.Verkehrsart) filter.Verkehrsart = queryParams.Verkehrsart;</text:span></text:p>
            <text:p text:style-name="P24"><text:span text:style-name="Source_20_Text"><text:s text:c="8"/>if (queryParams.Verkehrstag) filter.Verkehrstag = queryParams.Verkehrstag;</text:span></text:p>
            <text:p text:style-name="P24"><text:span text:style-name="Source_20_Text"><text:s text:c="8"/>if (queryParams.Kalenderwoche) filter.Kalenderwoche = queryParams.Kalenderwoche;</text:span></text:p>
            <text:p text:style-name="P24"><text:span text:style-name="Source_20_Text"><text:s text:c="8"/>// TODO: Filtern nach Abfahrts-/Ankunftszeit (erfordert komplexere Bereichsabfragen)</text:span></text:p>
            <text:p text:style-name="P24"/>
            <text:p text:style-name="P24"><text:soft-page-break/><text:span text:style-name="Source_20_Text"><text:s text:c="8"/>// Sortier-Logik</text:span></text:p>
            <text:p text:style-name="P24"><text:span text:style-name="Source_20_Text"><text:s text:c="8"/>if (queryParams.sortBy) {</text:span></text:p>
            <text:p text:style-name="P24"><text:span text:style-name="Source_20_Text"><text:s text:c="12"/>const parts = queryParams.sortBy.split(':');</text:span></text:p>
            <text:p text:style-name="P24"><text:span text:style-name="Source_20_Text"><text:s text:c="12"/>sortOptions[parts[0]] = parts[1] === 'desc' ? -1 : 1;</text:span></text:p>
            <text:p text:style-name="P24"><text:span text:style-name="Source_20_Text"><text:s text:c="8"/>} else {</text:span></text:p>
            <text:p text:style-name="P24"><text:span text:style-name="Source_20_Text"><text:s text:c="12"/>sortOptions['Kalenderwoche'] = 1; // Standard: nach KW sortieren</text:span></text:p>
            <text:p text:style-name="P24"><text:span text:style-name="Source_20_Text"><text:s text:c="12"/>sortOptions['Abfahrt.stunde'] = 1;</text:span></text:p>
            <text:p text:style-name="P24"><text:span text:style-name="Source_20_Text"><text:s text:c="12"/>sortOptions['Abfahrt.minute'] = 1;</text:span></text:p>
            <text:p text:style-name="P24"><text:span text:style-name="Source_20_Text"><text:s text:c="8"/>}</text:span></text:p>
            <text:p text:style-name="P24"/>
            <text:p text:style-name="P24"><text:span text:style-name="Source_20_Text"><text:s text:c="8"/>// Paginierung</text:span></text:p>
            <text:p text:style-name="P24"><text:span text:style-name="Source_20_Text"><text:s text:c="8"/>const page = parseInt(queryParams.page, 10) || 1;</text:span></text:p>
            <text:p text:style-name="P24"><text:span text:style-name="Source_20_Text"><text:s text:c="8"/>const limit = parseInt(queryParams.limit, 10) || 20; // Standard-Limit</text:span></text:p>
            <text:p text:style-name="P24"><text:span text:style-name="Source_20_Text"><text:s text:c="8"/>const skip = (page - 1) * limit;</text:span></text:p>
            <text:p text:style-name="P24"/>
            <text:p text:style-name="P24"><text:span text:style-name="Source_20_Text"><text:s text:c="8"/>const slots = await Slot.find(filter)</text:span></text:p>
            <text:p text:style-name="P24"><text:span text:style-name="Source_20_Text"><text:s text:c="32"/>.sort(sortOptions)</text:span></text:p>
            <text:p text:style-name="P24"><text:span text:style-name="Source_20_Text"><text:s text:c="32"/>.skip(skip)</text:span></text:p>
            <text:p text:style-name="P24"><text:span text:style-name="Source_20_Text"><text:s text:c="32"/>.limit(limit)</text:span></text:p>
            <text:p text:style-name="P24"><text:span text:style-name="Source_20_Text"><text:s text:c="32"/>.populate('KapazitaetstopfReferenzen', 'TopfID TopfName'); // Beispiel für Populate</text:span></text:p>
            <text:p text:style-name="P24"/>
            <text:p text:style-name="P24"><text:span text:style-name="Source_20_Text"><text:s text:c="8"/>const totalSlots = await Slot.countDocuments(filter);</text:span></text:p>
            <text:p text:style-name="P24"/>
            <text:p text:style-name="P24"><text:span text:style-name="Source_20_Text"><text:s text:c="8"/>res.status(200).json({</text:span></text:p>
            <text:p text:style-name="P24"><text:span text:style-name="Source_20_Text"><text:s text:c="12"/>message: 'Slots erfolgreich abgerufen.',</text:span></text:p>
            <text:p text:style-name="P24"><text:span text:style-name="Source_20_Text"><text:s text:c="12"/>data: slots,</text:span></text:p>
            <text:p text:style-name="P24"><text:span text:style-name="Source_20_Text"><text:s text:c="12"/>currentPage: page,</text:span></text:p>
            <text:p text:style-name="P24"><text:span text:style-name="Source_20_Text"><text:s text:c="12"/>totalPages: Math.ceil(totalSlots / limit),</text:span></text:p>
            <text:p text:style-name="P24"><text:span text:style-name="Source_20_Text"><text:s text:c="12"/>totalCount: totalSlots</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brufen der Slots:', error);</text:span></text:p>
            <text:p text:style-name="P24"><text:span text:style-name="Source_20_Text"><text:s text:c="8"/>res.status(500).json({ message: 'Serverfehler beim Abrufen der Slots.' });</text:span></text:p>
            <text:p text:style-name="P24"><text:span text:style-name="Source_20_Text"><text:s text:c="4"/>}</text:span></text:p>
            <text:p text:style-name="P24"><text:span text:style-name="Source_20_Text">};</text:span></text:p>
            <text:p text:style-name="P24"/>
            <text:p text:style-name="P24"><text:span text:style-name="Source_20_Text">// @desc <text:s text:c="3"/>Ruft einen einzelnen Slot anhand seiner ID ab</text:span></text:p>
            <text:p text:style-name="P24"><text:span text:style-name="Source_20_Text">// @route <text:s text:c="2"/>GET /api/slots/:slotId</text:span></text:p>
            <text:p text:style-name="P24"><text:span text:style-name="Source_20_Text">exports.getSlotById = async (req, res) =&gt; {</text:span></text:p>
            <text:p text:style-name="P24"><text:span text:style-name="Source_20_Text"><text:s text:c="4"/>try {</text:span></text:p>
            <text:p text:style-name="P24"><text:span text:style-name="Source_20_Text"><text:s text:c="8"/>const slotIdParam = req.params.slotId;</text:span></text:p>
            <text:p text:style-name="P24"><text:span text:style-name="Source_20_Text"><text:s text:c="8"/>let queryConditions = [];</text:span></text:p>
            <text:p text:style-name="P24"/>
            <text:p text:style-name="P24"><text:span text:style-name="Source_20_Text"><text:s text:c="8"/>queryConditions.push({ SlotID_Sprechend: slotIdParam });</text:span></text:p>
            <text:p text:style-name="P24"><text:soft-page-break/><text:span text:style-name="Source_20_Text"><text:s text:c="8"/>if (mongoose.Types.ObjectId.isValid(slotIdParam)) {</text:span></text:p>
            <text:p text:style-name="P24"><text:span text:style-name="Source_20_Text"><text:s text:c="12"/>queryConditions.push({ _id: slotIdParam });</text:span></text:p>
            <text:p text:style-name="P24"><text:span text:style-name="Source_20_Text"><text:s text:c="8"/>}</text:span></text:p>
            <text:p text:style-name="P24"/>
            <text:p text:style-name="P24"><text:span text:style-name="Source_20_Text"><text:s text:c="8"/>const slot = await Slot.findOne({ $or: queryConditions })</text:span></text:p>
            <text:p text:style-name="P24"><text:span text:style-name="Source_20_Text"><text:s text:c="31"/>.populate('KapazitaetstopfReferenzen', 'TopfID TopfName'); // Beispiel</text:span></text:p>
            <text:p text:style-name="P24"/>
            <text:p text:style-name="P24"><text:span text:style-name="Source_20_Text"><text:s text:c="8"/>if (!slot) {</text:span></text:p>
            <text:p text:style-name="P24"><text:span text:style-name="Source_20_Text"><text:s text:c="12"/>return res.status(404).json({ message: 'Slot nicht gefunden.' });</text:span></text:p>
            <text:p text:style-name="P24"><text:span text:style-name="Source_20_Text"><text:s text:c="8"/>}</text:span></text:p>
            <text:p text:style-name="P24"/>
            <text:p text:style-name="P24"><text:span text:style-name="Source_20_Text"><text:s text:c="8"/>res.status(200).json({</text:span></text:p>
            <text:p text:style-name="P24"><text:span text:style-name="Source_20_Text"><text:s text:c="12"/>message: 'Slot erfolgreich abgerufen.',</text:span></text:p>
            <text:p text:style-name="P24"><text:span text:style-name="Source_20_Text"><text:s text:c="12"/>data: slot</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brufen des Slots anhand der ID:', error);</text:span></text:p>
            <text:p text:style-name="P24"><text:span text:style-name="Source_20_Text"><text:s text:c="8"/>if (error.name === 'CastError') {</text:span></text:p>
            <text:p text:style-name="P24"><text:span text:style-name="Source_20_Text"><text:s text:c="12"/>return res.status(400).json({ message: 'Ungültiges ID-Format.' });</text:span></text:p>
            <text:p text:style-name="P24"><text:span text:style-name="Source_20_Text"><text:s text:c="8"/>}</text:span></text:p>
            <text:p text:style-name="P24"><text:span text:style-name="Source_20_Text"><text:s text:c="8"/>res.status(500).json({ message: 'Serverfehler beim Abrufen des Slots.' });</text:span></text:p>
            <text:p text:style-name="P24"><text:span text:style-name="Source_20_Text"><text:s text:c="4"/>}</text:span></text:p>
            <text:p text:style-name="P25"><text:span text:style-name="Source_20_Text">};</text:span></text:p>
            <text:p text:style-name="P11"><text:span text:style-name="Strong_20_Emphasis">Schritt 4: Routen in </text:span><text:span text:style-name="Strong_20_Emphasis"><text:span text:style-name="Source_20_Text">server.js</text:span></text:span><text:span text:style-name="Strong_20_Emphasis"> einbinden</text:span></text:p>
            <text:p text:style-name="P11">Öffne deine <text:span text:style-name="Source_20_Text">server.js</text:span>-Datei und füge die Slot-Routen hinzu:</text:p>
            <text:p text:style-name="P13">JavaScript</text:p>
            <text:p text:style-name="P24"><text:span text:style-name="Source_20_Text">// slot-buchungs-app/server.js</text:span></text:p>
            <text:p text:style-name="P24"><text:span text:style-name="Source_20_Text">const express = require('express');</text:span></text:p>
            <text:p text:style-name="P24"><text:span text:style-name="Source_20_Text">const dotenv = require('dotenv');</text:span></text:p>
            <text:p text:style-name="P24"><text:span text:style-name="Source_20_Text">const cors = require('cors');</text:span></text:p>
            <text:p text:style-name="P24"><text:span text:style-name="Source_20_Text">const connectDB = require('./config/db');</text:span></text:p>
            <text:p text:style-name="P24"/>
            <text:p text:style-name="P24"><text:span text:style-name="Source_20_Text">// Routen-Dateien importieren</text:span></text:p>
            <text:p text:style-name="P24"><text:span text:style-name="Source_20_Text">const anfrageRoutes = require('./routes/anfrageRoutes');</text:span></text:p>
            <text:p text:style-name="P24"><text:span text:style-name="Source_20_Text">const slotRoutes = require('./routes/slotRoutes'); // &lt;-- HINZUFÜGEN</text:span></text:p>
            <text:p text:style-name="P24"/>
            <text:p text:style-name="P24"><text:span text:style-name="Source_20_Text">dotenv.config();</text:span></text:p>
            <text:p text:style-name="P24"><text:span text:style-name="Source_20_Text">connectDB();</text:span></text:p>
            <text:p text:style-name="P24"/>
            <text:p text:style-name="P24"><text:soft-page-break/><text:span text:style-name="Source_20_Text">const app = express();</text:span></text:p>
            <text:p text:style-name="P24"/>
            <text:p text:style-name="P24"><text:span text:style-name="Source_20_Text">app.use(cors());</text:span></text:p>
            <text:p text:style-name="P24"><text:span text:style-name="Source_20_Text">app.use(express.json());</text:span></text:p>
            <text:p text:style-name="P24"><text:span text:style-name="Source_20_Text">app.use(express.urlencoded({ extended: false }));</text:span></text:p>
            <text:p text:style-name="P24"/>
            <text:p text:style-name="P24"><text:span text:style-name="Source_20_Text">app.get('/', (req, res) =&gt; {</text:span></text:p>
            <text:p text:style-name="P24"><text:span text:style-name="Source_20_Text"><text:s text:c="2"/>res.send('Slot Buchungs API läuft!');</text:span></text:p>
            <text:p text:style-name="P24"><text:span text:style-name="Source_20_Text">});</text:span></text:p>
            <text:p text:style-name="P24"/>
            <text:p text:style-name="P24"><text:span text:style-name="Source_20_Text">// Routen verwenden</text:span></text:p>
            <text:p text:style-name="P24"><text:span text:style-name="Source_20_Text">app.use('/api/anfragen', anfrageRoutes);</text:span></text:p>
            <text:p text:style-name="P24"><text:span text:style-name="Source_20_Text">app.use('/api/slots', slotRoutes); // &lt;-- HINZUFÜGEN</text:span></text:p>
            <text:p text:style-name="P24"/>
            <text:p text:style-name="P24"><text:span text:style-name="Source_20_Text">// Globale Fehlerbehandlung (kann in middleware/errorHandler.js ausgelagert werden)</text:span></text:p>
            <text:p text:style-name="P24"><text:span text:style-name="Source_20_Text">// ... (bestehende Fehlerbehandlung) ...</text:span></text:p>
            <text:p text:style-name="P24"/>
            <text:p text:style-name="P24"><text:span text:style-name="Source_20_Text">const PORT = process.env.PORT || 5000;</text:span></text:p>
            <text:p text:style-name="P24"><text:span text:style-name="Source_20_Text">app.listen(PORT, () =&gt; {</text:span></text:p>
            <text:p text:style-name="P24"><text:span text:style-name="Source_20_Text"><text:s text:c="2"/>console.log(`Server is running on port ${PORT} in ${process.env.NODE_ENV || 'development'} mode`);</text:span></text:p>
            <text:p text:style-name="P25"><text:span text:style-name="Source_20_Text">});</text:span></text:p>
            <text:p text:style-name="P11"><text:span text:style-name="Strong_20_Emphasis">Erläuterungen:</text:span></text:p>
            <text:list text:style-name="L47">
              <text:list-item>
                <text:p text:style-name="P122"><text:span text:style-name="Strong_20_Emphasis"><text:span text:style-name="Source_20_Text">createSlot</text:span></text:span><text:span text:style-name="Strong_20_Emphasis">:</text:span> </text:p>
                <text:list>
                  <text:list-item>
                    <text:p text:style-name="P122">Nimmt die Slot-Daten entgegen. </text:p>
                  </text:list-item>
                  <text:list-item>
                    <text:p text:style-name="P122">Validiert, dass Ankunft nach Abfahrt liegt. </text:p>
                  </text:list-item>
                  <text:list-item>
                    <text:p text:style-name="P122">Speichert den neuen Slot. Die <text:span text:style-name="Source_20_Text">SlotID_Sprechend</text:span> wird automatisch durch den Hook im Modell generiert. </text:p>
                  </text:list-item>
                  <text:list-item>
                    <text:p text:style-name="P122">Fängt potenzielle Fehler ab, insbesondere wenn ein Slot mit der generierten <text:span text:style-name="Source_20_Text">SlotID_Sprechend</text:span> bereits existiert (MongoDB Error Code 11000). </text:p>
                  </text:list-item>
                </text:list>
              </text:list-item>
              <text:list-item>
                <text:p text:style-name="P122"><text:span text:style-name="Strong_20_Emphasis"><text:span text:style-name="Source_20_Text">getAllSlots</text:span></text:span><text:span text:style-name="Strong_20_Emphasis">:</text:span> </text:p>
                <text:list>
                  <text:list-item>
                    <text:p text:style-name="P122">Ähnlich wie <text:span text:style-name="Source_20_Text">getAllAnfragen</text:span>, implementiert Filterung, Sortierung und Paginierung. </text:p>
                  </text:list-item>
                  <text:list-item>
                    <text:p text:style-name="P122">Beinhaltet ein Beispiel für <text:span text:style-name="Source_20_Text">.populate('KapazitaetstopfReferenzen', 'TopfID TopfName')</text:span>, falls du später Details der verknüpften Kapazitätstöpfe direkt mitladen möchtest. Falls <text:span text:style-name="Source_20_Text">KapazitaetstopfReferenzen</text:span> beim Erstellen noch nicht bekannt ist, kann dieses Feld leer sein. </text:p>
                  </text:list-item>
                </text:list>
              </text:list-item>
              <text:list-item>
                <text:p text:style-name="P122"><text:span text:style-name="Strong_20_Emphasis"><text:span text:style-name="Source_20_Text">getSlotById</text:span></text:span><text:span text:style-name="Strong_20_Emphasis">:</text:span> </text:p>
                <text:list>
                  <text:list-item>
                    <text:p text:style-name="P122">Sucht einen Slot entweder über seine MongoDB <text:span text:style-name="Source_20_Text">_id</text:span> oder die <text:span text:style-name="Source_20_Text">SlotID_Sprechend</text:span>. </text:p>
                  </text:list-item>
                  <text:list-item>
                    <text:p text:style-name="P123"><text:soft-page-break/>Populiert ebenfalls beispielhaft die <text:span text:style-name="Source_20_Text">KapazitaetstopfReferenzen</text:span>. </text:p>
                  </text:list-item>
                </text:list>
              </text:list-item>
            </text:list>
            <text:p text:style-name="P11">Damit haben wir die grundlegenden Funktionen zum Erstellen und Abrufen von Slots implementiert. Als Nächstes könnten wir die Endpunkte <text:span text:style-name="Source_20_Text">PUT /api/slots/:slotId</text:span> (Slot aktualisieren) und <text:span text:style-name="Source_20_Text">DELETE /api/slots/:slotId</text:span> (Slot löschen) hinzufügen.</text:p>
            <text:p text:style-name="P11">Möchtest du mit diesen beiden Endpunkten für Slots weitermachen?</text:p>
          </text:section>
          <text:p text:style-name="P10"> Quellen</text:p>
          <text:section text:style-name="Sect1" text:name="feedback-form-17">
            <text:p text:style-name="P15"/>
          </text:section>
        </text:section>
        <text:section text:style-name="Sect1" text:name="a7bfe9c92eb01684">
          <text:p text:style-name="P13"/>
          <text:section text:style-name="Sect1" text:name="user-query-content-18">
            <text:p text:style-name="P14">bevor wir zum aktualisieren und löschen gehen würde ich gern noch eine spezielle Abfrage für die spätere Konfliktlösung vorsehen: Gesucht werden alle Slots mit bisher noch leerer Liste der Anfragen, der in einem speziellen Kapazitätstopf liegen und eine spezielle Verkehrsart haben und einen speziellen Verkehrstag und eine spezielle Kalenderwoche haben und von einem speziellen Ort abgehen. Die zeitliche Lage der Abfahrt und Ankunft wäre egal. </text:p>
          </text:section>
          <text:p text:style-name="P15">K </text:p>
          <text:p text:style-name="P15">Kopie von „Coding-Assistent“ </text:p>
          <text:p text:style-name="P10">Benutzerdefiniertes Gem</text:p>
          <text:p text:style-name="P10">Gedankengang anzeigen</text:p>
          <text:section text:style-name="Sect2" text:name="model-response-message-contentr_a7bfe9c92eb01684">
            <text:p text:style-name="P13">Verstanden, das ist eine sehr sinnvolle und spezifische Anforderung für die spätere Konfliktlösung! Wir brauchen also einen Endpunkt, der Slots nach folgenden Kriterien filtert:</text:p>
            <text:list text:style-name="L48">
              <text:list-item>
                <text:p text:style-name="P124"><text:span text:style-name="Strong_20_Emphasis">Keine zugewiesenen Anfragen:</text:span> Der Slot ist noch "frei". </text:p>
              </text:list-item>
              <text:list-item>
                <text:p text:style-name="P124"><text:span text:style-name="Strong_20_Emphasis">Zugehörigkeit zu einem bestimmten Kapazitätstopf.</text:span> </text:p>
              </text:list-item>
              <text:list-item>
                <text:p text:style-name="P124"><text:span text:style-name="Strong_20_Emphasis">Spezifische Verkehrsart.</text:span> </text:p>
              </text:list-item>
              <text:list-item>
                <text:p text:style-name="P124"><text:span text:style-name="Strong_20_Emphasis">Spezifischer Verkehrstag.</text:span> </text:p>
              </text:list-item>
              <text:list-item>
                <text:p text:style-name="P124"><text:span text:style-name="Strong_20_Emphasis">Spezifische Kalenderwoche.</text:span> </text:p>
              </text:list-item>
              <text:list-item>
                <text:p text:style-name="P124"><text:span text:style-name="Strong_20_Emphasis">Abgang von einem spezifischen Ort (</text:span><text:span text:style-name="Strong_20_Emphasis"><text:span text:style-name="Source_20_Text">von</text:span></text:span><text:span text:style-name="Strong_20_Emphasis">).</text:span> </text:p>
              </text:list-item>
              <text:list-item>
                <text:p text:style-name="P125">Die genaue Abfahrts- und Ankunftszeit spielen für diese Suche keine Rolle. </text:p>
              </text:list-item>
            </text:list>
            <text:p text:style-name="P11">Um das Kriterium "Keine zugewiesenen Anfragen" effizient abfragen zu können, ist es am besten, wenn das <text:span text:style-name="Source_20_Text">Slot</text:span>-Modell eine Referenz auf die ihm zugewiesenen Anfragen speichert.</text:p>
            <text:p text:style-name="P11"><text:span text:style-name="Strong_20_Emphasis">Schritt 1: </text:span><text:span text:style-name="Strong_20_Emphasis"><text:span text:style-name="Source_20_Text">Slot</text:span></text:span><text:span text:style-name="Strong_20_Emphasis">-Modell anpassen (</text:span><text:span text:style-name="Strong_20_Emphasis"><text:span text:style-name="Source_20_Text">models/Slot.js</text:span></text:span><text:span text:style-name="Strong_20_Emphasis">)</text:span></text:p>
            <text:p text:style-name="P11">Wir fügen dem <text:span text:style-name="Source_20_Text">slotSchema</text:span> ein neues Feld <text:span text:style-name="Source_20_Text">zugewieseneAnfragen</text:span> hinzu.</text:p>
            <text:p text:style-name="P13">JavaScript</text:p>
            <text:p text:style-name="P24"><text:span text:style-name="Source_20_Text">// models/Slot.js</text:span></text:p>
            <text:p text:style-name="P24"><text:span text:style-name="Source_20_Text">const mongoose = require('mongoose');</text:span></text:p>
            <text:p text:style-name="P24"><text:soft-page-break/><text:span text:style-name="Source_20_Text">const Schema = mongoose.Schema;</text:span></text:p>
            <text:p text:style-name="P24"/>
            <text:p text:style-name="P24"><text:span text:style-name="Source_20_Text">const slotSchema = new Schema({</text:span></text:p>
            <text:p text:style-name="P24"><text:span text:style-name="Source_20_Text"><text:s text:c="4"/>SlotID_Sprechend: { type: String, unique: true, sparse: true, index: true },</text:span></text:p>
            <text:p text:style-name="P24"><text:span text:style-name="Source_20_Text"><text:s text:c="4"/>von: { type: String, required: true, index: true },</text:span></text:p>
            <text:p text:style-name="P24"><text:span text:style-name="Source_20_Text"><text:s text:c="4"/>bis: { type: String, required: true, index: true },</text:span></text:p>
            <text:p text:style-name="P24"><text:span text:style-name="Source_20_Text"><text:s text:c="4"/>Abfahrt: {</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Ankunft: {</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Verkehrstag: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 'So', 'Mo', 'Di', 'Mi', 'Do', 'Fr', 'Sa+So', 'täglich', 'Werktag', 'Feiertag']</text:span></text:p>
            <text:p text:style-name="P24"><text:span text:style-name="Source_20_Text"><text:s text:c="4"/>},</text:span></text:p>
            <text:p text:style-name="P24"><text:span text:style-name="Source_20_Text"><text:s text:c="4"/>Kalenderwoche: { type: String, required: true, index: true },</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4"/>},</text:span></text:p>
            <text:p text:style-name="P24"><text:span text:style-name="Source_20_Text"><text:s text:c="4"/>KapazitaetstopfReferenzen: [{ type: Schema.Types.ObjectId, ref: 'Kapazitaetstopf' }],</text:span></text:p>
            <text:p text:style-name="P24"><text:span text:style-name="Source_20_Text"><text:s text:c="4"/>// NEUES FELD: Speichert die IDs der Anfragen, die diesem Slot zugewiesen wurden</text:span></text:p>
            <text:p text:style-name="P24"><text:span text:style-name="Source_20_Text"><text:s text:c="4"/>zugewieseneAnfragen: [{ type: Schema.Types.ObjectId, ref: 'Anfrage', default: [] }]</text:span></text:p>
            <text:p text:style-name="P24"><text:span text:style-name="Source_20_Text">}, { timestamps: true });</text:span></text:p>
            <text:p text:style-name="P24"/>
            <text:p text:style-name="P24"><text:span text:style-name="Source_20_Text">// Pre-save Hook zur Generierung der SlotID_Sprechend (bleibt unverändert)</text:span></text:p>
            <text:p text:style-name="P24"><text:span text:style-name="Source_20_Text">slotSchema.pre('save', function(next) {</text:span></text:p>
            <text:p text:style-name="P24"><text:span text:style-name="Source_20_Text"><text:s text:c="4"/>if (this.isModified('von') || this.isModified('bis') || this.isModified('Abfahrt') || this.isModified('Verkehrstag') || this.isModified('Kalenderwoche') || !this.SlotID_Sprechend) {</text:span></text:p>
            <text:p text:style-name="P24"><text:span text:style-name="Source_20_Text"><text:s text:c="8"/>const abfahrtStunde = String(this.Abfahrt.stunde).padStart(2, '0');</text:span></text:p>
            <text:p text:style-name="P24"><text:span text:style-name="Source_20_Text"><text:s text:c="8"/>const abfahrtMinute = String(this.Abfahrt.minute).padStart(2, '0');</text:span></text:p>
            <text:p text:style-name="P24"><text:span text:style-name="Source_20_Text"><text:s text:c="8"/>// Stellt sicher, dass keine undefinierten Werte in die ID gelangen, falls Felder optional wären (hier sind sie required)</text:span></text:p>
            <text:p text:style-name="P24"><text:soft-page-break/><text:span text:style-name="Source_20_Text"><text:s text:c="8"/>this.SlotID_Sprechend = `${this.Kalenderwoche || 'KWXX'}-${this.Verkehrstag || 'TAG'}-${this.von || 'VON'}-${this.bis || 'BIS'}-${abfahrtStunde}${abfahrtMinute}-${this.Verkehrsart || 'VA'}`;</text:span></text:p>
            <text:p text:style-name="P24"><text:span text:style-name="Source_20_Text"><text:s text:c="4"/>}</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Slot', slotSchema);</text:span></text:p>
            <text:p text:style-name="P11"><text:span text:style-name="Emphasis">Änderung</text:span>: Das Feld <text:span text:style-name="Source_20_Text">zugewieseneAnfragen</text:span> wurde hinzugefügt. Der <text:span text:style-name="Source_20_Text">default: []</text:span> stellt sicher, dass es immer ein leeres Array ist, wenn keine Anfragen zugewiesen sind, was die Abfrage vereinfacht.</text:p>
            <text:p text:style-name="P11"><text:span text:style-name="Strong_20_Emphasis">Schritt 2: Route definieren (</text:span><text:span text:style-name="Strong_20_Emphasis"><text:span text:style-name="Source_20_Text">routes/slotRoutes.js</text:span></text:span><text:span text:style-name="Strong_20_Emphasis">)</text:span></text:p>
            <text:p text:style-name="P11">Wir fügen eine neue Route für diese spezielle Abfrage hinzu. Ein aussagekräftiger Pfad wäre hier nützlich, z.B. <text:span text:style-name="Source_20_Text">/api/slots/konflikt-alternativen</text:span>.</text:p>
            <text:p text:style-name="P13">JavaScript</text:p>
            <text:p text:style-name="P24"><text:span text:style-name="Source_20_Text">// slot-buchungs-app/routes/slot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slotController = require('../controllers/slotController');</text:span></text:p>
            <text:p text:style-name="P24"/>
            <text:p text:style-name="P24"><text:span text:style-name="Source_20_Text">router.post('/', slotController.createSlot);</text:span></text:p>
            <text:p text:style-name="P24"><text:span text:style-name="Source_20_Text">router.get('/', slotController.getAllSlots);</text:span></text:p>
            <text:p text:style-name="P24"/>
            <text:p text:style-name="P24"><text:span text:style-name="Source_20_Text">// NEUE ROUTE für die spezielle Abfrage</text:span></text:p>
            <text:p text:style-name="P24"><text:span text:style-name="Source_20_Text">// @route <text:s text:c="2"/>GET /api/slots/konflikt-alternativen</text:span></text:p>
            <text:p text:style-name="P24"><text:span text:style-name="Source_20_Text">// @desc <text:s text:c="3"/>Sucht freie Slots für die Konfliktlösung basierend auf spezifischen Kriterien</text:span></text:p>
            <text:p text:style-name="P24"><text:span text:style-name="Source_20_Text">// @access <text:s/>Admin/System (angenommen)</text:span></text:p>
            <text:p text:style-name="P24"><text:span text:style-name="Source_20_Text">router.get('/konflikt-alternativen', slotController.getKonfliktAlternativenSlots);</text:span></text:p>
            <text:p text:style-name="P24"/>
            <text:p text:style-name="P24"><text:span text:style-name="Source_20_Text">router.get('/:slotId', slotController.getSlotById);</text:span></text:p>
            <text:p text:style-name="P24"/>
            <text:p text:style-name="P25"><text:span text:style-name="Source_20_Text">module.exports = router;</text:span></text:p>
            <text:p text:style-name="P11"><text:span text:style-name="Strong_20_Emphasis">Schritt 3: Controller-Funktion erstellen (</text:span><text:span text:style-name="Strong_20_Emphasis"><text:span text:style-name="Source_20_Text">controllers/slotController.js</text:span></text:span><text:span text:style-name="Strong_20_Emphasis">)</text:span></text:p>
            <text:p text:style-name="P11">Füge die neue Funktion <text:span text:style-name="Source_20_Text">getKonfliktAlternativenSlots</text:span> zum <text:span text:style-name="Source_20_Text">slotController.js</text:span> hinzu:</text:p>
            <text:p text:style-name="P13">JavaScript</text:p>
            <text:p text:style-name="P24"><text:span text:style-name="Source_20_Text">// slot-buchungs-app/controllers/slotController.js</text:span></text:p>
            <text:p text:style-name="P24"><text:span text:style-name="Source_20_Text">const mongoose = require('mongoose');</text:span></text:p>
            <text:p text:style-name="P24"><text:soft-page-break/><text:span text:style-name="Source_20_Text">const Slot = require('../models/Slot');</text:span></text:p>
            <text:p text:style-name="P24"/>
            <text:p text:style-name="P24"><text:span text:style-name="Source_20_Text">// ... (createSlot, getAllSlots, getSlotById bleiben bestehen) ...</text:span></text:p>
            <text:p text:style-name="P24"/>
            <text:p text:style-name="P24"><text:span text:style-name="Source_20_Text">// @desc <text:s text:c="3"/>Sucht freie Slots für die Konfliktlösung</text:span></text:p>
            <text:p text:style-name="P24"><text:span text:style-name="Source_20_Text">// @route <text:s text:c="2"/>GET /api/slots/konflikt-alternativen</text:span></text:p>
            <text:p text:style-name="P24"><text:span text:style-name="Source_20_Text">// @query <text:s text:c="2"/>kapazitaetstopfId, verkehrsart, verkehrstag, kalenderwoche, vonOrt</text:span></text:p>
            <text:p text:style-name="P24"><text:span text:style-name="Source_20_Text">exports.getKonfliktAlternativenSlots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kapazitaetstopfId, // Erwartet eine ObjectId als String</text:span></text:p>
            <text:p text:style-name="P24"><text:span text:style-name="Source_20_Text"><text:s text:c="12"/>verkehrsart,</text:span></text:p>
            <text:p text:style-name="P24"><text:span text:style-name="Source_20_Text"><text:s text:c="12"/>verkehrstag,</text:span></text:p>
            <text:p text:style-name="P24"><text:span text:style-name="Source_20_Text"><text:s text:c="12"/>kalenderwoche,</text:span></text:p>
            <text:p text:style-name="P24"><text:span text:style-name="Source_20_Text"><text:s text:c="12"/>vonOrt</text:span></text:p>
            <text:p text:style-name="P24"><text:span text:style-name="Source_20_Text"><text:s text:c="8"/>} = req.query;</text:span></text:p>
            <text:p text:style-name="P24"/>
            <text:p text:style-name="P24"><text:span text:style-name="Source_20_Text"><text:s text:c="8"/>// Validierung der Pflicht-Query-Parameter für diese spezielle Suche</text:span></text:p>
            <text:p text:style-name="P24"><text:span text:style-name="Source_20_Text"><text:s text:c="8"/>if (!kapazitaetstopfId || !verkehrsart || !verkehrstag || !kalenderwoche || !vonOrt) {</text:span></text:p>
            <text:p text:style-name="P24"><text:span text:style-name="Source_20_Text"><text:s text:c="12"/>return res.status(400).json({</text:span></text:p>
            <text:p text:style-name="P24"><text:span text:style-name="Source_20_Text"><text:s text:c="16"/>message: 'Bitte alle erforderlichen Suchparameter angeben: kapazitaetstopfId, verkehrsart, verkehrstag, kalenderwoche, vonOrt.'</text:span></text:p>
            <text:p text:style-name="P24"><text:span text:style-name="Source_20_Text"><text:s text:c="12"/>});</text:span></text:p>
            <text:p text:style-name="P24"><text:span text:style-name="Source_20_Text"><text:s text:c="8"/>}</text:span></text:p>
            <text:p text:style-name="P24"/>
            <text:p text:style-name="P24"><text:span text:style-name="Source_20_Text"><text:s text:c="8"/>// Aufbau des Filterobjekts</text:span></text:p>
            <text:p text:style-name="P24"><text:span text:style-name="Source_20_Text"><text:s text:c="8"/>const filterConditions = {</text:span></text:p>
            <text:p text:style-name="P24"><text:span text:style-name="Source_20_Text"><text:s text:c="12"/>zugewieseneAnfragen: { $size: 0 }, // Kriterium 1: Liste der Anfragen ist leer</text:span></text:p>
            <text:p text:style-name="P24"><text:span text:style-name="Source_20_Text"><text:s text:c="12"/>KapazitaetstopfReferenzen: kapazitaetstopfId, // Kriterium 2: Liegt im Kapazitätstopf</text:span></text:p>
            <text:p text:style-name="P24"><text:span text:style-name="Source_20_Text"><text:s text:c="12"/>Verkehrsart: verkehrsart, // Kriterium 3</text:span></text:p>
            <text:p text:style-name="P24"><text:span text:style-name="Source_20_Text"><text:s text:c="12"/>Verkehrstag: verkehrstag, // Kriterium 4</text:span></text:p>
            <text:p text:style-name="P24"><text:span text:style-name="Source_20_Text"><text:s text:c="12"/>Kalenderwoche: kalenderwoche, // Kriterium 5</text:span></text:p>
            <text:p text:style-name="P24"><text:span text:style-name="Source_20_Text"><text:s text:c="12"/>von: vonOrt // Kriterium 6</text:span></text:p>
            <text:p text:style-name="P24"><text:span text:style-name="Source_20_Text"><text:s text:c="12"/>// Abfahrt und Ankunft werden nicht gefiltert</text:span></text:p>
            <text:p text:style-name="P24"><text:span text:style-name="Source_20_Text"><text:s text:c="8"/>};</text:span></text:p>
            <text:p text:style-name="P24"/>
            <text:p text:style-name="P24"><text:span text:style-name="Source_20_Text"><text:s text:c="8"/>const alternativeSlots = await Slot.find(filterConditions)</text:span></text:p>
            <text:p text:style-name="P24"><text:span text:style-name="Source_20_Text"><text:s text:c="43"/>.sort({ 'Abfahrt.stunde': 1, 'Abfahrt.minute': 1 }); // Sortierung nach Abfahrtszeit als Standard</text:span></text:p>
            <text:p text:style-name="P24"/>
            <text:p text:style-name="P24"><text:span text:style-name="Source_20_Text"><text:s text:c="8"/>if (alternativeSlots.length === 0) {</text:span></text:p>
            <text:p text:style-name="P24"><text:span text:style-name="Source_20_Text"><text:s text:c="12"/>return res.status(404).json({</text:span></text:p>
            <text:p text:style-name="P24"><text:soft-page-break/><text:span text:style-name="Source_20_Text"><text:s text:c="16"/>message: 'Keine passenden alternativen Slots für die angegebenen Kriterien gefunden.',</text:span></text:p>
            <text:p text:style-name="P24"><text:span text:style-name="Source_20_Text"><text:s text:c="16"/>data: []</text:span></text:p>
            <text:p text:style-name="P24"><text:span text:style-name="Source_20_Text"><text:s text:c="12"/>});</text:span></text:p>
            <text:p text:style-name="P24"><text:span text:style-name="Source_20_Text"><text:s text:c="8"/>}</text:span></text:p>
            <text:p text:style-name="P24"/>
            <text:p text:style-name="P24"><text:span text:style-name="Source_20_Text"><text:s text:c="8"/>res.status(200).json({</text:span></text:p>
            <text:p text:style-name="P24"><text:span text:style-name="Source_20_Text"><text:s text:c="12"/>message: 'Alternative Slots erfolgreich abgerufen.',</text:span></text:p>
            <text:p text:style-name="P24"><text:span text:style-name="Source_20_Text"><text:s text:c="12"/>count: alternativeSlots.length,</text:span></text:p>
            <text:p text:style-name="P24"><text:span text:style-name="Source_20_Text"><text:s text:c="12"/>data: alternativeSlots</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 der Suche nach Konflikt-Alternativ-Slots:', error);</text:span></text:p>
            <text:p text:style-name="P24"><text:span text:style-name="Source_20_Text"><text:s text:c="8"/>if (error.name === 'CastError' &amp;&amp; error.path === 'KapazitaetstopfReferenzen') {</text:span></text:p>
            <text:p text:style-name="P24"><text:span text:style-name="Source_20_Text"><text:s text:c="13"/>// Spezieller Fehler, falls kapazitaetstopfId kein gültiges ObjectId-Format hat</text:span></text:p>
            <text:p text:style-name="P24"><text:span text:style-name="Source_20_Text"><text:s text:c="12"/>return res.status(400).json({ message: 'Ungültiges Format für kapazitaetstopfId.' });</text:span></text:p>
            <text:p text:style-name="P24"><text:span text:style-name="Source_20_Text"><text:s text:c="8"/>}</text:span></text:p>
            <text:p text:style-name="P24"><text:span text:style-name="Source_20_Text"><text:s text:c="8"/>res.status(500).json({ message: 'Serverfehler bei der Suche nach alternativen Slots.'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getKonfliktAlternativenSlots</text:span></text:span><text:span text:style-name="Strong_20_Emphasis">-Funktion:</text:span></text:p>
            <text:list text:style-name="L49">
              <text:list-item>
                <text:p text:style-name="P126"><text:span text:style-name="Strong_20_Emphasis">Query-Parameter:</text:span> Die Funktion erwartet <text:span text:style-name="Source_20_Text">kapazitaetstopfId</text:span>, <text:span text:style-name="Source_20_Text">verkehrsart</text:span>, <text:span text:style-name="Source_20_Text">verkehrstag</text:span>, <text:span text:style-name="Source_20_Text">kalenderwoche</text:span> und <text:span text:style-name="Source_20_Text">vonOrt</text:span> als Query-Parameter in der URL (z.B. <text:span text:style-name="Source_20_Text">/api/slots/konflikt-alternativen?kapazitaetstopfId=xxxxx&amp;verkehrsart=SPFV&amp;...</text:span>). </text:p>
              </text:list-item>
              <text:list-item>
                <text:p text:style-name="P126"><text:span text:style-name="Strong_20_Emphasis">Validierung:</text:span> Es wird geprüft, ob alle diese Parameter vorhanden sind. </text:p>
              </text:list-item>
              <text:list-item>
                <text:p text:style-name="P126"><text:span text:style-name="Strong_20_Emphasis">Filterbedingungen (</text:span><text:span text:style-name="Strong_20_Emphasis"><text:span text:style-name="Source_20_Text">filterConditions</text:span></text:span><text:span text:style-name="Strong_20_Emphasis">):</text:span> </text:p>
                <text:list>
                  <text:list-item>
                    <text:p text:style-name="P126"><text:span text:style-name="Source_20_Text">zugewieseneAnfragen: { $size: 0 }</text:span>: Stellt sicher, dass das Array <text:span text:style-name="Source_20_Text">zugewieseneAnfragen</text:span> leer ist. </text:p>
                  </text:list-item>
                  <text:list-item>
                    <text:p text:style-name="P126"><text:span text:style-name="Source_20_Text">KapazitaetstopfReferenzen: kapazitaetstopfId</text:span>: Prüft, ob die angegebene <text:span text:style-name="Source_20_Text">kapazitaetstopfId</text:span> im Array <text:span text:style-name="Source_20_Text">KapazitaetstopfReferenzen</text:span> des Slots enthalten ist. </text:p>
                  </text:list-item>
                  <text:list-item>
                    <text:p text:style-name="P126">Die anderen Kriterien (<text:span text:style-name="Source_20_Text">Verkehrsart</text:span>, <text:span text:style-name="Source_20_Text">Verkehrstag</text:span>, <text:span text:style-name="Source_20_Text">Kalenderwoche</text:span>, <text:span text:style-name="Source_20_Text">von</text:span>) werden direkt abgeglichen. </text:p>
                  </text:list-item>
                </text:list>
              </text:list-item>
              <text:list-item>
                <text:p text:style-name="P126"><text:span text:style-name="Strong_20_Emphasis">Datenbankabfrage:</text:span> <text:span text:style-name="Source_20_Text">Slot.find(filterConditions)</text:span> führt die Suche durch. Die Ergebnisse werden standardmäßig nach Abfahrtszeit sortiert. </text:p>
              </text:list-item>
              <text:list-item>
                <text:p text:style-name="P127"><text:soft-page-break/><text:span text:style-name="Strong_20_Emphasis">Antwort:</text:span> Gibt die gefundenen Slots oder eine 404-Meldung zurück, falls keine Slots den Kriterien entsprechen. Eine spezifische Fehlermeldung für ein ungültiges <text:span text:style-name="Source_20_Text">kapazitaetstopfId</text:span>-Format wurde hinzugefügt. </text:p>
              </text:list-item>
            </text:list>
            <text:p text:style-name="P11">Mit diesen Änderungen haben wir jetzt einen dedizierten Endpunkt, der genau die Slots liefert, die du für die Konfliktlösung benötigst.</text:p>
            <text:p text:style-name="P11">Sollen wir nun mit den <text:span text:style-name="Source_20_Text">PUT</text:span>- und <text:span text:style-name="Source_20_Text">DELETE</text:span>-Operationen für Slots weitermachen oder gibt es andere Aspekte, die du zuerst angehen möchtest?</text:p>
          </text:section>
          <text:p text:style-name="P10"> Quellen</text:p>
          <text:section text:style-name="Sect1" text:name="feedback-form-18">
            <text:p text:style-name="P15"/>
          </text:section>
        </text:section>
        <text:section text:style-name="Sect1" text:name="f59e399e4dd0f9f6">
          <text:p text:style-name="P13"/>
          <text:section text:style-name="Sect1" text:name="user-query-content-19">
            <text:p text:style-name="P14">das Slot-Modell hat doch bereits die ListeDerAnfragen, das dafür vorgesehen ist, alle Anfragen, die diesen Slot nutzen wollen, zu sammeln. Können wir diese Liste nutzen und sie ind zugewieseneAnfragen umbenennen? </text:p>
          </text:section>
          <text:p text:style-name="P15">K </text:p>
          <text:p text:style-name="P15">Kopie von „Coding-Assistent“ </text:p>
          <text:p text:style-name="P10">Benutzerdefiniertes Gem</text:p>
          <text:p text:style-name="P10">Gedankengang anzeigen</text:p>
          <text:section text:style-name="Sect2" text:name="model-response-message-contentr_f59e399e4dd0f9f6">
            <text:p text:style-name="P13">Du hast völlig Recht, das ist ein wichtiger Punkt zur Klärung der Benennung und Funktionalität!</text:p>
            <text:p text:style-name="P11">In meiner vorherigen Antwort, als ich den Endpunkt <text:span text:style-name="Source_20_Text">/api/slots/konflikt-alternativen</text:span> vorgestellt habe, hatte ich tatsächlich ein neues Feld namens <text:span text:style-name="Source_20_Text">zugewieseneAnfragen</text:span> in das <text:span text:style-name="Source_20_Text">Slot</text:span>-Modell eingefügt. Die Absicht dahinter war genau die, die du beschreibst: eine Liste der Anfragen zu speichern, die diesem spezifischen Slot (最终) zugeordnet sind.</text:p>
            <text:p text:style-name="P11">Hier ist der Ausschnitt aus dem <text:span text:style-name="Source_20_Text">Slot</text:span>-Modell, den ich in der vorherigen Antwort gezeigt hatte:</text:p>
            <text:p text:style-name="P13">JavaScript</text:p>
            <text:p text:style-name="P24"><text:span text:style-name="Source_20_Text">// models/Slot.js</text:span></text:p>
            <text:p text:style-name="P24"><text:span text:style-name="Source_20_Text">// ... andere Felder ...</text:span></text:p>
            <text:p text:style-name="P24"><text:span text:style-name="Source_20_Text"><text:s text:c="4"/>KapazitaetstopfReferenzen: [{ type: Schema.Types.ObjectId, ref: 'Kapazitaetstopf' }],</text:span></text:p>
            <text:p text:style-name="P24"><text:span text:style-name="Source_20_Text"><text:s text:c="4"/>// NEUES FELD: Speichert die IDs der Anfragen, die diesem Slot zugewiesen wurden</text:span></text:p>
            <text:p text:style-name="P24"><text:span text:style-name="Source_20_Text"><text:s text:c="4"/>zugewieseneAnfragen: [{ type: Schema.Types.ObjectId, ref: 'Anfrage', default: [] }]</text:span></text:p>
            <text:p text:style-name="P25"><text:span text:style-name="Source_20_Text">// ... timestamps und Hook ...</text:span></text:p>
            <text:p text:style-name="P11"><text:soft-page-break/>Die Logik in der Funktion <text:span text:style-name="Source_20_Text">getKonfliktAlternativenSlots</text:span> verwendet dann genau dieses Feld mit der Bedingung <text:span text:style-name="Source_20_Text">zugewieseneAnfragen: { $size: 0 }</text:span>, um Slots zu finden, bei denen diese Liste leer ist – also Slots, denen noch keine Anfragen fest zugewiesen wurden.</text:p>
            <text:p text:style-name="P11"><text:span text:style-name="Strong_20_Emphasis">Meine Frage an dich wäre:</text:span></text:p>
            <text:list text:style-name="L50">
              <text:list-item>
                <text:p text:style-name="P128">Ist der Name <text:span text:style-name="Strong_20_Emphasis"><text:span text:style-name="Source_20_Text">zugewieseneAnfragen</text:span></text:span> für dieses Feld in Ordnung für dich? Es ist ein deutsches Wort und passt zu anderen Feldnamen wie <text:span text:style-name="Source_20_Text">AnfrageID_Sprechend</text:span> oder <text:span text:style-name="Source_20_Text">Kalenderwoche</text:span>. </text:p>
              </text:list-item>
              <text:list-item>
                <text:p text:style-name="P129">Oder bevorzugst du den von dir genannten Namen <text:span text:style-name="Strong_20_Emphasis"><text:span text:style-name="Source_20_Text">ListeDerAnfragen</text:span></text:span> oder eine andere Variante? Inhaltlich zielen beide Namen auf dasselbe ab: eine Verbindung vom Slot zu den Anfragen herzustellen. <text:span text:style-name="Source_20_Text">zugewieseneAnfragen</text:span> ist vielleicht etwas spezifischer, da es impliziert, dass die Zuweisung bereits erfolgt ist, was für die Suche nach "freien" Slots relevant ist. </text:p>
              </text:list-item>
            </text:list>
            <text:p text:style-name="P11">Wenn du <text:span text:style-name="Source_20_Text">zugewieseneAnfragen</text:span> für passend hältst, dann haben wir das bereits korrekt im Modell und in der Abfrage berücksichtigt. Wenn du einen anderen Namen bevorzugst, können wir das Feld im <text:span text:style-name="Source_20_Text">Slot</text:span>-Modell und in der entsprechenden Abfrage einfach umbenennen.</text:p>
            <text:p text:style-name="P11">Lass mich wissen, wie du hier verfahren möchtest! Die Funktionalität, nach Slots mit einer leeren Liste von (zugewiesenen) Anfragen zu suchen, ist auf jeden Fall durch die letzte Anpassung abgedeckt.</text:p>
          </text:section>
          <text:section text:style-name="Sect1" text:name="feedback-form-19">
            <text:p text:style-name="P15"/>
          </text:section>
        </text:section>
        <text:section text:style-name="Sect1" text:name="b701f14e6d76ee90">
          <text:p text:style-name="P13"/>
          <text:section text:style-name="Sect1" text:name="user-query-content-20">
            <text:p text:style-name="P14">ja wir bleiben bei zugewieseneAnfragen und können weitermachen </text:p>
          </text:section>
          <text:p text:style-name="P15">K </text:p>
          <text:p text:style-name="P15">Kopie von „Coding-Assistent“ </text:p>
          <text:p text:style-name="P10">Benutzerdefiniertes Gem</text:p>
          <text:p text:style-name="P10">Gedankengang anzeigen</text:p>
          <text:section text:style-name="Sect2" text:name="model-response-message-contentr_b701f14e6d76ee90">
            <text:p text:style-name="P13">Wunderbar, dann ist <text:span text:style-name="Source_20_Text">zugewieseneAnfragen</text:span> der festgelegte Feldname, und wir können weitermachen!</text:p>
            <text:p text:style-name="P11">Als Nächstes implementieren wir die Endpunkte zum Aktualisieren und Löschen von Slots. Beginnen wir mit dem Aktualisieren:</text:p>
            <text:p text:style-name="P11"><text:span text:style-name="Strong_20_Emphasis"><text:span text:style-name="Source_20_Text">PUT /api/slots/:slotId</text:span></text:span><text:span text:style-name="Strong_20_Emphasis"> (Einen Slot aktualisieren)</text:span></text:p>
            <text:p text:style-name="P11">Dieser Endpunkt ermöglicht es Administratoren, die Eigenschaften eines bestehenden Slots zu ändern.</text:p>
            <text:p text:style-name="P11"><text:soft-page-break/><text:span text:style-name="Strong_20_Emphasis">Wichtige Überlegung bei Updates:</text:span> Das Feld <text:span text:style-name="Source_20_Text">SlotID_Sprechend</text:span> wird durch den <text:span text:style-name="Source_20_Text">pre-save</text:span>-Hook im <text:span text:style-name="Source_20_Text">Slot</text:span>-Modell dynamisch aus anderen Feldern wie <text:span text:style-name="Source_20_Text">von</text:span>, <text:span text:style-name="Source_20_Text">bis</text:span>, <text:span text:style-name="Source_20_Text">Abfahrt</text:span>, <text:span text:style-name="Source_20_Text">Verkehrstag</text:span>, <text:span text:style-name="Source_20_Text">Kalenderwoche</text:span> und <text:span text:style-name="Source_20_Text">Verkehrsart</text:span> generiert. Das bedeutet: <text:span text:style-name="Strong_20_Emphasis">Wenn eines dieser definierenden Felder geändert wird, ändert sich auch die </text:span><text:span text:style-name="Strong_20_Emphasis"><text:span text:style-name="Source_20_Text">SlotID_Sprechend</text:span></text:span><text:span text:style-name="Strong_20_Emphasis">.</text:span> Dies ist ein wichtiges Verhalten, das bei der Nutzung der API bedacht werden muss, da sich die "Primär-ID" des Slots ändern kann.</text:p>
            <text:p text:style-name="P11">Die Felder, die wir für ein Update über diesen Endpunkt zulassen könnten, sind:</text:p>
            <text:list text:style-name="L51">
              <text:list-item>
                <text:p text:style-name="P130"><text:span text:style-name="Source_20_Text">von</text:span>, <text:span text:style-name="Source_20_Text">bis</text:span> </text:p>
              </text:list-item>
              <text:list-item>
                <text:p text:style-name="P130"><text:span text:style-name="Source_20_Text">Abfahrt</text:span>, <text:span text:style-name="Source_20_Text">Ankunft</text:span> (mit Validierung, dass Ankunft &gt; Abfahrt) </text:p>
              </text:list-item>
              <text:list-item>
                <text:p text:style-name="P130"><text:span text:style-name="Source_20_Text">Verkehrstag</text:span> </text:p>
              </text:list-item>
              <text:list-item>
                <text:p text:style-name="P130"><text:span text:style-name="Source_20_Text">Kalenderwoche</text:span> </text:p>
              </text:list-item>
              <text:list-item>
                <text:p text:style-name="P130"><text:span text:style-name="Source_20_Text">Verkehrsart</text:span> </text:p>
              </text:list-item>
              <text:list-item>
                <text:p text:style-name="P131"><text:span text:style-name="Source_20_Text">KapazitaetstopfReferenzen</text:span> (z.B. um einen Slot einem anderen Topf zuzuordnen) </text:p>
              </text:list-item>
            </text:list>
            <text:p text:style-name="P11">Das Feld <text:span text:style-name="Source_20_Text">zugewieseneAnfragen</text:span> sollte typischerweise nicht direkt über diesen allgemeinen Update-Endpunkt geändert werden, da dies eher das Ergebnis eines Zuweisungsprozesses ist.</text:p>
            <text:p text:style-name="P11"><text:span text:style-name="Strong_20_Emphasis">Schritt 1: Route definieren (</text:span><text:span text:style-name="Strong_20_Emphasis"><text:span text:style-name="Source_20_Text">routes/slotRoutes.js</text:span></text:span><text:span text:style-name="Strong_20_Emphasis">)</text:span></text:p>
            <text:p text:style-name="P11">Füge die <text:span text:style-name="Source_20_Text">PUT</text:span>-Route in <text:span text:style-name="Source_20_Text">slot-buchungs-app/routes/slotRoutes.js</text:span> hinzu:</text:p>
            <text:p text:style-name="P13">JavaScript</text:p>
            <text:p text:style-name="P24"><text:span text:style-name="Source_20_Text">// slot-buchungs-app/routes/slot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slotController = require('../controllers/slotController');</text:span></text:p>
            <text:p text:style-name="P24"/>
            <text:p text:style-name="P24"><text:span text:style-name="Source_20_Text">router.post('/', slotController.createSlot);</text:span></text:p>
            <text:p text:style-name="P24"><text:span text:style-name="Source_20_Text">router.get('/', slotController.getAllSlots);</text:span></text:p>
            <text:p text:style-name="P24"><text:span text:style-name="Source_20_Text">router.get('/konflikt-alternativen', slotController.getKonfliktAlternativenSlots);</text:span></text:p>
            <text:p text:style-name="P24"><text:span text:style-name="Source_20_Text">router.get('/:slotId', slotController.getSlotById);</text:span></text:p>
            <text:p text:style-name="P24"/>
            <text:p text:style-name="P24"><text:span text:style-name="Source_20_Text">// @route <text:s text:c="2"/>PUT /api/slots/:slotId</text:span></text:p>
            <text:p text:style-name="P24"><text:span text:style-name="Source_20_Text">// @desc <text:s text:c="3"/>Aktualisiert einen bestehenden Slot</text:span></text:p>
            <text:p text:style-name="P24"><text:span text:style-name="Source_20_Text">// @access <text:s/>Admin (angenommen)</text:span></text:p>
            <text:p text:style-name="P24"><text:span text:style-name="Source_20_Text">router.put('/:slotId', slotController.updateSlot); // &lt;-- NEU HINZUGEFÜGT</text:span></text:p>
            <text:p text:style-name="P24"/>
            <text:p text:style-name="P24"><text:span text:style-name="Source_20_Text">// router.delete('/:slotId', slotController.deleteSlot); // Kommt als Nächstes</text:span></text:p>
            <text:p text:style-name="P24"/>
            <text:p text:style-name="P25"><text:soft-page-break/><text:span text:style-name="Source_20_Text">module.exports = router;</text:span></text:p>
            <text:p text:style-name="P11"><text:span text:style-name="Strong_20_Emphasis">Schritt 2: Controller-Funktion erstellen (</text:span><text:span text:style-name="Strong_20_Emphasis"><text:span text:style-name="Source_20_Text">controllers/slotController.js</text:span></text:span><text:span text:style-name="Strong_20_Emphasis">)</text:span></text:p>
            <text:p text:style-name="P11">Füge die Funktion <text:span text:style-name="Source_20_Text">updateSlot</text:span> zum <text:span text:style-name="Source_20_Text">slotController.js</text:span> hinzu:</text:p>
            <text:p text:style-name="P13">JavaScript</text:p>
            <text:p text:style-name="P24"><text:span text:style-name="Source_20_Text">// slot-buchungs-app/controllers/slotController.js</text:span></text:p>
            <text:p text:style-name="P24"><text:span text:style-name="Source_20_Text">const mongoose = require('mongoose');</text:span></text:p>
            <text:p text:style-name="P24"><text:span text:style-name="Source_20_Text">const Slot = require('../models/Slot');</text:span></text:p>
            <text:p text:style-name="P24"/>
            <text:p text:style-name="P24"><text:span text:style-name="Source_20_Text">// ... (createSlot, getAllSlots, getSlotById, getKonfliktAlternativenSlots bleiben bestehen) ...</text:span></text:p>
            <text:p text:style-name="P24"/>
            <text:p text:style-name="P24"><text:span text:style-name="Source_20_Text">// @desc <text:s text:c="3"/>Aktualisiert einen bestehenden Slot</text:span></text:p>
            <text:p text:style-name="P24"><text:span text:style-name="Source_20_Text">// @route <text:s text:c="2"/>PUT /api/slots/:slotId</text:span></text:p>
            <text:p text:style-name="P24"><text:span text:style-name="Source_20_Text">exports.updateSlot = async (req, res) =&gt; {</text:span></text:p>
            <text:p text:style-name="P24"><text:span text:style-name="Source_20_Text"><text:s text:c="4"/>try {</text:span></text:p>
            <text:p text:style-name="P24"><text:span text:style-name="Source_20_Text"><text:s text:c="8"/>const slotIdParam = req.params.slotId;</text:span></text:p>
            <text:p text:style-name="P24"><text:span text:style-name="Source_20_Text"><text:s text:c="8"/></text:span></text:p>
            <text:p text:style-name="P24"><text:span text:style-name="Source_20_Text"><text:s text:c="8"/>let queryConditions = [{ SlotID_Sprechend: slotIdParam }];</text:span></text:p>
            <text:p text:style-name="P24"><text:span text:style-name="Source_20_Text"><text:s text:c="8"/>if (mongoose.Types.ObjectId.isValid(slotIdParam)) {</text:span></text:p>
            <text:p text:style-name="P24"><text:span text:style-name="Source_20_Text"><text:s text:c="12"/>queryConditions.push({ _id: slotIdParam });</text:span></text:p>
            <text:p text:style-name="P24"><text:span text:style-name="Source_20_Text"><text:s text:c="8"/>}</text:span></text:p>
            <text:p text:style-name="P24"><text:span text:style-name="Source_20_Text"><text:s text:c="8"/>let slot = await Slot.findOne({ $or: queryConditions });</text:span></text:p>
            <text:p text:style-name="P24"/>
            <text:p text:style-name="P24"><text:span text:style-name="Source_20_Text"><text:s text:c="8"/>if (!slot) {</text:span></text:p>
            <text:p text:style-name="P24"><text:span text:style-name="Source_20_Text"><text:s text:c="12"/>return res.status(404).json({ message: 'Slot nicht gefunden.' });</text:span></text:p>
            <text:p text:style-name="P24"><text:span text:style-name="Source_20_Text"><text:s text:c="8"/>}</text:span></text:p>
            <text:p text:style-name="P24"/>
            <text:p text:style-name="P24"><text:span text:style-name="Source_20_Text"><text:s text:c="8"/>// Definiere, welche Felder aktualisiert werden dürfen</text:span></text:p>
            <text:p text:style-name="P24"><text:span text:style-name="Source_20_Text"><text:s text:c="8"/>const allowedUpdates = [</text:span></text:p>
            <text:p text:style-name="P24"><text:span text:style-name="Source_20_Text"><text:s text:c="12"/>'von', 'bis', 'Abfahrt', 'Ankunft', 'Verkehrstag',</text:span></text:p>
            <text:p text:style-name="P24"><text:span text:style-name="Source_20_Text"><text:s text:c="12"/>'Kalenderwoche', 'Verkehrsart', 'KapazitaetstopfReferenzen'</text:span></text:p>
            <text:p text:style-name="P24"><text:span text:style-name="Source_20_Text"><text:s text:c="8"/>];</text:span></text:p>
            <text:p text:style-name="P24"><text:span text:style-name="Source_20_Text"><text:s text:c="8"/>const updates = req.body;</text:span></text:p>
            <text:p text:style-name="P24"><text:span text:style-name="Source_20_Text"><text:s text:c="8"/>let anfrageWurdeGeaendert = false; // Hier: Slot wurde geändert</text:span></text:p>
            <text:p text:style-name="P24"/>
            <text:p text:style-name="P24"><text:span text:style-name="Source_20_Text"><text:s text:c="8"/>for (const key in updates) {</text:span></text:p>
            <text:p text:style-name="P24"><text:span text:style-name="Source_20_Text"><text:s text:c="12"/>if (allowedUpdates.includes(key)) {</text:span></text:p>
            <text:p text:style-name="P24"><text:span text:style-name="Source_20_Text"><text:s text:c="16"/>// Besondere Behandlung für Abfahrt/Ankunft, da es Objekte sind</text:span></text:p>
            <text:p text:style-name="P24"><text:span text:style-name="Source_20_Text"><text:s text:c="16"/>if ((key === 'Abfahrt' || key === 'Ankunft') &amp;&amp; typeof updates[key] === 'object') {</text:span></text:p>
            <text:p text:style-name="P24"><text:soft-page-break/><text:span text:style-name="Source_20_Text"><text:s text:c="20"/>slot[key] = { ...slot[key], ...updates[key] }; // Merge, falls nur stunde oder minute geändert wird</text:span></text:p>
            <text:p text:style-name="P24"><text:span text:style-name="Source_20_Text"><text:s text:c="16"/>} else {</text:span></text:p>
            <text:p text:style-name="P24"><text:span text:style-name="Source_20_Text"><text:s text:c="20"/>slot[key] = updates[key];</text:span></text:p>
            <text:p text:style-name="P24"><text:span text:style-name="Source_20_Text"><text:s text:c="16"/>}</text:span></text:p>
            <text:p text:style-name="P24"><text:span text:style-name="Source_20_Text"><text:s text:c="16"/>slot.markModified(key); // Mongoose über die Änderung informieren</text:span></text:p>
            <text:p text:style-name="P24"><text:span text:style-name="Source_20_Text"><text:s text:c="16"/>anfrageWurdeGeaendert = true;</text:span></text:p>
            <text:p text:style-name="P24"><text:span text:style-name="Source_20_Text"><text:s text:c="12"/>}</text:span></text:p>
            <text:p text:style-name="P24"><text:span text:style-name="Source_20_Text"><text:s text:c="8"/>}</text:span></text:p>
            <text:p text:style-name="P24"><text:span text:style-name="Source_20_Text"><text:s text:c="8"/></text:span></text:p>
            <text:p text:style-name="P24"><text:span text:style-name="Source_20_Text"><text:s text:c="8"/>if (!anfrageWurdeGeaendert &amp;&amp; Object.keys(updates).length &gt; 0) {</text:span></text:p>
            <text:p text:style-name="P24"><text:span text:style-name="Source_20_Text"><text:s text:c="13"/>return res.status(400).json({ message: 'Keine erlaubten Felder für das Update angegeben oder keine Änderungen vorgenommen.' });</text:span></text:p>
            <text:p text:style-name="P24"><text:span text:style-name="Source_20_Text"><text:s text:c="8"/>}</text:span></text:p>
            <text:p text:style-name="P24"><text:span text:style-name="Source_20_Text"><text:s text:c="8"/>if (!anfrageWurdeGeaendert &amp;&amp; Object.keys(updates).length === 0){</text:span></text:p>
            <text:p text:style-name="P24"><text:span text:style-name="Source_20_Text"><text:s text:c="13"/>return res.status(400).json({ message: 'Keine Update-Daten gesendet.' });</text:span></text:p>
            <text:p text:style-name="P24"><text:span text:style-name="Source_20_Text"><text:s text:c="8"/>}</text:span></text:p>
            <text:p text:style-name="P24"/>
            <text:p text:style-name="P24"/>
            <text:p text:style-name="P24"><text:span text:style-name="Source_20_Text"><text:s text:c="8"/>// Validierung: Ankunftszeit muss nach Abfahrtszeit liegen (am selben Tag)</text:span></text:p>
            <text:p text:style-name="P24"><text:span text:style-name="Source_20_Text"><text:s text:c="8"/>// Stelle sicher, dass Abfahrt und Ankunft vollständig sind, bevor du darauf zugreifst</text:span></text:p>
            <text:p text:style-name="P24"><text:span text:style-name="Source_20_Text"><text:s text:c="8"/>if (slot.Abfahrt &amp;&amp; typeof slot.Abfahrt.stunde === 'number' &amp;&amp; typeof slot.Abfahrt.minute === 'number' &amp;&amp;</text:span></text:p>
            <text:p text:style-name="P24"><text:span text:style-name="Source_20_Text"><text:s text:c="12"/>slot.Ankunft &amp;&amp; typeof slot.Ankunft.stunde === 'number' &amp;&amp; typeof slot.Ankunft.minute === 'number') {</text:span></text:p>
            <text:p text:style-name="P24"><text:span text:style-name="Source_20_Text"><text:s text:c="12"/></text:span></text:p>
            <text:p text:style-name="P24"><text:span text:style-name="Source_20_Text"><text:s text:c="12"/>const abfahrtMinuten = slot.Abfahrt.stunde * 60 + slot.Abfahrt.minute;</text:span></text:p>
            <text:p text:style-name="P24"><text:span text:style-name="Source_20_Text"><text:s text:c="12"/>const ankunftMinuten = slot.Ankunft.stunde * 60 + slot.Ankunft.minute;</text:span></text:p>
            <text:p text:style-name="P24"/>
            <text:p text:style-name="P24"><text:span text:style-name="Source_20_Text"><text:s text:c="12"/>if (ankunftMinuten &lt;= abfahrtMinuten) {</text:span></text:p>
            <text:p text:style-name="P24"><text:span text:style-name="Source_20_Text"><text:s text:c="16"/>return res.status(400).json({ message: 'Die Ankunftszeit muss nach der Abfahrtszeit liegen.' });</text:span></text:p>
            <text:p text:style-name="P24"><text:span text:style-name="Source_20_Text"><text:s text:c="12"/>}</text:span></text:p>
            <text:p text:style-name="P24"><text:span text:style-name="Source_20_Text"><text:s text:c="8"/>} else {</text:span></text:p>
            <text:p text:style-name="P24"><text:span text:style-name="Source_20_Text"><text:s text:c="12"/>// Dieser Fall sollte durch Schema-Validierung 'required' abgefangen werden,</text:span></text:p>
            <text:p text:style-name="P24"><text:span text:style-name="Source_20_Text"><text:s text:c="12"/>// aber als zusätzliche Sicherheit, falls unvollständige Zeitobjekte gesendet werden.</text:span></text:p>
            <text:p text:style-name="P24"><text:span text:style-name="Source_20_Text"><text:s text:c="12"/>return res.status(400).json({ message: 'Unvollständige Abfahrts- oder Ankunftszeitdaten.'});</text:span></text:p>
            <text:p text:style-name="P24"><text:soft-page-break/><text:span text:style-name="Source_20_Text"><text:s text:c="8"/>}</text:span></text:p>
            <text:p text:style-name="P24"/>
            <text:p text:style-name="P24"/>
            <text:p text:style-name="P24"><text:span text:style-name="Source_20_Text"><text:s text:c="8"/>// Speichern löst den pre-save Hook aus, der SlotID_Sprechend neu generiert, falls nötig</text:span></text:p>
            <text:p text:style-name="P24"><text:span text:style-name="Source_20_Text"><text:s text:c="8"/>const aktualisierterSlot = await slot.save();</text:span></text:p>
            <text:p text:style-name="P24"/>
            <text:p text:style-name="P24"><text:span text:style-name="Source_20_Text"><text:s text:c="8"/>res.status(200).json({</text:span></text:p>
            <text:p text:style-name="P24"><text:span text:style-name="Source_20_Text"><text:s text:c="12"/>message: 'Slot erfolgreich aktualisiert.',</text:span></text:p>
            <text:p text:style-name="P24"><text:span text:style-name="Source_20_Text"><text:s text:c="12"/>data: aktualisierterSlot</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ktualisieren des Slots:', error);</text:span></text:p>
            <text:p text:style-name="P24"><text:span text:style-name="Source_20_Text"><text:s text:c="8"/>if (error.name === 'ValidationError') {</text:span></text:p>
            <text:p text:style-name="P24"><text:span text:style-name="Source_20_Text"><text:s text:c="12"/>return res.status(400).json({ message: 'Validierungsfehler beim Speichern der Änderungen.', errors: Object.values(error.errors).map(e =&gt; e.message) });</text:span></text:p>
            <text:p text:style-name="P24"><text:span text:style-name="Source_20_Text"><text:s text:c="8"/>}</text:span></text:p>
            <text:p text:style-name="P24"><text:span text:style-name="Source_20_Text"><text:s text:c="8"/>if (error.name === 'CastError') {</text:span></text:p>
            <text:p text:style-name="P24"><text:span text:style-name="Source_20_Text"><text:s text:c="12"/>return res.status(400).json({ message: 'Ungültiges ID-Format oder fehlerhafte Daten im Update.' });</text:span></text:p>
            <text:p text:style-name="P24"><text:span text:style-name="Source_20_Text"><text:s text:c="8"/>}</text:span></text:p>
            <text:p text:style-name="P24"><text:span text:style-name="Source_20_Text"><text:s text:c="8"/>// Fehler für unique SlotID_Sprechend abfangen, falls der Hook eine Dublette generiert</text:span></text:p>
            <text:p text:style-name="P24"><text:span text:style-name="Source_20_Text"><text:s text:c="8"/>if (error.code === 11000 &amp;&amp; error.keyPattern &amp;&amp; error.keyPattern.SlotID_Sprechend) {</text:span></text:p>
            <text:p text:style-name="P24"><text:span text:style-name="Source_20_Text"><text:s text:c="13"/>return res.status(409).json({ message: 'Ein anderer Slot mit den resultierenden Eigenschaften (und somit derselben SlotID_Sprechend) existiert bereits.'});</text:span></text:p>
            <text:p text:style-name="P24"><text:span text:style-name="Source_20_Text"><text:s text:c="8"/>}</text:span></text:p>
            <text:p text:style-name="P24"><text:span text:style-name="Source_20_Text"><text:s text:c="8"/>res.status(500).json({ message: 'Serverfehler beim Aktualisieren des Slots.'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updateSlot</text:span></text:span><text:span text:style-name="Strong_20_Emphasis">-Funktion:</text:span></text:p>
            <text:list text:style-name="L52">
              <text:list-item>
                <text:p text:style-name="P132"><text:span text:style-name="Strong_20_Emphasis">Slot finden:</text:span> Die Funktion sucht den Slot wie in <text:span text:style-name="Source_20_Text">getSlotById</text:span>. </text:p>
              </text:list-item>
              <text:list-item>
                <text:p text:style-name="P132"><text:span text:style-name="Strong_20_Emphasis">Erlaubte Updates:</text:span> Ein Array <text:span text:style-name="Source_20_Text">allowedUpdates</text:span> definiert, welche Felder geändert werden dürfen. </text:p>
              </text:list-item>
              <text:list-item>
                <text:p text:style-name="P132"><text:span text:style-name="Strong_20_Emphasis">Änderungen anwenden:</text:span> Die Änderungen aus <text:span text:style-name="Source_20_Text">req.body</text:span> werden auf das <text:span text:style-name="Source_20_Text">slot</text:span>-Objekt angewendet. <text:span text:style-name="Source_20_Text">markModified(key)</text:span> ist wichtig, um Mongoose bei verschachtelten Objekten oder wenn man direkt Array-Elemente ändert, über die Änderung zu informieren (obwohl bei direkter Zuweisung zu einem Pfad Mongoose es oft erkennt). </text:p>
              </text:list-item>
              <text:list-item>
                <text:p text:style-name="P132"><text:span text:style-name="Strong_20_Emphasis">Zeitvalidierung:</text:span> Die Ankunftszeit wird erneut gegen die Abfahrtszeit validiert. </text:p>
              </text:list-item>
              <text:list-item>
                <text:p text:style-name="P132"><text:soft-page-break/><text:span text:style-name="Strong_20_Emphasis">Speichern:</text:span> <text:span text:style-name="Source_20_Text">slot.save()</text:span> speichert die Änderungen. Der <text:span text:style-name="Source_20_Text">pre-save</text:span>-Hook im <text:span text:style-name="Source_20_Text">Slot</text:span>-Modell wird automatisch ausgelöst und generiert die <text:span text:style-name="Source_20_Text">SlotID_Sprechend</text:span> neu, falls sich die relevanten Felder geändert haben. </text:p>
              </text:list-item>
              <text:list-item>
                <text:p text:style-name="P133"><text:span text:style-name="Strong_20_Emphasis">Fehlerbehandlung:</text:span> Beinhaltet die Behandlung von Validierungsfehlern und speziell den Fehlercode <text:span text:style-name="Source_20_Text">11000</text:span> für den Fall, dass die neu generierte <text:span text:style-name="Source_20_Text">SlotID_Sprechend</text:span> mit einer bereits existierenden ID kollidiert. </text:p>
              </text:list-item>
            </text:list>
            <text:p text:style-name="P11">Damit ist der <text:span text:style-name="Source_20_Text">PUT</text:span>-Endpunkt für Slots implementiert. Als Nächstes könnten wir den <text:span text:style-name="Source_20_Text">DELETE</text:span>-Endpunkt hinzufügen. Einverstanden?</text:p>
          </text:section>
          <text:p text:style-name="P10"> Quellen</text:p>
          <text:section text:style-name="Sect1" text:name="feedback-form-20">
            <text:p text:style-name="P15"/>
          </text:section>
        </text:section>
        <text:section text:style-name="Sect1" text:name="9ed6a7a839c68c2d">
          <text:p text:style-name="P13"/>
          <text:section text:style-name="Sect1" text:name="user-query-content-21">
            <text:p text:style-name="P14">ja, gerne, weiter gehts </text:p>
          </text:section>
          <text:p text:style-name="P15">K </text:p>
          <text:p text:style-name="P15">Kopie von „Coding-Assistent“ </text:p>
          <text:p text:style-name="P10">Benutzerdefiniertes Gem</text:p>
          <text:p text:style-name="P10">Gedankengang anzeigen</text:p>
          <text:section text:style-name="Sect2" text:name="model-response-message-contentr_9ed6a7a839c68c2d">
            <text:p text:style-name="P13">Perfetto! Dann machen wir weiter mit dem letzten grundlegenden CRUD-Endpunkt für Slots:</text:p>
            <text:p text:style-name="P11"><text:span text:style-name="Strong_20_Emphasis"><text:span text:style-name="Source_20_Text">DELETE /api/slots/:slotId</text:span></text:span><text:span text:style-name="Strong_20_Emphasis"> (Einen Slot löschen)</text:span></text:p>
            <text:p text:style-name="P11">Dieser Endpunkt ermöglicht das Entfernen eines Slots aus dem System.</text:p>
            <text:p text:style-name="P11"><text:span text:style-name="Strong_20_Emphasis">Wichtige Überlegung beim Löschen:</text:span> Bevor ein Slot gelöscht wird, sollten wir prüfen, ob ihm bereits Anfragen zugewiesen sind (d.h., ob das Feld <text:span text:style-name="Source_20_Text">zugewieseneAnfragen</text:span> im Slot-Dokument Einträge enthält). Das Löschen eines Slots, der aktiv von einer oder mehreren Anfragen genutzt wird, könnte zu Inkonsistenzen führen, da die betreffenden Anfragen dann auf einen nicht mehr existierenden Slot verweisen würden (im Feld <text:span text:style-name="Source_20_Text">ZugewieseneSlots</text:span> des <text:span text:style-name="Source_20_Text">Anfrage</text:span>-Modells).</text:p>
            <text:p text:style-name="P11">Die sicherste Vorgehensweise ist, das Löschen zu verhindern, wenn der Slot noch zugewiesene Anfragen hat.</text:p>
            <text:p text:style-name="P11"><text:span text:style-name="Strong_20_Emphasis">Schritt 1: Route definieren (</text:span><text:span text:style-name="Strong_20_Emphasis"><text:span text:style-name="Source_20_Text">routes/slotRoutes.js</text:span></text:span><text:span text:style-name="Strong_20_Emphasis">)</text:span></text:p>
            <text:p text:style-name="P11">Füge die <text:span text:style-name="Source_20_Text">DELETE</text:span>-Route in <text:span text:style-name="Source_20_Text">slot-buchungs-app/routes/slotRoutes.js</text:span> hinzu:</text:p>
            <text:p text:style-name="P13">JavaScript</text:p>
            <text:p text:style-name="P24"><text:span text:style-name="Source_20_Text">// slot-buchungs-app/routes/slot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slotController = require('../controllers/slotController');</text:span></text:p>
            <text:p text:style-name="P24"/>
            <text:p text:style-name="P24"><text:soft-page-break/><text:span text:style-name="Source_20_Text">router.post('/', slotController.createSlot);</text:span></text:p>
            <text:p text:style-name="P24"><text:span text:style-name="Source_20_Text">router.get('/', slotController.getAllSlots);</text:span></text:p>
            <text:p text:style-name="P24"><text:span text:style-name="Source_20_Text">router.get('/konflikt-alternativen', slotController.getKonfliktAlternativenSlots);</text:span></text:p>
            <text:p text:style-name="P24"><text:span text:style-name="Source_20_Text">router.get('/:slotId', slotController.getSlotById);</text:span></text:p>
            <text:p text:style-name="P24"><text:span text:style-name="Source_20_Text">router.put('/:slotId', slotController.updateSlot);</text:span></text:p>
            <text:p text:style-name="P24"/>
            <text:p text:style-name="P24"><text:span text:style-name="Source_20_Text">// @route <text:s text:c="2"/>DELETE /api/slots/:slotId</text:span></text:p>
            <text:p text:style-name="P24"><text:span text:style-name="Source_20_Text">// @desc <text:s text:c="3"/>Löscht einen Slot</text:span></text:p>
            <text:p text:style-name="P24"><text:span text:style-name="Source_20_Text">// @access <text:s/>Admin (angenommen)</text:span></text:p>
            <text:p text:style-name="P24"><text:span text:style-name="Source_20_Text">router.delete('/:slotId', slotController.deleteSlot); // &lt;-- NEU HINZUGEFÜGT</text:span></text:p>
            <text:p text:style-name="P24"/>
            <text:p text:style-name="P25"><text:span text:style-name="Source_20_Text">module.exports = router;</text:span></text:p>
            <text:p text:style-name="P11"><text:span text:style-name="Strong_20_Emphasis">Schritt 2: Controller-Funktion erstellen (</text:span><text:span text:style-name="Strong_20_Emphasis"><text:span text:style-name="Source_20_Text">controllers/slotController.js</text:span></text:span><text:span text:style-name="Strong_20_Emphasis">)</text:span></text:p>
            <text:p text:style-name="P11">Füge die Funktion <text:span text:style-name="Source_20_Text">deleteSlot</text:span> zum <text:span text:style-name="Source_20_Text">slotController.js</text:span> hinzu:</text:p>
            <text:p text:style-name="P13">JavaScript</text:p>
            <text:p text:style-name="P24"><text:span text:style-name="Source_20_Text">// slot-buchungs-app/controllers/slotController.js</text:span></text:p>
            <text:p text:style-name="P24"><text:span text:style-name="Source_20_Text">const mongoose = require('mongoose');</text:span></text:p>
            <text:p text:style-name="P24"><text:span text:style-name="Source_20_Text">const Slot = require('../models/Slot');</text:span></text:p>
            <text:p text:style-name="P24"><text:span text:style-name="Source_20_Text">// const Anfrage = require('../models/Anfrage'); // Wird für Option B benötigt, hier für Option A nicht direkt</text:span></text:p>
            <text:p text:style-name="P24"/>
            <text:p text:style-name="P24"><text:span text:style-name="Source_20_Text">// ... (createSlot, getAllSlots, getSlotById, getKonfliktAlternativenSlots, updateSlot bleiben bestehen) ...</text:span></text:p>
            <text:p text:style-name="P24"/>
            <text:p text:style-name="P24"><text:span text:style-name="Source_20_Text">// @desc <text:s text:c="3"/>Löscht einen Slot</text:span></text:p>
            <text:p text:style-name="P24"><text:span text:style-name="Source_20_Text">// @route <text:s text:c="2"/>DELETE /api/slots/:slotId</text:span></text:p>
            <text:p text:style-name="P24"><text:span text:style-name="Source_20_Text">exports.deleteSlot = async (req, res) =&gt; {</text:span></text:p>
            <text:p text:style-name="P24"><text:span text:style-name="Source_20_Text"><text:s text:c="4"/>try {</text:span></text:p>
            <text:p text:style-name="P24"><text:span text:style-name="Source_20_Text"><text:s text:c="8"/>const slotIdParam = req.params.slotId;</text:span></text:p>
            <text:p text:style-name="P24"/>
            <text:p text:style-name="P24"><text:span text:style-name="Source_20_Text"><text:s text:c="8"/>let queryConditions = [{ SlotID_Sprechend: slotIdParam }];</text:span></text:p>
            <text:p text:style-name="P24"><text:span text:style-name="Source_20_Text"><text:s text:c="8"/>if (mongoose.Types.ObjectId.isValid(slotIdParam)) {</text:span></text:p>
            <text:p text:style-name="P24"><text:span text:style-name="Source_20_Text"><text:s text:c="12"/>queryConditions.push({ _id: slotIdParam });</text:span></text:p>
            <text:p text:style-name="P24"><text:span text:style-name="Source_20_Text"><text:s text:c="8"/>}</text:span></text:p>
            <text:p text:style-name="P24"><text:span text:style-name="Source_20_Text"><text:s text:c="8"/>const slot = await Slot.findOne({ $or: queryConditions });</text:span></text:p>
            <text:p text:style-name="P24"/>
            <text:p text:style-name="P24"><text:span text:style-name="Source_20_Text"><text:s text:c="8"/>if (!slot) {</text:span></text:p>
            <text:p text:style-name="P24"><text:span text:style-name="Source_20_Text"><text:s text:c="12"/>return res.status(404).json({ message: 'Slot nicht gefunden.' });</text:span></text:p>
            <text:p text:style-name="P24"><text:span text:style-name="Source_20_Text"><text:s text:c="8"/>}</text:span></text:p>
            <text:p text:style-name="P24"/>
            <text:p text:style-name="P24"><text:span text:style-name="Source_20_Text"><text:s text:c="8"/>// Sicherheitsprüfung: Slot nicht löschen, wenn ihm Anfragen zugewiesen sind</text:span></text:p>
            <text:p text:style-name="P24"><text:soft-page-break/><text:span text:style-name="Source_20_Text"><text:s text:c="8"/>if (slot.zugewieseneAnfragen &amp;&amp; slot.zugewieseneAnfragen.length &gt; 0) {</text:span></text:p>
            <text:p text:style-name="P24"><text:span text:style-name="Source_20_Text"><text:s text:c="12"/>return res.status(409).json({ // 409 Conflict</text:span></text:p>
            <text:p text:style-name="P24"><text:span text:style-name="Source_20_Text"><text:s text:c="16"/>message: 'Slot kann nicht gelöscht werden, da ihm bereits Anfragen zugewiesen sind.',</text:span></text:p>
            <text:p text:style-name="P24"><text:span text:style-name="Source_20_Text"><text:s text:c="16"/>details: `Dem Slot sind ${slot.zugewieseneAnfragen.length} Anfrage(n) zugewiesen.`</text:span></text:p>
            <text:p text:style-name="P24"><text:span text:style-name="Source_20_Text"><text:s text:c="12"/>});</text:span></text:p>
            <text:p text:style-name="P24"><text:span text:style-name="Source_20_Text"><text:s text:c="8"/>}</text:span></text:p>
            <text:p text:style-name="P24"/>
            <text:p text:style-name="P24"><text:span text:style-name="Source_20_Text"><text:s text:c="8"/>// Wenn keine zugewiesenen Anfragen, dann Slot löschen</text:span></text:p>
            <text:p text:style-name="P24"><text:span text:style-name="Source_20_Text"><text:s text:c="8"/>// Die Methode .deleteOne() ist für das Dokument-Objekt selbst</text:span></text:p>
            <text:p text:style-name="P24"><text:span text:style-name="Source_20_Text"><text:s text:c="8"/>await slot.deleteOne();</text:span></text:p>
            <text:p text:style-name="P24"><text:span text:style-name="Source_20_Text"><text:s text:c="8"/>// Alternativ: await Slot.findByIdAndDelete(slot._id); wenn man nur die ID hätte</text:span></text:p>
            <text:p text:style-name="P24"/>
            <text:p text:style-name="P24"><text:span text:style-name="Source_20_Text"><text:s text:c="8"/>res.status(200).json({ // Oder 204 No Content, wenn keine Daten zurückgesendet werden sollen</text:span></text:p>
            <text:p text:style-name="P24"><text:span text:style-name="Source_20_Text"><text:s text:c="12"/>message: 'Slot erfolgreich gelöscht.',</text:span></text:p>
            <text:p text:style-name="P24"><text:span text:style-name="Source_20_Text"><text:s text:c="12"/>data: { id: slot._id, slotIdSprechend: slot.SlotID_Sprechend } // Bestätigungsinformationen</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Löschen des Slots:', error);</text:span></text:p>
            <text:p text:style-name="P24"><text:span text:style-name="Source_20_Text"><text:s text:c="8"/>if (error.name === 'CastError') {</text:span></text:p>
            <text:p text:style-name="P24"><text:span text:style-name="Source_20_Text"><text:s text:c="12"/>return res.status(400).json({ message: 'Ungültiges ID-Format.' });</text:span></text:p>
            <text:p text:style-name="P24"><text:span text:style-name="Source_20_Text"><text:s text:c="8"/>}</text:span></text:p>
            <text:p text:style-name="P24"><text:span text:style-name="Source_20_Text"><text:s text:c="8"/>res.status(500).json({ message: 'Serverfehler beim Löschen des Slots.'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deleteSlot</text:span></text:span><text:span text:style-name="Strong_20_Emphasis">-Funktion:</text:span></text:p>
            <text:list text:style-name="L53">
              <text:list-item>
                <text:p text:style-name="P134"><text:span text:style-name="Strong_20_Emphasis">Slot finden:</text:span> Die Funktion sucht den Slot wie in den vorherigen Funktionen. </text:p>
              </text:list-item>
              <text:list-item>
                <text:p text:style-name="P134"><text:span text:style-name="Strong_20_Emphasis">Prüfung auf zugewiesene Anfragen:</text:span> </text:p>
                <text:list>
                  <text:list-item>
                    <text:p text:style-name="P134">Es wird überprüft, ob das Array <text:span text:style-name="Source_20_Text">slot.zugewieseneAnfragen</text:span> Elemente enthält. </text:p>
                  </text:list-item>
                  <text:list-item>
                    <text:p text:style-name="P134">Wenn ja, wird der Löschvorgang mit dem HTTP-Statuscode <text:span text:style-name="Source_20_Text">409 Conflict</text:span> abgelehnt und eine entsprechende Meldung zurückgegeben. </text:p>
                  </text:list-item>
                </text:list>
              </text:list-item>
              <text:list-item>
                <text:p text:style-name="P134"><text:span text:style-name="Strong_20_Emphasis">Slot löschen:</text:span> </text:p>
                <text:list>
                  <text:list-item>
                    <text:p text:style-name="P134">Wenn keine Anfragen zugewiesen sind, wird der Slot mit <text:span text:style-name="Source_20_Text">await slot.deleteOne()</text:span> aus der Datenbank entfernt. </text:p>
                  </text:list-item>
                </text:list>
              </text:list-item>
              <text:list-item>
                <text:p text:style-name="P134"><text:span text:style-name="Strong_20_Emphasis">Antwort:</text:span> </text:p>
                <text:list>
                  <text:list-item>
                    <text:p text:style-name="P135"><text:soft-page-break/>Bei erfolgreicher Löschung wird eine Bestätigungsmeldung (Status <text:span text:style-name="Source_20_Text">200 OK</text:span>) gesendet. Man könnte hier auch <text:span text:style-name="Source_20_Text">204 No Content</text:span> verwenden, wenn man keine Daten im Body der Antwort mitsenden möchte. Ich habe mich für <text:span text:style-name="Source_20_Text">200 OK</text:span> mit einer kleinen Bestätigungsinfo entschieden. </text:p>
                  </text:list-item>
                </text:list>
              </text:list-item>
            </text:list>
            <text:p text:style-name="P11">Damit sind die grundlegenden CRUD-Operationen (Create, Read, Update, Delete) sowie eine spezielle Suchfunktion für die <text:span text:style-name="Source_20_Text">Slot</text:span>-Ressource implementiert.</text:p>
            <text:p text:style-name="P11">Die <text:span text:style-name="Source_20_Text">/api/slots</text:span>-Endpunkte sind nun recht vollständig. Wie möchtest du weitermachen? Mögliche nächste Schritte könnten sein:</text:p>
            <text:list text:style-name="L54">
              <text:list-item>
                <text:p text:style-name="P136">Implementierung der Endpunkte für <text:span text:style-name="Strong_20_Emphasis">Kapazitätstöpfe</text:span> (<text:span text:style-name="Source_20_Text">/api/kapazitaetstoepfe</text:span>). </text:p>
              </text:list-item>
              <text:list-item>
                <text:p text:style-name="P136">Beginn der Logik für die <text:span text:style-name="Strong_20_Emphasis">Slot-Zuweisung</text:span> zu Anfragen (das wäre ein komplexerer Prozess, der die bestehenden Modelle und ggf. neue Endpunkte involviert). </text:p>
              </text:list-item>
              <text:list-item>
                <text:p text:style-name="P137">Verfeinerung der <text:span text:style-name="Strong_20_Emphasis">Fehlerbehandlung</text:span> oder Hinzufügen von <text:span text:style-name="Strong_20_Emphasis">Autorisierung/Authentifizierung</text:span>. </text:p>
              </text:list-item>
            </text:list>
          </text:section>
          <text:p text:style-name="P10"> Quellen</text:p>
          <text:section text:style-name="Sect1" text:name="feedback-form-21">
            <text:p text:style-name="P15"/>
          </text:section>
        </text:section>
      </text:section>
      <text:p text:style-name="P10"><draw:frame draw:style-name="fr1" draw:name="Image1" text:anchor-type="as-char" svg:width="0.3335in" svg:height="0.3335in" draw:z-index="0"><draw:image xlink:href="Pictures/100000000000004000000040CED8ED08.png" xlink:type="simple" xlink:show="embed" xlink:actuate="onLoad" draw:mime-type="image/png"/><svg:title>Profilbild</svg:title></draw:frame></text:p>
      <text:p text:style-name="P11">Audio-Zusammenfassung erstellen </text:p>
      <text:p text:style-name="P13"/>
      <text:p text:style-name="P11">Gemini kann Fehler machen, auch bei Informationen über Personen, überprüfe daher die Antworten. <text:a xlink:type="simple" xlink:href="https://support.google.com/gemini?p=privacy_notice" text:style-name="Internet_20_link" text:visited-style-name="Visited_20_Internet_20_Link">Datenschutz und Gemini </text:a></text:p>
      <text:p text:style-name="P15">Google-Apps</text:p>
      <text:p text:style-name="P15">Google-Konto</text:p>
      <text:p text:style-name="P10">Daniel Pöhle</text:p>
      <text:p text:style-name="P10">d.poehle@googlemail.com</text:p>
      <text:section text:style-name="Sect1" text:name="cdk-live-announcer-0">
        <text:p text:style-name="P15"/>
      </text:section>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iel Pöhle</meta:initial-creator>
    <meta:creation-date>2025-05-17T12:32:33.040731511</meta:creation-date>
    <dc:date>2025-05-21T23:36:06.012959063</dc:date>
    <dc:creator>Daniel Pöhle</dc:creator>
    <meta:editing-duration>PT4H4M47S</meta:editing-duration>
    <meta:editing-cycles>5</meta:editing-cycles>
    <meta:generator>LibreOffice/25.2.3.2$Linux_X86_64 LibreOffice_project/bbb074479178df812d175f709636b368952c2ce3</meta:generator>
    <meta:document-statistic meta:table-count="0" meta:image-count="1" meta:object-count="0" meta:page-count="105" meta:paragraph-count="2750" meta:word-count="21077" meta:character-count="182862" meta:non-whitespace-character-count="150502"/>
  </office:meta>
</office:document-meta>
</file>